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2.02mm"/>
    </style:style>
    <style:style style:name="co2" style:family="table-column">
      <style:table-column-properties fo:break-before="auto" style:column-width="14.99mm"/>
    </style:style>
    <style:style style:name="co3" style:family="table-column">
      <style:table-column-properties fo:break-before="auto" style:column-width="25.58mm"/>
    </style:style>
    <style:style style:name="co4" style:family="table-column">
      <style:table-column-properties fo:break-before="auto" style:column-width="38.05mm"/>
    </style:style>
    <style:style style:name="co5" style:family="table-column">
      <style:table-column-properties fo:break-before="auto" style:column-width="28.82mm"/>
    </style:style>
    <style:style style:name="co6" style:family="table-column">
      <style:table-column-properties fo:break-before="auto" style:column-width="112.06mm"/>
    </style:style>
    <style:style style:name="co7" style:family="table-column">
      <style:table-column-properties fo:break-before="auto" style:column-width="17.97mm"/>
    </style:style>
    <style:style style:name="co8" style:family="table-column">
      <style:table-column-properties fo:break-before="auto" style:column-width="19.07mm"/>
    </style:style>
    <style:style style:name="co9" style:family="table-column">
      <style:table-column-properties fo:break-before="auto" style:column-width="62.99mm"/>
    </style:style>
    <style:style style:name="co10" style:family="table-column">
      <style:table-column-properties fo:break-before="auto" style:column-width="22.6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13.86mm"/>
    </style:style>
    <style:style style:name="co13" style:family="table-column">
      <style:table-column-properties fo:break-before="auto" style:column-width="5.29mm"/>
    </style:style>
    <style:style style:name="co14" style:family="table-column">
      <style:table-column-properties fo:break-before="auto" style:column-width="5.08mm"/>
    </style:style>
    <style:style style:name="co15" style:family="table-column">
      <style:table-column-properties fo:break-before="auto" style:column-width="9.31mm"/>
    </style:style>
    <style:style style:name="co16" style:family="table-column">
      <style:table-column-properties fo:break-before="auto" style:column-width="20.8mm"/>
    </style:style>
    <style:style style:name="co17" style:family="table-column">
      <style:table-column-properties fo:break-before="auto" style:column-width="113.93mm"/>
    </style:style>
    <style:style style:name="co18" style:family="table-column">
      <style:table-column-properties fo:break-before="auto" style:column-width="3.19mm"/>
    </style:style>
    <style:style style:name="co19" style:family="table-column">
      <style:table-column-properties fo:break-before="auto" style:column-width="22.44mm"/>
    </style:style>
    <style:style style:name="co20" style:family="table-column">
      <style:table-column-properties fo:break-before="auto" style:column-width="21.04mm"/>
    </style:style>
    <style:style style:name="co21" style:family="table-column">
      <style:table-column-properties fo:break-before="auto" style:column-width="26.32mm"/>
    </style:style>
    <style:style style:name="co22" style:family="table-column">
      <style:table-column-properties fo:break-before="auto" style:column-width="25.49mm"/>
    </style:style>
    <style:style style:name="co23" style:family="table-column">
      <style:table-column-properties fo:break-before="auto" style:column-width="16.92mm"/>
    </style:style>
    <style:style style:name="co24" style:family="table-column">
      <style:table-column-properties fo:break-before="auto" style:column-width="25.21mm"/>
    </style:style>
    <style:style style:name="co25" style:family="table-column">
      <style:table-column-properties fo:break-before="auto" style:column-width="21.61mm"/>
    </style:style>
    <style:style style:name="co26" style:family="table-column">
      <style:table-column-properties fo:break-before="auto" style:column-width="34.75mm"/>
    </style:style>
    <style:style style:name="co27" style:family="table-column">
      <style:table-column-properties fo:break-before="auto" style:column-width="24.66mm"/>
    </style:style>
    <style:style style:name="co28" style:family="table-column">
      <style:table-column-properties fo:break-before="auto" style:column-width="31.96mm"/>
    </style:style>
    <style:style style:name="co29" style:family="table-column">
      <style:table-column-properties fo:break-before="auto" style:column-width="2.4mm"/>
    </style:style>
    <style:style style:name="co30" style:family="table-column">
      <style:table-column-properties fo:break-before="auto" style:column-width="29.7mm"/>
    </style:style>
    <style:style style:name="co31" style:family="table-column">
      <style:table-column-properties fo:break-before="auto" style:column-width="122.59mm"/>
    </style:style>
    <style:style style:name="co32" style:family="table-column">
      <style:table-column-properties fo:break-before="auto" style:column-width="2.63mm"/>
    </style:style>
    <style:style style:name="co33" style:family="table-column">
      <style:table-column-properties fo:break-before="auto" style:column-width="10.39mm"/>
    </style:style>
    <style:style style:name="co34" style:family="table-column">
      <style:table-column-properties fo:break-before="auto" style:column-width="14.15mm"/>
    </style:style>
    <style:style style:name="co35" style:family="table-column">
      <style:table-column-properties fo:break-before="auto" style:column-width="19.88mm"/>
    </style:style>
    <style:style style:name="co36" style:family="table-column">
      <style:table-column-properties fo:break-before="auto" style:column-width="16.49mm"/>
    </style:style>
    <style:style style:name="co37" style:family="table-column">
      <style:table-column-properties fo:break-before="auto" style:column-width="19.65mm"/>
    </style:style>
    <style:style style:name="co38" style:family="table-column">
      <style:table-column-properties fo:break-before="auto" style:column-width="16.58mm"/>
    </style:style>
    <style:style style:name="co39" style:family="table-column">
      <style:table-column-properties fo:break-before="auto" style:column-width="26.44mm"/>
    </style:style>
    <style:style style:name="co40" style:family="table-column">
      <style:table-column-properties fo:break-before="auto" style:column-width="12.96mm"/>
    </style:style>
    <style:style style:name="co41" style:family="table-column">
      <style:table-column-properties fo:break-before="auto" style:column-width="11.04mm"/>
    </style:style>
    <style:style style:name="co42" style:family="table-column">
      <style:table-column-properties fo:break-before="auto" style:column-width="80.77mm"/>
    </style:style>
    <style:style style:name="co43" style:family="table-column">
      <style:table-column-properties fo:break-before="auto" style:column-width="25.1mm"/>
    </style:style>
    <style:style style:name="co44" style:family="table-column">
      <style:table-column-properties fo:break-before="auto" style:column-width="8.64mm"/>
    </style:style>
    <style:style style:name="co45" style:family="table-column">
      <style:table-column-properties fo:break-before="auto" style:column-width="3.02mm"/>
    </style:style>
    <style:style style:name="co46" style:family="table-column">
      <style:table-column-properties fo:break-before="auto" style:column-width="17.99mm"/>
    </style:style>
    <style:style style:name="co47" style:family="table-column">
      <style:table-column-properties fo:break-before="auto" style:column-width="28.75mm"/>
    </style:style>
    <style:style style:name="co48" style:family="table-column">
      <style:table-column-properties fo:break-before="auto" style:column-width="15.38mm"/>
    </style:style>
    <style:style style:name="co49" style:family="table-column">
      <style:table-column-properties fo:break-before="auto" style:column-width="17.06mm"/>
    </style:style>
    <style:style style:name="co50" style:family="table-column">
      <style:table-column-properties fo:break-before="auto" style:column-width="15.13mm"/>
    </style:style>
    <style:style style:name="co51" style:family="table-column">
      <style:table-column-properties fo:break-before="auto" style:column-width="12.49mm"/>
    </style:style>
    <style:style style:name="co52" style:family="table-column">
      <style:table-column-properties fo:break-before="auto" style:column-width="31.47mm"/>
    </style:style>
    <style:style style:name="co53" style:family="table-column">
      <style:table-column-properties fo:break-before="auto" style:column-width="29.65mm"/>
    </style:style>
    <style:style style:name="co54" style:family="table-column">
      <style:table-column-properties fo:break-before="auto" style:column-width="17.16mm"/>
    </style:style>
    <style:style style:name="co55" style:family="table-column">
      <style:table-column-properties fo:break-before="auto" style:column-width="22.67mm"/>
    </style:style>
    <style:style style:name="co56" style:family="table-column">
      <style:table-column-properties fo:break-before="auto" style:column-width="41.47mm"/>
    </style:style>
    <style:style style:name="co57" style:family="table-column">
      <style:table-column-properties fo:break-before="auto" style:column-width="39.79mm"/>
    </style:style>
    <style:style style:name="co58" style:family="table-column">
      <style:table-column-properties fo:break-before="auto" style:column-width="30.39mm"/>
    </style:style>
    <style:style style:name="co59" style:family="table-column">
      <style:table-column-properties fo:break-before="auto" style:column-width="31.79mm"/>
    </style:style>
    <style:style style:name="co60" style:family="table-column">
      <style:table-column-properties fo:break-before="auto" style:column-width="13mm"/>
    </style:style>
    <style:style style:name="co61" style:family="table-column">
      <style:table-column-properties fo:break-before="auto" style:column-width="12.52mm"/>
    </style:style>
    <style:style style:name="co62" style:family="table-column">
      <style:table-column-properties fo:break-before="auto" style:column-width="17.43mm"/>
    </style:style>
    <style:style style:name="co63" style:family="table-column">
      <style:table-column-properties fo:break-before="auto" style:column-width="14.98mm"/>
    </style:style>
    <style:style style:name="co64" style:family="table-column">
      <style:table-column-properties fo:break-before="auto" style:column-width="24.77mm"/>
    </style:style>
    <style:style style:name="co65" style:family="table-column">
      <style:table-column-properties fo:break-before="auto" style:column-width="26.69mm"/>
    </style:style>
    <style:style style:name="co66" style:family="table-column">
      <style:table-column-properties fo:break-before="auto" style:column-width="59.9mm"/>
    </style:style>
    <style:style style:name="co67" style:family="table-column">
      <style:table-column-properties fo:break-before="auto" style:column-width="60.45mm"/>
    </style:style>
    <style:style style:name="co68" style:family="table-column">
      <style:table-column-properties fo:break-before="auto" style:column-width="83.29mm"/>
    </style:style>
    <style:style style:name="co69" style:family="table-column">
      <style:table-column-properties fo:break-before="auto" style:column-width="43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41mm" fo:break-before="auto" style:use-optimal-row-height="tru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6.12mm" fo:break-before="auto" style:use-optimal-row-height="true"/>
    </style:style>
    <style:style style:name="ro6" style:family="table-row">
      <style:table-row-properties style:row-height="9.1mm" fo:break-before="auto" style:use-optimal-row-height="false"/>
    </style:style>
    <style:style style:name="ro7" style:family="table-row">
      <style:table-row-properties style:row-height="4.8mm" fo:break-before="auto" style:use-optimal-row-height="true"/>
    </style:style>
    <style:style style:name="ro8" style:family="table-row">
      <style:table-row-properties style:row-height="4.67mm" fo:break-before="auto" style:use-optimal-row-height="true"/>
    </style:style>
    <style:style style:name="ro9" style:family="table-row">
      <style:table-row-properties style:row-height="9.49mm" fo:break-before="auto" style:use-optimal-row-height="true"/>
    </style:style>
    <style:style style:name="ro10" style:family="table-row">
      <style:table-row-properties style:row-height="4.83mm" fo:break-before="auto" style:use-optimal-row-height="true"/>
    </style:style>
    <style:style style:name="ro11" style:family="table-row">
      <style:table-row-properties style:row-height="4.59mm" fo:break-before="auto" style:use-optimal-row-height="true"/>
    </style:style>
    <style:style style:name="ro12" style:family="table-row">
      <style:table-row-properties style:row-height="3.67mm" fo:break-before="auto" style:use-optimal-row-height="false"/>
    </style:style>
    <style:style style:name="ro13" style:family="table-row">
      <style:table-row-properties style:row-height="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3" number:automatic-order="true">
      <number:day number:style="long"/>
      <number:text>/</number:text>
      <number:month number:textual="true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006666"/>
      <style:text-properties fo:color="#ffffff" fo:font-weight="bold" style:font-weight-asian="bold" style:font-weight-complex="bold"/>
    </style:style>
    <style:style style:name="ce2" style:family="table-cell" style:parent-style-name="Default" style:data-style-name="N100">
      <style:table-cell-properties fo:background-color="#004a4a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ackground-color="#006b6b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paragraph-properties fo:margin-left="0mm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ackground-color="#004a4a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paragraph-properties fo:margin-left="0mm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 style:data-style-name="N100">
      <style:table-cell-properties fo:background-color="#006666"/>
      <style:text-properties fo:color="#ffffff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ackground-color="#e6e6e6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ackground-color="#198a8a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ackground-color="#47b8b8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>
      <style:table-cell-properties fo:background-color="#336633"/>
    </style:style>
    <style:style style:name="ce12" style:family="table-cell" style:parent-style-name="Default">
      <style:table-cell-properties fo:background-color="#0000cc" fo:border="0.06pt solid #000000"/>
      <style:text-properties fo:color="#ffffff" fo:font-weight="bold" style:font-weight-asian="bold" style:font-weight-complex="bold"/>
    </style:style>
    <style:style style:name="ce13" style:family="table-cell" style:parent-style-name="Default" style:data-style-name="N100">
      <style:table-cell-properties fo:border-bottom="0.99pt solid #000000" fo:background-color="#ffff00" style:diagonal-bl-tr="none" style:diagonal-tl-br="none" style:text-align-source="value-type" style:repeat-content="false" fo:wrap-option="no-wrap" fo:border-left="none" fo:padding="0.35mm" fo:border-right="0.99pt solid #000000" style:rotation-angle="0" style:rotation-align="none" fo:border-top="none" style:vertical-align="automatic"/>
      <style:text-properties fo:color="#ff3333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4" style:family="table-cell" style:parent-style-name="Default" style:data-style-name="N100">
      <style:table-cell-properties fo:border-bottom="0.06pt solid #4c4c4c" fo:background-color="#dddddd" style:diagonal-bl-tr="none" style:diagonal-tl-br="none" style:text-align-source="value-type" style:repeat-content="false" fo:wrap-option="no-wrap" fo:border-left="none" fo:padding="0.35mm" fo:border-right="0.99pt solid #000000" style:rotation-angle="0" style:rotation-align="none" fo:border-top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5" style:family="table-cell" style:parent-style-name="Default" style:data-style-name="N100">
      <style:table-cell-properties fo:border-bottom="0.06pt solid #4c4c4c" fo:background-color="#808080" style:diagonal-bl-tr="none" style:diagonal-tl-br="none" style:text-align-source="value-type" style:repeat-content="false" fo:wrap-option="no-wrap" fo:border-left="none" fo:padding="0.35mm" fo:border-right="0.99pt solid #000000" style:rotation-angle="0" style:rotation-align="none" fo:border-top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6" style:family="table-cell" style:parent-style-name="Default" style:data-style-name="N100">
      <style:table-cell-properties fo:border-bottom="0.06pt solid #4c4c4c" fo:background-color="#666666" style:diagonal-bl-tr="none" style:diagonal-tl-br="none" style:text-align-source="value-type" style:repeat-content="false" fo:wrap-option="no-wrap" fo:border-left="none" fo:padding="0.35mm" fo:border-right="0.99pt solid #000000" style:rotation-angle="0" style:rotation-align="none" fo:border-top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7" style:family="table-cell" style:parent-style-name="Default" style:data-style-name="N100">
      <style:table-cell-properties fo:border-bottom="1.11pt double #000000" style:border-line-width-bottom="0.02mm 0.35mm 0.02mm" fo:background-color="#666666" style:diagonal-bl-tr="none" style:diagonal-tl-br="none" style:text-align-source="value-type" style:repeat-content="false" fo:wrap-option="no-wrap" fo:border-left="none" fo:padding="0.35mm" fo:border-right="0.99pt solid #000000" style:rotation-angle="0" style:rotation-align="none" fo:border-top="0.06pt solid #000000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100">
      <style:table-cell-properties fo:border-bottom="0.99pt solid #000000" fo:background-color="#ffff00" style:diagonal-bl-tr="none" style:diagonal-tl-br="none" style:text-align-source="value-type" style:repeat-content="false" fo:wrap-option="no-wrap" fo:border-left="none" fo:padding="0.35mm" fo:border-right="none" style:rotation-angle="0" style:rotation-align="none" fo:border-top="none" style:vertical-align="automatic"/>
      <style:text-properties fo:color="#ff3333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9" style:family="table-cell" style:parent-style-name="Default" style:data-style-name="N0">
      <style:table-cell-properties fo:border-bottom="0.06pt solid #808080" fo:background-color="#808080" style:diagonal-bl-tr="none" style:diagonal-tl-br="none" style:text-align-source="value-type" style:repeat-content="false" fo:wrap-option="no-wrap" fo:border-left="none" fo:padding="0.35m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order-bottom="0.06pt solid #808080" fo:background-color="#dddddd" style:diagonal-bl-tr="none" style:diagonal-tl-br="none" style:text-align-source="value-type" style:repeat-content="false" fo:wrap-option="no-wrap" fo:border-left="none" fo:padding="0.35m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fo:border-bottom="0.06pt solid #808080" fo:background-color="#cccccc" style:diagonal-bl-tr="none" style:diagonal-tl-br="none" style:text-align-source="value-type" style:repeat-content="false" fo:wrap-option="no-wrap" fo:border-left="none" fo:padding="0.35m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0">
      <style:table-cell-properties fo:border-bottom="1.11pt double #000000" style:border-line-width-bottom="0.02mm 0.35mm 0.02mm" fo:background-color="#cccccc" style:diagonal-bl-tr="none" style:diagonal-tl-br="none" style:text-align-source="value-type" style:repeat-content="false" fo:wrap-option="no-wrap" fo:border-left="none" fo:padding="0.35mm" fo:border-right="none" style:rotation-angle="0" style:rotation-align="none" fo:border-top="0.06pt solid #000000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3" style:family="table-cell" style:parent-style-name="Default" style:data-style-name="N0">
      <style:table-cell-properties fo:border-bottom="0.06pt solid #808080" style:diagonal-bl-tr="none" style:diagonal-tl-br="none" style:text-align-source="value-type" style:repeat-content="false" fo:background-color="transparent" fo:wrap-option="no-wrap" fo:border-left="none" fo:padding="0.35m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0">
      <style:table-cell-properties fo:border-bottom="1.11pt double #000000" style:border-line-width-bottom="0.02mm 0.35mm 0.02mm" style:diagonal-bl-tr="none" style:diagonal-tl-br="none" style:text-align-source="value-type" style:repeat-content="false" fo:background-color="transparent" fo:wrap-option="no-wrap" fo:border-left="none" fo:padding="0.35mm" fo:border-right="none" style:rotation-angle="0" style:rotation-align="none" fo:border-top="0.06pt solid #000000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5" style:family="table-cell" style:parent-style-name="Default" style:data-style-name="N100">
      <style:table-cell-properties fo:border-bottom="0.06pt solid #4c4c4c" fo:background-color="#dddddd" style:diagonal-bl-tr="none" style:diagonal-tl-br="none" style:text-align-source="value-type" style:repeat-content="false" fo:wrap-option="no-wrap" fo:border-left="none" fo:padding="0.35mm" fo:border-right="0.99pt solid #000000" style:rotation-angle="0" style:rotation-align="none" fo:border-top="none" style:vertical-align="automatic"/>
      <style:text-properties style:use-window-font-color="true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6" style:family="table-cell" style:parent-style-name="Default" style:data-style-name="N100">
      <style:table-cell-properties fo:border-bottom="0.06pt solid #4c4c4c" fo:background-color="#808080" style:diagonal-bl-tr="none" style:diagonal-tl-br="none" style:text-align-source="value-type" style:repeat-content="false" fo:wrap-option="no-wrap" fo:border-left="none" fo:padding="0.35mm" fo:border-right="0.99pt solid #000000" style:rotation-angle="0" style:rotation-align="none" fo:border-top="none" style:vertical-align="automatic"/>
      <style:text-properties style:use-window-font-color="true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336633" style:text-align-source="fix" style:repeat-content="false"/>
      <style:paragraph-properties fo:text-align="end" fo:margin-left="0mm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ackground-color="#336633"/>
      <style:text-properties fo:color="#ffffff" fo:font-weight="bold" style:font-weight-asian="bold" style:font-weight-complex="bold"/>
    </style:style>
    <style:style style:name="ce30" style:family="table-cell" style:parent-style-name="Default" style:data-style-name="N33">
      <style:table-cell-properties fo:background-color="#0000cc" fo:border="0.06pt solid #000000"/>
      <style:text-properties fo:color="#ffffff" fo:font-weight="bold" style:font-weight-asian="bold" style:font-weight-complex="bold"/>
    </style:style>
    <style:style style:name="ce31" style:family="table-cell" style:parent-style-name="Default" style:data-style-name="N100">
      <style:table-cell-properties fo:border-bottom="0.99pt solid #000000" fo:background-color="#ffff00" style:diagonal-bl-tr="none" style:diagonal-tl-br="none" style:text-align-source="value-type" style:repeat-content="false" fo:wrap-option="no-wrap" fo:border-left="1.11pt double #000000" style:border-line-width-left="0.02mm 0.35mm 0.02mm" fo:padding="0.35mm" fo:border-right="none" style:rotation-angle="0" style:rotation-align="none" fo:border-top="1.11pt double #000000" style:border-line-width-top="0.02mm 0.35mm 0.02mm" style:vertical-align="automatic"/>
      <style:text-properties fo:color="#ff3333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0.74pt solid #000000" fo:padding="0.35mm" style:rotation-angle="0" style:rotation-align="none" style:vertical-align="automatic"/>
      <style:paragraph-properties fo:margin-left="0mm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0">
      <style:table-cell-properties fo:background-color="#808080" style:diagonal-bl-tr="none" style:diagonal-tl-br="none" style:text-align-source="value-type" style:repeat-content="false" fo:wrap-option="no-wrap" fo:border="0.74pt solid #000000" fo:padding="0.35mm" style:rotation-angle="0" style:rotation-align="none" style:vertical-align="automatic"/>
      <style:paragraph-properties fo:margin-left="0mm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0">
      <style:table-cell-properties fo:border-bottom="0.06pt solid #808080" fo:background-color="#cccccc" style:diagonal-bl-tr="none" style:diagonal-tl-br="none" style:text-align-source="value-type" style:repeat-content="false" fo:wrap-option="no-wrap" fo:border-left="1.11pt double #000000" style:border-line-width-left="0.02mm 0.35mm 0.02mm" fo:padding="0.35mm" fo:border-right="none" style:rotation-angle="0" style:rotation-align="none" fo:border-top="none" style:vertical-align="automatic"/>
      <style:paragraph-properties fo:margin-left="0mm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06pt solid #808080" fo:background-color="#cccccc" style:diagonal-bl-tr="none" style:diagonal-tl-br="none" style:text-align-source="value-type" style:repeat-content="false" fo:wrap-option="no-wrap" fo:border-left="1.11pt double #000000" style:border-line-width-left="0.02mm 0.35mm 0.02mm" fo:padding="0.35m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0">
      <style:table-cell-properties fo:border-bottom="1.11pt double #000000" style:border-line-width-bottom="0.02mm 0.35mm 0.02mm" fo:background-color="#cccccc" style:diagonal-bl-tr="none" style:diagonal-tl-br="none" style:text-align-source="value-type" style:repeat-content="false" fo:wrap-option="no-wrap" fo:border-left="1.11pt double #000000" style:border-line-width-left="0.02mm 0.35mm 0.02mm" fo:padding="0.35mm" fo:border-right="none" style:rotation-angle="0" style:rotation-align="none" fo:border-top="0.06pt solid #000000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7" style:family="table-cell" style:parent-style-name="Default" style:data-style-name="N100">
      <style:table-cell-properties fo:border-bottom="0.99pt solid #000000" fo:background-color="#ffff00" style:diagonal-bl-tr="none" style:diagonal-tl-br="none" style:text-align-source="value-type" style:repeat-content="false" fo:wrap-option="no-wrap" fo:border-left="none" fo:padding="0.35mm" fo:border-right="none" style:rotation-angle="0" style:rotation-align="none" fo:border-top="1.11pt double #000000" style:border-line-width-top="0.02mm 0.35mm 0.02mm" style:vertical-align="automatic"/>
      <style:text-properties fo:color="#ff3333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" style:family="table-cell" style:parent-style-name="Default" style:data-style-name="N0">
      <style:table-cell-properties fo:border-bottom="0.06pt solid #808080" style:diagonal-bl-tr="none" style:diagonal-tl-br="none" style:text-align-source="value-type" style:repeat-content="false" fo:background-color="transparent" fo:wrap-option="no-wrap" fo:border-left="none" fo:padding="0.35mm" fo:border-right="none" style:rotation-angle="0" style:rotation-align="none" fo:border-top="none" style:vertical-align="automatic"/>
      <style:paragraph-properties fo:margin-left="0mm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0">
      <style:table-cell-properties fo:border-bottom="0.06pt solid #808080" fo:background-color="#cccccc" style:diagonal-bl-tr="none" style:diagonal-tl-br="none" style:text-align-source="value-type" style:repeat-content="false" fo:wrap-option="no-wrap" fo:border-left="none" fo:padding="0.35mm" fo:border-right="none" style:rotation-angle="0" style:rotation-align="none" fo:border-top="none" style:vertical-align="automatic"/>
      <style:paragraph-properties fo:margin-left="0mm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0.74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1" style:family="table-cell" style:parent-style-name="Default" style:data-style-name="N0">
      <style:table-cell-properties fo:background-color="#808080" style:diagonal-bl-tr="none" style:diagonal-tl-br="none" style:text-align-source="value-type" style:repeat-content="false" fo:wrap-option="no-wrap" fo:border="0.74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3" style:family="table-cell" style:parent-style-name="Default">
      <style:table-cell-properties fo:background-color="#336633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44" style:family="table-cell" style:parent-style-name="Default">
      <style:table-cell-properties fo:background-color="#0000cc" style:diagonal-bl-tr="0.06pt solid #000000" style:diagonal-tl-br="0.06pt solid #000000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45" style:family="table-cell" style:parent-style-name="Default" style:data-style-name="N100">
      <style:table-cell-properties fo:border-bottom="0.99pt solid #000000" fo:background-color="#ffff00" style:diagonal-bl-tr="none" style:diagonal-tl-br="none" style:text-align-source="fix" style:repeat-content="false" fo:wrap-option="no-wrap" fo:border-left="0.06pt solid #000000" fo:padding="0.35mm" fo:border-right="none" style:rotation-angle="0" style:rotation-align="none" fo:border-top="1.11pt double #000000" style:border-line-width-top="0.02mm 0.35mm 0.02mm" style:vertical-align="automatic"/>
      <style:paragraph-properties fo:text-align="center" fo:margin-left="0mm"/>
      <style:text-properties fo:color="#ff3333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6" style:family="table-cell" style:parent-style-name="Default" style:data-style-name="N0">
      <style:table-cell-properties fo:border-bottom="0.06pt solid #666666" fo:background-color="#dddddd" style:diagonal-bl-tr="none" style:diagonal-tl-br="none" style:text-align-source="fix" style:repeat-content="false" fo:wrap-option="no-wrap" fo:border-left="0.06pt solid #000000" fo:padding="0.35mm" fo:border-right="none" style:rotation-angle="0" style:rotation-align="none" fo:border-top="none" style:vertical-align="automatic"/>
      <style:paragraph-properties fo:text-align="center" fo:margin-left="0mm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7" style:family="table-cell" style:parent-style-name="Default" style:data-style-name="N0">
      <style:table-cell-properties fo:border-bottom="0.06pt solid #666666" fo:background-color="#808080" style:diagonal-bl-tr="none" style:diagonal-tl-br="none" style:text-align-source="fix" style:repeat-content="false" fo:wrap-option="no-wrap" fo:border-left="0.06pt solid #000000" fo:padding="0.35mm" fo:border-right="none" style:rotation-angle="0" style:rotation-align="none" fo:border-top="none" style:vertical-align="automatic"/>
      <style:paragraph-properties fo:text-align="center" fo:margin-left="0mm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8" style:family="table-cell" style:parent-style-name="Default" style:data-style-name="N0">
      <style:table-cell-properties fo:border-bottom="1.11pt double #000000" style:border-line-width-bottom="0.02mm 0.35mm 0.02mm" fo:background-color="#808080" style:diagonal-bl-tr="none" style:diagonal-tl-br="none" style:text-align-source="fix" style:repeat-content="false" fo:wrap-option="no-wrap" fo:border-left="0.06pt solid #000000" fo:padding="0.35mm" fo:border-right="none" style:rotation-angle="0" style:rotation-align="none" fo:border-top="0.06pt solid #000000" style:vertical-align="automatic"/>
      <style:paragraph-properties fo:text-align="center" fo:margin-left="0mm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9" style:family="table-cell" style:parent-style-name="Default" style:data-style-name="N100">
      <style:table-cell-properties fo:border-bottom="0.99pt solid #000000" fo:background-color="#ffff00" style:diagonal-bl-tr="none" style:diagonal-tl-br="none" style:text-align-source="value-type" style:repeat-content="false" fo:wrap-option="no-wrap" fo:border-left="0.06pt solid #000000" fo:padding="0.35mm" fo:border-right="none" style:rotation-angle="0" style:rotation-align="none" fo:border-top="1.11pt double #000000" style:border-line-width-top="0.02mm 0.35mm 0.02mm" style:vertical-align="automatic"/>
      <style:text-properties fo:color="#ff3333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0" style:family="table-cell" style:parent-style-name="Default">
      <style:table-cell-properties fo:background-color="transparent"/>
      <style:text-properties style:use-window-font-color="true"/>
    </style:style>
    <style:style style:name="ce51" style:family="table-cell" style:parent-style-name="Default">
      <style:table-cell-properties fo:background-color="#0000cc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52" style:family="table-cell" style:parent-style-name="Default">
      <style:table-cell-properties fo:background-color="#0000cc"/>
      <style:text-properties fo:color="#ffffff"/>
    </style:style>
    <style:style style:name="ce53" style:family="table-cell" style:parent-style-name="Default">
      <style:table-cell-properties fo:background-color="#ffff00"/>
      <style:text-properties fo:color="#ff3333"/>
    </style:style>
    <style:style style:name="ce54" style:family="table-cell" style:parent-style-name="Default">
      <style:table-cell-properties fo:background-color="#dddddd"/>
    </style:style>
    <style:style style:name="ce55" style:family="table-cell" style:parent-style-name="Default">
      <style:table-cell-properties fo:background-color="#808080"/>
    </style:style>
    <style:style style:name="ce56" style:family="table-cell" style:parent-style-name="Default">
      <style:table-cell-properties fo:background-color="transparent"/>
    </style:style>
    <style:style style:name="ce57" style:family="table-cell" style:parent-style-name="Default" style:data-style-name="N100">
      <style:table-cell-properties fo:border-bottom="0.99pt solid #000000" fo:background-color="#006600" style:diagonal-bl-tr="none" style:diagonal-tl-br="none" style:text-align-source="value-type" style:repeat-content="false" fo:wrap-option="no-wrap" fo:border-left="none" fo:padding="0.35mm" fo:border-right="0.99pt solid #000000" style:rotation-angle="0" style:rotation-align="none" fo:border-top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8" style:family="table-cell" style:parent-style-name="Default" style:data-style-name="N100">
      <style:table-cell-properties fo:border-bottom="0.06pt solid #4c4c4c" fo:background-color="#ffffff" style:diagonal-bl-tr="none" style:diagonal-tl-br="none" style:text-align-source="value-type" style:repeat-content="false" fo:wrap-option="no-wrap" fo:border-left="none" fo:padding="0.35mm" fo:border-right="0.99pt solid #000000" style:rotation-angle="0" style:rotation-align="none" fo:border-top="none" style:vertical-align="automatic"/>
      <style:text-properties style:use-window-font-color="true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9" style:family="table-cell" style:parent-style-name="Default" style:data-style-name="N100">
      <style:table-cell-properties fo:border-bottom="0.06pt solid #4c4c4c" fo:background-color="#314004" style:diagonal-bl-tr="none" style:diagonal-tl-br="none" style:text-align-source="value-type" style:repeat-content="false" fo:wrap-option="no-wrap" fo:border-left="none" fo:padding="0.35mm" fo:border-right="0.99pt solid #000000" style:rotation-angle="0" style:rotation-align="none" fo:border-top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0" style:family="table-cell" style:parent-style-name="Default" style:data-style-name="N100">
      <style:table-cell-properties fo:border-bottom="0.06pt solid #4c4c4c" fo:background-color="#999999" style:diagonal-bl-tr="none" style:diagonal-tl-br="none" style:text-align-source="value-type" style:repeat-content="false" fo:wrap-option="no-wrap" fo:border-left="none" fo:padding="0.35mm" fo:border-right="0.99pt solid #000000" style:rotation-angle="0" style:rotation-align="none" fo:border-top="none" style:vertical-align="automatic"/>
      <style:text-properties style:use-window-font-color="true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1" style:family="table-cell" style:parent-style-name="Default" style:data-style-name="N100">
      <style:table-cell-properties fo:border-bottom="0.06pt solid #4c4c4c" fo:background-color="#eeeeee" style:diagonal-bl-tr="none" style:diagonal-tl-br="none" style:text-align-source="value-type" style:repeat-content="false" fo:wrap-option="no-wrap" fo:border-left="none" fo:padding="0.35mm" fo:border-right="0.99pt solid #000000" style:rotation-angle="0" style:rotation-align="none" fo:border-top="none" style:vertical-align="automatic"/>
      <style:text-properties style:use-window-font-color="true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2" style:family="table-cell" style:parent-style-name="Default" style:data-style-name="N100">
      <style:table-cell-properties fo:border-bottom="0.06pt solid #4c4c4c" fo:background-color="#666666" style:diagonal-bl-tr="none" style:diagonal-tl-br="none" style:text-align-source="value-type" style:repeat-content="false" fo:wrap-option="no-wrap" fo:border-left="none" fo:padding="0.35mm" fo:border-right="0.99pt solid #000000" style:rotation-angle="0" style:rotation-align="none" fo:border-top="none" style:vertical-align="automatic"/>
      <style:text-properties style:use-window-font-color="true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3" style:family="table-cell" style:parent-style-name="Default" style:data-style-name="N100">
      <style:table-cell-properties fo:border-bottom="0.99pt solid #000000" fo:background-color="#006600" style:diagonal-bl-tr="none" style:diagonal-tl-br="none" style:text-align-source="value-type" style:repeat-content="false" fo:wrap-option="no-wrap" fo:border-left="none" fo:padding="0.35m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4" style:family="table-cell" style:parent-style-name="Default" style:data-style-name="N104">
      <style:table-cell-properties fo:border-bottom="0.06pt solid #808080" fo:background-color="#cccccc" style:diagonal-bl-tr="none" style:diagonal-tl-br="none" style:text-align-source="value-type" style:repeat-content="false" fo:wrap-option="no-wrap" fo:border-left="none" fo:padding="0.35m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104">
      <style:table-cell-properties fo:border-bottom="0.06pt solid #808080" fo:background-color="#ffffff" style:diagonal-bl-tr="none" style:diagonal-tl-br="none" style:text-align-source="value-type" style:repeat-content="false" fo:wrap-option="no-wrap" fo:border-left="none" fo:padding="0.35mm" fo:border-right="none" style:rotation-angle="0" style:rotation-align="none" fo:border-top="none" style:vertical-align="automatic"/>
      <style:text-properties style:use-window-font-color="true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104">
      <style:table-cell-properties fo:border-bottom="0.06pt solid #808080" fo:background-color="#314004" style:diagonal-bl-tr="none" style:diagonal-tl-br="none" style:text-align-source="value-type" style:repeat-content="false" fo:wrap-option="no-wrap" fo:border-left="none" fo:padding="0.35mm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7" style:family="table-cell" style:parent-style-name="Default" style:data-style-name="N104">
      <style:table-cell-properties fo:border-bottom="0.06pt solid #808080" fo:background-color="#999999" style:diagonal-bl-tr="none" style:diagonal-tl-br="none" style:text-align-source="value-type" style:repeat-content="false" fo:wrap-option="no-wrap" fo:border-left="none" fo:padding="0.35m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8" style:family="table-cell" style:parent-style-name="Default" style:data-style-name="N104">
      <style:table-cell-properties fo:border-bottom="0.06pt solid #808080" fo:background-color="#eeeeee" style:diagonal-bl-tr="none" style:diagonal-tl-br="none" style:text-align-source="value-type" style:repeat-content="false" fo:wrap-option="no-wrap" fo:border-left="none" fo:padding="0.35m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4">
      <style:table-cell-properties fo:border-bottom="1.11pt double #000000" style:border-line-width-bottom="0.02mm 0.35mm 0.02mm" fo:background-color="#cccccc" style:diagonal-bl-tr="none" style:diagonal-tl-br="none" style:text-align-source="value-type" style:repeat-content="false" fo:wrap-option="no-wrap" fo:border-left="none" fo:padding="0.35mm" fo:border-right="none" style:rotation-angle="0" style:rotation-align="none" fo:border-top="0.06pt solid #000000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0" style:family="table-cell" style:parent-style-name="Default">
      <style:text-properties style:use-window-font-color="true"/>
    </style:style>
    <style:style style:name="ce71" style:family="table-cell" style:parent-style-name="Default" style:data-style-name="N104">
      <style:table-cell-properties fo:border-bottom="0.06pt solid #808080" fo:background-color="#ffffff" style:diagonal-bl-tr="none" style:diagonal-tl-br="none" style:text-align-source="value-type" style:repeat-content="false" fo:wrap-option="no-wrap" fo:border-left="none" fo:padding="0.35m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2" style:family="table-cell" style:parent-style-name="Default" style:data-style-name="N104">
      <style:table-cell-properties fo:border-bottom="1.11pt double #000000" style:border-line-width-bottom="0.02mm 0.35mm 0.02mm" fo:background-color="#ffffff" style:diagonal-bl-tr="none" style:diagonal-tl-br="none" style:text-align-source="value-type" style:repeat-content="false" fo:wrap-option="no-wrap" fo:border-left="none" fo:padding="0.35mm" fo:border-right="none" style:rotation-angle="0" style:rotation-align="none" fo:border-top="0.06pt solid #000000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3" style:family="table-cell" style:parent-style-name="Default" style:data-style-name="N104">
      <style:table-cell-properties fo:border-bottom="0.06pt solid #808080" fo:background-color="#cccccc" style:diagonal-bl-tr="none" style:diagonal-tl-br="none" style:text-align-source="value-type" style:repeat-content="false" fo:wrap-option="no-wrap" fo:border-left="none" fo:padding="0.35mm" fo:border-right="none" style:rotation-angle="0" style:rotation-align="none" fo:border-top="none" style:vertical-align="automatic"/>
      <style:text-properties style:use-window-font-color="true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4" style:family="table-cell" style:parent-style-name="Default" style:data-style-name="N100">
      <style:table-cell-properties fo:border-bottom="0.06pt solid #808080" fo:background-color="#314004" style:diagonal-bl-tr="none" style:diagonal-tl-br="none" style:text-align-source="value-type" style:repeat-content="false" fo:wrap-option="no-wrap" fo:border-left="none" fo:padding="0.35mm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5" style:family="table-cell" style:parent-style-name="Default" style:data-style-name="N100">
      <style:table-cell-properties fo:border-bottom="0.06pt solid #808080" fo:background-color="#999999" style:diagonal-bl-tr="none" style:diagonal-tl-br="none" style:text-align-source="value-type" style:repeat-content="false" fo:wrap-option="no-wrap" fo:border-left="none" fo:padding="0.35m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100">
      <style:table-cell-properties fo:border-bottom="0.06pt solid #808080" fo:background-color="#eeeeee" style:diagonal-bl-tr="none" style:diagonal-tl-br="none" style:text-align-source="value-type" style:repeat-content="false" fo:wrap-option="no-wrap" fo:border-left="none" fo:padding="0.35m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100">
      <style:table-cell-properties fo:border-bottom="0.06pt solid #808080" fo:background-color="#eeeeee" style:diagonal-bl-tr="none" style:diagonal-tl-br="none" style:text-align-source="value-type" style:repeat-content="false" fo:wrap-option="no-wrap" fo:border-left="none" fo:padding="0.35mm" fo:border-right="none" style:rotation-angle="0" style:rotation-align="none" fo:border-top="none" style:vertical-align="automatic"/>
      <style:text-properties style:use-window-font-color="true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8" style:family="table-cell" style:parent-style-name="Default" style:data-style-name="N100">
      <style:table-cell-properties fo:border-bottom="0.06pt solid #808080" fo:background-color="#cccccc" style:diagonal-bl-tr="none" style:diagonal-tl-br="none" style:text-align-source="value-type" style:repeat-content="false" fo:wrap-option="no-wrap" fo:border-left="none" fo:padding="0.35m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0">
      <style:table-cell-properties fo:border-bottom="0.99pt solid #000000" fo:background-color="#006600" style:diagonal-bl-tr="none" style:diagonal-tl-br="none" style:text-align-source="value-type" style:repeat-content="false" fo:wrap-option="no-wrap" fo:border-left="0.06pt solid #000000" fo:padding="0.35mm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80" style:family="table-cell" style:parent-style-name="Default" style:data-style-name="N104">
      <style:table-cell-properties fo:border-bottom="0.06pt solid #666666" fo:background-color="#808080" style:diagonal-bl-tr="none" style:diagonal-tl-br="none" style:text-align-source="value-type" style:repeat-content="false" fo:wrap-option="no-wrap" fo:border-left="0.06pt solid #000000" fo:padding="0.35mm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81" style:family="table-cell" style:parent-style-name="Default" style:data-style-name="N104">
      <style:table-cell-properties fo:border-bottom="0.06pt solid #666666" fo:background-color="#ffff00" style:diagonal-bl-tr="none" style:diagonal-tl-br="none" style:text-align-source="value-type" style:repeat-content="false" fo:wrap-option="no-wrap" fo:border-left="0.06pt solid #000000" fo:padding="0.35mm" fo:border-right="none" style:rotation-angle="0" style:rotation-align="none" fo:border-top="none" style:vertical-align="automatic"/>
      <style:text-properties fo:color="#ff3333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82" style:family="table-cell" style:parent-style-name="Default" style:data-style-name="N104">
      <style:table-cell-properties fo:border-bottom="0.06pt solid #666666" fo:background-color="#314004" style:diagonal-bl-tr="none" style:diagonal-tl-br="none" style:text-align-source="value-type" style:repeat-content="false" fo:wrap-option="no-wrap" fo:border-left="0.06pt solid #000000" fo:padding="0.35mm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83" style:family="table-cell" style:parent-style-name="Default" style:data-style-name="N104">
      <style:table-cell-properties fo:border-bottom="0.06pt solid #666666" fo:background-color="#999999" style:diagonal-bl-tr="none" style:diagonal-tl-br="none" style:text-align-source="value-type" style:repeat-content="false" fo:wrap-option="no-wrap" fo:border-left="0.06pt solid #000000" fo:padding="0.35mm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84" style:family="table-cell" style:parent-style-name="Default" style:data-style-name="N104">
      <style:table-cell-properties fo:border-bottom="0.06pt solid #666666" fo:background-color="#eeeeee" style:diagonal-bl-tr="none" style:diagonal-tl-br="none" style:text-align-source="value-type" style:repeat-content="false" fo:wrap-option="no-wrap" fo:border-left="0.06pt solid #000000" fo:padding="0.35mm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85" style:family="table-cell" style:parent-style-name="Default" style:data-style-name="N104">
      <style:table-cell-properties fo:border-bottom="1.11pt double #000000" style:border-line-width-bottom="0.02mm 0.35mm 0.02mm" fo:background-color="#808080" style:diagonal-bl-tr="none" style:diagonal-tl-br="none" style:text-align-source="value-type" style:repeat-content="false" fo:wrap-option="no-wrap" fo:border-left="0.06pt solid #000000" fo:padding="0.35mm" fo:border-right="none" style:rotation-angle="0" style:rotation-align="none" fo:border-top="0.06pt solid #000000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86" style:family="table-cell" style:parent-style-name="Default">
      <style:table-cell-properties fo:border-bottom="none" fo:background-color="#006600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87" style:family="table-cell" style:parent-style-name="Default">
      <style:table-cell-properties fo:border-bottom="none" fo:background-color="#000099" fo:border-left="0.06pt solid #000000" fo:border-right="none" fo:border-top="none"/>
      <style:text-properties fo:color="#ffffff" fo:font-weight="bold" style:font-weight-asian="bold" style:font-weight-complex="bold"/>
    </style:style>
    <style:style style:name="ce88" style:family="table-cell" style:parent-style-name="Default">
      <style:table-cell-properties fo:border-bottom="0.06pt solid #000000" fo:background-color="#ffff00" fo:border-left="0.06pt solid #000000" fo:border-right="none" fo:border-top="none"/>
      <style:text-properties fo:color="#ff3333" fo:font-weight="bold" style:font-weight-asian="bold" style:font-weight-complex="bold"/>
    </style:style>
    <style:style style:name="ce89" style:family="table-cell" style:parent-style-name="Default" style:data-style-name="N33">
      <style:table-cell-properties fo:border-bottom="0.99pt solid #000000" fo:background-color="#666666" style:diagonal-bl-tr="none" style:diagonal-tl-br="none" style:text-align-source="value-type" style:repeat-content="false" fo:wrap-option="no-wrap" fo:border-left="none" fo:padding="0.35mm" fo:border-right="0.99pt solid #000000" style:rotation-angle="0" style:rotation-align="none" fo:border-top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0" style:family="table-cell" style:parent-style-name="Default" style:data-style-name="N100">
      <style:table-cell-properties fo:border-bottom="0.06pt solid #4c4c4c" fo:background-color="#314004" style:diagonal-bl-tr="none" style:diagonal-tl-br="none" style:text-align-source="value-type" style:repeat-content="false" fo:wrap-option="no-wrap" fo:border-left="0.74pt solid #000000" fo:padding="0.35mm" fo:border-right="0.99pt solid #000000" style:rotation-angle="0" style:rotation-align="none" fo:border-top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1" style:family="table-cell" style:parent-style-name="Default" style:data-style-name="N100">
      <style:table-cell-properties fo:border-bottom="0.06pt solid #4c4c4c" fo:background-color="#999999" style:diagonal-bl-tr="none" style:diagonal-tl-br="none" style:text-align-source="value-type" style:repeat-content="false" fo:wrap-option="no-wrap" fo:border-left="0.74pt solid #000000" fo:padding="0.35mm" fo:border-right="0.99pt solid #000000" style:rotation-angle="0" style:rotation-align="none" fo:border-top="none" style:vertical-align="automatic"/>
      <style:paragraph-properties fo:margin-left="0mm"/>
      <style:text-properties style:use-window-font-color="true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2" style:family="table-cell" style:parent-style-name="Default" style:data-style-name="N100">
      <style:table-cell-properties fo:border-bottom="0.06pt solid #4c4c4c" fo:background-color="#eeeeee" style:diagonal-bl-tr="none" style:diagonal-tl-br="none" style:text-align-source="value-type" style:repeat-content="false" fo:wrap-option="no-wrap" fo:border-left="0.74pt solid #000000" fo:padding="0.35mm" fo:border-right="0.99pt solid #000000" style:rotation-angle="0" style:rotation-align="none" fo:border-top="none" style:vertical-align="automatic"/>
      <style:paragraph-properties fo:margin-left="0mm"/>
      <style:text-properties style:use-window-font-color="true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3" style:family="table-cell" style:parent-style-name="Default" style:data-style-name="N100">
      <style:table-cell-properties fo:border-bottom="0.06pt solid #4c4c4c" fo:background-color="#eeeeee" style:diagonal-bl-tr="none" style:diagonal-tl-br="none" style:text-align-source="value-type" style:repeat-content="false" fo:wrap-option="no-wrap" fo:border-left="none" fo:padding="0.35mm" fo:border-right="0.99pt solid #000000" style:rotation-angle="0" style:rotation-align="none" fo:border-top="none" style:vertical-align="automatic"/>
      <style:paragraph-properties fo:margin-left="0mm"/>
      <style:text-properties style:use-window-font-color="true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4" style:family="table-cell" style:parent-style-name="Default" style:data-style-name="N100">
      <style:table-cell-properties fo:border-bottom="0.06pt solid #4c4c4c" fo:background-color="#999999" style:diagonal-bl-tr="none" style:diagonal-tl-br="none" style:text-align-source="value-type" style:repeat-content="false" fo:wrap-option="no-wrap" fo:border-left="none" fo:padding="0.35mm" fo:border-right="0.99pt solid #000000" style:rotation-angle="0" style:rotation-align="none" fo:border-top="none" style:vertical-align="automatic"/>
      <style:paragraph-properties fo:margin-left="0mm"/>
      <style:text-properties style:use-window-font-color="true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5" style:family="table-cell" style:parent-style-name="Default" style:data-style-name="N100">
      <style:table-cell-properties fo:border-bottom="0.06pt solid #4c4c4c" fo:background-color="#666666" style:diagonal-bl-tr="none" style:diagonal-tl-br="none" style:text-align-source="value-type" style:repeat-content="false" fo:wrap-option="no-wrap" fo:border-left="none" fo:padding="0.35mm" fo:border-right="0.99pt solid #000000" style:rotation-angle="0" style:rotation-align="none" fo:border-top="none" style:vertical-align="automatic"/>
      <style:paragraph-properties fo:margin-left="0mm"/>
      <style:text-properties style:use-window-font-color="true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6" style:family="table-cell" style:parent-style-name="Default">
      <style:table-cell-properties fo:border-bottom="none" fo:background-color="#006600" fo:border-left="none" fo:border-right="none" fo:border-top="0.06pt solid #000000"/>
      <style:text-properties fo:color="#000000" fo:font-weight="bold" style:font-weight-asian="bold" style:font-weight-complex="bold"/>
    </style:style>
    <style:style style:name="ce97" style:family="table-cell" style:parent-style-name="Default">
      <style:table-cell-properties fo:background-color="#000099"/>
      <style:text-properties fo:color="#ffffff" fo:font-size="8pt" fo:font-weight="bold" style:font-size-asian="8pt" style:font-weight-asian="bold" style:font-size-complex="8pt" style:font-weight-complex="bold"/>
    </style:style>
    <style:style style:name="ce98" style:family="table-cell" style:parent-style-name="Default">
      <style:table-cell-properties fo:border-bottom="0.06pt solid #000000" fo:background-color="#ffff00" fo:border-left="none" fo:border-right="none" fo:border-top="none"/>
      <style:text-properties fo:color="#ff3333" fo:font-weight="bold" style:font-weight-asian="bold" style:font-weight-complex="bold"/>
    </style:style>
    <style:style style:name="ce99" style:family="table-cell" style:parent-style-name="Default" style:data-style-name="N100">
      <style:table-cell-properties fo:border-bottom="0.99pt solid #000000" fo:background-color="#cccccc" style:diagonal-bl-tr="none" style:diagonal-tl-br="none" style:text-align-source="value-type" style:repeat-content="false" fo:wrap-option="no-wrap" fo:border-left="none" fo:padding="0.35mm" fo:border-right="none" style:rotation-angle="0" style:rotation-align="none" style:shrink-to-fit="tru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0" style:family="table-cell" style:parent-style-name="Default" style:data-style-name="N0">
      <style:table-cell-properties fo:border-bottom="0.06pt solid #808080" fo:background-color="#314004" style:diagonal-bl-tr="none" style:diagonal-tl-br="none" style:text-align-source="value-type" style:repeat-content="false" fo:wrap-option="no-wrap" fo:border-left="none" fo:padding="0.35mm" fo:border-right="none" style:rotation-angle="0" style:rotation-align="none" style:shrink-to-fit="true" fo:border-top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1" style:family="table-cell" style:parent-style-name="Default" style:data-style-name="N0">
      <style:table-cell-properties fo:border-bottom="0.06pt solid #808080" fo:background-color="#999999" style:diagonal-bl-tr="none" style:diagonal-tl-br="none" style:text-align-source="value-type" style:repeat-content="false" fo:wrap-option="no-wrap" fo:border-left="none" fo:padding="0.35mm" fo:border-right="none" style:rotation-angle="0" style:rotation-align="none" fo:border-top="none" style:vertical-align="automatic"/>
      <style:paragraph-properties fo:margin-left="0mm"/>
      <style:text-properties style:use-window-font-color="true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2" style:family="table-cell" style:parent-style-name="Default" style:data-style-name="N0">
      <style:table-cell-properties fo:border-bottom="0.06pt solid #808080" fo:background-color="#eeeeee" style:diagonal-bl-tr="none" style:diagonal-tl-br="none" style:text-align-source="value-type" style:repeat-content="false" fo:wrap-option="no-wrap" fo:border-left="none" fo:padding="0.35mm" fo:border-right="none" style:rotation-angle="0" style:rotation-align="none" fo:border-top="none" style:vertical-align="automatic"/>
      <style:paragraph-properties fo:margin-left="0mm"/>
      <style:text-properties style:use-window-font-color="true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3" style:family="table-cell" style:parent-style-name="Default" style:data-style-name="N0">
      <style:table-cell-properties fo:border-bottom="0.06pt solid #808080" fo:background-color="#cccccc" style:diagonal-bl-tr="none" style:diagonal-tl-br="none" style:text-align-source="value-type" style:repeat-content="false" fo:wrap-option="no-wrap" fo:border-left="none" fo:padding="0.35mm" fo:border-right="none" style:rotation-angle="0" style:rotation-align="none" fo:border-top="none" style:vertical-align="automatic"/>
      <style:paragraph-properties fo:margin-left="0mm"/>
      <style:text-properties style:use-window-font-color="true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4" style:family="table-cell" style:parent-style-name="Default">
      <style:table-cell-properties fo:border-bottom="none" fo:background-color="#006600" style:text-align-source="fix" style:repeat-content="false" fo:border-left="none" fo:border-right="0.06pt solid #000000" fo:border-top="0.06pt solid #000000"/>
      <style:paragraph-properties fo:text-align="end" fo:margin-left="0mm"/>
      <style:text-properties fo:color="#000000" fo:font-weight="bold" style:font-weight-asian="bold" style:font-weight-complex="bold"/>
    </style:style>
    <style:style style:name="ce105" style:family="table-cell" style:parent-style-name="Default">
      <style:table-cell-properties fo:border-bottom="none" fo:background-color="#000099" style:text-align-source="fix" style:repeat-content="false" fo:border-left="none" fo:border-right="0.06pt solid #000000" fo:border-top="none"/>
      <style:paragraph-properties fo:text-align="end" fo:margin-left="0mm"/>
      <style:text-properties fo:color="#ffffff" fo:font-weight="bold" style:font-weight-asian="bold" style:font-weight-complex="bold"/>
    </style:style>
    <style:style style:name="ce106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end" fo:margin-left="0mm"/>
      <style:text-properties fo:color="#ff3333" fo:font-weight="bold" style:font-weight-asian="bold" style:font-weight-complex="bold"/>
    </style:style>
    <style:style style:name="ce107" style:family="table-cell" style:parent-style-name="Default" style:data-style-name="N100">
      <style:table-cell-properties fo:border-bottom="0.99pt solid #000000" fo:background-color="#808080" style:diagonal-bl-tr="none" style:diagonal-tl-br="none" style:text-align-source="value-type" style:repeat-content="false" fo:wrap-option="no-wrap" fo:border-left="0.06pt solid #000000" fo:padding="0.35mm" fo:border-right="none" style:rotation-angle="0" style:rotation-align="none" style:shrink-to-fit="true" fo:border-top="none" style:vertical-align="automatic"/>
      <style:paragraph-properties fo:margin-left="0mm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8" style:family="table-cell" style:parent-style-name="Default" style:data-style-name="N0">
      <style:table-cell-properties fo:border-bottom="0.06pt solid #666666" fo:background-color="#314004" style:diagonal-bl-tr="none" style:diagonal-tl-br="none" style:text-align-source="value-type" style:repeat-content="false" fo:wrap-option="no-wrap" fo:border-left="0.06pt solid #000000" fo:padding="0.35mm" fo:border-right="none" style:rotation-angle="0" style:rotation-align="none" style:shrink-to-fit="true" fo:border-top="none" style:vertical-align="automatic"/>
      <style:paragraph-properties fo:margin-left="0mm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9" style:family="table-cell" style:parent-style-name="Default" style:data-style-name="N0">
      <style:table-cell-properties fo:border-bottom="0.06pt solid #666666" fo:background-color="#999999" style:diagonal-bl-tr="none" style:diagonal-tl-br="none" style:text-align-source="value-type" style:repeat-content="false" fo:wrap-option="no-wrap" fo:border-left="0.06pt solid #000000" fo:padding="0.35mm" fo:border-right="none" style:rotation-angle="0" style:rotation-align="none" fo:border-top="none" style:vertical-align="automatic"/>
      <style:paragraph-properties fo:margin-left="0mm"/>
      <style:text-properties style:use-window-font-color="true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0" style:family="table-cell" style:parent-style-name="Default" style:data-style-name="N0">
      <style:table-cell-properties fo:border-bottom="0.06pt solid #666666" fo:background-color="#eeeeee" style:diagonal-bl-tr="none" style:diagonal-tl-br="none" style:text-align-source="value-type" style:repeat-content="false" fo:wrap-option="no-wrap" fo:border-left="0.06pt solid #000000" fo:padding="0.35mm" fo:border-right="none" style:rotation-angle="0" style:rotation-align="none" fo:border-top="none" style:vertical-align="automatic"/>
      <style:paragraph-properties fo:margin-left="0mm"/>
      <style:text-properties style:use-window-font-color="true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1" style:family="table-cell" style:parent-style-name="Default" style:data-style-name="N0">
      <style:table-cell-properties fo:border-bottom="0.06pt solid #666666" fo:background-color="#808080" style:diagonal-bl-tr="none" style:diagonal-tl-br="none" style:text-align-source="value-type" style:repeat-content="false" fo:wrap-option="no-wrap" fo:border-left="0.06pt solid #000000" fo:padding="0.35mm" fo:border-right="none" style:rotation-angle="0" style:rotation-align="none" fo:border-top="none" style:vertical-align="automatic"/>
      <style:paragraph-properties fo:margin-left="0mm"/>
      <style:text-properties style:use-window-font-color="true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/>
    </style:style>
    <style:style style:name="ce113" style:family="table-cell" style:parent-style-name="Default">
      <style:table-cell-properties style:text-align-source="fix" style:repeat-content="false"/>
      <style:paragraph-properties fo:text-align="end" fo:margin-left="0mm"/>
      <style:text-properties fo:color="#ffffff"/>
    </style:style>
    <style:style style:name="ce114" style:family="table-cell" style:parent-style-name="Default" style:data-style-name="N100">
      <style:table-cell-properties fo:border-bottom="1.11pt double #000000" style:border-line-width-bottom="0.02mm 0.35mm 0.02mm" fo:background-color="#666666" style:diagonal-bl-tr="none" style:diagonal-tl-br="none" style:text-align-source="value-type" style:repeat-content="false" fo:wrap-option="no-wrap" fo:border-left="none" fo:padding="0.35mm" fo:border-right="0.99pt solid #000000" style:rotation-angle="0" style:rotation-align="none" fo:border-top="0.06pt solid #000000" style:vertical-align="automatic"/>
      <style:text-properties style:use-window-font-color="true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5" style:family="table-cell" style:parent-style-name="Default">
      <style:table-cell-properties fo:border-bottom="none" fo:background-color="#006600" style:text-align-source="fix" style:repeat-content="false" fo:border-left="none" fo:border-right="none" fo:border-top="0.06pt solid #000000"/>
      <style:paragraph-properties fo:text-align="end" fo:margin-left="0mm"/>
      <style:text-properties fo:color="#ffffff" fo:font-weight="bold" style:font-weight-asian="bold" style:font-weight-complex="bold"/>
    </style:style>
    <style:style style:name="ce116" style:family="table-cell" style:parent-style-name="Default">
      <style:table-cell-properties fo:background-color="#000099" style:text-align-source="fix" style:repeat-content="false"/>
      <style:paragraph-properties fo:text-align="end" fo:margin-left="0mm"/>
      <style:text-properties fo:color="#ffffff" fo:font-weight="bold" style:font-weight-asian="bold" style:font-weight-complex="bold"/>
    </style:style>
    <style:style style:name="ce117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none"/>
      <style:paragraph-properties fo:text-align="end" fo:margin-left="0mm"/>
      <style:text-properties fo:color="#ff3333" fo:font-weight="bold" style:font-weight-asian="bold" style:font-weight-complex="bold"/>
    </style:style>
    <style:style style:name="ce118" style:family="table-cell" style:parent-style-name="Default" style:data-style-name="N100">
      <style:table-cell-properties fo:border-bottom="0.99pt solid #000000" fo:background-color="#cccccc" style:diagonal-bl-tr="none" style:diagonal-tl-br="none" style:text-align-source="value-type" style:repeat-content="false" fo:wrap-option="no-wrap" fo:border-left="none" fo:padding="0.35mm" fo:border-right="none" style:rotation-angle="0" style:rotation-align="none" style:shrink-to-fit="true" fo:border-top="none" style:vertical-align="automatic"/>
      <style:paragraph-properties fo:margin-left="0mm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9" style:family="table-cell" style:parent-style-name="Default" style:data-style-name="N0">
      <style:table-cell-properties fo:border-bottom="0.06pt solid #808080" fo:background-color="#314004" style:diagonal-bl-tr="none" style:diagonal-tl-br="none" style:text-align-source="value-type" style:repeat-content="false" fo:wrap-option="no-wrap" fo:border-left="none" fo:padding="0.35mm" fo:border-right="none" style:rotation-angle="0" style:rotation-align="none" style:shrink-to-fit="true" fo:border-top="none" style:vertical-align="automatic"/>
      <style:paragraph-properties fo:margin-left="0mm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20" style:family="table-cell" style:parent-style-name="Default" style:data-style-name="N0">
      <style:table-cell-properties fo:border-bottom="1.11pt double #000000" style:border-line-width-bottom="0.02mm 0.35mm 0.02mm" fo:background-color="#cccccc" style:diagonal-bl-tr="none" style:diagonal-tl-br="none" style:text-align-source="value-type" style:repeat-content="false" fo:wrap-option="no-wrap" fo:border-left="none" fo:padding="0.35mm" fo:border-right="none" style:rotation-angle="0" style:rotation-align="none" fo:border-top="0.06pt solid #000000" style:vertical-align="automatic"/>
      <style:paragraph-properties fo:margin-left="0mm"/>
      <style:text-properties style:use-window-font-color="true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21" style:family="table-cell" style:parent-style-name="Default">
      <style:table-cell-properties fo:border-bottom="none" fo:background-color="#006600" style:text-align-source="fix" style:repeat-content="false" fo:border-left="none" fo:border-right="0.06pt solid #000000" fo:border-top="0.06pt solid #000000"/>
      <style:paragraph-properties fo:text-align="end" fo:margin-left="0mm"/>
      <style:text-properties fo:color="#ffffff" fo:font-weight="bold" style:font-weight-asian="bold" style:font-weight-complex="bold"/>
    </style:style>
    <style:style style:name="ce122" style:family="table-cell" style:parent-style-name="Default" style:data-style-name="N0">
      <style:table-cell-properties fo:border-bottom="1.11pt double #000000" style:border-line-width-bottom="0.02mm 0.35mm 0.02mm" fo:background-color="#808080" style:diagonal-bl-tr="none" style:diagonal-tl-br="none" style:text-align-source="value-type" style:repeat-content="false" fo:wrap-option="no-wrap" fo:border-left="0.06pt solid #000000" fo:padding="0.35mm" fo:border-right="none" style:rotation-angle="0" style:rotation-align="none" fo:border-top="0.06pt solid #000000" style:vertical-align="automatic"/>
      <style:paragraph-properties fo:margin-left="0mm"/>
      <style:text-properties style:use-window-font-color="true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23" style:family="table-cell" style:parent-style-name="Default">
      <style:table-cell-properties fo:border-bottom="none" fo:background-color="#006600" fo:border-left="0.06pt solid #000000" fo:border-right="none" fo:border-top="0.06pt solid #000000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none" fo:background-color="#006600" fo:border-left="none" fo:border-right="none" fo:border-top="0.06pt solid #000000"/>
      <style:text-properties fo:font-weight="bold" style:font-weight-asian="bold" style:font-weight-complex="bold"/>
    </style:style>
    <style:style style:name="ce125" style:family="table-cell" style:parent-style-name="Default">
      <style:table-cell-properties fo:background-color="#000099"/>
      <style:text-properties fo:color="#ffffff" fo:font-weight="bold" style:font-weight-asian="bold" style:font-weight-complex="bold"/>
    </style:style>
    <style:style style:name="ce126" style:family="table-cell" style:parent-style-name="Default" style:data-style-name="N0">
      <style:table-cell-properties fo:border-bottom="0.06pt solid #808080" fo:background-color="#cccccc" style:diagonal-bl-tr="none" style:diagonal-tl-br="none" style:text-align-source="value-type" style:repeat-content="false" fo:wrap-option="no-wrap" fo:border-left="none" fo:padding="0.35mm" fo:border-right="none" style:rotation-angle="0" style:rotation-align="none" fo:border-top="none" style:vertical-align="automatic"/>
      <style:text-properties style:use-window-font-color="true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7" style:family="table-cell" style:parent-style-name="Default" style:data-style-name="N0">
      <style:table-cell-properties fo:border-bottom="1.11pt double #000000" style:border-line-width-bottom="0.02mm 0.35mm 0.02mm" fo:background-color="#cccccc" style:diagonal-bl-tr="none" style:diagonal-tl-br="none" style:text-align-source="value-type" style:repeat-content="false" fo:wrap-option="no-wrap" fo:border-left="none" fo:padding="0.35mm" fo:border-right="none" style:rotation-angle="0" style:rotation-align="none" fo:border-top="0.06pt solid #000000" style:vertical-align="automatic"/>
      <style:text-properties style:use-window-font-color="true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28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color="#ffffff"/>
    </style:style>
    <style:style style:name="ce129" style:family="table-cell" style:parent-style-name="Default">
      <style:table-cell-properties fo:border-bottom="none" fo:background-color="#006600" fo:border-left="none" fo:border-right="none" fo:border-top="0.06pt solid #000000"/>
      <style:text-properties fo:color="#ffffff" fo:font-weight="bold" style:font-weight-asian="bold" style:font-weight-complex="bold"/>
    </style:style>
    <style:style style:name="ce130" style:family="table-cell" style:parent-style-name="Default" style:data-style-name="N100">
      <style:table-cell-properties fo:border-bottom="0.06pt solid #4c4c4c" fo:background-color="#314004" style:diagonal-bl-tr="none" style:diagonal-tl-br="none" style:text-align-source="value-type" style:repeat-content="false" fo:wrap-option="no-wrap" fo:border-left="none" fo:padding="0.35mm" fo:border-right="0.99pt solid #000000" style:rotation-angle="0" style:rotation-align="none" style:shrink-to-fit="true" fo:border-top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31" style:family="table-cell" style:parent-style-name="Default" style:data-style-name="N0">
      <style:table-cell-properties fo:border-bottom="0.06pt solid #808080" fo:background-color="#999999" style:diagonal-bl-tr="none" style:diagonal-tl-br="none" style:text-align-source="value-type" style:repeat-content="false" fo:wrap-option="no-wrap" fo:border-left="none" fo:padding="0.35mm" fo:border-right="none" style:rotation-angle="0" style:rotation-align="none" fo:border-top="none" style:vertical-align="automatic"/>
      <style:text-properties style:use-window-font-color="true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2" style:family="table-cell" style:parent-style-name="Default" style:data-style-name="N0">
      <style:table-cell-properties fo:border-bottom="0.06pt solid #808080" fo:background-color="#eeeeee" style:diagonal-bl-tr="none" style:diagonal-tl-br="none" style:text-align-source="value-type" style:repeat-content="false" fo:wrap-option="no-wrap" fo:border-left="none" fo:padding="0.35mm" fo:border-right="none" style:rotation-angle="0" style:rotation-align="none" fo:border-top="none" style:vertical-align="automatic"/>
      <style:text-properties style:use-window-font-color="true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3" style:family="table-cell" style:parent-style-name="Default" style:data-style-name="N33">
      <style:table-cell-properties fo:border-bottom="0.99pt solid #000000" fo:background-color="#666666" style:diagonal-bl-tr="none" style:diagonal-tl-br="none" style:text-align-source="value-type" style:repeat-content="false" fo:wrap-option="no-wrap" fo:border-left="none" fo:padding="0.35mm" fo:border-right="0.99pt solid #000000" style:rotation-angle="0" style:rotation-align="none" style:shrink-to-fit="true" fo:border-top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34" style:family="table-cell" style:parent-style-name="Default">
      <style:table-cell-properties fo:border-bottom="none" fo:background-color="#006600" fo:border-left="none" fo:border-right="0.06pt solid #000000" fo:border-top="0.06pt solid #000000"/>
      <style:text-properties fo:font-weight="bold" style:font-weight-asian="bold" style:font-weight-complex="bold"/>
    </style:style>
    <style:style style:name="ce135" style:family="table-cell" style:parent-style-name="Default">
      <style:table-cell-properties fo:border-bottom="0.06pt solid #000000" fo:background-color="#ffff00" fo:border-left="none" fo:border-right="0.06pt solid #000000" fo:border-top="none"/>
      <style:text-properties fo:color="#ff3333" fo:font-weight="bold" style:font-weight-asian="bold" style:font-weight-complex="bold"/>
    </style:style>
    <style:style style:name="ce136" style:family="table-cell" style:parent-style-name="Default" style:data-style-name="N100">
      <style:table-cell-properties fo:border-bottom="0.99pt solid #000000" fo:background-color="#808080" style:diagonal-bl-tr="none" style:diagonal-tl-br="none" style:text-align-source="value-type" style:repeat-content="false" fo:wrap-option="no-wrap" fo:border-left="0.06pt solid #000000" fo:padding="0.35mm" fo:border-right="none" style:rotation-angle="0" style:rotation-align="none" style:shrink-to-fit="true" fo:border-top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37" style:family="table-cell" style:parent-style-name="Default" style:data-style-name="N0">
      <style:table-cell-properties fo:border-bottom="0.06pt solid #666666" fo:background-color="#314004" style:diagonal-bl-tr="none" style:diagonal-tl-br="none" style:text-align-source="value-type" style:repeat-content="false" fo:wrap-option="no-wrap" fo:border-left="0.06pt solid #000000" fo:padding="0.35mm" fo:border-right="none" style:rotation-angle="0" style:rotation-align="none" style:shrink-to-fit="true" fo:border-top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38" style:family="table-cell" style:parent-style-name="Default" style:data-style-name="N0">
      <style:table-cell-properties fo:border-bottom="0.06pt solid #666666" fo:background-color="#808080" style:diagonal-bl-tr="none" style:diagonal-tl-br="none" style:text-align-source="value-type" style:repeat-content="false" fo:wrap-option="no-wrap" fo:border-left="0.06pt solid #000000" fo:padding="0.35mm" fo:border-right="none" style:rotation-angle="0" style:rotation-align="none" fo:border-top="none" style:vertical-align="automatic"/>
      <style:text-properties style:use-window-font-color="true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39" style:family="table-cell" style:parent-style-name="Default" style:data-style-name="N0">
      <style:table-cell-properties fo:border-bottom="1.11pt double #000000" style:border-line-width-bottom="0.02mm 0.35mm 0.02mm" fo:background-color="#808080" style:diagonal-bl-tr="none" style:diagonal-tl-br="none" style:text-align-source="value-type" style:repeat-content="false" fo:wrap-option="no-wrap" fo:border-left="0.06pt solid #000000" fo:padding="0.35mm" fo:border-right="none" style:rotation-angle="0" style:rotation-align="none" fo:border-top="0.06pt solid #000000" style:vertical-align="automatic"/>
      <style:text-properties style:use-window-font-color="true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40" style:family="table-cell" style:parent-style-name="Default">
      <style:table-cell-properties fo:border-bottom="none" fo:background-color="#006600" fo:border-left="none" fo:border-right="0.06pt solid #000000" fo:border-top="0.06pt solid #000000"/>
      <style:text-properties fo:color="#ffffff" fo:font-weight="bold" style:font-weight-asian="bold" style:font-weight-complex="bold"/>
    </style:style>
    <style:style style:name="ce141" style:family="table-cell" style:parent-style-name="Default">
      <style:table-cell-properties fo:background-color="#006600"/>
    </style:style>
    <style:style style:name="ce142" style:family="table-cell" style:parent-style-name="Default">
      <style:table-cell-properties fo:border-bottom="none" fo:background-color="#6600cc" fo:border-left="3.15pt double #000000" style:border-line-width-left="0.37mm 0.37mm 0.37mm" fo:border-right="3.15pt double #000000" style:border-line-width-right="0.37mm 0.37mm 0.37mm" fo:border-top="3.15pt double #000000" style:border-line-width-top="0.37mm 0.37mm 0.37mm"/>
      <style:text-properties fo:color="#ffffff" fo:font-weight="bold" style:font-weight-asian="bold" style:font-weight-complex="bold"/>
    </style:style>
    <style:style style:name="ce143" style:family="table-cell" style:parent-style-name="Default">
      <style:table-cell-properties fo:border-bottom="3.15pt double #000000" style:border-line-width-bottom="0.37mm 0.37mm 0.37mm" fo:background-color="#ffff00" style:text-align-source="fix" style:repeat-content="false" fo:border-left="3.15pt double #000000" style:border-line-width-left="0.37mm 0.37mm 0.37mm" fo:border-right="3.15pt double #000000" style:border-line-width-right="0.37mm 0.37mm 0.37mm" fo:border-top="none"/>
      <style:paragraph-properties fo:text-align="center" fo:margin-left="0mm"/>
      <style:text-properties fo:color="#ff3333" fo:font-weight="bold" style:font-weight-asian="bold" style:font-weight-complex="bold"/>
    </style:style>
    <style:style style:name="ce144" style:family="table-cell" style:parent-style-name="Default">
      <style:table-cell-properties fo:background-color="#e6e6ff" style:shrink-to-fit="true"/>
      <style:text-properties fo:font-weight="bold" style:font-weight-asian="bold" style:font-weight-complex="bold"/>
    </style:style>
    <style:style style:name="ce145" style:family="table-cell" style:parent-style-name="Default">
      <style:table-cell-properties fo:background-color="#314004" fo:border="0.06pt solid #000000" style:shrink-to-fit="true"/>
      <style:text-properties fo:color="#ffffff" fo:font-weight="bold" style:font-weight-asian="bold" style:font-weight-complex="bold"/>
    </style:style>
    <style:style style:name="ce146" style:family="table-cell" style:parent-style-name="Default" style:data-style-name="N113">
      <style:table-cell-properties fo:background-color="#999999" fo:border="0.06pt solid #000000"/>
      <style:text-properties style:use-window-font-color="true" fo:font-weight="bold" style:font-weight-asian="bold" style:font-weight-complex="600"/>
    </style:style>
    <style:style style:name="ce147" style:family="table-cell" style:parent-style-name="Default" style:data-style-name="N113">
      <style:table-cell-properties fo:background-color="#eeeeee" fo:border="0.06pt solid #000000"/>
      <style:text-properties style:use-window-font-color="true" fo:font-weight="bold" style:font-weight-asian="bold" style:font-weight-complex="600"/>
    </style:style>
    <style:style style:name="ce148" style:family="table-cell" style:parent-style-name="Default" style:data-style-name="N113">
      <style:table-cell-properties fo:background-color="#e6e6ff" fo:border="0.06pt solid #000000"/>
      <style:text-properties style:use-window-font-color="true" fo:font-weight="bold" style:font-weight-asian="bold" style:font-weight-complex="600"/>
    </style:style>
    <style:style style:name="ce149" style:family="table-cell" style:parent-style-name="Default">
      <style:table-cell-properties fo:background-color="#ffffff"/>
      <style:text-properties style:use-window-font-color="true"/>
    </style:style>
    <style:style style:name="ce150" style:family="table-cell" style:parent-style-name="Default">
      <style:table-cell-properties fo:background-color="#999999" style:diagonal-bl-tr="0.06pt solid #000000" style:diagonal-tl-br="0.06pt solid #000000" style:shrink-to-fit="true"/>
      <style:text-properties fo:color="#ffffff" fo:font-weight="bold" style:font-weight-asian="bold" style:font-weight-complex="bold"/>
    </style:style>
    <style:style style:name="ce151" style:family="table-cell" style:parent-style-name="Default">
      <style:table-cell-properties fo:background-color="#314004" style:shrink-to-fit="true"/>
      <style:text-properties fo:color="#ffffff" fo:font-weight="bold" style:font-weight-asian="bold" style:font-weight-complex="bold"/>
    </style:style>
    <style:style style:name="ce152" style:family="table-cell" style:parent-style-name="Default">
      <style:table-cell-properties fo:background-color="#999999" fo:border="0.06pt solid #000000"/>
      <style:text-properties fo:color="#ffffff" fo:font-weight="bold" style:font-weight-asian="bold" style:font-weight-complex="bold"/>
    </style:style>
    <style:style style:name="ce153" style:family="table-cell" style:parent-style-name="Default">
      <style:table-cell-properties fo:background-color="#eeeeee" fo:border="0.06pt solid #000000"/>
      <style:text-properties fo:color="#ffffff" fo:font-weight="bold" style:font-weight-asian="bold" style:font-weight-complex="bold"/>
    </style:style>
    <style:style style:name="ce154" style:family="table-cell" style:parent-style-name="Default">
      <style:table-cell-properties fo:background-color="#ffffff" style:text-align-source="fix" style:repeat-content="false" style:shrink-to-fit="tru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6" style:family="table-cell" style:parent-style-name="Default">
      <style:table-cell-properties fo:background-color="#314004"/>
      <style:text-properties fo:color="#ffffff" fo:font-weight="bold" style:font-weight-asian="bold" style:font-weight-complex="bold"/>
    </style:style>
    <style:style style:name="ce157" style:family="table-cell" style:parent-style-name="Default" style:data-style-name="N0">
      <style:table-cell-properties fo:background-color="#999999" fo:border="0.06pt solid #000000"/>
      <style:text-properties fo:color="#000000" fo:font-weight="bold" style:font-weight-asian="bold" style:font-weight-complex="bold"/>
    </style:style>
    <style:style style:name="ce158" style:family="table-cell" style:parent-style-name="Default" style:data-style-name="N0">
      <style:table-cell-properties fo:background-color="#eeeeee" fo:border="0.06pt solid #000000"/>
      <style:text-properties fo:color="#000000" fo:font-weight="bold" style:font-weight-asian="bold" style:font-weight-complex="bold"/>
    </style:style>
    <style:style style:name="ce159" style:family="table-cell" style:parent-style-name="Default" style:data-style-name="N0">
      <style:table-cell-properties fo:background-color="#cccccc" fo:border="0.06pt solid #000000"/>
      <style:text-properties fo:color="#000000" fo:font-weight="bold" style:font-weight-asian="bold" style:font-weight-complex="bold"/>
    </style:style>
    <style:style style:name="ce160" style:family="table-cell" style:parent-style-name="Default">
      <style:table-cell-properties fo:background-color="#999999"/>
    </style:style>
    <style:style style:name="ce161" style:family="table-cell" style:parent-style-name="Default">
      <style:table-cell-properties fo:background-color="#eeeeee"/>
    </style:style>
    <style:style style:name="ce162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4" style:family="table-cell" style:parent-style-name="Default">
      <style:table-cell-properties fo:background-color="#ff6600" style:text-align-source="fix" style:repeat-content="false" fo:border="0.06pt solid #000000"/>
      <style:paragraph-properties fo:text-align="start" fo:margin-left="0mm"/>
    </style:style>
    <style:style style:name="ce16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</style:style>
    <style:style style:name="ce16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67" style:family="table-cell" style:parent-style-name="Default">
      <style:table-cell-properties fo:background-color="#666666" style:text-align-source="fix" style:repeat-content="false" fo:wrap-option="wrap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6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/>
    </style:style>
    <style:style style:name="ce169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/>
      <style:text-properties fo:font-weight="bold"/>
    </style:style>
    <style:style style:name="ce170" style:family="table-cell" style:parent-style-name="Default">
      <style:table-cell-properties fo:border="none"/>
    </style:style>
    <style:style style:name="ce171" style:family="table-cell" style:parent-style-name="Default">
      <style:table-cell-properties fo:background-color="#004a4a" style:text-align-source="fix" style:repeat-content="false" fo:wrap-option="wrap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72" style:family="table-cell" style:parent-style-name="Default" style:data-style-name="N113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73" style:family="table-cell" style:parent-style-name="Default" style:data-style-name="N113">
      <style:table-cell-properties style:text-align-source="fix" style:repeat-content="false" fo:border="0.06pt solid #000000"/>
      <style:paragraph-properties fo:text-align="center" fo:margin-left="0mm"/>
    </style:style>
    <style:style style:name="ce174" style:family="table-cell" style:parent-style-name="Default" style:data-style-name="N113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75" style:family="table-cell" style:parent-style-name="Default">
      <style:table-cell-properties fo:background-color="#0066cc" style:text-align-source="fix" style:repeat-content="false" fo:wrap-option="wrap"/>
      <style:paragraph-properties fo:text-align="center" fo:margin-left="0mm"/>
      <style:text-properties style:use-window-font-color="true" fo:font-weight="bold" style:font-weight-asian="bold" style:font-weight-complex="600"/>
    </style:style>
    <style:style style:name="ce17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17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7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79" style:family="table-cell" style:parent-style-name="Default">
      <style:table-cell-properties fo:background-color="#33a3a3" style:text-align-source="fix" style:repeat-content="false" fo:wrap-option="wrap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80" style:family="table-cell" style:parent-style-name="Default" style:data-style-name="N113">
      <style:table-cell-properties fo:background-color="#ffff00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181" style:family="table-cell" style:parent-style-name="Default" style:data-style-name="N113">
      <style:table-cell-properties fo:background-color="#66ff00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182" style:family="table-cell" style:parent-style-name="Default" style:data-style-name="N113">
      <style:table-cell-properties fo:background-color="#ff6600" style:text-align-source="fix" style:repeat-content="false" fo:border="0.06pt solid #000000"/>
      <style:paragraph-properties fo:text-align="center" fo:margin-left="0mm"/>
    </style:style>
    <style:style style:name="ce183" style:family="table-cell" style:parent-style-name="Default">
      <style:table-cell-properties fo:border="none"/>
      <style:text-properties fo:font-weight="bold"/>
    </style:style>
    <style:style style:name="ce184" style:family="table-cell" style:parent-style-name="Default" style:data-style-name="N113">
      <style:table-cell-properties fo:background-color="#66ff00" style:text-align-source="fix" style:repeat-content="false" fo:border="0.06pt solid #000000"/>
      <style:paragraph-properties fo:text-align="center" fo:margin-left="0mm"/>
    </style:style>
    <style:style style:name="ce185" style:family="table-cell" style:parent-style-name="Default">
      <style:table-cell-properties fo:background-color="#280099" style:text-align-source="fix" style:repeat-content="false" fo:wrap-option="wrap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86" style:family="table-cell" style:parent-style-name="Default">
      <style:table-cell-properties fo:background-color="#280099" style:text-align-source="fix" style:repeat-content="false" fo:wrap-option="wrap"/>
      <style:paragraph-properties fo:text-align="center" fo:margin-left="0mm"/>
      <style:text-properties fo:color="#000000" fo:font-weight="bold" style:font-weight-asian="bold" style:font-weight-complex="bold"/>
    </style:style>
    <style:style style:name="ce187" style:family="table-cell" style:parent-style-name="Default">
      <style:table-cell-properties fo:background-color="#666600" style:text-align-source="fix" style:repeat-content="false" fo:wrap-option="wrap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88" style:family="table-cell" style:parent-style-name="Default" style:data-style-name="N113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9" style:family="table-cell" style:parent-style-name="Default">
      <style:table-cell-properties fo:background-color="#ff0000" style:text-align-source="fix" style:repeat-content="false" fo:wrap-option="wrap"/>
      <style:paragraph-properties fo:text-align="center" fo:margin-left="0mm"/>
      <style:text-properties fo:color="#ffffff" fo:font-weight="bold" style:font-weight-asian="bold" style:font-weight-complex="bold"/>
    </style:style>
    <style:style style:name="ce190" style:family="table-cell" style:parent-style-name="Default">
      <style:table-cell-properties fo:background-color="#666600" style:text-align-source="fix" style:repeat-content="false" fo:wrap-option="wrap"/>
      <style:paragraph-properties fo:text-align="center" fo:margin-left="0mm"/>
      <style:text-properties fo:color="#ffffff" fo:font-weight="bold" style:font-weight-asian="bold" style:font-weight-complex="bold"/>
    </style:style>
    <style:style style:name="ce191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</style:style>
    <style:style style:name="ce192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mm"/>
      <style:map style:condition="cell-content()&gt;=0.75" style:apply-style-name="Sem_20_título1" style:base-cell-address="notas.V6"/>
      <style:map style:condition="cell-content()&lt;0.75" style:apply-style-name="Sem_20_título3" style:base-cell-address="notas.V6"/>
    </style:style>
    <style:style style:name="ce193" style:family="table-cell" style:parent-style-name="Default">
      <style:table-cell-properties fo:background-color="#0000ff"/>
      <style:text-properties fo:color="#ffffff" fo:font-weight="bold" style:font-weight-asian="bold" style:font-weight-complex="bold"/>
    </style:style>
    <style:style style:name="ce194" style:family="table-cell" style:parent-style-name="Default">
      <style:table-cell-properties fo:background-color="#dddddd" fo:border="0.06pt solid #000000"/>
      <style:text-properties fo:color="#ff0000" fo:font-weight="bold" style:font-weight-asian="bold" style:font-weight-complex="bold"/>
      <style:map style:condition="cell-content()=&quot;aprovado&quot;" style:apply-style-name="Sem_20_título1" style:base-cell-address="notas.W6"/>
      <style:map style:condition="cell-content()=&quot;reprovado&quot;" style:apply-style-name="Sem_20_título2" style:base-cell-address="notas.W6"/>
      <style:map style:condition="cell-content()=&quot;final total&quot;" style:apply-style-name="Sem_20_título3" style:base-cell-address="notas.W6"/>
      <style:map style:condition="cell-content()=&quot;final parcial ou total&quot;" style:apply-style-name="Sem_20_título3" style:base-cell-address="notas.W6"/>
    </style:style>
    <style:style style:name="ce195" style:family="table-cell" style:parent-style-name="Default">
      <style:table-cell-properties fo:border="0.06pt solid #000000"/>
      <style:map style:condition="cell-content()=&quot;aprovado&quot;" style:apply-style-name="Sem_20_título1" style:base-cell-address="notas.W7"/>
      <style:map style:condition="cell-content()=&quot;reprovado&quot;" style:apply-style-name="Sem_20_título2" style:base-cell-address="notas.W7"/>
      <style:map style:condition="cell-content()=&quot;final total&quot;" style:apply-style-name="Sem_20_título3" style:base-cell-address="notas.W7"/>
      <style:map style:condition="cell-content()=&quot;final parcial ou total&quot;" style:apply-style-name="Sem_20_título3" style:base-cell-address="notas.W7"/>
    </style:style>
    <style:style style:name="ce196" style:family="table-cell" style:parent-style-name="Default">
      <style:table-cell-properties fo:background-color="#dddddd" fo:border="0.06pt solid #000000"/>
      <style:text-properties fo:color="#ff0000" fo:font-weight="bold" style:font-weight-asian="bold" style:font-weight-complex="bold"/>
      <style:map style:condition="cell-content()=&quot;aprovado&quot;" style:apply-style-name="Sem_20_título1" style:base-cell-address="notas.W7"/>
      <style:map style:condition="cell-content()=&quot;reprovado&quot;" style:apply-style-name="Sem_20_título2" style:base-cell-address="notas.W7"/>
      <style:map style:condition="cell-content()=&quot;final total&quot;" style:apply-style-name="Sem_20_título3" style:base-cell-address="notas.W7"/>
      <style:map style:condition="cell-content()=&quot;final parcial ou total&quot;" style:apply-style-name="Sem_20_título3" style:base-cell-address="notas.W7"/>
    </style:style>
    <style:style style:name="ce197" style:family="table-cell" style:parent-style-name="Default">
      <style:table-cell-properties fo:background-color="#dddddd" fo:border="0.06pt solid #000000"/>
      <style:text-properties fo:color="#ff0000" fo:font-weight="bold" style:font-weight-asian="bold" style:font-weight-complex="bold"/>
      <style:map style:condition="cell-content()=&quot;aprovado&quot;" style:apply-style-name="Sem_20_título1" style:base-cell-address="notas.W17"/>
      <style:map style:condition="cell-content()=&quot;reprovado&quot;" style:apply-style-name="Sem_20_título2" style:base-cell-address="notas.W17"/>
      <style:map style:condition="cell-content()=&quot;final total&quot;" style:apply-style-name="Sem_20_título3" style:base-cell-address="notas.W17"/>
      <style:map style:condition="cell-content()=&quot;final parcial ou total&quot;" style:apply-style-name="Sem_20_título3" style:base-cell-address="notas.W17"/>
    </style:style>
    <style:style style:name="ce198" style:family="table-cell" style:parent-style-name="Default">
      <style:table-cell-properties fo:background-color="#dddddd" fo:border="0.06pt solid #000000"/>
      <style:text-properties fo:color="#ff0000" fo:font-weight="bold" style:font-weight-asian="bold" style:font-weight-complex="bold"/>
      <style:map style:condition="cell-content()=&quot;aprovado&quot;" style:apply-style-name="Sem_20_título1" style:base-cell-address="notas.W19"/>
      <style:map style:condition="cell-content()=&quot;reprovado&quot;" style:apply-style-name="Sem_20_título2" style:base-cell-address="notas.W19"/>
      <style:map style:condition="cell-content()=&quot;final total&quot;" style:apply-style-name="Sem_20_título3" style:base-cell-address="notas.W19"/>
      <style:map style:condition="cell-content()=&quot;final parcial ou total&quot;" style:apply-style-name="Sem_20_título3" style:base-cell-address="notas.W19"/>
    </style:style>
    <style:style style:name="ce199" style:family="table-cell" style:parent-style-name="Default">
      <style:table-cell-properties fo:background-color="#dddddd" fo:border="0.06pt solid #000000"/>
      <style:text-properties fo:color="#ff0000" fo:font-weight="bold" style:font-weight-asian="bold" style:font-weight-complex="bold"/>
      <style:map style:condition="cell-content()=&quot;aprovado&quot;" style:apply-style-name="Sem_20_título1" style:base-cell-address="notas.W21"/>
      <style:map style:condition="cell-content()=&quot;reprovado&quot;" style:apply-style-name="Sem_20_título2" style:base-cell-address="notas.W21"/>
      <style:map style:condition="cell-content()=&quot;final total&quot;" style:apply-style-name="Sem_20_título3" style:base-cell-address="notas.W21"/>
      <style:map style:condition="cell-content()=&quot;final parcial ou total&quot;" style:apply-style-name="Sem_20_título3" style:base-cell-address="notas.W21"/>
    </style:style>
    <style:style style:name="ce200" style:family="table-cell" style:parent-style-name="Default">
      <style:table-cell-properties fo:background-color="#dddddd" fo:border="0.06pt solid #000000"/>
      <style:text-properties fo:color="#ff0000" fo:font-weight="bold" style:font-weight-asian="bold" style:font-weight-complex="bold"/>
      <style:map style:condition="cell-content()=&quot;aprovado&quot;" style:apply-style-name="Sem_20_título1" style:base-cell-address="notas.W22"/>
      <style:map style:condition="cell-content()=&quot;reprovado&quot;" style:apply-style-name="Sem_20_título2" style:base-cell-address="notas.W22"/>
      <style:map style:condition="cell-content()=&quot;final total&quot;" style:apply-style-name="Sem_20_título3" style:base-cell-address="notas.W22"/>
      <style:map style:condition="cell-content()=&quot;final parcial ou total&quot;" style:apply-style-name="Sem_20_título3" style:base-cell-address="notas.W22"/>
    </style:style>
    <style:style style:name="ce201" style:family="table-cell" style:parent-style-name="Default">
      <style:table-cell-properties fo:background-color="#dddddd" fo:border="0.06pt solid #000000"/>
      <style:text-properties fo:color="#ff0000" fo:font-weight="bold" style:font-weight-asian="bold" style:font-weight-complex="bold"/>
      <style:map style:condition="cell-content()=&quot;aprovado&quot;" style:apply-style-name="Sem_20_título1" style:base-cell-address="notas.W23"/>
      <style:map style:condition="cell-content()=&quot;reprovado&quot;" style:apply-style-name="Sem_20_título2" style:base-cell-address="notas.W23"/>
      <style:map style:condition="cell-content()=&quot;final total&quot;" style:apply-style-name="Sem_20_título3" style:base-cell-address="notas.W23"/>
      <style:map style:condition="cell-content()=&quot;final parcial ou total&quot;" style:apply-style-name="Sem_20_título3" style:base-cell-address="notas.W23"/>
    </style:style>
    <style:style style:name="ce202" style:family="table-cell" style:parent-style-name="Default">
      <style:table-cell-properties fo:background-color="#dddddd" fo:border="0.06pt solid #000000"/>
      <style:text-properties fo:color="#ff0000" fo:font-weight="bold" style:font-weight-asian="bold" style:font-weight-complex="bold"/>
      <style:map style:condition="cell-content()=&quot;aprovado&quot;" style:apply-style-name="Sem_20_título1" style:base-cell-address="notas.W24"/>
      <style:map style:condition="cell-content()=&quot;reprovado&quot;" style:apply-style-name="Sem_20_título2" style:base-cell-address="notas.W24"/>
      <style:map style:condition="cell-content()=&quot;final total&quot;" style:apply-style-name="Sem_20_título3" style:base-cell-address="notas.W24"/>
      <style:map style:condition="cell-content()=&quot;final parcial ou total&quot;" style:apply-style-name="Sem_20_título3" style:base-cell-address="notas.W24"/>
    </style:style>
    <style:style style:name="ce203" style:family="table-cell" style:parent-style-name="Default">
      <style:table-cell-properties fo:background-color="#dddddd" fo:border="0.06pt solid #000000"/>
      <style:text-properties fo:color="#ff0000" fo:font-weight="bold" style:font-weight-asian="bold" style:font-weight-complex="bold"/>
      <style:map style:condition="cell-content()=&quot;aprovado&quot;" style:apply-style-name="Sem_20_título1" style:base-cell-address="notas.W26"/>
      <style:map style:condition="cell-content()=&quot;reprovado&quot;" style:apply-style-name="Sem_20_título2" style:base-cell-address="notas.W26"/>
      <style:map style:condition="cell-content()=&quot;final total&quot;" style:apply-style-name="Sem_20_título3" style:base-cell-address="notas.W26"/>
      <style:map style:condition="cell-content()=&quot;final parcial ou total&quot;" style:apply-style-name="Sem_20_título3" style:base-cell-address="notas.W26"/>
    </style:style>
    <style:style style:name="ce204" style:family="table-cell" style:parent-style-name="Default">
      <style:table-cell-properties fo:background-color="#dddddd" fo:border="0.06pt solid #000000"/>
      <style:text-properties fo:color="#ff0000" fo:font-weight="bold" style:font-weight-asian="bold" style:font-weight-complex="bold"/>
      <style:map style:condition="cell-content()=&quot;aprovado&quot;" style:apply-style-name="Sem_20_título1" style:base-cell-address="notas.W32"/>
      <style:map style:condition="cell-content()=&quot;reprovado&quot;" style:apply-style-name="Sem_20_título2" style:base-cell-address="notas.W32"/>
      <style:map style:condition="cell-content()=&quot;final total&quot;" style:apply-style-name="Sem_20_título3" style:base-cell-address="notas.W32"/>
      <style:map style:condition="cell-content()=&quot;final parcial ou total&quot;" style:apply-style-name="Sem_20_título3" style:base-cell-address="notas.W32"/>
    </style:style>
    <style:style style:name="ce205" style:family="table-cell" style:parent-style-name="Default">
      <style:table-cell-properties fo:background-color="#dddddd" fo:border="0.06pt solid #000000"/>
      <style:text-properties fo:color="#ff0000" fo:font-weight="bold" style:font-weight-asian="bold" style:font-weight-complex="bold"/>
      <style:map style:condition="cell-content()=&quot;aprovado&quot;" style:apply-style-name="Sem_20_título1" style:base-cell-address="notas.W40"/>
      <style:map style:condition="cell-content()=&quot;reprovado&quot;" style:apply-style-name="Sem_20_título2" style:base-cell-address="notas.W40"/>
      <style:map style:condition="cell-content()=&quot;final total&quot;" style:apply-style-name="Sem_20_título3" style:base-cell-address="notas.W40"/>
      <style:map style:condition="cell-content()=&quot;final parcial ou total&quot;" style:apply-style-name="Sem_20_título3" style:base-cell-address="notas.W40"/>
    </style:style>
    <style:style style:name="ce206" style:family="table-cell" style:parent-style-name="Default">
      <style:table-cell-properties fo:background-color="#dddddd" fo:border="0.06pt solid #000000"/>
      <style:text-properties fo:color="#ff0000" fo:font-weight="bold" style:font-weight-asian="bold" style:font-weight-complex="bold"/>
      <style:map style:condition="cell-content()=&quot;aprovado&quot;" style:apply-style-name="Sem_20_título1" style:base-cell-address="notas.W41"/>
      <style:map style:condition="cell-content()=&quot;reprovado&quot;" style:apply-style-name="Sem_20_título2" style:base-cell-address="notas.W41"/>
      <style:map style:condition="cell-content()=&quot;final total&quot;" style:apply-style-name="Sem_20_título3" style:base-cell-address="notas.W41"/>
      <style:map style:condition="cell-content()=&quot;final parcial ou total&quot;" style:apply-style-name="Sem_20_título3" style:base-cell-address="notas.W41"/>
    </style:style>
    <style:style style:name="ce207" style:family="table-cell" style:parent-style-name="Default">
      <style:table-cell-properties fo:background-color="transparent"/>
      <style:text-properties fo:color="#ffffff"/>
    </style:style>
    <style:style style:name="ce208" style:family="table-cell" style:parent-style-name="Default" style:data-style-name="N160"/>
    <style:style style:name="ce209" style:family="table-cell" style:parent-style-name="Default" style:data-style-name="N10">
      <style:table-cell-properties style:text-align-source="fix" style:repeat-content="false"/>
      <style:paragraph-properties fo:text-align="center" fo:margin-left="0mm"/>
    </style:style>
    <style:style style:name="ce210" style:family="table-cell" style:parent-style-name="Default" style:data-style-name="N10"/>
    <style:style style:name="ce211" style:family="table-cell" style:parent-style-name="Excel_20_Built-in_20_Title" style:data-style-name="N10000">
      <style:table-cell-properties fo:background-color="#4bacc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98mm" style:writing-mode="page"/>
      <style:text-properties fo:color="#ffffff" style:text-outline="false" style:text-line-through-style="none" style:text-line-through-type="none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212" style:family="table-cell" style:parent-style-name="Default">
      <style:table-cell-properties style:cell-protect="protected" style:print-content="true" style:rotation-align="none"/>
    </style:style>
    <style:style style:name="ce213" style:family="table-cell" style:parent-style-name="Student_20_Information" style:data-style-name="N100">
      <style:table-cell-properties fo:border-bottom="none" fo:background-color="#dbeef4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bfbfbf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mm" style:writing-mode="page"/>
      <style:text-properties fo:color="#215968" style:text-outline="false" style:text-line-through-style="none" style:text-line-through-typ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14" style:family="table-cell" style:parent-style-name="Student_20_Information_20_-_20_user_20_entered">
      <style:table-cell-properties fo:border-bottom="0.9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bfbfb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15" style:family="table-cell" style:parent-style-name="Excel_20_Built-in_20_Title" style:data-style-name="N10000">
      <style:table-cell-properties fo:background-color="#4bacc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595959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7" style:family="table-cell" style:parent-style-name="Excel_20_Built-in_20_Total" style:data-style-name="N10000">
      <style:table-cell-properties fo:border-bottom="none" style:cell-protect="protected" style:print-content="tru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4bacc6" style:vertical-align="middle" loext:vertical-justify="auto"/>
      <style:paragraph-properties fo:text-align="start" css3t:text-justify="auto" fo:margin-left="0mm" style:writing-mode="page"/>
    </style:style>
    <style:style style:name="ce218" style:family="table-cell" style:parent-style-name="Default" style:data-style-name="N1"/>
    <style:style style:name="ce219" style:family="table-cell" style:parent-style-name="Default">
      <style:table-cell-properties fo:background-color="#e6e6e6" fo:border="0.06pt solid #000000"/>
    </style:style>
    <style:style style:name="ce220" style:family="table-cell" style:parent-style-name="Default">
      <style:table-cell-properties fo:background-color="#4bacc6" style:cell-protect="protected" style:print-content="true" style:rotation-align="none"/>
    </style:style>
    <style:style style:name="ce221" style:family="table-cell" style:parent-style-name="Student_20_Information" style:data-style-name="N100">
      <style:table-cell-properties fo:border-bottom="none" fo:background-color="#dbeef4" style:cell-protect="protected" style:print-content="true" style:diagonal-bl-tr="none" style:diagonal-tl-br="none" style:text-align-source="fix" style:repeat-content="false" fo:wrap-option="no-wrap" fo:border-left="0.99pt solid #bfbfbf" style:direction="ltr" fo:border-right="0.99pt solid #bfbfbf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mm" style:writing-mode="page"/>
      <style:text-properties fo:color="#215968" style:text-outline="false" style:text-line-through-style="none" style:text-line-through-typ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22" style:family="table-cell" style:parent-style-name="Student_20_Information_20_-_20_user_20_entered">
      <style:table-cell-properties fo:border-bottom="0.99pt solid #000000" style:cell-protect="protected" style:print-content="true" style:diagonal-bl-tr="none" style:diagonal-tl-br="none" style:text-align-source="fix" style:repeat-content="false" fo:wrap-option="wrap" fo:border-left="0.99pt solid #bfbfbf" style:direction="ltr" fo:border-right="0.99pt solid #bfbfb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595959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4" style:family="table-cell" style:parent-style-name="Excel_20_Built-in_20_Total" style:data-style-name="N10000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25" style:family="table-cell" style:parent-style-name="Default" style:data-style-name="N1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595959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6" style:family="table-cell" style:parent-style-name="Excel_20_Built-in_20_Title" style:data-style-name="N10000">
      <style:table-cell-properties fo:background-color="#4bacc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27" style:family="table-cell" style:parent-style-name="Default" style:data-style-name="N113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595959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8" style:family="table-cell" style:parent-style-name="Excel_20_Built-in_20_Total" style:data-style-name="N113">
      <style:table-cell-properties fo:border-bottom="none" style:cell-protect="protected" style:print-content="tru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4bacc6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229" style:family="table-cell" style:parent-style-name="Default" style:data-style-name="N11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595959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0" style:family="table-cell" style:parent-style-name="Excel_20_Built-in_20_Total" style:data-style-name="N113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31" style:family="table-cell" style:parent-style-name="Default">
      <style:text-properties style:font-name="Arial" style:font-name-asian="DejaVu Sans" style:font-name-complex="FreeSans"/>
    </style:style>
    <style:style style:name="ce232" style:family="table-cell" style:parent-style-name="Default" style:data-style-name="N113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595959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3" style:family="table-cell" style:parent-style-name="Default" style:data-style-name="N113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234" style:family="table-cell" style:parent-style-name="Excel_20_Built-in_20_Title" style:data-style-name="N171">
      <style:table-cell-properties fo:background-color="#4bacc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35" style:family="table-cell" style:parent-style-name="Student_20_Information_20_-_20_user_20_entered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6" style:family="table-cell" style:parent-style-name="Student_20_Information_20_-_20_user_20_entered">
      <style:table-cell-properties fo:border-bottom="0.99pt solid #000000" style:cell-protect="protected" style:print-content="true" style:diagonal-bl-tr="none" style:diagonal-tl-br="none" style:text-align-source="fix" style:repeat-content="false" fo:wrap-option="wrap" fo:border-left="0.99pt solid #bfbfbf" style:direction="ltr" fo:border-right="0.99pt solid #bfbfb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DejaVu Sans" style:font-size-asian="9pt" style:font-style-asian="normal" style:font-weight-asian="normal" style:font-name-complex="FreeSans" style:font-size-complex="9pt" style:font-style-complex="normal" style:font-weight-complex="normal"/>
    </style:style>
    <style:style style:name="ce23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mm"/>
    </style:style>
    <style:style style:name="ce238" style:family="table-cell" style:parent-style-name="Excel_20_Built-in_20_Title" style:data-style-name="N171">
      <style:table-cell-properties fo:background-color="#729fc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39" style:family="table-cell" style:parent-style-name="Excel_20_Built-in_20_Total" style:data-style-name="N113">
      <style:table-cell-properties fo:border-bottom="none" style:cell-protect="protected" style:print-content="tru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4bacc6" style:vertical-align="middle" loext:vertical-justify="auto"/>
      <style:paragraph-properties fo:text-align="center" css3t:text-justify="auto" fo:margin-left="0mm" style:writing-mode="page"/>
    </style:style>
    <style:style style:name="ce240" style:family="table-cell" style:parent-style-name="Excel_20_Built-in_20_Title" style:data-style-name="N171">
      <style:table-cell-properties fo:background-color="#4bacc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41" style:family="table-cell" style:parent-style-name="Student_20_Information" style:data-style-name="N100">
      <style:table-cell-properties fo:border-bottom="none" fo:background-color="#dbeef4" style:cell-protect="protected" style:print-content="true" style:diagonal-bl-tr="none" style:diagonal-tl-br="none" style:text-align-source="fix" style:repeat-content="false" fo:wrap-option="no-wrap" fo:border-left="0.99pt solid #bfbfbf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mm" style:writing-mode="page"/>
      <style:text-properties fo:color="#215968" style:text-outline="false" style:text-line-through-style="none" style:text-line-through-typ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2" style:family="table-cell" style:parent-style-name="Student_20_Information_20_-_20_user_20_entered">
      <style:table-cell-properties fo:border-bottom="0.99pt solid #000000" style:cell-protect="protected" style:print-content="true" style:diagonal-bl-tr="none" style:diagonal-tl-br="none" style:text-align-source="fix" style:repeat-content="false" fo:wrap-option="wrap" fo:border-left="0.99pt solid #bfbfbf" style:direction="ltr" fo:border-right="0.99pt solid #bfbfb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DejaVu Sans" style:font-size-asian="9pt" style:font-style-asian="normal" style:font-weight-asian="normal" style:font-name-complex="FreeSans" style:font-size-complex="9pt" style:font-style-complex="normal" style:font-weight-complex="normal"/>
    </style:style>
    <style:style style:name="ce243" style:family="table-cell" style:parent-style-name="Excel_20_Built-in_20_Title" style:data-style-name="N171">
      <style:table-cell-properties fo:background-color="#4bacc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44" style:family="table-cell" style:parent-style-name="Student_20_Information_20_-_20_user_20_entered">
      <style:table-cell-properties fo:border-bottom="0.99pt solid #000000" style:cell-protect="protected" style:print-content="true" style:diagonal-bl-tr="none" style:diagonal-tl-br="none" style:text-align-source="fix" style:repeat-content="false" fo:wrap-option="wrap" fo:border-left="0.99pt solid #bfbfbf" style:direction="ltr" fo:border-right="0.99pt solid #bfbfb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5" style:family="table-cell" style:parent-style-name="Student_20_Information_20_-_20_user_20_entered">
      <style:table-cell-properties fo:border-bottom="0.99pt solid #000000" style:cell-protect="protected" style:print-content="true" style:diagonal-bl-tr="none" style:diagonal-tl-br="none" style:text-align-source="fix" style:repeat-content="false" fo:wrap-option="wrap" fo:border-left="0.99pt solid #bfbfbf" style:direction="ltr" fo:border-right="0.9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47" style:family="table-cell" style:parent-style-name="Default">
      <style:table-cell-properties fo:border-bottom="0.06pt solid #000000" style:diagonal-tl-br="0.06pt solid #000000" fo:border-left="0.06pt solid #000000" fo:border-right="none" fo:border-top="0.06pt solid #000000"/>
    </style:style>
    <style:style style:name="ce248" style:family="table-cell" style:parent-style-name="Default" style:data-style-name="N0"/>
    <style:style style:name="ce249" style:family="table-cell" style:parent-style-name="Default">
      <style:table-cell-properties fo:border-bottom="0.06pt solid #000000" style:diagonal-tl-br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250" style:family="table-cell" style:parent-style-name="Default" style:data-style-name="N33">
      <style:table-cell-properties style:text-align-source="fix" style:repeat-content="false"/>
      <style:paragraph-properties fo:text-align="center" fo:margin-left="0mm"/>
    </style:style>
    <style:style style:name="ce251" style:family="table-cell" style:parent-style-name="Default" style:data-style-name="N33">
      <style:table-cell-properties style:text-align-source="fix" style:repeat-content="false"/>
      <style:paragraph-properties fo:text-align="center" fo:margin-left="0mm"/>
      <style:text-properties fo:color="#ff0000"/>
    </style:style>
    <style:style style:name="ce252" style:family="table-cell" style:parent-style-name="Default" style:data-style-name="N33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253" style:family="table-cell" style:parent-style-name="Default" style:data-style-name="N33">
      <style:table-cell-properties style:text-align-source="fix" style:repeat-content="false"/>
      <style:paragraph-properties fo:text-align="center" fo:margin-left="0mm"/>
      <style:text-properties fo:color="#0000ff"/>
    </style:style>
    <style:style style:name="ce254" style:family="table-cell" style:parent-style-name="Default" style:data-style-name="N33"/>
    <style:style style:name="ce255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56" style:family="table-cell" style:parent-style-name="Default">
      <style:table-cell-properties fo:border-bottom="0.06pt solid #000000" style:diagonal-tl-br="0.06pt solid #000000" fo:border-left="none" fo:border-right="none" fo:border-top="0.06pt solid #000000"/>
    </style:style>
    <style:style style:name="ce257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258" style:family="table-cell" style:parent-style-name="Default">
      <style:table-cell-properties fo:border-bottom="0.06pt solid #000000" style:diagonal-tl-br="0.06pt solid #000000" fo:border-left="none" fo:border-right="0.06pt solid #000000" fo:border-top="0.06pt solid #000000"/>
    </style:style>
    <style:style style:name="ce2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6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/>
    </style:style>
    <style:style style:name="ce26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2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/>
    </style:style>
    <style:style style:name="ce2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00ff"/>
    </style:style>
    <style:style style:name="ce266" style:family="table-cell" style:parent-style-name="Default">
      <style:table-cell-properties fo:background-color="#0000ff" style:text-align-source="fix" style:repeat-content="false" style:vertical-align="middle"/>
      <style:paragraph-properties fo:text-align="center" fo:margin-left="0mm"/>
    </style:style>
    <style:style style:name="ce267" style:family="table-cell" style:parent-style-name="Default">
      <style:table-cell-properties fo:background-color="#3deb3d" style:text-align-source="fix" style:repeat-content="false" style:vertical-align="middle"/>
      <style:paragraph-properties fo:text-align="center"/>
    </style:style>
    <style:style style:name="ce268" style:family="table-cell" style:parent-style-name="Default">
      <style:table-cell-properties fo:background-color="#000080" style:text-align-source="fix" style:repeat-content="false" style:vertical-align="middle"/>
      <style:paragraph-properties fo:text-align="center" fo:margin-left="0mm"/>
      <style:text-properties fo:color="#ffffff"/>
    </style:style>
    <style:style style:name="ce26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0000ff"/>
    </style:style>
    <style:style style:name="ce27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ff"/>
    </style:style>
    <style:style style:name="ce27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/>
    </style:style>
    <style:style style:name="ce27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7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74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275" style:family="table-cell" style:parent-style-name="Default">
      <style:table-cell-properties fo:border="0.06pt solid #000000"/>
    </style:style>
    <style:style style:name="ce276" style:family="table-cell" style:parent-style-name="Default" style:data-style-name="N100">
      <style:table-cell-properties fo:border="0.06pt solid #000000"/>
    </style:style>
    <style:style style:name="ce27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</office:automatic-styles>
  <office:body>
    <office:spreadsheet>
      <table:content-validations>
        <table:content-validation table:name="val1" table:base-cell-address="Práticas.A1">
          <table:help-message table:display="true"/>
          <table:error-message table:message-type="warning" table:title="Ops!" table:display="true">
            <text:p>Para ver detalhes de presença de um aluno específico, você precisa selecionar uma ID de Aluno na lista suspensa. Você pode clicar em Sim para usar a sua entrada, mas a maior parte dos detalhes e da presença ficará em branco. </text:p>
          </table:error-message>
        </table:content-validation>
        <table:content-validation table:name="val2" table:condition="of:cell-content-is-in-list(lista_alunos)" table:allow-empty-cell="false" table:display-list="sort-ascending" table:base-cell-address="cartao_aluno_2.K1">
          <table:help-message table:title="Lista alunos" table:display="true">
            <text:p>Lista alunos matriculados na disciplina</text:p>
          </table:help-message>
          <table:error-message table:message-type="stop" table:title="ops! problema!" table:display="true"/>
        </table:content-validation>
        <table:content-validation table:name="val3" table:condition="of:cell-content-is-in-list(#REF!)" table:allow-empty-cell="false" table:display-list="unsorted" table:base-cell-address="Conteúdo.O18">
          <table:error-message table:message-type="stop" table:display="true"/>
        </table:content-validation>
      </table:content-validations>
      <table:table table:name="diario_clas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1">
          <table:table-cell table:style-name="ce1" office:value-type="string" calcext:value-type="string">
            <text:p>UFOP – Universidade Federal de Ouro Preto</text:p>
          </table:table-cell>
          <table:table-cell table:style-name="ce1" table:number-columns-repeated="8"/>
          <table:table-cell table:number-columns-repeated="3"/>
        </table:table-row>
        <table:table-row table:style-name="ro1">
          <table:table-cell table:style-name="ce1" office:value-type="string" calcext:value-type="string">
            <text:p>DECAT: Departamento de Engenharia de Controle e Automação</text:p>
          </table:table-cell>
          <table:table-cell table:style-name="ce1" table:number-columns-repeated="8"/>
          <table:table-cell table:number-columns-repeated="3"/>
        </table:table-row>
        <table:table-row table:style-name="ro1">
          <table:table-cell table:style-name="ce1" office:value-type="string" calcext:value-type="string">
            <text:p>Diário de Classe</text:p>
          </table:table-cell>
          <table:table-cell table:style-name="ce1" table:number-columns-repeated="8"/>
          <table:table-cell table:number-columns-repeated="3"/>
        </table:table-row>
        <table:table-row table:style-name="ro1">
          <table:table-cell table:style-name="ce1" office:value-type="string" calcext:value-type="string">
            <text:p>Turmas 75 e 76</text:p>
          </table:table-cell>
          <table:table-cell table:style-name="ce6"/>
          <table:table-cell table:style-name="ce1" table:number-columns-repeated="7"/>
          <table:table-cell table:number-columns-repeated="3"/>
        </table:table-row>
        <table:table-row table:style-name="ro1">
          <table:table-cell table:style-name="ce1" office:value-type="string" calcext:value-type="string">
            <text:p>Semestre: </text:p>
          </table:table-cell>
          <table:table-cell table:style-name="ce1" office:value-type="string" calcext:value-type="string">
            <text:p>2016/01</text:p>
          </table:table-cell>
          <table:table-cell table:style-name="ce1" table:number-columns-repeated="7"/>
          <table:table-cell table:number-columns-repeated="3"/>
        </table:table-row>
        <table:table-row table:style-name="ro1">
          <table:table-cell table:style-name="ce1" office:value-type="string" calcext:value-type="string">
            <text:p>Carga Horária:</text:p>
          </table:table-cell>
          <table:table-cell table:style-name="ce1" office:value-type="float" office:value="60" calcext:value-type="float">
            <text:p>60</text:p>
          </table:table-cell>
          <table:table-cell table:style-name="ce1" table:number-columns-repeated="7"/>
          <table:table-cell table:number-columns-repeated="3"/>
        </table:table-row>
        <table:table-row table:style-name="ro1">
          <table:table-cell table:style-name="ce1" table:number-columns-repeated="9"/>
          <table:table-cell table:number-columns-repeated="3"/>
        </table:table-row>
        <table:table-row table:style-name="ro2">
          <table:table-cell table:style-name="ce2" office:value-type="string" calcext:value-type="string">
            <text:p>índice</text:p>
          </table:table-cell>
          <table:table-cell table:style-name="ce2" office:value-type="string" calcext:value-type="string">
            <text:p>ANO</text:p>
          </table:table-cell>
          <table:table-cell table:style-name="ce2" office:value-type="string" calcext:value-type="string">
            <text:p>SEMESTRE</text:p>
          </table:table-cell>
          <table:table-cell table:style-name="ce2" office:value-type="string" calcext:value-type="string">
            <text:p>COD DISCIPLINA</text:p>
          </table:table-cell>
          <table:table-cell table:style-name="ce2" office:value-type="string" calcext:value-type="string">
            <text:p>MATRICULA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CURSO</text:p>
          </table:table-cell>
          <table:table-cell table:style-name="ce2" office:value-type="string" calcext:value-type="string">
            <text:p>TURMA</text:p>
          </table:table-cell>
          <table:table-cell table:style-name="ce2" office:value-type="string" calcext:value-type="string">
            <text:p>EMAIL</text:p>
          </table:table-cell>
          <table:table-cell table:number-columns-repeated="3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CAT124</text:p>
          </table:table-cell>
          <table:table-cell table:style-name="ce7" office:value-type="string" calcext:value-type="string">
            <text:p>14.1.1359</text:p>
          </table:table-cell>
          <table:table-cell table:style-name="ce7" office:value-type="string" calcext:value-type="string">
            <text:p>ANDREIA DE-LAZZARI BICALHO PEIXOTO RESENDE</text:p>
          </table:table-cell>
          <table:table-cell table:style-name="ce7" office:value-type="string" calcext:value-type="string">
            <text:p>MET</text:p>
          </table:table-cell>
          <table:table-cell table:style-name="ce7" office:value-type="float" office:value="75" calcext:value-type="float">
            <text:p>75</text:p>
          </table:table-cell>
          <table:table-cell table:style-name="ce10" office:value-type="string" calcext:value-type="string">
            <text:p>lazzari.andreia@gmail.com</text:p>
          </table:table-cell>
          <table:table-cell table:style-name="ce5"/>
          <table:table-cell table:number-columns-repeated="2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8" office:value-type="float" office:value="2016" calcext:value-type="float">
            <text:p>201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CAT124</text:p>
          </table:table-cell>
          <table:table-cell table:style-name="ce8" office:value-type="string" calcext:value-type="string">
            <text:p>13.1.4437</text:p>
          </table:table-cell>
          <table:table-cell table:style-name="ce8" office:value-type="string" calcext:value-type="string">
            <text:p>CARLOS HENRIQUE DA CUNHA</text:p>
          </table:table-cell>
          <table:table-cell table:style-name="ce8" office:value-type="string" calcext:value-type="string">
            <text:p>MET</text:p>
          </table:table-cell>
          <table:table-cell table:style-name="ce8" office:value-type="float" office:value="75" calcext:value-type="float">
            <text:p>75</text:p>
          </table:table-cell>
          <table:table-cell table:style-name="ce9" office:value-type="string" calcext:value-type="string">
            <text:p>carloshc1995@hotmail.com</text:p>
          </table:table-cell>
          <table:table-cell table:style-name="ce5"/>
          <table:table-cell table:number-columns-repeated="2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CAT124</text:p>
          </table:table-cell>
          <table:table-cell table:style-name="ce7" office:value-type="string" calcext:value-type="string">
            <text:p>13.2.1575</text:p>
          </table:table-cell>
          <table:table-cell table:style-name="ce7" office:value-type="string" calcext:value-type="string">
            <text:p>FRANCINE FERREIRA DA SILVA</text:p>
          </table:table-cell>
          <table:table-cell table:style-name="ce7" office:value-type="string" calcext:value-type="string">
            <text:p>MET</text:p>
          </table:table-cell>
          <table:table-cell table:style-name="ce7" office:value-type="float" office:value="75" calcext:value-type="float">
            <text:p>75</text:p>
          </table:table-cell>
          <table:table-cell table:style-name="ce10" office:value-type="string" calcext:value-type="string">
            <text:p>francineferreirasilva@gmail.com</text:p>
          </table:table-cell>
          <table:table-cell table:style-name="ce5"/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8" office:value-type="float" office:value="2016" calcext:value-type="float">
            <text:p>201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CAT124</text:p>
          </table:table-cell>
          <table:table-cell table:style-name="ce8" office:value-type="string" calcext:value-type="string">
            <text:p>12.1.1757</text:p>
          </table:table-cell>
          <table:table-cell table:style-name="ce8" office:value-type="string" calcext:value-type="string">
            <text:p>GABRIELA ARAUJO GOIS</text:p>
          </table:table-cell>
          <table:table-cell table:style-name="ce8" office:value-type="string" calcext:value-type="string">
            <text:p>MET</text:p>
          </table:table-cell>
          <table:table-cell table:style-name="ce8" office:value-type="float" office:value="75" calcext:value-type="float">
            <text:p>75</text:p>
          </table:table-cell>
          <table:table-cell table:style-name="ce9" office:value-type="string" calcext:value-type="string">
            <text:p>gab_gois@hotmail.com</text:p>
          </table:table-cell>
          <table:table-cell table:style-name="ce5"/>
          <table:table-cell table:number-columns-repeated="2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CAT124</text:p>
          </table:table-cell>
          <table:table-cell table:style-name="ce7" office:value-type="string" calcext:value-type="string">
            <text:p>15.2.5901</text:p>
          </table:table-cell>
          <table:table-cell table:style-name="ce7" office:value-type="string" calcext:value-type="string">
            <text:p>GABRIELLE CHRISTINA DE CARVALHO CAMPOLINA</text:p>
          </table:table-cell>
          <table:table-cell table:style-name="ce7" office:value-type="string" calcext:value-type="string">
            <text:p>MET</text:p>
          </table:table-cell>
          <table:table-cell table:style-name="ce7" office:value-type="float" office:value="75" calcext:value-type="float">
            <text:p>75</text:p>
          </table:table-cell>
          <table:table-cell table:style-name="ce10" office:value-type="string" calcext:value-type="string">
            <text:p>gabriellecampolina@yahoo.com.br</text:p>
          </table:table-cell>
          <table:table-cell table:style-name="ce5"/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8" office:value-type="float" office:value="2016" calcext:value-type="float">
            <text:p>201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CAT124</text:p>
          </table:table-cell>
          <table:table-cell table:style-name="ce8" office:value-type="string" calcext:value-type="string">
            <text:p>15.1.5929</text:p>
          </table:table-cell>
          <table:table-cell table:style-name="ce8" office:value-type="string" calcext:value-type="string">
            <text:p>IAGO FERNANDES DE ABREU</text:p>
          </table:table-cell>
          <table:table-cell table:style-name="ce8" office:value-type="string" calcext:value-type="string">
            <text:p>MET</text:p>
          </table:table-cell>
          <table:table-cell table:style-name="ce8" office:value-type="float" office:value="75" calcext:value-type="float">
            <text:p>75</text:p>
          </table:table-cell>
          <table:table-cell table:style-name="ce9" office:value-type="string" calcext:value-type="string">
            <text:p>iago.abreu@live.com</text:p>
          </table:table-cell>
          <table:table-cell table:style-name="ce5"/>
          <table:table-cell table:number-columns-repeated="2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CAT124</text:p>
          </table:table-cell>
          <table:table-cell table:style-name="ce7" office:value-type="string" calcext:value-type="string">
            <text:p>12.1.1539</text:p>
          </table:table-cell>
          <table:table-cell table:style-name="ce7" office:value-type="string" calcext:value-type="string">
            <text:p>MELAINE MOREIRA ZANDONADE</text:p>
          </table:table-cell>
          <table:table-cell table:style-name="ce7" office:value-type="string" calcext:value-type="string">
            <text:p>MET</text:p>
          </table:table-cell>
          <table:table-cell table:style-name="ce7" office:value-type="float" office:value="75" calcext:value-type="float">
            <text:p>75</text:p>
          </table:table-cell>
          <table:table-cell table:style-name="ce10" office:value-type="string" calcext:value-type="string">
            <text:p>mel_zandonade@hotmail.com</text:p>
          </table:table-cell>
          <table:table-cell table:style-name="ce5"/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8" office:value-type="float" office:value="2016" calcext:value-type="float">
            <text:p>201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CAT124</text:p>
          </table:table-cell>
          <table:table-cell table:style-name="ce8" office:value-type="string" calcext:value-type="string">
            <text:p>14.1.1980</text:p>
          </table:table-cell>
          <table:table-cell table:style-name="ce8" office:value-type="string" calcext:value-type="string">
            <text:p>MELYNA LARA CAETANO</text:p>
          </table:table-cell>
          <table:table-cell table:style-name="ce8" office:value-type="string" calcext:value-type="string">
            <text:p>MET</text:p>
          </table:table-cell>
          <table:table-cell table:style-name="ce8" office:value-type="float" office:value="75" calcext:value-type="float">
            <text:p>75</text:p>
          </table:table-cell>
          <table:table-cell table:style-name="ce9" office:value-type="string" calcext:value-type="string">
            <text:p>mellarac@hotmail.com</text:p>
          </table:table-cell>
          <table:table-cell table:style-name="ce5"/>
          <table:table-cell table:number-columns-repeated="2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CAT124</text:p>
          </table:table-cell>
          <table:table-cell table:style-name="ce7" office:value-type="string" calcext:value-type="string">
            <text:p>13.2.1664</text:p>
          </table:table-cell>
          <table:table-cell table:style-name="ce7" office:value-type="string" calcext:value-type="string">
            <text:p>PEDRO ANTONIO DE SOUZA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float" office:value="75" calcext:value-type="float">
            <text:p>75</text:p>
          </table:table-cell>
          <table:table-cell table:style-name="ce10" office:value-type="string" calcext:value-type="string">
            <text:p>pedrosouza27@live.com</text:p>
          </table:table-cell>
          <table:table-cell table:style-name="ce5"/>
          <table:table-cell table:number-columns-repeated="2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8" office:value-type="float" office:value="2016" calcext:value-type="float">
            <text:p>201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CAT124</text:p>
          </table:table-cell>
          <table:table-cell table:style-name="ce8" office:value-type="string" calcext:value-type="string">
            <text:p>12.2.1601</text:p>
          </table:table-cell>
          <table:table-cell table:style-name="ce8" office:value-type="string" calcext:value-type="string">
            <text:p>THALES ALEXANDRE MARTINS LOPES DA COSTA</text:p>
          </table:table-cell>
          <table:table-cell table:style-name="ce8" office:value-type="string" calcext:value-type="string">
            <text:p>MET</text:p>
          </table:table-cell>
          <table:table-cell table:style-name="ce8" office:value-type="float" office:value="75" calcext:value-type="float">
            <text:p>75</text:p>
          </table:table-cell>
          <table:table-cell table:style-name="ce9" office:value-type="string" calcext:value-type="string">
            <text:p>thaalescosta@gmail.com</text:p>
          </table:table-cell>
          <table:table-cell table:style-name="ce5"/>
          <table:table-cell table:number-columns-repeated="2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CAT124</text:p>
          </table:table-cell>
          <table:table-cell table:style-name="ce7" office:value-type="string" calcext:value-type="string">
            <text:p>13.2.4572</text:p>
          </table:table-cell>
          <table:table-cell table:style-name="ce7" office:value-type="string" calcext:value-type="string">
            <text:p>AUGUSTO SILVA GARCIA</text:p>
          </table:table-cell>
          <table:table-cell table:style-name="ce7" office:value-type="string" calcext:value-type="string">
            <text:p>MET</text:p>
          </table:table-cell>
          <table:table-cell table:style-name="ce7" office:value-type="float" office:value="76" calcext:value-type="float">
            <text:p>76</text:p>
          </table:table-cell>
          <table:table-cell table:style-name="ce10" office:value-type="string" calcext:value-type="string">
            <text:p>augustosilva94@gmail.com</text:p>
          </table:table-cell>
          <table:table-cell table:style-name="ce5"/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8" office:value-type="float" office:value="2016" calcext:value-type="float">
            <text:p>201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CAT124</text:p>
          </table:table-cell>
          <table:table-cell table:style-name="ce8" office:value-type="string" calcext:value-type="string">
            <text:p>12.2.1637</text:p>
          </table:table-cell>
          <table:table-cell table:style-name="ce8" office:value-type="string" calcext:value-type="string">
            <text:p>BRUNO MENDES PALHARES REIS</text:p>
          </table:table-cell>
          <table:table-cell table:style-name="ce8" office:value-type="string" calcext:value-type="string">
            <text:p>MET</text:p>
          </table:table-cell>
          <table:table-cell table:style-name="ce8" office:value-type="float" office:value="76" calcext:value-type="float">
            <text:p>76</text:p>
          </table:table-cell>
          <table:table-cell table:style-name="ce9" office:value-type="string" calcext:value-type="string">
            <text:p>brunompr@hotmail.com</text:p>
          </table:table-cell>
          <table:table-cell table:style-name="ce5"/>
          <table:table-cell table:number-columns-repeated="2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CAT124</text:p>
          </table:table-cell>
          <table:table-cell table:style-name="ce7" office:value-type="string" calcext:value-type="string">
            <text:p>14.2.1690</text:p>
          </table:table-cell>
          <table:table-cell table:style-name="ce7" office:value-type="string" calcext:value-type="string">
            <text:p>CAMILA DE CASTRO CAMPOS</text:p>
          </table:table-cell>
          <table:table-cell table:style-name="ce7" office:value-type="string" calcext:value-type="string">
            <text:p>MET</text:p>
          </table:table-cell>
          <table:table-cell table:style-name="ce7" office:value-type="float" office:value="76" calcext:value-type="float">
            <text:p>76</text:p>
          </table:table-cell>
          <table:table-cell table:style-name="ce10" office:value-type="string" calcext:value-type="string">
            <text:p>camilinha14567@hotmail.com</text:p>
          </table:table-cell>
          <table:table-cell table:style-name="ce5"/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8" office:value-type="float" office:value="2016" calcext:value-type="float">
            <text:p>201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CAT124</text:p>
          </table:table-cell>
          <table:table-cell table:style-name="ce8" office:value-type="string" calcext:value-type="string">
            <text:p>15.1.1152</text:p>
          </table:table-cell>
          <table:table-cell table:style-name="ce8" office:value-type="string" calcext:value-type="string">
            <text:p>FELIPE AUGUSTO VILAS BOAS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float" office:value="76" calcext:value-type="float">
            <text:p>76</text:p>
          </table:table-cell>
          <table:table-cell table:style-name="ce9" office:value-type="string" calcext:value-type="string">
            <text:p>vilasboas.felipe@gmail.com</text:p>
          </table:table-cell>
          <table:table-cell table:style-name="ce5"/>
          <table:table-cell table:number-columns-repeated="2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CAT124</text:p>
          </table:table-cell>
          <table:table-cell table:style-name="ce7" office:value-type="string" calcext:value-type="string">
            <text:p>14.1.1458</text:p>
          </table:table-cell>
          <table:table-cell table:style-name="ce7" office:value-type="string" calcext:value-type="string">
            <text:p>GABRIEL THADEU PEREIRA DE ALMEIDA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float" office:value="76" calcext:value-type="float">
            <text:p>76</text:p>
          </table:table-cell>
          <table:table-cell table:style-name="ce10" office:value-type="string" calcext:value-type="string">
            <text:p>gabrielt.min@gmail.com</text:p>
          </table:table-cell>
          <table:table-cell table:style-name="ce5"/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8" office:value-type="float" office:value="2016" calcext:value-type="float">
            <text:p>201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CAT124</text:p>
          </table:table-cell>
          <table:table-cell table:style-name="ce8" office:value-type="string" calcext:value-type="string">
            <text:p>12.2.1317</text:p>
          </table:table-cell>
          <table:table-cell table:style-name="ce8" office:value-type="string" calcext:value-type="string">
            <text:p>GUILHERME ARAUJO DO ESPIRITO SANTO</text:p>
          </table:table-cell>
          <table:table-cell table:style-name="ce8" office:value-type="string" calcext:value-type="string">
            <text:p>MET</text:p>
          </table:table-cell>
          <table:table-cell table:style-name="ce8" office:value-type="float" office:value="76" calcext:value-type="float">
            <text:p>76</text:p>
          </table:table-cell>
          <table:table-cell table:style-name="ce9" office:value-type="string" calcext:value-type="string">
            <text:p>guilherme_tupete@hotmail.com</text:p>
          </table:table-cell>
          <table:table-cell table:style-name="ce5"/>
          <table:table-cell table:number-columns-repeated="2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CAT124</text:p>
          </table:table-cell>
          <table:table-cell table:style-name="ce7" office:value-type="string" calcext:value-type="string">
            <text:p>12.2.1484</text:p>
          </table:table-cell>
          <table:table-cell table:style-name="ce7" office:value-type="string" calcext:value-type="string">
            <text:p>JADE DE DUTRA E FONSECA</text:p>
          </table:table-cell>
          <table:table-cell table:style-name="ce7" office:value-type="string" calcext:value-type="string">
            <text:p>MET</text:p>
          </table:table-cell>
          <table:table-cell table:style-name="ce7" office:value-type="float" office:value="76" calcext:value-type="float">
            <text:p>76</text:p>
          </table:table-cell>
          <table:table-cell table:style-name="ce10" office:value-type="string" calcext:value-type="string">
            <text:p>jadedutra.ufop@yahoo.com.br</text:p>
          </table:table-cell>
          <table:table-cell table:style-name="ce5"/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8" office:value-type="float" office:value="2016" calcext:value-type="float">
            <text:p>201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CAT124</text:p>
          </table:table-cell>
          <table:table-cell table:style-name="ce8" office:value-type="string" calcext:value-type="string">
            <text:p>14.2.1559</text:p>
          </table:table-cell>
          <table:table-cell table:style-name="ce8" office:value-type="string" calcext:value-type="string">
            <text:p>JOAN KAYK DE OLIVEIRA FERREIRA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float" office:value="76" calcext:value-type="float">
            <text:p>76</text:p>
          </table:table-cell>
          <table:table-cell table:style-name="ce9" office:value-type="string" calcext:value-type="string">
            <text:p>joankaykof@gmail.com</text:p>
          </table:table-cell>
          <table:table-cell table:style-name="ce5"/>
          <table:table-cell table:number-columns-repeated="2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CAT124</text:p>
          </table:table-cell>
          <table:table-cell table:style-name="ce7" office:value-type="string" calcext:value-type="string">
            <text:p>14.2.1478</text:p>
          </table:table-cell>
          <table:table-cell table:style-name="ce7" office:value-type="string" calcext:value-type="string">
            <text:p>MATEUS ASSIS OLIVEIRA</text:p>
          </table:table-cell>
          <table:table-cell table:style-name="ce7" office:value-type="string" calcext:value-type="string">
            <text:p>MET</text:p>
          </table:table-cell>
          <table:table-cell table:style-name="ce7" office:value-type="float" office:value="76" calcext:value-type="float">
            <text:p>76</text:p>
          </table:table-cell>
          <table:table-cell table:style-name="ce10" office:value-type="string" calcext:value-type="string">
            <text:p>mateussk8assis@hotmail.com</text:p>
          </table:table-cell>
          <table:table-cell table:style-name="ce5"/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8" office:value-type="float" office:value="2016" calcext:value-type="float">
            <text:p>201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CAT124</text:p>
          </table:table-cell>
          <table:table-cell table:style-name="ce8" office:value-type="string" calcext:value-type="string">
            <text:p>15.2.1174</text:p>
          </table:table-cell>
          <table:table-cell table:style-name="ce8" office:value-type="string" calcext:value-type="string">
            <text:p>NATALIA LOPES ZINATO</text:p>
          </table:table-cell>
          <table:table-cell table:style-name="ce8" office:value-type="string" calcext:value-type="string">
            <text:p>MET</text:p>
          </table:table-cell>
          <table:table-cell table:style-name="ce8" office:value-type="float" office:value="76" calcext:value-type="float">
            <text:p>76</text:p>
          </table:table-cell>
          <table:table-cell table:style-name="ce9" office:value-type="string" calcext:value-type="string">
            <text:p>natalialzinato@hotmail.com</text:p>
          </table:table-cell>
          <table:table-cell table:style-name="ce5"/>
          <table:table-cell table:number-columns-repeated="2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CAT124</text:p>
          </table:table-cell>
          <table:table-cell table:style-name="ce7" office:value-type="string" calcext:value-type="string">
            <text:p>12.2.1276</text:p>
          </table:table-cell>
          <table:table-cell table:style-name="ce7" office:value-type="string" calcext:value-type="string">
            <text:p>ROSEMBERG TRINDADE MAGALHAES DE FREITAS</text:p>
          </table:table-cell>
          <table:table-cell table:style-name="ce7" office:value-type="string" calcext:value-type="string">
            <text:p>MET</text:p>
          </table:table-cell>
          <table:table-cell table:style-name="ce7" office:value-type="float" office:value="76" calcext:value-type="float">
            <text:p>76</text:p>
          </table:table-cell>
          <table:table-cell table:style-name="ce10" office:value-type="string" calcext:value-type="string">
            <text:p>rosemberg226@hotmail.com</text:p>
          </table:table-cell>
          <table:table-cell table:style-name="ce5"/>
          <table:table-cell table:number-columns-repeated="2"/>
        </table:table-row>
        <table:table-row table:style-name="ro2">
          <table:table-cell table:style-name="ce4"/>
          <table:table-cell table:style-name="ce9" table:number-columns-repeated="8"/>
          <table:table-cell table:style-name="ce5"/>
          <table:table-cell table:number-columns-repeated="2"/>
        </table:table-row>
        <table:table-row table:style-name="ro1" table:number-rows-repeated="16">
          <table:table-cell table:style-name="ce5"/>
          <table:table-cell table:number-columns-repeated="8"/>
          <table:table-cell table:style-name="ce5"/>
          <table:table-cell table:number-columns-repeated="2"/>
        </table:table-row>
        <table:table-row table:style-name="ro3" table:number-rows-repeated="2">
          <table:table-cell table:style-name="ce5" table:number-columns-repeated="10"/>
          <table:table-cell table:number-columns-repeated="2"/>
        </table:table-row>
        <table:table-row table:style-name="ro3" table:number-rows-repeated="1048527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Teóricas" table:style-name="ta1">
        <office:forms form:automatic-focus="false" form:apply-design-mode="false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visibility="collapse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25" table:number-columns-repeated="4" table:default-cell-style-name="Default"/>
        <table:table-column table:style-name="co11" table:number-columns-repeated="2" table:default-cell-style-name="Default"/>
        <table:table-column table:style-name="co26" table:default-cell-style-name="Default"/>
        <table:table-column table:style-name="co11" table:default-cell-style-name="Default"/>
        <table:table-column table:style-name="co27" table:default-cell-style-name="Default"/>
        <table:table-column table:style-name="co27" table:default-cell-style-name="ce42"/>
        <table:table-column table:style-name="co28" table:default-cell-style-name="Default"/>
        <table:table-column table:style-name="co11" table:number-columns-repeated="997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ce27" office:value-type="string" calcext:value-type="string">
            <text:p>Controle de frequência – aulas teóricas</text:p>
          </table:table-cell>
          <table:table-cell table:number-columns-repeated="1018"/>
        </table:table-row>
        <table:table-row table:style-name="ro1">
          <table:table-cell table:style-name="ce11" table:number-columns-repeated="5"/>
          <table:table-cell table:style-name="ce28" office:value-type="string" calcext:value-type="string">
            <text:p>Aula ministrada:</text:p>
          </table:table-cell>
          <table:table-cell table:style-name="ce11" table:number-columns-repeated="3"/>
          <table:table-cell table:style-name="ce29" table:formula="of:=IF([.J7]&lt;&gt;0;3;0)" office:value-type="float" office:value="3" calcext:value-type="float">
            <text:p>3</text:p>
          </table:table-cell>
          <table:table-cell table:style-name="ce29" table:formula="of:=IF([.K7]&lt;&gt;0;3;0)" office:value-type="float" office:value="3" calcext:value-type="float">
            <text:p>3</text:p>
          </table:table-cell>
          <table:table-cell table:style-name="ce29" table:formula="of:=IF([.L7]&lt;&gt;0;3;0)" office:value-type="float" office:value="0" calcext:value-type="float">
            <text:p>0</text:p>
          </table:table-cell>
          <table:table-cell table:style-name="ce29" table:formula="of:=IF([.M7]&lt;&gt;0;3;0)" office:value-type="float" office:value="0" calcext:value-type="float">
            <text:p>0</text:p>
          </table:table-cell>
          <table:table-cell table:style-name="ce29" table:formula="of:=IF([.N7]&lt;&gt;0;3;0)" office:value-type="float" office:value="0" calcext:value-type="float">
            <text:p>0</text:p>
          </table:table-cell>
          <table:table-cell table:style-name="ce29" table:formula="of:=IF([.O7]&lt;&gt;0;3;0)" office:value-type="float" office:value="0" calcext:value-type="float">
            <text:p>0</text:p>
          </table:table-cell>
          <table:table-cell table:style-name="ce29" table:formula="of:=IF([.P7]&lt;&gt;0;3;0)" office:value-type="float" office:value="0" calcext:value-type="float">
            <text:p>0</text:p>
          </table:table-cell>
          <table:table-cell table:style-name="ce29" table:formula="of:=IF([.Q7]&lt;&gt;0;3;0)" office:value-type="float" office:value="0" calcext:value-type="float">
            <text:p>0</text:p>
          </table:table-cell>
          <table:table-cell table:style-name="ce29" table:formula="of:=IF([.R7]&lt;&gt;0;3;0)" office:value-type="float" office:value="0" calcext:value-type="float">
            <text:p>0</text:p>
          </table:table-cell>
          <table:table-cell table:style-name="ce29" table:formula="of:=IF([.S7]&lt;&gt;0;3;0)" office:value-type="float" office:value="0" calcext:value-type="float">
            <text:p>0</text:p>
          </table:table-cell>
          <table:table-cell table:style-name="ce29" table:formula="of:=IF([.T7]&lt;&gt;0;3;0)" office:value-type="float" office:value="0" calcext:value-type="float">
            <text:p>0</text:p>
          </table:table-cell>
          <table:table-cell table:style-name="ce29" table:formula="of:=IF([.U7]&lt;&gt;0;3;0)" office:value-type="float" office:value="0" calcext:value-type="float">
            <text:p>0</text:p>
          </table:table-cell>
          <table:table-cell table:style-name="ce29" table:formula="of:=IF([.V7]&lt;&gt;0;3;0)" office:value-type="float" office:value="0" calcext:value-type="float">
            <text:p>0</text:p>
          </table:table-cell>
          <table:table-cell table:style-name="ce29" table:formula="of:=IF([.W7]&lt;&gt;0;3;0)" office:value-type="float" office:value="0" calcext:value-type="float">
            <text:p>0</text:p>
          </table:table-cell>
          <table:table-cell table:style-name="ce29" table:formula="of:=IF([.X7]&lt;&gt;0;3;0)" office:value-type="float" office:value="0" calcext:value-type="float">
            <text:p>0</text:p>
          </table:table-cell>
          <table:table-cell table:style-name="ce29" table:formula="of:=IF([.Y7]&lt;&gt;0;3;0)" office:value-type="float" office:value="0" calcext:value-type="float">
            <text:p>0</text:p>
          </table:table-cell>
          <table:table-cell table:style-name="ce43"/>
          <table:table-cell table:style-name="ce29" table:number-columns-repeated="4"/>
          <table:table-cell table:style-name="ce11" table:number-columns-repeated="994"/>
        </table:table-row>
        <table:table-row table:style-name="ro1">
          <table:table-cell table:style-name="ce12" table:number-columns-repeated="9"/>
          <table:table-cell table:style-name="ce30" office:value-type="date" office:date-value="2016-09-20" calcext:value-type="date">
            <text:p>20/set</text:p>
          </table:table-cell>
          <table:table-cell table:style-name="ce30" office:value-type="date" office:date-value="2016-09-27" calcext:value-type="date">
            <text:p>27/set</text:p>
          </table:table-cell>
          <table:table-cell table:style-name="ce30" table:number-columns-repeated="14"/>
          <table:table-cell table:style-name="ce44"/>
          <table:table-cell table:style-name="ce12" office:value-type="string" calcext:value-type="string">
            <text:p>Aulas Teóricas ministradas</text:p>
          </table:table-cell>
          <table:table-cell table:style-name="ce12"/>
          <table:table-cell table:style-name="ce51" table:formula="of:=SUM([.J6:.X6])" office:value-type="float" office:value="6" calcext:value-type="float">
            <text:p>6</text:p>
          </table:table-cell>
          <table:table-cell table:style-name="ce52" table:number-columns-repeated="995"/>
        </table:table-row>
        <table:table-row table:style-name="ro2">
          <table:table-cell table:style-name="ce13"/>
          <table:table-cell table:style-name="ce18" table:number-columns-repeated="4"/>
          <table:table-cell table:style-name="ce18" table:formula="of:=[diario_classe.F8]" office:value-type="string" office:string-value="NOME" calcext:value-type="string">
            <text:p>NOME</text:p>
          </table:table-cell>
          <table:table-cell table:style-name="ce18" table:number-columns-repeated="3"/>
          <table:table-cell table:style-name="ce31" office:value-type="string" calcext:value-type="string">
            <text:p>apres</text:p>
          </table:table-cell>
          <table:table-cell table:style-name="ce37" office:value-type="string" calcext:value-type="string">
            <text:p>eletromag</text:p>
          </table:table-cell>
          <table:table-cell table:style-name="ce37" table:number-columns-repeated="14"/>
          <table:table-cell table:style-name="ce45" office:value-type="string" calcext:value-type="string">
            <text:p>faltas</text:p>
          </table:table-cell>
          <table:table-cell table:style-name="ce45" office:value-type="string" calcext:value-type="string">
            <text:p>frequência (T)</text:p>
          </table:table-cell>
          <table:table-cell table:style-name="ce49" table:number-columns-repeated="2"/>
          <table:table-cell table:style-name="ce53" table:number-columns-repeated="995"/>
        </table:table-row>
        <table:table-row table:style-name="ro2">
          <table:table-cell table:style-name="ce14" table:formula="of:=[diario_classe.A9]" office:value-type="float" office:value="1" calcext:value-type="float">
            <text:p>1</text:p>
          </table:table-cell>
          <table:table-cell table:style-name="ce14" table:formula="of:=[diario_classe.B9]" office:value-type="float" office:value="2016" calcext:value-type="float">
            <text:p>2016</text:p>
          </table:table-cell>
          <table:table-cell table:style-name="ce14" table:formula="of:=[diario_classe.C9]" office:value-type="float" office:value="2" calcext:value-type="float">
            <text:p>2</text:p>
          </table:table-cell>
          <table:table-cell table:style-name="ce14" table:formula="of:=[diario_classe.D9]" office:value-type="string" office:string-value="CAT124" calcext:value-type="string">
            <text:p>CAT124</text:p>
          </table:table-cell>
          <table:table-cell table:style-name="ce25" table:formula="of:=[diario_classe.E9]" office:value-type="string" office:string-value="14.1.1359" calcext:value-type="string">
            <text:p>14.1.1359</text:p>
          </table:table-cell>
          <table:table-cell table:style-name="ce20" table:formula="of:=[diario_classe.F9]" office:value-type="string" office:string-value="ANDREIA DE-LAZZARI BICALHO PEIXOTO RESENDE" calcext:value-type="string">
            <text:p>ANDREIA DE-LAZZARI BICALHO PEIXOTO RESENDE</text:p>
          </table:table-cell>
          <table:table-cell table:style-name="ce20" table:number-columns-repeated="3"/>
          <table:table-cell table:style-name="ce32" table:number-columns-repeated="6"/>
          <table:table-cell table:style-name="ce40" table:number-columns-repeated="10"/>
          <table:table-cell table:style-name="ce46" table:formula="of:=(COUNTIF([.J9:.Y9];&quot;F&quot;)*3)" office:value-type="float" office:value="0" calcext:value-type="float">
            <text:p>0</text:p>
          </table:table-cell>
          <table:table-cell table:style-name="ce46" table:formula="of:=(COUNTIF([.J9:.Y9];&quot;p&quot;)*3)" office:value-type="float" office:value="0" calcext:value-type="float">
            <text:p>0</text:p>
          </table:table-cell>
          <table:table-cell table:style-name="ce50" table:number-columns-repeated="733"/>
          <table:table-cell table:style-name="ce54" table:number-columns-repeated="264"/>
        </table:table-row>
        <table:table-row table:style-name="ro2">
          <table:table-cell table:style-name="ce15" table:formula="of:=[diario_classe.A10]" office:value-type="float" office:value="2" calcext:value-type="float">
            <text:p>2</text:p>
          </table:table-cell>
          <table:table-cell table:style-name="ce19" table:number-columns-repeated="3"/>
          <table:table-cell table:style-name="ce26" table:formula="of:=[diario_classe.E10]" office:value-type="string" office:string-value="13.1.4437" calcext:value-type="string">
            <text:p>13.1.4437</text:p>
          </table:table-cell>
          <table:table-cell table:style-name="ce19" table:formula="of:=[diario_classe.F10]" office:value-type="string" office:string-value="CARLOS HENRIQUE DA CUNHA" calcext:value-type="string">
            <text:p>CARLOS HENRIQUE DA CUNHA</text:p>
          </table:table-cell>
          <table:table-cell table:style-name="ce19" table:number-columns-repeated="3"/>
          <table:table-cell table:style-name="ce33" table:number-columns-repeated="6"/>
          <table:table-cell table:style-name="ce41" table:number-columns-repeated="10"/>
          <table:table-cell table:style-name="ce47" table:formula="of:=(COUNTIF([.J10:.Y10];&quot;F&quot;)*3)" office:value-type="float" office:value="0" calcext:value-type="float">
            <text:p>0</text:p>
          </table:table-cell>
          <table:table-cell table:style-name="ce47" table:formula="of:=(COUNTIF([.J10:.Y10];&quot;p&quot;)*3)" office:value-type="float" office:value="0" calcext:value-type="float">
            <text:p>0</text:p>
          </table:table-cell>
          <table:table-cell table:style-name="ce50" table:number-columns-repeated="733"/>
          <table:table-cell table:style-name="ce55" table:number-columns-repeated="264"/>
        </table:table-row>
        <table:table-row table:style-name="ro2">
          <table:table-cell table:style-name="ce14" table:formula="of:=[diario_classe.A11]" office:value-type="float" office:value="3" calcext:value-type="float">
            <text:p>3</text:p>
          </table:table-cell>
          <table:table-cell table:style-name="ce20" table:number-columns-repeated="3"/>
          <table:table-cell table:style-name="ce25" table:formula="of:=[diario_classe.E11]" office:value-type="string" office:string-value="13.2.1575" calcext:value-type="string">
            <text:p>13.2.1575</text:p>
          </table:table-cell>
          <table:table-cell table:style-name="ce20" table:formula="of:=[diario_classe.F11]" office:value-type="string" office:string-value="FRANCINE FERREIRA DA SILVA" calcext:value-type="string">
            <text:p>FRANCINE FERREIRA DA SILVA</text:p>
          </table:table-cell>
          <table:table-cell table:style-name="ce20" table:number-columns-repeated="3"/>
          <table:table-cell table:style-name="ce32" table:number-columns-repeated="6"/>
          <table:table-cell table:style-name="ce40" table:number-columns-repeated="10"/>
          <table:table-cell table:style-name="ce46" table:formula="of:=(COUNTIF([.J11:.Y11];&quot;F&quot;)*3)" office:value-type="float" office:value="0" calcext:value-type="float">
            <text:p>0</text:p>
          </table:table-cell>
          <table:table-cell table:style-name="ce46" table:formula="of:=(COUNTIF([.J11:.Y11];&quot;p&quot;)*3)" office:value-type="float" office:value="0" calcext:value-type="float">
            <text:p>0</text:p>
          </table:table-cell>
          <table:table-cell table:style-name="ce50" table:number-columns-repeated="733"/>
          <table:table-cell table:style-name="ce54" table:number-columns-repeated="264"/>
        </table:table-row>
        <table:table-row table:style-name="ro2">
          <table:table-cell table:style-name="ce15" table:formula="of:=[diario_classe.A12]" office:value-type="float" office:value="4" calcext:value-type="float">
            <text:p>4</text:p>
          </table:table-cell>
          <table:table-cell table:style-name="ce19" table:number-columns-repeated="3"/>
          <table:table-cell table:style-name="ce26" table:formula="of:=[diario_classe.E12]" office:value-type="string" office:string-value="12.1.1757" calcext:value-type="string">
            <text:p>12.1.1757</text:p>
          </table:table-cell>
          <table:table-cell table:style-name="ce19" table:formula="of:=[diario_classe.F12]" office:value-type="string" office:string-value="GABRIELA ARAUJO GOIS" calcext:value-type="string">
            <text:p>GABRIELA ARAUJO GOIS</text:p>
          </table:table-cell>
          <table:table-cell table:style-name="ce19" table:number-columns-repeated="3"/>
          <table:table-cell table:style-name="ce33" table:number-columns-repeated="6"/>
          <table:table-cell table:style-name="ce41" table:number-columns-repeated="10"/>
          <table:table-cell table:style-name="ce47" table:formula="of:=(COUNTIF([.J12:.Y12];&quot;F&quot;)*3)" office:value-type="float" office:value="0" calcext:value-type="float">
            <text:p>0</text:p>
          </table:table-cell>
          <table:table-cell table:style-name="ce47" table:formula="of:=(COUNTIF([.J12:.Y12];&quot;p&quot;)*3)" office:value-type="float" office:value="0" calcext:value-type="float">
            <text:p>0</text:p>
          </table:table-cell>
          <table:table-cell table:style-name="ce50" table:number-columns-repeated="733"/>
          <table:table-cell table:style-name="ce55" table:number-columns-repeated="264"/>
        </table:table-row>
        <table:table-row table:style-name="ro2">
          <table:table-cell table:style-name="ce14" table:formula="of:=[diario_classe.A13]" office:value-type="float" office:value="5" calcext:value-type="float">
            <text:p>5</text:p>
          </table:table-cell>
          <table:table-cell table:style-name="ce20" table:number-columns-repeated="3"/>
          <table:table-cell table:style-name="ce25" table:formula="of:=[diario_classe.E13]" office:value-type="string" office:string-value="15.2.5901" calcext:value-type="string">
            <text:p>15.2.5901</text:p>
          </table:table-cell>
          <table:table-cell table:style-name="ce20" table:formula="of:=[diario_classe.F13]" office:value-type="string" office:string-value="GABRIELLE CHRISTINA DE CARVALHO CAMPOLINA" calcext:value-type="string">
            <text:p>GABRIELLE CHRISTINA DE CARVALHO CAMPOLINA</text:p>
          </table:table-cell>
          <table:table-cell table:style-name="ce20" table:number-columns-repeated="3"/>
          <table:table-cell table:style-name="ce32" table:number-columns-repeated="6"/>
          <table:table-cell table:style-name="ce40" table:number-columns-repeated="10"/>
          <table:table-cell table:style-name="ce46" table:formula="of:=(COUNTIF([.J13:.Y13];&quot;F&quot;)*3)" office:value-type="float" office:value="0" calcext:value-type="float">
            <text:p>0</text:p>
          </table:table-cell>
          <table:table-cell table:style-name="ce46" table:formula="of:=(COUNTIF([.J13:.Y13];&quot;p&quot;)*3)" office:value-type="float" office:value="0" calcext:value-type="float">
            <text:p>0</text:p>
          </table:table-cell>
          <table:table-cell table:style-name="ce50" table:number-columns-repeated="733"/>
          <table:table-cell table:style-name="ce54" table:number-columns-repeated="264"/>
        </table:table-row>
        <table:table-row table:style-name="ro2">
          <table:table-cell table:style-name="ce15" table:formula="of:=[diario_classe.A14]" office:value-type="float" office:value="6" calcext:value-type="float">
            <text:p>6</text:p>
          </table:table-cell>
          <table:table-cell table:style-name="ce19" table:number-columns-repeated="3"/>
          <table:table-cell table:style-name="ce26" table:formula="of:=[diario_classe.E14]" office:value-type="string" office:string-value="15.1.5929" calcext:value-type="string">
            <text:p>15.1.5929</text:p>
          </table:table-cell>
          <table:table-cell table:style-name="ce19" table:formula="of:=[diario_classe.F14]" office:value-type="string" office:string-value="IAGO FERNANDES DE ABREU" calcext:value-type="string">
            <text:p>IAGO FERNANDES DE ABREU</text:p>
          </table:table-cell>
          <table:table-cell table:style-name="ce19" table:number-columns-repeated="3"/>
          <table:table-cell table:style-name="ce33" table:number-columns-repeated="6"/>
          <table:table-cell table:style-name="ce41" table:number-columns-repeated="10"/>
          <table:table-cell table:style-name="ce47" table:formula="of:=(COUNTIF([.J14:.Y14];&quot;F&quot;)*3)" office:value-type="float" office:value="0" calcext:value-type="float">
            <text:p>0</text:p>
          </table:table-cell>
          <table:table-cell table:style-name="ce47" table:formula="of:=(COUNTIF([.J14:.Y14];&quot;p&quot;)*3)" office:value-type="float" office:value="0" calcext:value-type="float">
            <text:p>0</text:p>
          </table:table-cell>
          <table:table-cell table:style-name="ce50" table:number-columns-repeated="733"/>
          <table:table-cell table:style-name="ce55" table:number-columns-repeated="264"/>
        </table:table-row>
        <table:table-row table:style-name="ro2">
          <table:table-cell table:style-name="ce14" table:formula="of:=[diario_classe.A15]" office:value-type="float" office:value="7" calcext:value-type="float">
            <text:p>7</text:p>
          </table:table-cell>
          <table:table-cell table:style-name="ce20" table:number-columns-repeated="3"/>
          <table:table-cell table:style-name="ce25" table:formula="of:=[diario_classe.E15]" office:value-type="string" office:string-value="12.1.1539" calcext:value-type="string">
            <text:p>12.1.1539</text:p>
          </table:table-cell>
          <table:table-cell table:style-name="ce20" table:formula="of:=[diario_classe.F15]" office:value-type="string" office:string-value="MELAINE MOREIRA ZANDONADE" calcext:value-type="string">
            <text:p>MELAINE MOREIRA ZANDONADE</text:p>
          </table:table-cell>
          <table:table-cell table:style-name="ce20" table:number-columns-repeated="3"/>
          <table:table-cell table:style-name="ce32" table:number-columns-repeated="6"/>
          <table:table-cell table:style-name="ce40" table:number-columns-repeated="10"/>
          <table:table-cell table:style-name="ce46" table:formula="of:=(COUNTIF([.J15:.Y15];&quot;F&quot;)*3)" office:value-type="float" office:value="0" calcext:value-type="float">
            <text:p>0</text:p>
          </table:table-cell>
          <table:table-cell table:style-name="ce46" table:formula="of:=(COUNTIF([.J15:.Y15];&quot;p&quot;)*3)" office:value-type="float" office:value="0" calcext:value-type="float">
            <text:p>0</text:p>
          </table:table-cell>
          <table:table-cell table:style-name="ce50" table:number-columns-repeated="733"/>
          <table:table-cell table:style-name="ce54" table:number-columns-repeated="264"/>
        </table:table-row>
        <table:table-row table:style-name="ro2">
          <table:table-cell table:style-name="ce15" table:formula="of:=[diario_classe.A16]" office:value-type="float" office:value="8" calcext:value-type="float">
            <text:p>8</text:p>
          </table:table-cell>
          <table:table-cell table:style-name="ce19" table:number-columns-repeated="3"/>
          <table:table-cell table:style-name="ce26" table:formula="of:=[diario_classe.E16]" office:value-type="string" office:string-value="14.1.1980" calcext:value-type="string">
            <text:p>14.1.1980</text:p>
          </table:table-cell>
          <table:table-cell table:style-name="ce19" table:formula="of:=[diario_classe.F16]" office:value-type="string" office:string-value="MELYNA LARA CAETANO" calcext:value-type="string">
            <text:p>MELYNA LARA CAETANO</text:p>
          </table:table-cell>
          <table:table-cell table:style-name="ce19" table:number-columns-repeated="3"/>
          <table:table-cell table:style-name="ce33" table:number-columns-repeated="6"/>
          <table:table-cell table:style-name="ce41" table:number-columns-repeated="10"/>
          <table:table-cell table:style-name="ce47" table:formula="of:=(COUNTIF([.J16:.Y16];&quot;F&quot;)*3)" office:value-type="float" office:value="0" calcext:value-type="float">
            <text:p>0</text:p>
          </table:table-cell>
          <table:table-cell table:style-name="ce47" table:formula="of:=(COUNTIF([.J16:.Y16];&quot;p&quot;)*3)" office:value-type="float" office:value="0" calcext:value-type="float">
            <text:p>0</text:p>
          </table:table-cell>
          <table:table-cell table:style-name="ce50" table:number-columns-repeated="733"/>
          <table:table-cell table:style-name="ce55" table:number-columns-repeated="264"/>
        </table:table-row>
        <table:table-row table:style-name="ro2">
          <table:table-cell table:style-name="ce14" table:formula="of:=[diario_classe.A17]" office:value-type="float" office:value="9" calcext:value-type="float">
            <text:p>9</text:p>
          </table:table-cell>
          <table:table-cell table:style-name="ce20" table:number-columns-repeated="3"/>
          <table:table-cell table:style-name="ce25" table:formula="of:=[diario_classe.E17]" office:value-type="string" office:string-value="13.2.1664" calcext:value-type="string">
            <text:p>13.2.1664</text:p>
          </table:table-cell>
          <table:table-cell table:style-name="ce20" table:formula="of:=[diario_classe.F17]" office:value-type="string" office:string-value="PEDRO ANTONIO DE SOUZA" calcext:value-type="string">
            <text:p>PEDRO ANTONIO DE SOUZA</text:p>
          </table:table-cell>
          <table:table-cell table:style-name="ce20" table:number-columns-repeated="3"/>
          <table:table-cell table:style-name="ce32" table:number-columns-repeated="6"/>
          <table:table-cell table:style-name="ce40" table:number-columns-repeated="10"/>
          <table:table-cell table:style-name="ce46" table:formula="of:=(COUNTIF([.J17:.Y17];&quot;F&quot;)*3)" office:value-type="float" office:value="0" calcext:value-type="float">
            <text:p>0</text:p>
          </table:table-cell>
          <table:table-cell table:style-name="ce46" table:formula="of:=(COUNTIF([.J17:.Y17];&quot;p&quot;)*3)" office:value-type="float" office:value="0" calcext:value-type="float">
            <text:p>0</text:p>
          </table:table-cell>
          <table:table-cell table:style-name="ce50" table:number-columns-repeated="733"/>
          <table:table-cell table:style-name="ce54" table:number-columns-repeated="264"/>
        </table:table-row>
        <table:table-row table:style-name="ro2">
          <table:table-cell table:style-name="ce15" table:formula="of:=[diario_classe.A18]" office:value-type="float" office:value="10" calcext:value-type="float">
            <text:p>10</text:p>
          </table:table-cell>
          <table:table-cell table:style-name="ce19" table:number-columns-repeated="3"/>
          <table:table-cell table:style-name="ce26" table:formula="of:=[diario_classe.E18]" office:value-type="string" office:string-value="12.2.1601" calcext:value-type="string">
            <text:p>12.2.1601</text:p>
          </table:table-cell>
          <table:table-cell table:style-name="ce19" table:formula="of:=[diario_classe.F18]" office:value-type="string" office:string-value="THALES ALEXANDRE MARTINS LOPES DA COSTA" calcext:value-type="string">
            <text:p>THALES ALEXANDRE MARTINS LOPES DA COSTA</text:p>
          </table:table-cell>
          <table:table-cell table:style-name="ce19" table:number-columns-repeated="3"/>
          <table:table-cell table:style-name="ce33" table:number-columns-repeated="6"/>
          <table:table-cell table:style-name="ce41" table:number-columns-repeated="10"/>
          <table:table-cell table:style-name="ce47" table:formula="of:=(COUNTIF([.J18:.Y18];&quot;F&quot;)*3)" office:value-type="float" office:value="0" calcext:value-type="float">
            <text:p>0</text:p>
          </table:table-cell>
          <table:table-cell table:style-name="ce47" table:formula="of:=(COUNTIF([.J18:.Y18];&quot;p&quot;)*3)" office:value-type="float" office:value="0" calcext:value-type="float">
            <text:p>0</text:p>
          </table:table-cell>
          <table:table-cell table:style-name="ce50" table:number-columns-repeated="733"/>
          <table:table-cell table:style-name="ce55" table:number-columns-repeated="264"/>
        </table:table-row>
        <table:table-row table:style-name="ro2">
          <table:table-cell table:style-name="ce14" table:formula="of:=[diario_classe.A19]" office:value-type="float" office:value="11" calcext:value-type="float">
            <text:p>11</text:p>
          </table:table-cell>
          <table:table-cell table:style-name="ce20" table:number-columns-repeated="3"/>
          <table:table-cell table:style-name="ce25" table:formula="of:=[diario_classe.E19]" office:value-type="string" office:string-value="13.2.4572" calcext:value-type="string">
            <text:p>13.2.4572</text:p>
          </table:table-cell>
          <table:table-cell table:style-name="ce20" table:formula="of:=[diario_classe.F19]" office:value-type="string" office:string-value="AUGUSTO SILVA GARCIA" calcext:value-type="string">
            <text:p>AUGUSTO SILVA GARCIA</text:p>
          </table:table-cell>
          <table:table-cell table:style-name="ce20" table:number-columns-repeated="3"/>
          <table:table-cell table:style-name="ce32" table:number-columns-repeated="6"/>
          <table:table-cell table:style-name="ce40" table:number-columns-repeated="10"/>
          <table:table-cell table:style-name="ce46" table:formula="of:=(COUNTIF([.J19:.Y19];&quot;F&quot;)*3)" office:value-type="float" office:value="0" calcext:value-type="float">
            <text:p>0</text:p>
          </table:table-cell>
          <table:table-cell table:style-name="ce46" table:formula="of:=(COUNTIF([.J19:.Y19];&quot;p&quot;)*3)" office:value-type="float" office:value="0" calcext:value-type="float">
            <text:p>0</text:p>
          </table:table-cell>
          <table:table-cell table:style-name="ce50" table:number-columns-repeated="733"/>
          <table:table-cell table:style-name="ce54" table:number-columns-repeated="264"/>
        </table:table-row>
        <table:table-row table:style-name="ro2">
          <table:table-cell table:style-name="ce15" table:formula="of:=[diario_classe.A20]" office:value-type="float" office:value="12" calcext:value-type="float">
            <text:p>12</text:p>
          </table:table-cell>
          <table:table-cell table:style-name="ce19" table:number-columns-repeated="3"/>
          <table:table-cell table:style-name="ce26" table:formula="of:=[diario_classe.E20]" office:value-type="string" office:string-value="12.2.1637" calcext:value-type="string">
            <text:p>12.2.1637</text:p>
          </table:table-cell>
          <table:table-cell table:style-name="ce19" table:formula="of:=[diario_classe.F20]" office:value-type="string" office:string-value="BRUNO MENDES PALHARES REIS" calcext:value-type="string">
            <text:p>BRUNO MENDES PALHARES REIS</text:p>
          </table:table-cell>
          <table:table-cell table:style-name="ce19" table:number-columns-repeated="3"/>
          <table:table-cell table:style-name="ce33" table:number-columns-repeated="6"/>
          <table:table-cell table:style-name="ce41" table:number-columns-repeated="10"/>
          <table:table-cell table:style-name="ce47" table:formula="of:=(COUNTIF([.J20:.Y20];&quot;F&quot;)*3)" office:value-type="float" office:value="0" calcext:value-type="float">
            <text:p>0</text:p>
          </table:table-cell>
          <table:table-cell table:style-name="ce47" table:formula="of:=(COUNTIF([.J20:.Y20];&quot;p&quot;)*3)" office:value-type="float" office:value="0" calcext:value-type="float">
            <text:p>0</text:p>
          </table:table-cell>
          <table:table-cell table:style-name="ce50" table:number-columns-repeated="733"/>
          <table:table-cell table:style-name="ce55" table:number-columns-repeated="264"/>
        </table:table-row>
        <table:table-row table:style-name="ro2">
          <table:table-cell table:style-name="ce14" table:formula="of:=[diario_classe.A21]" office:value-type="float" office:value="13" calcext:value-type="float">
            <text:p>13</text:p>
          </table:table-cell>
          <table:table-cell table:style-name="ce20" table:number-columns-repeated="3"/>
          <table:table-cell table:style-name="ce25" table:formula="of:=[diario_classe.E21]" office:value-type="string" office:string-value="14.2.1690" calcext:value-type="string">
            <text:p>14.2.1690</text:p>
          </table:table-cell>
          <table:table-cell table:style-name="ce20" table:formula="of:=[diario_classe.F21]" office:value-type="string" office:string-value="CAMILA DE CASTRO CAMPOS" calcext:value-type="string">
            <text:p>CAMILA DE CASTRO CAMPOS</text:p>
          </table:table-cell>
          <table:table-cell table:style-name="ce20" table:number-columns-repeated="3"/>
          <table:table-cell table:style-name="ce32" table:number-columns-repeated="6"/>
          <table:table-cell table:style-name="ce40" table:number-columns-repeated="10"/>
          <table:table-cell table:style-name="ce46" table:formula="of:=(COUNTIF([.J21:.Y21];&quot;F&quot;)*3)" office:value-type="float" office:value="0" calcext:value-type="float">
            <text:p>0</text:p>
          </table:table-cell>
          <table:table-cell table:style-name="ce46" table:formula="of:=(COUNTIF([.J21:.Y21];&quot;p&quot;)*3)" office:value-type="float" office:value="0" calcext:value-type="float">
            <text:p>0</text:p>
          </table:table-cell>
          <table:table-cell table:style-name="ce50" table:number-columns-repeated="733"/>
          <table:table-cell table:style-name="ce54" table:number-columns-repeated="264"/>
        </table:table-row>
        <table:table-row table:style-name="ro2">
          <table:table-cell table:style-name="ce15" table:formula="of:=[diario_classe.A22]" office:value-type="float" office:value="14" calcext:value-type="float">
            <text:p>14</text:p>
          </table:table-cell>
          <table:table-cell table:style-name="ce19" table:number-columns-repeated="3"/>
          <table:table-cell table:style-name="ce26" table:formula="of:=[diario_classe.E22]" office:value-type="string" office:string-value="15.1.1152" calcext:value-type="string">
            <text:p>15.1.1152</text:p>
          </table:table-cell>
          <table:table-cell table:style-name="ce19" table:formula="of:=[diario_classe.F22]" office:value-type="string" office:string-value="FELIPE AUGUSTO VILAS BOAS" calcext:value-type="string">
            <text:p>FELIPE AUGUSTO VILAS BOAS</text:p>
          </table:table-cell>
          <table:table-cell table:style-name="ce19" table:number-columns-repeated="3"/>
          <table:table-cell table:style-name="ce33" table:number-columns-repeated="6"/>
          <table:table-cell table:style-name="ce41" table:number-columns-repeated="10"/>
          <table:table-cell table:style-name="ce47" table:formula="of:=(COUNTIF([.J22:.Y22];&quot;F&quot;)*3)" office:value-type="float" office:value="0" calcext:value-type="float">
            <text:p>0</text:p>
          </table:table-cell>
          <table:table-cell table:style-name="ce47" table:formula="of:=(COUNTIF([.J22:.Y22];&quot;p&quot;)*3)" office:value-type="float" office:value="0" calcext:value-type="float">
            <text:p>0</text:p>
          </table:table-cell>
          <table:table-cell table:style-name="ce50" table:number-columns-repeated="733"/>
          <table:table-cell table:style-name="ce55" table:number-columns-repeated="264"/>
        </table:table-row>
        <table:table-row table:style-name="ro2">
          <table:table-cell table:style-name="ce14" table:formula="of:=[diario_classe.A23]" office:value-type="float" office:value="15" calcext:value-type="float">
            <text:p>15</text:p>
          </table:table-cell>
          <table:table-cell table:style-name="ce20" table:number-columns-repeated="3"/>
          <table:table-cell table:style-name="ce25" table:formula="of:=[diario_classe.E23]" office:value-type="string" office:string-value="14.1.1458" calcext:value-type="string">
            <text:p>14.1.1458</text:p>
          </table:table-cell>
          <table:table-cell table:style-name="ce20" table:formula="of:=[diario_classe.F23]" office:value-type="string" office:string-value="GABRIEL THADEU PEREIRA DE ALMEIDA" calcext:value-type="string">
            <text:p>GABRIEL THADEU PEREIRA DE ALMEIDA</text:p>
          </table:table-cell>
          <table:table-cell table:style-name="ce20" table:number-columns-repeated="3"/>
          <table:table-cell table:style-name="ce32" table:number-columns-repeated="6"/>
          <table:table-cell table:style-name="ce40" table:number-columns-repeated="10"/>
          <table:table-cell table:style-name="ce46" table:formula="of:=(COUNTIF([.J23:.Y23];&quot;F&quot;)*3)" office:value-type="float" office:value="0" calcext:value-type="float">
            <text:p>0</text:p>
          </table:table-cell>
          <table:table-cell table:style-name="ce46" table:formula="of:=(COUNTIF([.J23:.Y23];&quot;p&quot;)*3)" office:value-type="float" office:value="0" calcext:value-type="float">
            <text:p>0</text:p>
          </table:table-cell>
          <table:table-cell table:style-name="ce50" table:number-columns-repeated="733"/>
          <table:table-cell table:style-name="ce54" table:number-columns-repeated="264"/>
        </table:table-row>
        <table:table-row table:style-name="ro2">
          <table:table-cell table:style-name="ce15" table:formula="of:=[diario_classe.A24]" office:value-type="float" office:value="16" calcext:value-type="float">
            <text:p>16</text:p>
          </table:table-cell>
          <table:table-cell table:style-name="ce19" table:number-columns-repeated="3"/>
          <table:table-cell table:style-name="ce26" table:formula="of:=[diario_classe.E24]" office:value-type="string" office:string-value="12.2.1317" calcext:value-type="string">
            <text:p>12.2.1317</text:p>
          </table:table-cell>
          <table:table-cell table:style-name="ce19" table:formula="of:=[diario_classe.F24]" office:value-type="string" office:string-value="GUILHERME ARAUJO DO ESPIRITO SANTO" calcext:value-type="string">
            <text:p>GUILHERME ARAUJO DO ESPIRITO SANTO</text:p>
          </table:table-cell>
          <table:table-cell table:style-name="ce19" table:number-columns-repeated="3"/>
          <table:table-cell table:style-name="ce33" table:number-columns-repeated="6"/>
          <table:table-cell table:style-name="ce41" table:number-columns-repeated="10"/>
          <table:table-cell table:style-name="ce47" table:formula="of:=(COUNTIF([.J24:.Y24];&quot;F&quot;)*3)" office:value-type="float" office:value="0" calcext:value-type="float">
            <text:p>0</text:p>
          </table:table-cell>
          <table:table-cell table:style-name="ce47" table:formula="of:=(COUNTIF([.J24:.Y24];&quot;p&quot;)*3)" office:value-type="float" office:value="0" calcext:value-type="float">
            <text:p>0</text:p>
          </table:table-cell>
          <table:table-cell table:style-name="ce50" table:number-columns-repeated="733"/>
          <table:table-cell table:style-name="ce55" table:number-columns-repeated="264"/>
        </table:table-row>
        <table:table-row table:style-name="ro2">
          <table:table-cell table:style-name="ce14" table:formula="of:=[diario_classe.A25]" office:value-type="float" office:value="17" calcext:value-type="float">
            <text:p>17</text:p>
          </table:table-cell>
          <table:table-cell table:style-name="ce20" table:number-columns-repeated="3"/>
          <table:table-cell table:style-name="ce25" table:formula="of:=[diario_classe.E25]" office:value-type="string" office:string-value="12.2.1484" calcext:value-type="string">
            <text:p>12.2.1484</text:p>
          </table:table-cell>
          <table:table-cell table:style-name="ce20" table:formula="of:=[diario_classe.F25]" office:value-type="string" office:string-value="JADE DE DUTRA E FONSECA" calcext:value-type="string">
            <text:p>JADE DE DUTRA E FONSECA</text:p>
          </table:table-cell>
          <table:table-cell table:style-name="ce20" table:number-columns-repeated="3"/>
          <table:table-cell table:style-name="ce32" table:number-columns-repeated="6"/>
          <table:table-cell table:style-name="ce40" table:number-columns-repeated="10"/>
          <table:table-cell table:style-name="ce46" table:formula="of:=(COUNTIF([.J25:.Y25];&quot;F&quot;)*3)" office:value-type="float" office:value="0" calcext:value-type="float">
            <text:p>0</text:p>
          </table:table-cell>
          <table:table-cell table:style-name="ce46" table:formula="of:=(COUNTIF([.J25:.Y25];&quot;p&quot;)*3)" office:value-type="float" office:value="0" calcext:value-type="float">
            <text:p>0</text:p>
          </table:table-cell>
          <table:table-cell table:style-name="ce50" table:number-columns-repeated="733"/>
          <table:table-cell table:style-name="ce54" table:number-columns-repeated="264"/>
        </table:table-row>
        <table:table-row table:style-name="ro2">
          <table:table-cell table:style-name="ce15" table:formula="of:=[diario_classe.A26]" office:value-type="float" office:value="18" calcext:value-type="float">
            <text:p>18</text:p>
          </table:table-cell>
          <table:table-cell table:style-name="ce19" table:number-columns-repeated="3"/>
          <table:table-cell table:style-name="ce26" table:formula="of:=[diario_classe.E26]" office:value-type="string" office:string-value="14.2.1559" calcext:value-type="string">
            <text:p>14.2.1559</text:p>
          </table:table-cell>
          <table:table-cell table:style-name="ce19" table:formula="of:=[diario_classe.F26]" office:value-type="string" office:string-value="JOAN KAYK DE OLIVEIRA FERREIRA" calcext:value-type="string">
            <text:p>JOAN KAYK DE OLIVEIRA FERREIRA</text:p>
          </table:table-cell>
          <table:table-cell table:style-name="ce19" table:number-columns-repeated="3"/>
          <table:table-cell table:style-name="ce33" table:number-columns-repeated="6"/>
          <table:table-cell table:style-name="ce41" table:number-columns-repeated="10"/>
          <table:table-cell table:style-name="ce47" table:formula="of:=(COUNTIF([.J26:.Y26];&quot;F&quot;)*3)" office:value-type="float" office:value="0" calcext:value-type="float">
            <text:p>0</text:p>
          </table:table-cell>
          <table:table-cell table:style-name="ce47" table:formula="of:=(COUNTIF([.J26:.Y26];&quot;p&quot;)*3)" office:value-type="float" office:value="0" calcext:value-type="float">
            <text:p>0</text:p>
          </table:table-cell>
          <table:table-cell table:style-name="ce50" table:number-columns-repeated="733"/>
          <table:table-cell table:style-name="ce55" table:number-columns-repeated="264"/>
        </table:table-row>
        <table:table-row table:style-name="ro2">
          <table:table-cell table:style-name="ce14" table:formula="of:=[diario_classe.A27]" office:value-type="float" office:value="19" calcext:value-type="float">
            <text:p>19</text:p>
          </table:table-cell>
          <table:table-cell table:style-name="ce20" table:number-columns-repeated="3"/>
          <table:table-cell table:style-name="ce25" table:formula="of:=[diario_classe.E27]" office:value-type="string" office:string-value="14.2.1478" calcext:value-type="string">
            <text:p>14.2.1478</text:p>
          </table:table-cell>
          <table:table-cell table:style-name="ce20" table:formula="of:=[diario_classe.F27]" office:value-type="string" office:string-value="MATEUS ASSIS OLIVEIRA" calcext:value-type="string">
            <text:p>MATEUS ASSIS OLIVEIRA</text:p>
          </table:table-cell>
          <table:table-cell table:style-name="ce20" table:number-columns-repeated="3"/>
          <table:table-cell table:style-name="ce32" table:number-columns-repeated="6"/>
          <table:table-cell table:style-name="ce40" table:number-columns-repeated="10"/>
          <table:table-cell table:style-name="ce46" table:formula="of:=(COUNTIF([.J27:.Y27];&quot;F&quot;)*3)" office:value-type="float" office:value="0" calcext:value-type="float">
            <text:p>0</text:p>
          </table:table-cell>
          <table:table-cell table:style-name="ce46" table:formula="of:=(COUNTIF([.J27:.Y27];&quot;p&quot;)*3)" office:value-type="float" office:value="0" calcext:value-type="float">
            <text:p>0</text:p>
          </table:table-cell>
          <table:table-cell table:style-name="ce50" table:number-columns-repeated="733"/>
          <table:table-cell table:style-name="ce54" table:number-columns-repeated="264"/>
        </table:table-row>
        <table:table-row table:style-name="ro2">
          <table:table-cell table:style-name="ce15" table:formula="of:=[diario_classe.A28]" office:value-type="float" office:value="20" calcext:value-type="float">
            <text:p>20</text:p>
          </table:table-cell>
          <table:table-cell table:style-name="ce19" table:number-columns-repeated="3"/>
          <table:table-cell table:style-name="ce26" table:formula="of:=[diario_classe.E28]" office:value-type="string" office:string-value="15.2.1174" calcext:value-type="string">
            <text:p>15.2.1174</text:p>
          </table:table-cell>
          <table:table-cell table:style-name="ce19" table:formula="of:=[diario_classe.F28]" office:value-type="string" office:string-value="NATALIA LOPES ZINATO" calcext:value-type="string">
            <text:p>NATALIA LOPES ZINATO</text:p>
          </table:table-cell>
          <table:table-cell table:style-name="ce19" table:number-columns-repeated="3"/>
          <table:table-cell table:style-name="ce33" table:number-columns-repeated="6"/>
          <table:table-cell table:style-name="ce41" table:number-columns-repeated="10"/>
          <table:table-cell table:style-name="ce47" table:formula="of:=(COUNTIF([.J28:.Y28];&quot;F&quot;)*3)" office:value-type="float" office:value="0" calcext:value-type="float">
            <text:p>0</text:p>
          </table:table-cell>
          <table:table-cell table:style-name="ce47" table:formula="of:=(COUNTIF([.J28:.Y28];&quot;p&quot;)*3)" office:value-type="float" office:value="0" calcext:value-type="float">
            <text:p>0</text:p>
          </table:table-cell>
          <table:table-cell table:style-name="ce50" table:number-columns-repeated="733"/>
          <table:table-cell table:style-name="ce55" table:number-columns-repeated="264"/>
        </table:table-row>
        <table:table-row table:style-name="ro2">
          <table:table-cell table:style-name="ce14" table:formula="of:=[diario_classe.A29]" office:value-type="float" office:value="21" calcext:value-type="float">
            <text:p>21</text:p>
          </table:table-cell>
          <table:table-cell table:style-name="ce20" table:number-columns-repeated="3"/>
          <table:table-cell table:style-name="ce25" table:formula="of:=[diario_classe.E29]" office:value-type="string" office:string-value="12.2.1276" calcext:value-type="string">
            <text:p>12.2.1276</text:p>
          </table:table-cell>
          <table:table-cell table:style-name="ce20" table:formula="of:=[diario_classe.F29]" office:value-type="string" office:string-value="ROSEMBERG TRINDADE MAGALHAES DE FREITAS" calcext:value-type="string">
            <text:p>ROSEMBERG TRINDADE MAGALHAES DE FREITAS</text:p>
          </table:table-cell>
          <table:table-cell table:style-name="ce20" table:number-columns-repeated="3"/>
          <table:table-cell table:style-name="ce32" table:number-columns-repeated="6"/>
          <table:table-cell table:style-name="ce40" table:number-columns-repeated="10"/>
          <table:table-cell table:style-name="ce46" table:formula="of:=(COUNTIF([.J29:.Y29];&quot;F&quot;)*3)" office:value-type="float" office:value="0" calcext:value-type="float">
            <text:p>0</text:p>
          </table:table-cell>
          <table:table-cell table:style-name="ce46" table:formula="of:=(COUNTIF([.J29:.Y29];&quot;p&quot;)*3)" office:value-type="float" office:value="0" calcext:value-type="float">
            <text:p>0</text:p>
          </table:table-cell>
          <table:table-cell table:style-name="ce50" table:number-columns-repeated="733"/>
          <table:table-cell table:style-name="ce54" table:number-columns-repeated="264"/>
        </table:table-row>
        <table:table-row table:style-name="ro2" table:visibility="collapse">
          <table:table-cell table:style-name="ce16" table:formula="of:=[diario_classe.A30]" office:value-type="float" office:value="0" calcext:value-type="float">
            <text:p>0</text:p>
          </table:table-cell>
          <table:table-cell table:style-name="ce21"/>
          <table:table-cell table:style-name="ce23"/>
          <table:table-cell table:style-name="ce21"/>
          <table:table-cell table:style-name="ce16" table:formula="of:=[diario_classe.E30]" office:value-type="float" office:value="0" calcext:value-type="float">
            <text:p>0</text:p>
          </table:table-cell>
          <table:table-cell table:style-name="ce21" table:formula="of:=[diario_classe.F30]" office:value-type="float" office:value="0" calcext:value-type="float">
            <text:p>0</text:p>
          </table:table-cell>
          <table:table-cell table:style-name="ce23"/>
          <table:table-cell table:style-name="ce21"/>
          <table:table-cell table:style-name="ce23"/>
          <table:table-cell table:style-name="ce34"/>
          <table:table-cell table:style-name="ce38"/>
          <table:table-cell table:style-name="ce39"/>
          <table:table-cell table:style-name="ce38"/>
          <table:table-cell table:style-name="ce39"/>
          <table:table-cell table:style-name="ce38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 table:number-columns-repeated="2"/>
          <table:table-cell table:style-name="ce47" table:formula="of:=(COUNTIF([.J30:.Y30];&quot;F&quot;)*3)" office:value-type="float" office:value="0" calcext:value-type="float">
            <text:p>0</text:p>
          </table:table-cell>
          <table:table-cell table:style-name="ce47" table:formula="of:=(COUNTIF([.J30:.Y30];&quot;p&quot;)*3)" office:value-type="float" office:value="0" calcext:value-type="float">
            <text:p>0</text:p>
          </table:table-cell>
          <table:table-cell table:style-name="ce50" table:number-columns-repeated="2"/>
          <table:table-cell table:number-columns-repeated="995"/>
        </table:table-row>
        <table:table-row table:style-name="ro2" table:visibility="collapse">
          <table:table-cell table:style-name="ce16" table:formula="of:=[diario_classe.A31]" office:value-type="float" office:value="0" calcext:value-type="float">
            <text:p>0</text:p>
          </table:table-cell>
          <table:table-cell table:style-name="ce21"/>
          <table:table-cell table:style-name="ce23"/>
          <table:table-cell table:style-name="ce21"/>
          <table:table-cell table:style-name="ce16" table:formula="of:=[diario_classe.E31]" office:value-type="float" office:value="0" calcext:value-type="float">
            <text:p>0</text:p>
          </table:table-cell>
          <table:table-cell table:style-name="ce21" table:formula="of:=[diario_classe.F31]" office:value-type="float" office:value="0" calcext:value-type="float">
            <text:p>0</text:p>
          </table:table-cell>
          <table:table-cell table:style-name="ce23"/>
          <table:table-cell table:style-name="ce21"/>
          <table:table-cell table:style-name="ce23"/>
          <table:table-cell table:style-name="ce34"/>
          <table:table-cell table:style-name="ce38"/>
          <table:table-cell table:style-name="ce39"/>
          <table:table-cell table:style-name="ce38"/>
          <table:table-cell table:style-name="ce39"/>
          <table:table-cell table:style-name="ce38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 table:number-columns-repeated="2"/>
          <table:table-cell table:style-name="ce47" table:formula="of:=(COUNTIF([.J31:.Y31];&quot;F&quot;)*3)" office:value-type="float" office:value="0" calcext:value-type="float">
            <text:p>0</text:p>
          </table:table-cell>
          <table:table-cell table:style-name="ce47" table:formula="of:=(COUNTIF([.J31:.Y31];&quot;p&quot;)*3)" office:value-type="float" office:value="0" calcext:value-type="float">
            <text:p>0</text:p>
          </table:table-cell>
          <table:table-cell table:number-columns-repeated="997"/>
        </table:table-row>
        <table:table-row table:style-name="ro2" table:visibility="collapse">
          <table:table-cell table:style-name="ce16" table:formula="of:=[diario_classe.A32]" office:value-type="float" office:value="0" calcext:value-type="float">
            <text:p>0</text:p>
          </table:table-cell>
          <table:table-cell table:style-name="ce21"/>
          <table:table-cell table:style-name="ce23"/>
          <table:table-cell table:style-name="ce21"/>
          <table:table-cell table:style-name="ce16" table:formula="of:=[diario_classe.E32]" office:value-type="float" office:value="0" calcext:value-type="float">
            <text:p>0</text:p>
          </table:table-cell>
          <table:table-cell table:style-name="ce21" table:formula="of:=[diario_classe.F32]" office:value-type="float" office:value="0" calcext:value-type="float">
            <text:p>0</text:p>
          </table:table-cell>
          <table:table-cell table:style-name="ce23"/>
          <table:table-cell table:style-name="ce21"/>
          <table:table-cell table:style-name="ce23"/>
          <table:table-cell table:style-name="ce34"/>
          <table:table-cell table:style-name="ce38"/>
          <table:table-cell table:style-name="ce39"/>
          <table:table-cell table:style-name="ce38"/>
          <table:table-cell table:style-name="ce39"/>
          <table:table-cell table:style-name="ce38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 table:number-columns-repeated="2"/>
          <table:table-cell table:style-name="ce47" table:formula="of:=(COUNTIF([.J32:.Y32];&quot;F&quot;)*3)" office:value-type="float" office:value="0" calcext:value-type="float">
            <text:p>0</text:p>
          </table:table-cell>
          <table:table-cell table:style-name="ce47" table:formula="of:=(COUNTIF([.J32:.Y32];&quot;p&quot;)*3)" office:value-type="float" office:value="0" calcext:value-type="float">
            <text:p>0</text:p>
          </table:table-cell>
          <table:table-cell table:number-columns-repeated="997"/>
        </table:table-row>
        <table:table-row table:style-name="ro2" table:visibility="collapse">
          <table:table-cell table:style-name="ce16" table:formula="of:=[diario_classe.A33]" office:value-type="float" office:value="0" calcext:value-type="float">
            <text:p>0</text:p>
          </table:table-cell>
          <table:table-cell table:style-name="ce21"/>
          <table:table-cell table:style-name="ce23"/>
          <table:table-cell table:style-name="ce21"/>
          <table:table-cell table:style-name="ce16" table:formula="of:=[diario_classe.E33]" office:value-type="float" office:value="0" calcext:value-type="float">
            <text:p>0</text:p>
          </table:table-cell>
          <table:table-cell table:style-name="ce21" table:formula="of:=[diario_classe.F33]" office:value-type="float" office:value="0" calcext:value-type="float">
            <text:p>0</text:p>
          </table:table-cell>
          <table:table-cell table:style-name="ce23"/>
          <table:table-cell table:style-name="ce21"/>
          <table:table-cell table:style-name="ce23"/>
          <table:table-cell table:style-name="ce34"/>
          <table:table-cell table:style-name="ce38"/>
          <table:table-cell table:style-name="ce39"/>
          <table:table-cell table:style-name="ce38"/>
          <table:table-cell table:style-name="ce39"/>
          <table:table-cell table:style-name="ce38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 table:number-columns-repeated="2"/>
          <table:table-cell table:style-name="ce47" table:formula="of:=(COUNTIF([.J33:.Y33];&quot;F&quot;)*3)" office:value-type="float" office:value="0" calcext:value-type="float">
            <text:p>0</text:p>
          </table:table-cell>
          <table:table-cell table:style-name="ce47" table:formula="of:=(COUNTIF([.J33:.Y33];&quot;p&quot;)*3)" office:value-type="float" office:value="0" calcext:value-type="float">
            <text:p>0</text:p>
          </table:table-cell>
          <table:table-cell table:number-columns-repeated="997"/>
        </table:table-row>
        <table:table-row table:style-name="ro2" table:visibility="collapse">
          <table:table-cell table:style-name="ce16" table:formula="of:=[diario_classe.A34]" office:value-type="float" office:value="0" calcext:value-type="float">
            <text:p>0</text:p>
          </table:table-cell>
          <table:table-cell table:style-name="ce21"/>
          <table:table-cell table:style-name="ce23"/>
          <table:table-cell table:style-name="ce21"/>
          <table:table-cell table:style-name="ce16" table:formula="of:=[diario_classe.E34]" office:value-type="float" office:value="0" calcext:value-type="float">
            <text:p>0</text:p>
          </table:table-cell>
          <table:table-cell table:style-name="ce21" table:formula="of:=[diario_classe.F34]" office:value-type="float" office:value="0" calcext:value-type="float">
            <text:p>0</text:p>
          </table:table-cell>
          <table:table-cell table:style-name="ce23"/>
          <table:table-cell table:style-name="ce21"/>
          <table:table-cell table:style-name="ce23"/>
          <table:table-cell table:style-name="ce34"/>
          <table:table-cell table:style-name="ce38"/>
          <table:table-cell table:style-name="ce39"/>
          <table:table-cell table:style-name="ce38"/>
          <table:table-cell table:style-name="ce39"/>
          <table:table-cell table:style-name="ce38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 table:number-columns-repeated="2"/>
          <table:table-cell table:style-name="ce47" table:formula="of:=(COUNTIF([.J34:.Y34];&quot;F&quot;)*3)" office:value-type="float" office:value="0" calcext:value-type="float">
            <text:p>0</text:p>
          </table:table-cell>
          <table:table-cell table:style-name="ce47" table:formula="of:=(COUNTIF([.J34:.Y34];&quot;p&quot;)*3)" office:value-type="float" office:value="0" calcext:value-type="float">
            <text:p>0</text:p>
          </table:table-cell>
          <table:table-cell table:number-columns-repeated="997"/>
        </table:table-row>
        <table:table-row table:style-name="ro2" table:visibility="collapse">
          <table:table-cell table:style-name="ce16" table:formula="of:=[diario_classe.A35]" office:value-type="float" office:value="0" calcext:value-type="float">
            <text:p>0</text:p>
          </table:table-cell>
          <table:table-cell table:style-name="ce21"/>
          <table:table-cell table:style-name="ce23"/>
          <table:table-cell table:style-name="ce21"/>
          <table:table-cell table:style-name="ce16" table:formula="of:=[diario_classe.E35]" office:value-type="float" office:value="0" calcext:value-type="float">
            <text:p>0</text:p>
          </table:table-cell>
          <table:table-cell table:style-name="ce21" table:formula="of:=[diario_classe.F35]" office:value-type="float" office:value="0" calcext:value-type="float">
            <text:p>0</text:p>
          </table:table-cell>
          <table:table-cell table:style-name="ce23"/>
          <table:table-cell table:style-name="ce21"/>
          <table:table-cell table:style-name="ce23"/>
          <table:table-cell table:style-name="ce34"/>
          <table:table-cell table:style-name="ce38"/>
          <table:table-cell table:style-name="ce39"/>
          <table:table-cell table:style-name="ce38"/>
          <table:table-cell table:style-name="ce39"/>
          <table:table-cell table:style-name="ce38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 table:number-columns-repeated="2"/>
          <table:table-cell table:style-name="ce47" table:formula="of:=(COUNTIF([.J35:.Y35];&quot;F&quot;)*3)" office:value-type="float" office:value="0" calcext:value-type="float">
            <text:p>0</text:p>
          </table:table-cell>
          <table:table-cell table:style-name="ce47" table:formula="of:=(COUNTIF([.J35:.Y35];&quot;p&quot;)*3)" office:value-type="float" office:value="0" calcext:value-type="float">
            <text:p>0</text:p>
          </table:table-cell>
          <table:table-cell table:number-columns-repeated="997"/>
        </table:table-row>
        <table:table-row table:style-name="ro2" table:visibility="collapse">
          <table:table-cell table:style-name="ce16" table:formula="of:=[diario_classe.A36]" office:value-type="float" office:value="0" calcext:value-type="float">
            <text:p>0</text:p>
          </table:table-cell>
          <table:table-cell table:style-name="ce21"/>
          <table:table-cell table:style-name="ce23"/>
          <table:table-cell table:style-name="ce21"/>
          <table:table-cell table:style-name="ce16" table:formula="of:=[diario_classe.E36]" office:value-type="float" office:value="0" calcext:value-type="float">
            <text:p>0</text:p>
          </table:table-cell>
          <table:table-cell table:style-name="ce21" table:formula="of:=[diario_classe.F36]" office:value-type="float" office:value="0" calcext:value-type="float">
            <text:p>0</text:p>
          </table:table-cell>
          <table:table-cell table:style-name="ce23"/>
          <table:table-cell table:style-name="ce21"/>
          <table:table-cell table:style-name="ce23"/>
          <table:table-cell table:style-name="ce34"/>
          <table:table-cell table:style-name="ce38"/>
          <table:table-cell table:style-name="ce39"/>
          <table:table-cell table:style-name="ce23"/>
          <table:table-cell table:style-name="ce21"/>
          <table:table-cell table:style-name="ce23"/>
          <table:table-cell table:style-name="ce21"/>
          <table:table-cell table:style-name="ce38"/>
          <table:table-cell table:style-name="ce39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 table:number-columns-repeated="2"/>
          <table:table-cell table:style-name="ce47" table:formula="of:=(COUNTIF([.J36:.Y36];&quot;F&quot;)*3)" office:value-type="float" office:value="0" calcext:value-type="float">
            <text:p>0</text:p>
          </table:table-cell>
          <table:table-cell table:style-name="ce47" table:formula="of:=(COUNTIF([.J36:.Y36];&quot;p&quot;)*3)" office:value-type="float" office:value="0" calcext:value-type="float">
            <text:p>0</text:p>
          </table:table-cell>
          <table:table-cell table:number-columns-repeated="997"/>
        </table:table-row>
        <table:table-row table:style-name="ro2" table:visibility="collapse">
          <table:table-cell table:style-name="ce16" table:formula="of:=[diario_classe.A37]" office:value-type="float" office:value="0" calcext:value-type="float">
            <text:p>0</text:p>
          </table:table-cell>
          <table:table-cell table:style-name="ce21"/>
          <table:table-cell table:style-name="ce23"/>
          <table:table-cell table:style-name="ce21"/>
          <table:table-cell table:style-name="ce16" table:formula="of:=[diario_classe.E37]" office:value-type="float" office:value="0" calcext:value-type="float">
            <text:p>0</text:p>
          </table:table-cell>
          <table:table-cell table:style-name="ce21" table:formula="of:=[diario_classe.F37]" office:value-type="float" office:value="0" calcext:value-type="float">
            <text:p>0</text:p>
          </table:table-cell>
          <table:table-cell table:style-name="ce23"/>
          <table:table-cell table:style-name="ce21"/>
          <table:table-cell table:style-name="ce23"/>
          <table:table-cell table:style-name="ce34"/>
          <table:table-cell table:style-name="ce38"/>
          <table:table-cell table:style-name="ce39"/>
          <table:table-cell table:style-name="ce23"/>
          <table:table-cell table:style-name="ce21"/>
          <table:table-cell table:style-name="ce23"/>
          <table:table-cell table:style-name="ce21"/>
          <table:table-cell table:style-name="ce38"/>
          <table:table-cell table:style-name="ce39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 table:number-columns-repeated="2"/>
          <table:table-cell table:style-name="ce47" table:formula="of:=(COUNTIF([.J37:.Y37];&quot;F&quot;)*3)" office:value-type="float" office:value="0" calcext:value-type="float">
            <text:p>0</text:p>
          </table:table-cell>
          <table:table-cell table:style-name="ce47" table:formula="of:=(COUNTIF([.J37:.Y37];&quot;p&quot;)*3)" office:value-type="float" office:value="0" calcext:value-type="float">
            <text:p>0</text:p>
          </table:table-cell>
          <table:table-cell table:number-columns-repeated="997"/>
        </table:table-row>
        <table:table-row table:style-name="ro2" table:visibility="collapse">
          <table:table-cell table:style-name="ce16" table:formula="of:=[diario_classe.A38]" office:value-type="float" office:value="0" calcext:value-type="float">
            <text:p>0</text:p>
          </table:table-cell>
          <table:table-cell table:style-name="ce21"/>
          <table:table-cell table:style-name="ce23"/>
          <table:table-cell table:style-name="ce21"/>
          <table:table-cell table:style-name="ce16" table:formula="of:=[diario_classe.E38]" office:value-type="float" office:value="0" calcext:value-type="float">
            <text:p>0</text:p>
          </table:table-cell>
          <table:table-cell table:style-name="ce21" table:formula="of:=[diario_classe.F38]" office:value-type="float" office:value="0" calcext:value-type="float">
            <text:p>0</text:p>
          </table:table-cell>
          <table:table-cell table:style-name="ce23"/>
          <table:table-cell table:style-name="ce21"/>
          <table:table-cell table:style-name="ce23"/>
          <table:table-cell table:style-name="ce34"/>
          <table:table-cell table:style-name="ce38"/>
          <table:table-cell table:style-name="ce39"/>
          <table:table-cell table:style-name="ce23"/>
          <table:table-cell table:style-name="ce21"/>
          <table:table-cell table:style-name="ce23"/>
          <table:table-cell table:style-name="ce21"/>
          <table:table-cell table:style-name="ce38"/>
          <table:table-cell table:style-name="ce39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 table:number-columns-repeated="2"/>
          <table:table-cell table:style-name="ce47" table:formula="of:=(COUNTIF([.J38:.Y38];&quot;F&quot;)*3)" office:value-type="float" office:value="0" calcext:value-type="float">
            <text:p>0</text:p>
          </table:table-cell>
          <table:table-cell table:style-name="ce47" table:formula="of:=(COUNTIF([.J38:.Y38];&quot;p&quot;)*3)" office:value-type="float" office:value="0" calcext:value-type="float">
            <text:p>0</text:p>
          </table:table-cell>
          <table:table-cell table:number-columns-repeated="997"/>
        </table:table-row>
        <table:table-row table:style-name="ro2" table:visibility="collapse">
          <table:table-cell table:style-name="ce16" table:formula="of:=[diario_classe.A39]" office:value-type="float" office:value="0" calcext:value-type="float">
            <text:p>0</text:p>
          </table:table-cell>
          <table:table-cell table:style-name="ce21"/>
          <table:table-cell table:style-name="ce23"/>
          <table:table-cell table:style-name="ce21"/>
          <table:table-cell table:style-name="ce16" table:formula="of:=[diario_classe.E39]" office:value-type="float" office:value="0" calcext:value-type="float">
            <text:p>0</text:p>
          </table:table-cell>
          <table:table-cell table:style-name="ce21" table:formula="of:=[diario_classe.F39]" office:value-type="float" office:value="0" calcext:value-type="float">
            <text:p>0</text:p>
          </table:table-cell>
          <table:table-cell table:style-name="ce23"/>
          <table:table-cell table:style-name="ce21"/>
          <table:table-cell table:style-name="ce23"/>
          <table:table-cell table:style-name="ce34"/>
          <table:table-cell table:style-name="ce38"/>
          <table:table-cell table:style-name="ce39"/>
          <table:table-cell table:style-name="ce23"/>
          <table:table-cell table:style-name="ce21"/>
          <table:table-cell table:style-name="ce23"/>
          <table:table-cell table:style-name="ce21"/>
          <table:table-cell table:style-name="ce38"/>
          <table:table-cell table:style-name="ce39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 table:number-columns-repeated="2"/>
          <table:table-cell table:style-name="ce47" table:formula="of:=(COUNTIF([.J39:.Y39];&quot;F&quot;)*3)" office:value-type="float" office:value="0" calcext:value-type="float">
            <text:p>0</text:p>
          </table:table-cell>
          <table:table-cell table:style-name="ce47" table:formula="of:=(COUNTIF([.J39:.Y39];&quot;p&quot;)*3)" office:value-type="float" office:value="0" calcext:value-type="float">
            <text:p>0</text:p>
          </table:table-cell>
          <table:table-cell table:number-columns-repeated="997"/>
        </table:table-row>
        <table:table-row table:style-name="ro2" table:visibility="collapse">
          <table:table-cell table:style-name="ce16" table:formula="of:=[diario_classe.A40]" office:value-type="float" office:value="0" calcext:value-type="float">
            <text:p>0</text:p>
          </table:table-cell>
          <table:table-cell table:style-name="ce21"/>
          <table:table-cell table:style-name="ce23"/>
          <table:table-cell table:style-name="ce21"/>
          <table:table-cell table:style-name="ce16" table:formula="of:=[diario_classe.E40]" office:value-type="float" office:value="0" calcext:value-type="float">
            <text:p>0</text:p>
          </table:table-cell>
          <table:table-cell table:style-name="ce21" table:formula="of:=[diario_classe.F40]" office:value-type="float" office:value="0" calcext:value-type="float">
            <text:p>0</text:p>
          </table:table-cell>
          <table:table-cell table:style-name="ce23"/>
          <table:table-cell table:style-name="ce21"/>
          <table:table-cell table:style-name="ce23"/>
          <table:table-cell table:style-name="ce34"/>
          <table:table-cell table:style-name="ce38"/>
          <table:table-cell table:style-name="ce39"/>
          <table:table-cell table:style-name="ce23"/>
          <table:table-cell table:style-name="ce21"/>
          <table:table-cell table:style-name="ce23"/>
          <table:table-cell table:style-name="ce21"/>
          <table:table-cell table:style-name="ce38"/>
          <table:table-cell table:style-name="ce39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 table:number-columns-repeated="2"/>
          <table:table-cell table:style-name="ce47" table:formula="of:=(COUNTIF([.J40:.Y40];&quot;F&quot;)*3)" office:value-type="float" office:value="0" calcext:value-type="float">
            <text:p>0</text:p>
          </table:table-cell>
          <table:table-cell table:style-name="ce47" table:formula="of:=(COUNTIF([.J40:.Y40];&quot;p&quot;)*3)" office:value-type="float" office:value="0" calcext:value-type="float">
            <text:p>0</text:p>
          </table:table-cell>
          <table:table-cell table:number-columns-repeated="997"/>
        </table:table-row>
        <table:table-row table:style-name="ro2" table:visibility="collapse">
          <table:table-cell table:style-name="ce16" table:formula="of:=[diario_classe.A41]" office:value-type="float" office:value="0" calcext:value-type="float">
            <text:p>0</text:p>
          </table:table-cell>
          <table:table-cell table:style-name="ce21"/>
          <table:table-cell table:style-name="ce23"/>
          <table:table-cell table:style-name="ce21"/>
          <table:table-cell table:style-name="ce16" table:formula="of:=[diario_classe.E41]" office:value-type="float" office:value="0" calcext:value-type="float">
            <text:p>0</text:p>
          </table:table-cell>
          <table:table-cell table:style-name="ce21" table:formula="of:=[diario_classe.F41]" office:value-type="float" office:value="0" calcext:value-type="float">
            <text:p>0</text:p>
          </table:table-cell>
          <table:table-cell table:style-name="ce23"/>
          <table:table-cell table:style-name="ce21"/>
          <table:table-cell table:style-name="ce23"/>
          <table:table-cell table:style-name="ce34"/>
          <table:table-cell table:style-name="ce38"/>
          <table:table-cell table:style-name="ce39"/>
          <table:table-cell table:style-name="ce23"/>
          <table:table-cell table:style-name="ce21"/>
          <table:table-cell table:style-name="ce23"/>
          <table:table-cell table:style-name="ce21"/>
          <table:table-cell table:style-name="ce38"/>
          <table:table-cell table:style-name="ce39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 table:number-columns-repeated="2"/>
          <table:table-cell table:style-name="ce47" table:formula="of:=(COUNTIF([.J41:.Y41];&quot;F&quot;)*3)" office:value-type="float" office:value="0" calcext:value-type="float">
            <text:p>0</text:p>
          </table:table-cell>
          <table:table-cell table:style-name="ce47" table:formula="of:=(COUNTIF([.J41:.Y41];&quot;p&quot;)*3)" office:value-type="float" office:value="0" calcext:value-type="float">
            <text:p>0</text:p>
          </table:table-cell>
          <table:table-cell table:number-columns-repeated="997"/>
        </table:table-row>
        <table:table-row table:style-name="ro2" table:visibility="collapse">
          <table:table-cell table:style-name="ce16" table:formula="of:=[diario_classe.A42]" office:value-type="float" office:value="0" calcext:value-type="float">
            <text:p>0</text:p>
          </table:table-cell>
          <table:table-cell table:style-name="ce21"/>
          <table:table-cell table:style-name="ce23"/>
          <table:table-cell table:style-name="ce21"/>
          <table:table-cell table:style-name="ce16" table:formula="of:=[diario_classe.E42]" office:value-type="float" office:value="0" calcext:value-type="float">
            <text:p>0</text:p>
          </table:table-cell>
          <table:table-cell table:style-name="ce21" table:formula="of:=[diario_classe.F42]" office:value-type="float" office:value="0" calcext:value-type="float">
            <text:p>0</text:p>
          </table:table-cell>
          <table:table-cell table:style-name="ce23"/>
          <table:table-cell table:style-name="ce21"/>
          <table:table-cell table:style-name="ce23"/>
          <table:table-cell table:style-name="ce34"/>
          <table:table-cell table:style-name="ce38"/>
          <table:table-cell table:style-name="ce39"/>
          <table:table-cell table:style-name="ce23"/>
          <table:table-cell table:style-name="ce21"/>
          <table:table-cell table:style-name="ce23"/>
          <table:table-cell table:style-name="ce21"/>
          <table:table-cell table:style-name="ce38"/>
          <table:table-cell table:style-name="ce39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 table:number-columns-repeated="2"/>
          <table:table-cell table:style-name="ce47" table:formula="of:=(COUNTIF([.J42:.Y42];&quot;F&quot;)*3)" office:value-type="float" office:value="0" calcext:value-type="float">
            <text:p>0</text:p>
          </table:table-cell>
          <table:table-cell table:style-name="ce47" table:formula="of:=(COUNTIF([.J42:.Y42];&quot;p&quot;)*3)" office:value-type="float" office:value="0" calcext:value-type="float">
            <text:p>0</text:p>
          </table:table-cell>
          <table:table-cell table:number-columns-repeated="997"/>
        </table:table-row>
        <table:table-row table:style-name="ro2" table:visibility="collapse">
          <table:table-cell table:style-name="ce16" table:formula="of:=[diario_classe.A43]" office:value-type="float" office:value="0" calcext:value-type="float">
            <text:p>0</text:p>
          </table:table-cell>
          <table:table-cell table:style-name="ce21"/>
          <table:table-cell table:style-name="ce23"/>
          <table:table-cell table:style-name="ce21"/>
          <table:table-cell table:style-name="ce16" table:formula="of:=[diario_classe.E43]" office:value-type="float" office:value="0" calcext:value-type="float">
            <text:p>0</text:p>
          </table:table-cell>
          <table:table-cell table:style-name="ce21" table:formula="of:=[diario_classe.F43]" office:value-type="float" office:value="0" calcext:value-type="float">
            <text:p>0</text:p>
          </table:table-cell>
          <table:table-cell table:style-name="ce23"/>
          <table:table-cell table:style-name="ce21"/>
          <table:table-cell table:style-name="ce23"/>
          <table:table-cell table:style-name="ce34"/>
          <table:table-cell table:style-name="ce38"/>
          <table:table-cell table:style-name="ce39"/>
          <table:table-cell table:style-name="ce23"/>
          <table:table-cell table:style-name="ce21"/>
          <table:table-cell table:style-name="ce23"/>
          <table:table-cell table:style-name="ce21"/>
          <table:table-cell table:style-name="ce38"/>
          <table:table-cell table:style-name="ce39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 table:number-columns-repeated="2"/>
          <table:table-cell table:style-name="ce47" table:formula="of:=(COUNTIF([.J43:.Y43];&quot;F&quot;)*3)" office:value-type="float" office:value="0" calcext:value-type="float">
            <text:p>0</text:p>
          </table:table-cell>
          <table:table-cell table:style-name="ce47" table:formula="of:=(COUNTIF([.J43:.Y43];&quot;p&quot;)*3)" office:value-type="float" office:value="0" calcext:value-type="float">
            <text:p>0</text:p>
          </table:table-cell>
          <table:table-cell table:number-columns-repeated="997"/>
        </table:table-row>
        <table:table-row table:style-name="ro2" table:visibility="collapse">
          <table:table-cell table:style-name="ce16" table:formula="of:=[diario_classe.A44]" office:value-type="float" office:value="0" calcext:value-type="float">
            <text:p>0</text:p>
          </table:table-cell>
          <table:table-cell table:style-name="ce21"/>
          <table:table-cell table:style-name="ce23"/>
          <table:table-cell table:style-name="ce21"/>
          <table:table-cell table:style-name="ce16" table:formula="of:=[diario_classe.E44]" office:value-type="float" office:value="0" calcext:value-type="float">
            <text:p>0</text:p>
          </table:table-cell>
          <table:table-cell table:style-name="ce21" table:formula="of:=[diario_classe.F44]" office:value-type="float" office:value="0" calcext:value-type="float">
            <text:p>0</text:p>
          </table:table-cell>
          <table:table-cell table:style-name="ce23"/>
          <table:table-cell table:style-name="ce21"/>
          <table:table-cell table:style-name="ce23"/>
          <table:table-cell table:style-name="ce34"/>
          <table:table-cell table:style-name="ce38"/>
          <table:table-cell table:style-name="ce39"/>
          <table:table-cell table:style-name="ce23"/>
          <table:table-cell table:style-name="ce21"/>
          <table:table-cell table:style-name="ce23"/>
          <table:table-cell table:style-name="ce21"/>
          <table:table-cell table:style-name="ce38"/>
          <table:table-cell table:style-name="ce39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 table:number-columns-repeated="2"/>
          <table:table-cell table:style-name="ce47" table:formula="of:=(COUNTIF([.J44:.Y44];&quot;F&quot;)*3)" office:value-type="float" office:value="0" calcext:value-type="float">
            <text:p>0</text:p>
          </table:table-cell>
          <table:table-cell table:style-name="ce47" table:formula="of:=(COUNTIF([.J44:.Y44];&quot;p&quot;)*3)" office:value-type="float" office:value="0" calcext:value-type="float">
            <text:p>0</text:p>
          </table:table-cell>
          <table:table-cell table:number-columns-repeated="997"/>
        </table:table-row>
        <table:table-row table:style-name="ro2" table:visibility="collapse">
          <table:table-cell table:style-name="ce16" table:formula="of:=[diario_classe.A45]" office:value-type="float" office:value="0" calcext:value-type="float">
            <text:p>0</text:p>
          </table:table-cell>
          <table:table-cell table:style-name="ce21"/>
          <table:table-cell table:style-name="ce23"/>
          <table:table-cell table:style-name="ce21"/>
          <table:table-cell table:style-name="ce16" table:formula="of:=[diario_classe.E45]" office:value-type="float" office:value="0" calcext:value-type="float">
            <text:p>0</text:p>
          </table:table-cell>
          <table:table-cell table:style-name="ce21" table:formula="of:=[diario_classe.F45]" office:value-type="float" office:value="0" calcext:value-type="float">
            <text:p>0</text:p>
          </table:table-cell>
          <table:table-cell table:style-name="ce23"/>
          <table:table-cell table:style-name="ce21"/>
          <table:table-cell table:style-name="ce23"/>
          <table:table-cell table:style-name="ce34"/>
          <table:table-cell table:style-name="ce38"/>
          <table:table-cell table:style-name="ce39"/>
          <table:table-cell table:style-name="ce23"/>
          <table:table-cell table:style-name="ce21"/>
          <table:table-cell table:style-name="ce23"/>
          <table:table-cell table:style-name="ce21"/>
          <table:table-cell table:style-name="ce38"/>
          <table:table-cell table:style-name="ce39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 table:number-columns-repeated="2"/>
          <table:table-cell table:style-name="ce47" table:formula="of:=(COUNTIF([.J45:.Y45];&quot;F&quot;)*3)" office:value-type="float" office:value="0" calcext:value-type="float">
            <text:p>0</text:p>
          </table:table-cell>
          <table:table-cell table:style-name="ce47" table:formula="of:=(COUNTIF([.J45:.Y45];&quot;p&quot;)*3)" office:value-type="float" office:value="0" calcext:value-type="float">
            <text:p>0</text:p>
          </table:table-cell>
          <table:table-cell table:number-columns-repeated="997"/>
        </table:table-row>
        <table:table-row table:style-name="ro2" table:visibility="collapse">
          <table:table-cell table:style-name="ce16" table:formula="of:=[diario_classe.A46]" office:value-type="float" office:value="0" calcext:value-type="float">
            <text:p>0</text:p>
          </table:table-cell>
          <table:table-cell table:style-name="ce21"/>
          <table:table-cell table:style-name="ce23"/>
          <table:table-cell table:style-name="ce21"/>
          <table:table-cell table:style-name="ce16" table:formula="of:=[diario_classe.E46]" office:value-type="float" office:value="0" calcext:value-type="float">
            <text:p>0</text:p>
          </table:table-cell>
          <table:table-cell table:style-name="ce21" table:formula="of:=[diario_classe.F46]" office:value-type="float" office:value="0" calcext:value-type="float">
            <text:p>0</text:p>
          </table:table-cell>
          <table:table-cell table:style-name="ce23"/>
          <table:table-cell table:style-name="ce21"/>
          <table:table-cell table:style-name="ce23"/>
          <table:table-cell table:style-name="ce34"/>
          <table:table-cell table:style-name="ce38"/>
          <table:table-cell table:style-name="ce39"/>
          <table:table-cell table:style-name="ce23"/>
          <table:table-cell table:style-name="ce21"/>
          <table:table-cell table:style-name="ce23"/>
          <table:table-cell table:style-name="ce21"/>
          <table:table-cell table:style-name="ce38"/>
          <table:table-cell table:style-name="ce39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 table:number-columns-repeated="2"/>
          <table:table-cell table:style-name="ce47" table:formula="of:=(COUNTIF([.J46:.Y46];&quot;F&quot;)*3)" office:value-type="float" office:value="0" calcext:value-type="float">
            <text:p>0</text:p>
          </table:table-cell>
          <table:table-cell table:style-name="ce47" table:formula="of:=(COUNTIF([.J46:.Y46];&quot;p&quot;)*3)" office:value-type="float" office:value="0" calcext:value-type="float">
            <text:p>0</text:p>
          </table:table-cell>
          <table:table-cell table:number-columns-repeated="997"/>
        </table:table-row>
        <table:table-row table:style-name="ro2" table:visibility="collapse">
          <table:table-cell table:style-name="ce16" table:formula="of:=[diario_classe.A47]" office:value-type="float" office:value="0" calcext:value-type="float">
            <text:p>0</text:p>
          </table:table-cell>
          <table:table-cell table:style-name="ce21"/>
          <table:table-cell table:style-name="ce23"/>
          <table:table-cell table:style-name="ce21"/>
          <table:table-cell table:style-name="ce16" table:formula="of:=[diario_classe.E47]" office:value-type="float" office:value="0" calcext:value-type="float">
            <text:p>0</text:p>
          </table:table-cell>
          <table:table-cell table:style-name="ce21" table:formula="of:=[diario_classe.F47]" office:value-type="float" office:value="0" calcext:value-type="float">
            <text:p>0</text:p>
          </table:table-cell>
          <table:table-cell table:style-name="ce23"/>
          <table:table-cell table:style-name="ce21"/>
          <table:table-cell table:style-name="ce23"/>
          <table:table-cell table:style-name="ce34"/>
          <table:table-cell table:style-name="ce38"/>
          <table:table-cell table:style-name="ce39"/>
          <table:table-cell table:style-name="ce23"/>
          <table:table-cell table:style-name="ce21"/>
          <table:table-cell table:style-name="ce23"/>
          <table:table-cell table:style-name="ce21"/>
          <table:table-cell table:style-name="ce38"/>
          <table:table-cell table:style-name="ce39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 table:number-columns-repeated="2"/>
          <table:table-cell table:style-name="ce47" table:formula="of:=(COUNTIF([.J47:.Y47];&quot;F&quot;)*3)" office:value-type="float" office:value="0" calcext:value-type="float">
            <text:p>0</text:p>
          </table:table-cell>
          <table:table-cell table:style-name="ce47" table:formula="of:=(COUNTIF([.J47:.Y47];&quot;p&quot;)*3)" office:value-type="float" office:value="0" calcext:value-type="float">
            <text:p>0</text:p>
          </table:table-cell>
          <table:table-cell table:number-columns-repeated="997"/>
        </table:table-row>
        <table:table-row table:style-name="ro2" table:visibility="collapse">
          <table:table-cell table:style-name="ce16" table:formula="of:=[diario_classe.A48]" office:value-type="float" office:value="0" calcext:value-type="float">
            <text:p>0</text:p>
          </table:table-cell>
          <table:table-cell table:style-name="ce21"/>
          <table:table-cell table:style-name="ce23"/>
          <table:table-cell table:style-name="ce21"/>
          <table:table-cell table:style-name="ce16" table:formula="of:=[diario_classe.E48]" office:value-type="float" office:value="0" calcext:value-type="float">
            <text:p>0</text:p>
          </table:table-cell>
          <table:table-cell table:style-name="ce21" table:formula="of:=[diario_classe.F48]" office:value-type="float" office:value="0" calcext:value-type="float">
            <text:p>0</text:p>
          </table:table-cell>
          <table:table-cell table:style-name="ce23"/>
          <table:table-cell table:style-name="ce21"/>
          <table:table-cell table:style-name="ce23"/>
          <table:table-cell table:style-name="ce35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 table:number-columns-repeated="2"/>
          <table:table-cell table:style-name="ce47" table:formula="of:=(COUNTIF([.J48:.Y48];&quot;F&quot;)*3)" office:value-type="float" office:value="0" calcext:value-type="float">
            <text:p>0</text:p>
          </table:table-cell>
          <table:table-cell table:style-name="ce47" table:formula="of:=(COUNTIF([.J48:.Y48];&quot;p&quot;)*3)" office:value-type="float" office:value="0" calcext:value-type="float">
            <text:p>0</text:p>
          </table:table-cell>
          <table:table-cell table:number-columns-repeated="997"/>
        </table:table-row>
        <table:table-row table:style-name="ro2" table:visibility="collapse">
          <table:table-cell table:style-name="ce16" table:formula="of:=[diario_classe.A49]" office:value-type="float" office:value="0" calcext:value-type="float">
            <text:p>0</text:p>
          </table:table-cell>
          <table:table-cell table:style-name="ce21"/>
          <table:table-cell table:style-name="ce23"/>
          <table:table-cell table:style-name="ce21"/>
          <table:table-cell table:style-name="ce16" table:formula="of:=[diario_classe.E49]" office:value-type="float" office:value="0" calcext:value-type="float">
            <text:p>0</text:p>
          </table:table-cell>
          <table:table-cell table:style-name="ce21" table:formula="of:=[diario_classe.F49]" office:value-type="float" office:value="0" calcext:value-type="float">
            <text:p>0</text:p>
          </table:table-cell>
          <table:table-cell table:style-name="ce23"/>
          <table:table-cell table:style-name="ce21"/>
          <table:table-cell table:style-name="ce23"/>
          <table:table-cell table:style-name="ce35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 table:number-columns-repeated="2"/>
          <table:table-cell table:style-name="ce47" table:formula="of:=(COUNTIF([.J49:.Y49];&quot;F&quot;)*3)" office:value-type="float" office:value="0" calcext:value-type="float">
            <text:p>0</text:p>
          </table:table-cell>
          <table:table-cell table:style-name="ce47" table:formula="of:=(COUNTIF([.J49:.Y49];&quot;p&quot;)*3)" office:value-type="float" office:value="0" calcext:value-type="float">
            <text:p>0</text:p>
          </table:table-cell>
          <table:table-cell table:number-columns-repeated="997"/>
        </table:table-row>
        <table:table-row table:style-name="ro2" table:visibility="collapse">
          <table:table-cell table:style-name="ce16" table:formula="of:=[diario_classe.A50]" office:value-type="float" office:value="0" calcext:value-type="float">
            <text:p>0</text:p>
          </table:table-cell>
          <table:table-cell table:style-name="ce21"/>
          <table:table-cell table:style-name="ce23"/>
          <table:table-cell table:style-name="ce21"/>
          <table:table-cell table:style-name="ce16" table:formula="of:=[diario_classe.E50]" office:value-type="float" office:value="0" calcext:value-type="float">
            <text:p>0</text:p>
          </table:table-cell>
          <table:table-cell table:style-name="ce21" table:formula="of:=[diario_classe.F50]" office:value-type="float" office:value="0" calcext:value-type="float">
            <text:p>0</text:p>
          </table:table-cell>
          <table:table-cell table:style-name="ce23"/>
          <table:table-cell table:style-name="ce21"/>
          <table:table-cell table:style-name="ce23"/>
          <table:table-cell table:style-name="ce35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23"/>
          <table:table-cell table:style-name="ce21" table:number-columns-repeated="2"/>
          <table:table-cell table:style-name="ce47" table:formula="of:=(COUNTIF([.J50:.Y50];&quot;F&quot;)*3)" office:value-type="float" office:value="0" calcext:value-type="float">
            <text:p>0</text:p>
          </table:table-cell>
          <table:table-cell table:style-name="ce47" table:formula="of:=(COUNTIF([.J50:.Y50];&quot;p&quot;)*3)" office:value-type="float" office:value="0" calcext:value-type="float">
            <text:p>0</text:p>
          </table:table-cell>
          <table:table-cell table:number-columns-repeated="997"/>
        </table:table-row>
        <table:table-row table:style-name="ro2" table:visibility="collapse">
          <table:table-cell table:style-name="ce17"/>
          <table:table-cell table:style-name="ce22"/>
          <table:table-cell table:style-name="ce24"/>
          <table:table-cell table:style-name="ce22"/>
          <table:table-cell table:style-name="ce24"/>
          <table:table-cell table:style-name="ce22"/>
          <table:table-cell table:style-name="ce24"/>
          <table:table-cell table:style-name="ce22"/>
          <table:table-cell table:style-name="ce24"/>
          <table:table-cell table:style-name="ce36"/>
          <table:table-cell table:style-name="ce24"/>
          <table:table-cell table:style-name="ce22"/>
          <table:table-cell table:style-name="ce24"/>
          <table:table-cell table:style-name="ce22"/>
          <table:table-cell table:style-name="ce24"/>
          <table:table-cell table:style-name="ce22"/>
          <table:table-cell table:style-name="ce24"/>
          <table:table-cell table:style-name="ce22"/>
          <table:table-cell table:style-name="ce24"/>
          <table:table-cell table:style-name="ce22"/>
          <table:table-cell table:style-name="ce24"/>
          <table:table-cell table:style-name="ce22"/>
          <table:table-cell table:style-name="ce24"/>
          <table:table-cell table:style-name="ce22" table:number-columns-repeated="2"/>
          <table:table-cell table:style-name="ce48"/>
          <table:table-cell table:style-name="ce47"/>
          <table:table-cell table:number-columns-repeated="997"/>
        </table:table-row>
        <table:table-row table:style-name="ro1" table:visibility="collapse" table:number-rows-repeated="2">
          <table:table-cell table:number-columns-repeated="1024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áticas" table:style-name="ta1">
        <office:forms form:automatic-focus="false" form:apply-design-mode="false"/>
        <table:table-column table:style-name="co12" table:visibility="collapse" table:default-cell-style-name="Default"/>
        <table:table-column table:style-name="co29" table:visibility="collapse" table:number-columns-repeated="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visibility="collapse" table:number-columns-repeated="2" table:default-cell-style-name="Default"/>
        <table:table-column table:style-name="co33" table:visibility="collapse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6" table:default-cell-style-name="ce113"/>
        <table:table-column table:style-name="co36" table:default-cell-style-name="Default"/>
        <table:table-column table:style-name="co36" table:number-columns-repeated="2" table:default-cell-style-name="ce113"/>
        <table:table-column table:style-name="co36" table:number-columns-repeated="2" table:default-cell-style-name="Default"/>
        <table:table-column table:style-name="co36" table:default-cell-style-name="ce113"/>
        <table:table-column table:style-name="co37" table:default-cell-style-name="Default"/>
        <table:table-column table:style-name="co36" table:default-cell-style-name="Default"/>
        <table:table-column table:style-name="co36" table:default-cell-style-name="ce113"/>
        <table:table-column table:style-name="co36" table:number-columns-repeated="2" table:default-cell-style-name="Default"/>
        <table:table-column table:style-name="co36" table:default-cell-style-name="ce113"/>
        <table:table-column table:style-name="co36" table:number-columns-repeated="2" table:default-cell-style-name="Default"/>
        <table:table-column table:style-name="co36" table:default-cell-style-name="ce113"/>
        <table:table-column table:style-name="co36" table:number-columns-repeated="2" table:default-cell-style-name="Default"/>
        <table:table-column table:style-name="co36" table:default-cell-style-name="ce113"/>
        <table:table-column table:style-name="co36" table:number-columns-repeated="2" table:default-cell-style-name="Default"/>
        <table:table-column table:style-name="co36" table:default-cell-style-name="ce113"/>
        <table:table-column table:style-name="co36" table:number-columns-repeated="9" table:default-cell-style-name="Default"/>
        <table:table-column table:style-name="co11" table:number-columns-repeated="4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1" table:number-columns-repeated="975" table:default-cell-style-name="Default"/>
        <table:table-row table:style-name="ro1" table:number-rows-repeated="3">
          <table:table-cell table:style-name="ce56" table:number-columns-repeated="2"/>
          <table:table-cell table:number-columns-repeated="10"/>
          <table:table-cell table:style-name="Default"/>
          <table:table-cell/>
          <table:table-cell table:style-name="Default" table:number-columns-repeated="2"/>
          <table:table-cell/>
          <table:table-cell table:style-name="ce56"/>
          <table:table-cell table:style-name="ce128"/>
          <table:table-cell table:style-name="ce56" table:number-columns-repeated="2"/>
          <table:table-cell table:style-name="ce128"/>
          <table:table-cell table:style-name="ce56" table:number-columns-repeated="2"/>
          <table:table-cell table:style-name="ce128"/>
          <table:table-cell table:style-name="ce56" table:number-columns-repeated="2"/>
          <table:table-cell table:style-name="ce128"/>
          <table:table-cell table:style-name="ce56" table:number-columns-repeated="2"/>
          <table:table-cell table:style-name="ce128"/>
          <table:table-cell table:style-name="ce56" table:number-columns-repeated="2"/>
          <table:table-cell table:style-name="ce128"/>
          <table:table-cell table:style-name="ce56" table:number-columns-repeated="14"/>
          <table:table-cell table:number-columns-repeated="976"/>
        </table:table-row>
        <table:table-row table:style-name="ro2">
          <table:table-cell table:style-name="ce57"/>
          <table:table-cell table:style-name="ce63" table:number-columns-repeated="8"/>
          <table:table-cell table:style-name="ce79"/>
          <table:table-cell table:style-name="ce86" table:formula="of:=[Teóricas.J8]" office:value-type="string" office:string-value="apres" calcext:value-type="string">
            <text:p>apres</text:p>
          </table:table-cell>
          <table:table-cell table:style-name="ce96"/>
          <table:table-cell table:style-name="ce104"/>
          <table:table-cell table:style-name="ce86" table:formula="of:=[Teóricas.K8]" office:value-type="string" office:string-value="eletromag" calcext:value-type="string">
            <text:p>eletromag</text:p>
          </table:table-cell>
          <table:table-cell table:style-name="ce115"/>
          <table:table-cell table:style-name="ce121"/>
          <table:table-cell table:style-name="ce123" table:formula="of:=[Teóricas.L8]" office:value-type="float" office:value="0" calcext:value-type="float">
            <text:p>0</text:p>
          </table:table-cell>
          <table:table-cell table:style-name="ce124"/>
          <table:table-cell table:style-name="ce121"/>
          <table:table-cell table:style-name="ce86" table:formula="of:=[Teóricas.M8]" office:value-type="float" office:value="0" calcext:value-type="float">
            <text:p>0</text:p>
          </table:table-cell>
          <table:table-cell table:style-name="ce129"/>
          <table:table-cell table:style-name="ce121"/>
          <table:table-cell table:style-name="ce123"/>
          <table:table-cell table:style-name="ce124"/>
          <table:table-cell table:style-name="ce121"/>
          <table:table-cell table:style-name="ce86"/>
          <table:table-cell table:style-name="ce129"/>
          <table:table-cell table:style-name="ce121"/>
          <table:table-cell table:style-name="ce123"/>
          <table:table-cell table:style-name="ce124"/>
          <table:table-cell table:style-name="ce121"/>
          <table:table-cell table:style-name="ce86"/>
          <table:table-cell table:style-name="ce129"/>
          <table:table-cell table:style-name="ce121"/>
          <table:table-cell table:style-name="ce123"/>
          <table:table-cell table:style-name="ce124"/>
          <table:table-cell table:style-name="ce134"/>
          <table:table-cell table:style-name="ce86"/>
          <table:table-cell table:style-name="ce129"/>
          <table:table-cell table:style-name="ce140"/>
          <table:table-cell table:style-name="ce123"/>
          <table:table-cell table:style-name="ce124"/>
          <table:table-cell table:style-name="ce134"/>
          <table:table-cell table:style-name="ce123"/>
          <table:table-cell table:style-name="ce124"/>
          <table:table-cell table:style-name="ce134"/>
          <table:table-cell table:style-name="ce141" table:number-columns-repeated="978"/>
        </table:table-row>
        <table:table-row table:style-name="ro2">
          <table:table-cell table:style-name="ce16"/>
          <table:table-cell table:style-name="ce64"/>
          <table:table-cell table:style-name="ce71"/>
          <table:table-cell table:style-name="ce64"/>
          <table:table-cell table:style-name="ce71"/>
          <table:table-cell table:style-name="ce73" office:value-type="string" calcext:value-type="string">
            <text:p>Controle de frequência – práticas</text:p>
          </table:table-cell>
          <table:table-cell table:style-name="ce71"/>
          <table:table-cell table:style-name="ce64"/>
          <table:table-cell table:style-name="ce71"/>
          <table:table-cell table:style-name="ce80"/>
          <table:table-cell table:style-name="ce87" office:value-type="string" calcext:value-type="string">
            <text:p>aula ministrada:</text:p>
          </table:table-cell>
          <table:table-cell table:style-name="ce97"/>
          <table:table-cell table:style-name="ce105" table:formula="of:=IF([.K4]&lt;&gt;0;2;0)" office:value-type="float" office:value="2" calcext:value-type="float">
            <text:p>2</text:p>
          </table:table-cell>
          <table:table-cell table:style-name="ce87"/>
          <table:table-cell table:style-name="ce116"/>
          <table:table-cell table:style-name="ce105" table:formula="of:=IF([.N4]&lt;&gt;0;2;0)" office:value-type="float" office:value="2" calcext:value-type="float">
            <text:p>2</text:p>
          </table:table-cell>
          <table:table-cell table:style-name="ce87"/>
          <table:table-cell table:style-name="ce125"/>
          <table:table-cell table:style-name="ce105" table:formula="of:=IF([.Q4]&lt;&gt;0;2;0)" office:value-type="float" office:value="0" calcext:value-type="float">
            <text:p>0</text:p>
          </table:table-cell>
          <table:table-cell table:style-name="ce87"/>
          <table:table-cell table:style-name="ce125"/>
          <table:table-cell table:style-name="ce105" table:formula="of:=IF([.T4]&lt;&gt;0;2;0)" office:value-type="float" office:value="0" calcext:value-type="float">
            <text:p>0</text:p>
          </table:table-cell>
          <table:table-cell table:style-name="ce87"/>
          <table:table-cell table:style-name="ce125"/>
          <table:table-cell table:style-name="ce105" table:formula="of:=IF([.W4]&lt;&gt;0;2;0)" office:value-type="float" office:value="0" calcext:value-type="float">
            <text:p>0</text:p>
          </table:table-cell>
          <table:table-cell table:style-name="ce87"/>
          <table:table-cell table:style-name="ce125"/>
          <table:table-cell table:style-name="ce105" table:formula="of:=IF([.Z4]&lt;&gt;0;2;0)" office:value-type="float" office:value="0" calcext:value-type="float">
            <text:p>0</text:p>
          </table:table-cell>
          <table:table-cell table:style-name="ce87"/>
          <table:table-cell table:style-name="ce125"/>
          <table:table-cell table:style-name="ce105" table:formula="of:=IF([.AC4]&lt;&gt;0;2;0)" office:value-type="float" office:value="0" calcext:value-type="float">
            <text:p>0</text:p>
          </table:table-cell>
          <table:table-cell table:style-name="ce87"/>
          <table:table-cell table:style-name="ce125"/>
          <table:table-cell table:style-name="ce105" table:formula="of:=IF([.AF4]&lt;&gt;0;2;0)" office:value-type="float" office:value="0" calcext:value-type="float">
            <text:p>0</text:p>
          </table:table-cell>
          <table:table-cell table:style-name="ce87"/>
          <table:table-cell table:style-name="ce125"/>
          <table:table-cell table:style-name="ce105" table:formula="of:=IF([.AI4]&lt;&gt;0;2;0)" office:value-type="float" office:value="0" calcext:value-type="float">
            <text:p>0</text:p>
          </table:table-cell>
          <table:table-cell table:style-name="ce87"/>
          <table:table-cell table:style-name="ce125"/>
          <table:table-cell table:style-name="ce105" table:formula="of:=IF([.AL4]&lt;&gt;0;2;0)" office:value-type="float" office:value="0" calcext:value-type="float">
            <text:p>0</text:p>
          </table:table-cell>
          <table:table-cell table:style-name="ce87"/>
          <table:table-cell table:style-name="ce125"/>
          <table:table-cell table:style-name="ce105" table:formula="of:=IF([.AO4]&lt;&gt;0;2;0)" office:value-type="float" office:value="0" calcext:value-type="float">
            <text:p>0</text:p>
          </table:table-cell>
          <table:table-cell table:style-name="ce87"/>
          <table:table-cell table:style-name="ce125"/>
          <table:table-cell table:style-name="ce105" table:formula="of:=IF([.AR4]&lt;&gt;0;2;0)" office:value-type="float" office:value="0" calcext:value-type="float">
            <text:p>0</text:p>
          </table:table-cell>
          <table:table-cell table:style-name="ce142" office:value-type="string" calcext:value-type="string">
            <text:p>soma pesos</text:p>
          </table:table-cell>
          <table:table-cell table:number-columns-repeated="977"/>
        </table:table-row>
        <table:table-row table:style-name="ro2">
          <table:table-cell table:style-name="ce58"/>
          <table:table-cell table:style-name="ce65" table:number-columns-repeated="8"/>
          <table:table-cell table:style-name="ce81" office:value-type="string" calcext:value-type="string">
            <text:p>PESO</text:p>
          </table:table-cell>
          <table:table-cell table:style-name="ce88" office:value-type="float" office:value="0" calcext:value-type="float">
            <text:p>0</text:p>
          </table:table-cell>
          <table:table-cell table:style-name="ce98"/>
          <table:table-cell table:style-name="ce106"/>
          <table:table-cell table:style-name="ce88" office:value-type="float" office:value="2" calcext:value-type="float">
            <text:p>2</text:p>
          </table:table-cell>
          <table:table-cell table:style-name="ce117"/>
          <table:table-cell table:style-name="ce106"/>
          <table:table-cell table:style-name="ce88" office:value-type="float" office:value="1" calcext:value-type="float">
            <text:p>1</text:p>
          </table:table-cell>
          <table:table-cell table:style-name="ce98"/>
          <table:table-cell table:style-name="ce106"/>
          <table:table-cell table:style-name="ce88" office:value-type="float" office:value="1" calcext:value-type="float">
            <text:p>1</text:p>
          </table:table-cell>
          <table:table-cell table:style-name="ce98"/>
          <table:table-cell table:style-name="ce106"/>
          <table:table-cell table:style-name="ce88" office:value-type="float" office:value="1" calcext:value-type="float">
            <text:p>1</text:p>
          </table:table-cell>
          <table:table-cell table:style-name="ce98"/>
          <table:table-cell table:style-name="ce106"/>
          <table:table-cell table:style-name="ce88" office:value-type="float" office:value="2" calcext:value-type="float">
            <text:p>2</text:p>
          </table:table-cell>
          <table:table-cell table:style-name="ce98"/>
          <table:table-cell table:style-name="ce106"/>
          <table:table-cell table:style-name="ce88" office:value-type="float" office:value="1" calcext:value-type="float">
            <text:p>1</text:p>
          </table:table-cell>
          <table:table-cell table:style-name="ce98"/>
          <table:table-cell table:style-name="ce106"/>
          <table:table-cell table:style-name="ce88" office:value-type="float" office:value="2" calcext:value-type="float">
            <text:p>2</text:p>
          </table:table-cell>
          <table:table-cell table:style-name="ce98"/>
          <table:table-cell table:style-name="ce106"/>
          <table:table-cell table:style-name="ce88"/>
          <table:table-cell table:style-name="ce98"/>
          <table:table-cell table:style-name="ce135"/>
          <table:table-cell table:style-name="ce88"/>
          <table:table-cell table:style-name="ce98"/>
          <table:table-cell table:style-name="ce135"/>
          <table:table-cell table:style-name="ce88"/>
          <table:table-cell table:style-name="ce98"/>
          <table:table-cell table:style-name="ce135"/>
          <table:table-cell table:style-name="ce88"/>
          <table:table-cell table:style-name="ce98"/>
          <table:table-cell table:style-name="ce135"/>
          <table:table-cell table:style-name="ce143" table:formula="of:=([.K$6]+[.N$6]+[.Q$6]+[.T$6]+[.W$6]+[.Z$6]+[.AC$6]+[.AF$6]+[.AI$6]+[.AL$6]+[.AO$6])" office:value-type="float" office:value="10" calcext:value-type="float">
            <text:p>10</text:p>
          </table:table-cell>
          <table:table-cell table:style-name="ce149"/>
          <table:table-cell table:style-name="ce154" office:value-type="string" calcext:value-type="string">
            <text:p>Práticas ministradas</text:p>
          </table:table-cell>
          <table:table-cell table:style-name="ce149" table:number-columns-repeated="975"/>
        </table:table-row>
        <table:table-row table:style-name="ro2">
          <table:table-cell table:style-name="ce16"/>
          <table:table-cell table:style-name="ce64"/>
          <table:table-cell table:style-name="ce71"/>
          <table:table-cell table:style-name="ce64"/>
          <table:table-cell table:style-name="ce71"/>
          <table:table-cell table:style-name="ce64"/>
          <table:table-cell table:style-name="ce71"/>
          <table:table-cell table:style-name="ce64"/>
          <table:table-cell table:style-name="ce71"/>
          <table:table-cell table:style-name="ce80"/>
          <table:table-cell table:style-name="ce89" table:formula="of:=[Teóricas.J7]" office:value-type="date" office:date-value="2016-09-20" calcext:value-type="date">
            <text:p>20/set</text:p>
          </table:table-cell>
          <table:table-cell table:style-name="ce99" office:value-type="string" calcext:value-type="string">
            <text:p>Conceito</text:p>
          </table:table-cell>
          <table:table-cell table:style-name="ce107" office:value-type="string" calcext:value-type="string">
            <text:p>Nota(%)</text:p>
          </table:table-cell>
          <table:table-cell table:style-name="ce89" table:formula="of:=[Teóricas.K7]" office:value-type="date" office:date-value="2016-09-27" calcext:value-type="date">
            <text:p>27/set</text:p>
          </table:table-cell>
          <table:table-cell table:style-name="ce118" office:value-type="string" calcext:value-type="string">
            <text:p>Conceito</text:p>
          </table:table-cell>
          <table:table-cell table:style-name="ce107" office:value-type="string" calcext:value-type="string">
            <text:p>Nota</text:p>
          </table:table-cell>
          <table:table-cell table:style-name="ce89"/>
          <table:table-cell table:style-name="ce99" office:value-type="string" calcext:value-type="string">
            <text:p>Conceito</text:p>
          </table:table-cell>
          <table:table-cell table:style-name="ce107" office:value-type="string" calcext:value-type="string">
            <text:p>nota</text:p>
          </table:table-cell>
          <table:table-cell table:style-name="ce89"/>
          <table:table-cell table:style-name="ce99" office:value-type="string" calcext:value-type="string">
            <text:p>Conceito</text:p>
          </table:table-cell>
          <table:table-cell table:style-name="ce107" office:value-type="string" calcext:value-type="string">
            <text:p>nota</text:p>
          </table:table-cell>
          <table:table-cell table:style-name="ce89"/>
          <table:table-cell table:style-name="ce99" office:value-type="string" calcext:value-type="string">
            <text:p>Conceito</text:p>
          </table:table-cell>
          <table:table-cell table:style-name="ce107" office:value-type="string" calcext:value-type="string">
            <text:p>nota</text:p>
          </table:table-cell>
          <table:table-cell table:style-name="ce89"/>
          <table:table-cell table:style-name="ce99" office:value-type="string" calcext:value-type="string">
            <text:p>conceito</text:p>
          </table:table-cell>
          <table:table-cell table:style-name="ce107" office:value-type="string" calcext:value-type="string">
            <text:p>nota</text:p>
          </table:table-cell>
          <table:table-cell table:style-name="ce89"/>
          <table:table-cell table:style-name="ce99" office:value-type="string" calcext:value-type="string">
            <text:p>Conceito</text:p>
          </table:table-cell>
          <table:table-cell table:style-name="ce107" office:value-type="string" calcext:value-type="string">
            <text:p>nota</text:p>
          </table:table-cell>
          <table:table-cell table:style-name="ce133"/>
          <table:table-cell table:style-name="ce99" office:value-type="string" calcext:value-type="string">
            <text:p>conceito</text:p>
          </table:table-cell>
          <table:table-cell table:style-name="ce107" office:value-type="string" calcext:value-type="string">
            <text:p>nota</text:p>
          </table:table-cell>
          <table:table-cell table:style-name="ce133"/>
          <table:table-cell table:style-name="ce99" office:value-type="string" calcext:value-type="string">
            <text:p>Conceito</text:p>
          </table:table-cell>
          <table:table-cell table:style-name="ce136" office:value-type="string" calcext:value-type="string">
            <text:p>nota</text:p>
          </table:table-cell>
          <table:table-cell table:style-name="ce133"/>
          <table:table-cell table:style-name="ce99" office:value-type="string" calcext:value-type="string">
            <text:p>conceito</text:p>
          </table:table-cell>
          <table:table-cell table:style-name="ce136" office:value-type="string" calcext:value-type="string">
            <text:p>nota</text:p>
          </table:table-cell>
          <table:table-cell table:style-name="ce133"/>
          <table:table-cell table:style-name="ce99" office:value-type="string" calcext:value-type="string">
            <text:p>conceito</text:p>
          </table:table-cell>
          <table:table-cell table:style-name="ce136" office:value-type="string" calcext:value-type="string">
            <text:p>nota</text:p>
          </table:table-cell>
          <table:table-cell table:style-name="ce133"/>
          <table:table-cell table:style-name="ce99" office:value-type="string" calcext:value-type="string">
            <text:p>conceito</text:p>
          </table:table-cell>
          <table:table-cell table:style-name="ce136" office:value-type="string" calcext:value-type="string">
            <text:p>nota</text:p>
          </table:table-cell>
          <table:table-cell table:style-name="ce144" office:value-type="string" calcext:value-type="string">
            <text:p>Nota práticas</text:p>
          </table:table-cell>
          <table:table-cell table:style-name="ce150"/>
          <table:table-cell table:style-name="ce155" table:formula="of:=SUM([.M5:.AT5])" office:value-type="float" office:value="4" calcext:value-type="float">
            <text:p>4</text:p>
          </table:table-cell>
          <table:table-cell table:number-columns-repeated="975"/>
        </table:table-row>
        <table:table-row table:style-name="ro4">
          <table:table-cell table:style-name="ce59"/>
          <table:table-cell table:style-name="ce66" table:number-columns-repeated="3"/>
          <table:table-cell table:style-name="ce66" table:formula="of:=[diario_classe.E8]" office:value-type="string" office:string-value="MATRICULA" calcext:value-type="string">
            <text:p>MATRICULA</text:p>
          </table:table-cell>
          <table:table-cell table:style-name="ce74" table:formula="of:=[diario_classe.F8]" office:value-type="string" office:string-value="NOME" calcext:value-type="string">
            <text:p>NOME</text:p>
          </table:table-cell>
          <table:table-cell table:style-name="ce66" table:number-columns-repeated="3"/>
          <table:table-cell table:style-name="ce82"/>
          <table:table-cell table:style-name="ce90"/>
          <table:table-cell table:style-name="ce100"/>
          <table:table-cell table:style-name="ce108"/>
          <table:table-cell table:style-name="ce59"/>
          <table:table-cell table:style-name="ce119"/>
          <table:table-cell table:style-name="ce108"/>
          <table:table-cell table:style-name="ce59"/>
          <table:table-cell table:style-name="ce100"/>
          <table:table-cell table:style-name="ce108"/>
          <table:table-cell table:style-name="ce59"/>
          <table:table-cell table:style-name="ce119"/>
          <table:table-cell table:style-name="ce108"/>
          <table:table-cell table:style-name="ce130"/>
          <table:table-cell table:style-name="ce119"/>
          <table:table-cell table:style-name="ce108"/>
          <table:table-cell table:style-name="ce59"/>
          <table:table-cell table:style-name="ce100"/>
          <table:table-cell table:style-name="ce108"/>
          <table:table-cell table:style-name="ce59"/>
          <table:table-cell table:style-name="ce100"/>
          <table:table-cell table:style-name="ce108"/>
          <table:table-cell table:style-name="ce130"/>
          <table:table-cell table:style-name="ce100"/>
          <table:table-cell table:style-name="ce108"/>
          <table:table-cell table:style-name="ce130"/>
          <table:table-cell table:style-name="ce100"/>
          <table:table-cell table:style-name="ce137"/>
          <table:table-cell table:style-name="ce130"/>
          <table:table-cell table:style-name="ce100"/>
          <table:table-cell table:style-name="ce137"/>
          <table:table-cell table:style-name="ce130"/>
          <table:table-cell table:style-name="ce100"/>
          <table:table-cell table:style-name="ce137"/>
          <table:table-cell table:style-name="ce130"/>
          <table:table-cell table:style-name="ce100"/>
          <table:table-cell table:style-name="ce137"/>
          <table:table-cell table:style-name="ce145"/>
          <table:table-cell table:style-name="ce151" office:value-type="string" calcext:value-type="string">
            <text:p>FALTAS</text:p>
          </table:table-cell>
          <table:table-cell table:style-name="ce156" office:value-type="string" calcext:value-type="string">
            <text:p>Frequência(P)</text:p>
          </table:table-cell>
          <table:table-cell table:style-name="ce156" table:number-columns-repeated="975"/>
        </table:table-row>
        <table:table-row table:style-name="ro4">
          <table:table-cell table:style-name="ce60" table:formula="of:=[diario_classe.A9]" office:value-type="float" office:value="1" calcext:value-type="float">
            <text:p>1</text:p>
          </table:table-cell>
          <table:table-cell table:style-name="ce67" table:number-columns-repeated="3"/>
          <table:table-cell table:style-name="ce67" table:formula="of:=[diario_classe.E9]" office:value-type="string" office:string-value="14.1.1359" calcext:value-type="string">
            <text:p>14.1.1359</text:p>
          </table:table-cell>
          <table:table-cell table:style-name="ce75" table:formula="of:=[diario_classe.F9]" office:value-type="string" office:string-value="ANDREIA DE-LAZZARI BICALHO PEIXOTO RESENDE" calcext:value-type="string">
            <text:p>ANDREIA DE-LAZZARI BICALHO PEIXOTO RESENDE</text:p>
          </table:table-cell>
          <table:table-cell table:style-name="ce67" table:number-columns-repeated="3"/>
          <table:table-cell table:style-name="ce83"/>
          <table:table-cell table:style-name="ce91"/>
          <table:table-cell table:style-name="ce101"/>
          <table:table-cell table:style-name="ce109" table:formula="of:=IF(OR([.L9]=&quot;I&quot;;[.L9]=&quot;i&quot;);40;(IF(OR([.L9]=&quot;R&quot;;[.L9]=&quot;r&quot;);60;IF(OR([.L9]=&quot;B&quot;;[.L9]=&quot;b&quot;);60;IF(OR([.L9]=&quot;MB&quot;;[.L9]=&quot;mb&quot;);80;IF(OR([.L9]=&quot;E&quot;;[.L9]=&quot;e&quot;);100;0))))))" office:value-type="float" office:value="0" calcext:value-type="float">
            <text:p>0</text:p>
          </table:table-cell>
          <table:table-cell table:style-name="ce94"/>
          <table:table-cell table:style-name="ce101"/>
          <table:table-cell table:style-name="ce109" table:formula="of:=IF(OR([.O9]=&quot;I&quot;;[.O9]=&quot;i&quot;);40;(IF(OR([.O9]=&quot;R&quot;;[.O9]=&quot;r&quot;);60;IF(OR([.O9]=&quot;B&quot;;[.O9]=&quot;b&quot;);60;IF(OR([.O9]=&quot;MB&quot;;[.O9]=&quot;mb&quot;);80;IF(OR([.O9]=&quot;E&quot;;[.O9]=&quot;e&quot;);100;0))))))" office:value-type="float" office:value="0" calcext:value-type="float">
            <text:p>0</text:p>
          </table:table-cell>
          <table:table-cell table:style-name="ce60"/>
          <table:table-cell table:style-name="ce101"/>
          <table:table-cell table:style-name="ce109" table:formula="of:=IF(OR([.R9]=&quot;I&quot;;[.R9]=&quot;i&quot;);40;(IF(OR([.R9]=&quot;R&quot;;[.R9]=&quot;r&quot;);60;IF(OR([.R9]=&quot;B&quot;;[.R9]=&quot;b&quot;);60;IF(OR([.R9]=&quot;MB&quot;;[.R9]=&quot;mb&quot;);80;IF(OR([.R9]=&quot;E&quot;;[.R9]=&quot;e&quot;);100;0))))))" office:value-type="float" office:value="0" calcext:value-type="float">
            <text:p>0</text:p>
          </table:table-cell>
          <table:table-cell table:style-name="ce60"/>
          <table:table-cell table:style-name="ce101"/>
          <table:table-cell table:style-name="ce109" table:formula="of:=IF(OR([.U9]=&quot;I&quot;;[.U9]=&quot;i&quot;);40;(IF(OR([.U9]=&quot;R&quot;;[.U9]=&quot;r&quot;);60;IF(OR([.U9]=&quot;B&quot;;[.U9]=&quot;b&quot;);60;IF(OR([.U9]=&quot;MB&quot;;[.U9]=&quot;mb&quot;);80;IF(OR([.U9]=&quot;E&quot;;[.U9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X9]=&quot;I&quot;;[.X9]=&quot;i&quot;);40;(IF(OR([.X9]=&quot;R&quot;;[.X9]=&quot;r&quot;);60;IF(OR([.X9]=&quot;B&quot;;[.X9]=&quot;b&quot;);60;IF(OR([.X9]=&quot;MB&quot;;[.X9]=&quot;mb&quot;);80;IF(OR([.X9]=&quot;E&quot;;[.X9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A9]=&quot;I&quot;;[.AA9]=&quot;i&quot;);40;(IF(OR([.AA9]=&quot;R&quot;;[.AA9]=&quot;r&quot;);60;IF(OR([.AA9]=&quot;B&quot;;[.AA9]=&quot;b&quot;);60;IF(OR([.AA9]=&quot;MB&quot;;[.AA9]=&quot;mb&quot;);80;IF(OR([.AA9]=&quot;E&quot;;[.AA9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D9]=&quot;I&quot;;[.AD9]=&quot;i&quot;);40;(IF(OR([.AD9]=&quot;R&quot;;[.AD9]=&quot;r&quot;);60;IF(OR([.AD9]=&quot;B&quot;;[.AD9]=&quot;b&quot;);60;IF(OR([.AD9]=&quot;MB&quot;;[.AD9]=&quot;mb&quot;);80;IF(OR([.AD9]=&quot;E&quot;;[.AD9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G9]=&quot;I&quot;;[.AG9]=&quot;i&quot;);40;(IF(OR([.AG9]=&quot;R&quot;;[.AG9]=&quot;r&quot;);60;IF(OR([.AG9]=&quot;B&quot;;[.AG9]=&quot;b&quot;);60;IF(OR([.AG9]=&quot;MB&quot;;[.AG9]=&quot;mb&quot;);80;IF(OR([.AG9]=&quot;E&quot;;[.AG9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J9]=&quot;I&quot;;[.AJ9]=&quot;i&quot;);40;(IF(OR([.AJ9]=&quot;R&quot;;[.AJ9]=&quot;r&quot;);60;IF(OR([.AJ9]=&quot;B&quot;;[.AJ9]=&quot;b&quot;);60;IF(OR([.AJ9]=&quot;MB&quot;;[.AJ9]=&quot;mb&quot;);80;IF(OR([.AJ9]=&quot;E&quot;;[.AJ9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M9]=&quot;I&quot;;[.AM9]=&quot;i&quot;);40;(IF(OR([.AM9]=&quot;R&quot;;[.AM9]=&quot;r&quot;);60;IF(OR([.AM9]=&quot;B&quot;;[.AM9]=&quot;b&quot;);60;IF(OR([.AM9]=&quot;MB&quot;;[.AM9]=&quot;mb&quot;);80;IF(OR([.AM9]=&quot;E&quot;;[.AM9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P9]=&quot;I&quot;;[.AP9]=&quot;i&quot;);40;(IF(OR([.AP9]=&quot;R&quot;;[.AP9]=&quot;r&quot;);60;IF(OR([.AP9]=&quot;B&quot;;[.AP9]=&quot;b&quot;);60;IF(OR([.AP9]=&quot;MB&quot;;[.AP9]=&quot;mb&quot;);80;IF(OR([.AP9]=&quot;E&quot;;[.AP9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S9]=&quot;I&quot;;[.AS9]=&quot;i&quot;);40;(IF(OR([.AS9]=&quot;R&quot;;[.AS9]=&quot;r&quot;);60;IF(OR([.AS9]=&quot;B&quot;;[.AS9]=&quot;b&quot;);60;IF(OR([.AS9]=&quot;MB&quot;;[.AS9]=&quot;mb&quot;);80;IF(OR([.AS9]=&quot;E&quot;;[.AS9]=&quot;e&quot;);100;0))))))" office:value-type="float" office:value="0" calcext:value-type="float">
            <text:p>0</text:p>
          </table:table-cell>
          <table:table-cell table:style-name="ce146" table:formula="of:=((([.M9]*[.K$6])+([.P9]*[.N$6])+([.S9]*[.Q$6])+([.V9]*[.T$6])+([.Y9]*[.W$6])+([.AB9]*[.Z$6])+([.AE9]*[.AC$6])+([.AH9]*[.AF$6])+([.AK9]*[.AI$6])+([.AN9]*[.AL$6])+([.AQ9]*[.AO$6])+([.AT9]*[.AR$6])))*(2/(100*[.AU$6]))" office:value-type="float" office:value="0" calcext:value-type="float">
            <text:p>0,0</text:p>
          </table:table-cell>
          <table:table-cell table:style-name="ce152" table:formula="of:=COUNTIF([.K9:.AT9];&quot;F&quot;)*2" office:value-type="float" office:value="0" calcext:value-type="float">
            <text:p>0</text:p>
          </table:table-cell>
          <table:table-cell table:style-name="ce157" table:formula="of:=COUNTIF([.K9:.AT9];&quot;P&quot;)*2" office:value-type="float" office:value="0" calcext:value-type="float">
            <text:p>0</text:p>
          </table:table-cell>
          <table:table-cell table:style-name="ce160" table:number-columns-repeated="975"/>
        </table:table-row>
        <table:table-row table:style-name="ro4">
          <table:table-cell table:style-name="ce61" table:formula="of:=[diario_classe.A10]" office:value-type="float" office:value="2" calcext:value-type="float">
            <text:p>2</text:p>
          </table:table-cell>
          <table:table-cell table:style-name="ce68" table:number-columns-repeated="3"/>
          <table:table-cell table:style-name="ce68" table:formula="of:=[diario_classe.E10]" office:value-type="string" office:string-value="13.1.4437" calcext:value-type="string">
            <text:p>13.1.4437</text:p>
          </table:table-cell>
          <table:table-cell table:style-name="ce76" table:formula="of:=[diario_classe.F10]" office:value-type="string" office:string-value="CARLOS HENRIQUE DA CUNHA" calcext:value-type="string">
            <text:p>CARLOS HENRIQUE DA CUNHA</text:p>
          </table:table-cell>
          <table:table-cell table:style-name="ce68" table:number-columns-repeated="3"/>
          <table:table-cell table:style-name="ce84"/>
          <table:table-cell table:style-name="ce92"/>
          <table:table-cell table:style-name="ce102"/>
          <table:table-cell table:style-name="ce110" table:formula="of:=IF(OR([.L10]=&quot;I&quot;;[.L10]=&quot;i&quot;);40;(IF(OR([.L10]=&quot;R&quot;;[.L10]=&quot;r&quot;);60;IF(OR([.L10]=&quot;B&quot;;[.L10]=&quot;b&quot;);60;IF(OR([.L10]=&quot;MB&quot;;[.L10]=&quot;mb&quot;);80;IF(OR([.L10]=&quot;E&quot;;[.L10]=&quot;e&quot;);100;0))))))" office:value-type="float" office:value="0" calcext:value-type="float">
            <text:p>0</text:p>
          </table:table-cell>
          <table:table-cell table:style-name="ce93"/>
          <table:table-cell table:style-name="ce102"/>
          <table:table-cell table:style-name="ce110" table:formula="of:=IF(OR([.O10]=&quot;I&quot;;[.O10]=&quot;i&quot;);40;(IF(OR([.O10]=&quot;R&quot;;[.O10]=&quot;r&quot;);60;IF(OR([.O10]=&quot;B&quot;;[.O10]=&quot;b&quot;);60;IF(OR([.O10]=&quot;MB&quot;;[.O10]=&quot;mb&quot;);80;IF(OR([.O10]=&quot;E&quot;;[.O10]=&quot;e&quot;);100;0))))))" office:value-type="float" office:value="0" calcext:value-type="float">
            <text:p>0</text:p>
          </table:table-cell>
          <table:table-cell table:style-name="ce61"/>
          <table:table-cell table:style-name="ce102"/>
          <table:table-cell table:style-name="ce110" table:formula="of:=IF(OR([.R10]=&quot;I&quot;;[.R10]=&quot;i&quot;);40;(IF(OR([.R10]=&quot;R&quot;;[.R10]=&quot;r&quot;);60;IF(OR([.R10]=&quot;B&quot;;[.R10]=&quot;b&quot;);60;IF(OR([.R10]=&quot;MB&quot;;[.R10]=&quot;mb&quot;);80;IF(OR([.R10]=&quot;E&quot;;[.R10]=&quot;e&quot;);100;0))))))" office:value-type="float" office:value="0" calcext:value-type="float">
            <text:p>0</text:p>
          </table:table-cell>
          <table:table-cell table:style-name="ce61"/>
          <table:table-cell table:style-name="ce102"/>
          <table:table-cell table:style-name="ce110" table:formula="of:=IF(OR([.U10]=&quot;I&quot;;[.U10]=&quot;i&quot;);40;(IF(OR([.U10]=&quot;R&quot;;[.U10]=&quot;r&quot;);60;IF(OR([.U10]=&quot;B&quot;;[.U10]=&quot;b&quot;);60;IF(OR([.U10]=&quot;MB&quot;;[.U10]=&quot;mb&quot;);80;IF(OR([.U10]=&quot;E&quot;;[.U10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X10]=&quot;I&quot;;[.X10]=&quot;i&quot;);40;(IF(OR([.X10]=&quot;R&quot;;[.X10]=&quot;r&quot;);60;IF(OR([.X10]=&quot;B&quot;;[.X10]=&quot;b&quot;);60;IF(OR([.X10]=&quot;MB&quot;;[.X10]=&quot;mb&quot;);80;IF(OR([.X10]=&quot;E&quot;;[.X10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A10]=&quot;I&quot;;[.AA10]=&quot;i&quot;);40;(IF(OR([.AA10]=&quot;R&quot;;[.AA10]=&quot;r&quot;);60;IF(OR([.AA10]=&quot;B&quot;;[.AA10]=&quot;b&quot;);60;IF(OR([.AA10]=&quot;MB&quot;;[.AA10]=&quot;mb&quot;);80;IF(OR([.AA10]=&quot;E&quot;;[.AA10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D10]=&quot;I&quot;;[.AD10]=&quot;i&quot;);40;(IF(OR([.AD10]=&quot;R&quot;;[.AD10]=&quot;r&quot;);60;IF(OR([.AD10]=&quot;B&quot;;[.AD10]=&quot;b&quot;);60;IF(OR([.AD10]=&quot;MB&quot;;[.AD10]=&quot;mb&quot;);80;IF(OR([.AD10]=&quot;E&quot;;[.AD10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G10]=&quot;I&quot;;[.AG10]=&quot;i&quot;);40;(IF(OR([.AG10]=&quot;R&quot;;[.AG10]=&quot;r&quot;);60;IF(OR([.AG10]=&quot;B&quot;;[.AG10]=&quot;b&quot;);60;IF(OR([.AG10]=&quot;MB&quot;;[.AG10]=&quot;mb&quot;);80;IF(OR([.AG10]=&quot;E&quot;;[.AG10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J10]=&quot;I&quot;;[.AJ10]=&quot;i&quot;);40;(IF(OR([.AJ10]=&quot;R&quot;;[.AJ10]=&quot;r&quot;);60;IF(OR([.AJ10]=&quot;B&quot;;[.AJ10]=&quot;b&quot;);60;IF(OR([.AJ10]=&quot;MB&quot;;[.AJ10]=&quot;mb&quot;);80;IF(OR([.AJ10]=&quot;E&quot;;[.AJ10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M10]=&quot;I&quot;;[.AM10]=&quot;i&quot;);40;(IF(OR([.AM10]=&quot;R&quot;;[.AM10]=&quot;r&quot;);60;IF(OR([.AM10]=&quot;B&quot;;[.AM10]=&quot;b&quot;);60;IF(OR([.AM10]=&quot;MB&quot;;[.AM10]=&quot;mb&quot;);80;IF(OR([.AM10]=&quot;E&quot;;[.AM10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P10]=&quot;I&quot;;[.AP10]=&quot;i&quot;);40;(IF(OR([.AP10]=&quot;R&quot;;[.AP10]=&quot;r&quot;);60;IF(OR([.AP10]=&quot;B&quot;;[.AP10]=&quot;b&quot;);60;IF(OR([.AP10]=&quot;MB&quot;;[.AP10]=&quot;mb&quot;);80;IF(OR([.AP10]=&quot;E&quot;;[.AP10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S10]=&quot;I&quot;;[.AS10]=&quot;i&quot;);40;(IF(OR([.AS10]=&quot;R&quot;;[.AS10]=&quot;r&quot;);60;IF(OR([.AS10]=&quot;B&quot;;[.AS10]=&quot;b&quot;);60;IF(OR([.AS10]=&quot;MB&quot;;[.AS10]=&quot;mb&quot;);80;IF(OR([.AS10]=&quot;E&quot;;[.AS10]=&quot;e&quot;);100;0))))))" office:value-type="float" office:value="0" calcext:value-type="float">
            <text:p>0</text:p>
          </table:table-cell>
          <table:table-cell table:style-name="ce147" table:formula="of:=((([.M10]*[.K$6])+([.P10]*[.N$6])+([.S10]*[.Q$6])+([.V10]*[.T$6])+([.Y10]*[.W$6])+([.AB10]*[.Z$6])+([.AE10]*[.AC$6])+([.AH10]*[.AF$6])+([.AK10]*[.AI$6])+([.AN10]*[.AL$6])+([.AQ10]*[.AO$6])+([.AT10]*[.AR$6])))*(2/(100*[.AU$6]))" office:value-type="float" office:value="0" calcext:value-type="float">
            <text:p>0,0</text:p>
          </table:table-cell>
          <table:table-cell table:style-name="ce153" table:formula="of:=COUNTIF([.K10:.AT10];&quot;F&quot;)*2" office:value-type="float" office:value="0" calcext:value-type="float">
            <text:p>0</text:p>
          </table:table-cell>
          <table:table-cell table:style-name="ce158" table:formula="of:=COUNTIF([.K10:.AT10];&quot;P&quot;)*2" office:value-type="float" office:value="0" calcext:value-type="float">
            <text:p>0</text:p>
          </table:table-cell>
          <table:table-cell table:style-name="ce161" table:number-columns-repeated="975"/>
        </table:table-row>
        <table:table-row table:style-name="ro4">
          <table:table-cell table:style-name="ce60" table:formula="of:=[diario_classe.A11]" office:value-type="float" office:value="3" calcext:value-type="float">
            <text:p>3</text:p>
          </table:table-cell>
          <table:table-cell table:style-name="ce67" table:number-columns-repeated="3"/>
          <table:table-cell table:style-name="ce67" table:formula="of:=[diario_classe.E11]" office:value-type="string" office:string-value="13.2.1575" calcext:value-type="string">
            <text:p>13.2.1575</text:p>
          </table:table-cell>
          <table:table-cell table:style-name="ce75" table:formula="of:=[diario_classe.F11]" office:value-type="string" office:string-value="FRANCINE FERREIRA DA SILVA" calcext:value-type="string">
            <text:p>FRANCINE FERREIRA DA SILVA</text:p>
          </table:table-cell>
          <table:table-cell table:style-name="ce67" table:number-columns-repeated="3"/>
          <table:table-cell table:style-name="ce83"/>
          <table:table-cell table:style-name="ce91"/>
          <table:table-cell table:style-name="ce101"/>
          <table:table-cell table:style-name="ce109" table:formula="of:=IF(OR([.L11]=&quot;I&quot;;[.L11]=&quot;i&quot;);40;(IF(OR([.L11]=&quot;R&quot;;[.L11]=&quot;r&quot;);60;IF(OR([.L11]=&quot;B&quot;;[.L11]=&quot;b&quot;);60;IF(OR([.L11]=&quot;MB&quot;;[.L11]=&quot;mb&quot;);80;IF(OR([.L11]=&quot;E&quot;;[.L11]=&quot;e&quot;);100;0))))))" office:value-type="float" office:value="0" calcext:value-type="float">
            <text:p>0</text:p>
          </table:table-cell>
          <table:table-cell table:style-name="ce94"/>
          <table:table-cell table:style-name="ce101"/>
          <table:table-cell table:style-name="ce109" table:formula="of:=IF(OR([.O11]=&quot;I&quot;;[.O11]=&quot;i&quot;);40;(IF(OR([.O11]=&quot;R&quot;;[.O11]=&quot;r&quot;);60;IF(OR([.O11]=&quot;B&quot;;[.O11]=&quot;b&quot;);60;IF(OR([.O11]=&quot;MB&quot;;[.O11]=&quot;mb&quot;);80;IF(OR([.O11]=&quot;E&quot;;[.O11]=&quot;e&quot;);100;0))))))" office:value-type="float" office:value="0" calcext:value-type="float">
            <text:p>0</text:p>
          </table:table-cell>
          <table:table-cell table:style-name="ce60"/>
          <table:table-cell table:style-name="ce101"/>
          <table:table-cell table:style-name="ce109" table:formula="of:=IF(OR([.R11]=&quot;I&quot;;[.R11]=&quot;i&quot;);40;(IF(OR([.R11]=&quot;R&quot;;[.R11]=&quot;r&quot;);60;IF(OR([.R11]=&quot;B&quot;;[.R11]=&quot;b&quot;);60;IF(OR([.R11]=&quot;MB&quot;;[.R11]=&quot;mb&quot;);80;IF(OR([.R11]=&quot;E&quot;;[.R11]=&quot;e&quot;);100;0))))))" office:value-type="float" office:value="0" calcext:value-type="float">
            <text:p>0</text:p>
          </table:table-cell>
          <table:table-cell table:style-name="ce60"/>
          <table:table-cell table:style-name="ce101"/>
          <table:table-cell table:style-name="ce109" table:formula="of:=IF(OR([.U11]=&quot;I&quot;;[.U11]=&quot;i&quot;);40;(IF(OR([.U11]=&quot;R&quot;;[.U11]=&quot;r&quot;);60;IF(OR([.U11]=&quot;B&quot;;[.U11]=&quot;b&quot;);60;IF(OR([.U11]=&quot;MB&quot;;[.U11]=&quot;mb&quot;);80;IF(OR([.U11]=&quot;E&quot;;[.U11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X11]=&quot;I&quot;;[.X11]=&quot;i&quot;);40;(IF(OR([.X11]=&quot;R&quot;;[.X11]=&quot;r&quot;);60;IF(OR([.X11]=&quot;B&quot;;[.X11]=&quot;b&quot;);60;IF(OR([.X11]=&quot;MB&quot;;[.X11]=&quot;mb&quot;);80;IF(OR([.X11]=&quot;E&quot;;[.X11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A11]=&quot;I&quot;;[.AA11]=&quot;i&quot;);40;(IF(OR([.AA11]=&quot;R&quot;;[.AA11]=&quot;r&quot;);60;IF(OR([.AA11]=&quot;B&quot;;[.AA11]=&quot;b&quot;);60;IF(OR([.AA11]=&quot;MB&quot;;[.AA11]=&quot;mb&quot;);80;IF(OR([.AA11]=&quot;E&quot;;[.AA11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D11]=&quot;I&quot;;[.AD11]=&quot;i&quot;);40;(IF(OR([.AD11]=&quot;R&quot;;[.AD11]=&quot;r&quot;);60;IF(OR([.AD11]=&quot;B&quot;;[.AD11]=&quot;b&quot;);60;IF(OR([.AD11]=&quot;MB&quot;;[.AD11]=&quot;mb&quot;);80;IF(OR([.AD11]=&quot;E&quot;;[.AD11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G11]=&quot;I&quot;;[.AG11]=&quot;i&quot;);40;(IF(OR([.AG11]=&quot;R&quot;;[.AG11]=&quot;r&quot;);60;IF(OR([.AG11]=&quot;B&quot;;[.AG11]=&quot;b&quot;);60;IF(OR([.AG11]=&quot;MB&quot;;[.AG11]=&quot;mb&quot;);80;IF(OR([.AG11]=&quot;E&quot;;[.AG11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J11]=&quot;I&quot;;[.AJ11]=&quot;i&quot;);40;(IF(OR([.AJ11]=&quot;R&quot;;[.AJ11]=&quot;r&quot;);60;IF(OR([.AJ11]=&quot;B&quot;;[.AJ11]=&quot;b&quot;);60;IF(OR([.AJ11]=&quot;MB&quot;;[.AJ11]=&quot;mb&quot;);80;IF(OR([.AJ11]=&quot;E&quot;;[.AJ11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M11]=&quot;I&quot;;[.AM11]=&quot;i&quot;);40;(IF(OR([.AM11]=&quot;R&quot;;[.AM11]=&quot;r&quot;);60;IF(OR([.AM11]=&quot;B&quot;;[.AM11]=&quot;b&quot;);60;IF(OR([.AM11]=&quot;MB&quot;;[.AM11]=&quot;mb&quot;);80;IF(OR([.AM11]=&quot;E&quot;;[.AM11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P11]=&quot;I&quot;;[.AP11]=&quot;i&quot;);40;(IF(OR([.AP11]=&quot;R&quot;;[.AP11]=&quot;r&quot;);60;IF(OR([.AP11]=&quot;B&quot;;[.AP11]=&quot;b&quot;);60;IF(OR([.AP11]=&quot;MB&quot;;[.AP11]=&quot;mb&quot;);80;IF(OR([.AP11]=&quot;E&quot;;[.AP11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S11]=&quot;I&quot;;[.AS11]=&quot;i&quot;);40;(IF(OR([.AS11]=&quot;R&quot;;[.AS11]=&quot;r&quot;);60;IF(OR([.AS11]=&quot;B&quot;;[.AS11]=&quot;b&quot;);60;IF(OR([.AS11]=&quot;MB&quot;;[.AS11]=&quot;mb&quot;);80;IF(OR([.AS11]=&quot;E&quot;;[.AS11]=&quot;e&quot;);100;0))))))" office:value-type="float" office:value="0" calcext:value-type="float">
            <text:p>0</text:p>
          </table:table-cell>
          <table:table-cell table:style-name="ce146" table:formula="of:=((([.M11]*[.K$6])+([.P11]*[.N$6])+([.S11]*[.Q$6])+([.V11]*[.T$6])+([.Y11]*[.W$6])+([.AB11]*[.Z$6])+([.AE11]*[.AC$6])+([.AH11]*[.AF$6])+([.AK11]*[.AI$6])+([.AN11]*[.AL$6])+([.AQ11]*[.AO$6])+([.AT11]*[.AR$6])))*(2/(100*[.AU$6]))" office:value-type="float" office:value="0" calcext:value-type="float">
            <text:p>0,0</text:p>
          </table:table-cell>
          <table:table-cell table:style-name="ce152" table:formula="of:=COUNTIF([.K11:.AT11];&quot;F&quot;)*2" office:value-type="float" office:value="0" calcext:value-type="float">
            <text:p>0</text:p>
          </table:table-cell>
          <table:table-cell table:style-name="ce157" table:formula="of:=COUNTIF([.K11:.AT11];&quot;P&quot;)*2" office:value-type="float" office:value="0" calcext:value-type="float">
            <text:p>0</text:p>
          </table:table-cell>
          <table:table-cell table:style-name="ce160" table:number-columns-repeated="975"/>
        </table:table-row>
        <table:table-row table:style-name="ro4">
          <table:table-cell table:style-name="ce61" table:formula="of:=[diario_classe.A12]" office:value-type="float" office:value="4" calcext:value-type="float">
            <text:p>4</text:p>
          </table:table-cell>
          <table:table-cell table:style-name="ce68" table:number-columns-repeated="3"/>
          <table:table-cell table:style-name="ce68" table:formula="of:=[diario_classe.E12]" office:value-type="string" office:string-value="12.1.1757" calcext:value-type="string">
            <text:p>12.1.1757</text:p>
          </table:table-cell>
          <table:table-cell table:style-name="ce76" table:formula="of:=[diario_classe.F12]" office:value-type="string" office:string-value="GABRIELA ARAUJO GOIS" calcext:value-type="string">
            <text:p>GABRIELA ARAUJO GOIS</text:p>
          </table:table-cell>
          <table:table-cell table:style-name="ce68" table:number-columns-repeated="3"/>
          <table:table-cell table:style-name="ce84"/>
          <table:table-cell table:style-name="ce92"/>
          <table:table-cell table:style-name="ce102"/>
          <table:table-cell table:style-name="ce110" table:formula="of:=IF(OR([.L12]=&quot;I&quot;;[.L12]=&quot;i&quot;);40;(IF(OR([.L12]=&quot;R&quot;;[.L12]=&quot;r&quot;);60;IF(OR([.L12]=&quot;B&quot;;[.L12]=&quot;b&quot;);60;IF(OR([.L12]=&quot;MB&quot;;[.L12]=&quot;mb&quot;);80;IF(OR([.L12]=&quot;E&quot;;[.L12]=&quot;e&quot;);100;0))))))" office:value-type="float" office:value="0" calcext:value-type="float">
            <text:p>0</text:p>
          </table:table-cell>
          <table:table-cell table:style-name="ce93"/>
          <table:table-cell table:style-name="ce102"/>
          <table:table-cell table:style-name="ce110" table:formula="of:=IF(OR([.O12]=&quot;I&quot;;[.O12]=&quot;i&quot;);40;(IF(OR([.O12]=&quot;R&quot;;[.O12]=&quot;r&quot;);60;IF(OR([.O12]=&quot;B&quot;;[.O12]=&quot;b&quot;);60;IF(OR([.O12]=&quot;MB&quot;;[.O12]=&quot;mb&quot;);80;IF(OR([.O12]=&quot;E&quot;;[.O12]=&quot;e&quot;);100;0))))))" office:value-type="float" office:value="0" calcext:value-type="float">
            <text:p>0</text:p>
          </table:table-cell>
          <table:table-cell table:style-name="ce61"/>
          <table:table-cell table:style-name="ce102"/>
          <table:table-cell table:style-name="ce110" table:formula="of:=IF(OR([.R12]=&quot;I&quot;;[.R12]=&quot;i&quot;);40;(IF(OR([.R12]=&quot;R&quot;;[.R12]=&quot;r&quot;);60;IF(OR([.R12]=&quot;B&quot;;[.R12]=&quot;b&quot;);60;IF(OR([.R12]=&quot;MB&quot;;[.R12]=&quot;mb&quot;);80;IF(OR([.R12]=&quot;E&quot;;[.R12]=&quot;e&quot;);100;0))))))" office:value-type="float" office:value="0" calcext:value-type="float">
            <text:p>0</text:p>
          </table:table-cell>
          <table:table-cell table:style-name="ce61"/>
          <table:table-cell table:style-name="ce102"/>
          <table:table-cell table:style-name="ce110" table:formula="of:=IF(OR([.U12]=&quot;I&quot;;[.U12]=&quot;i&quot;);40;(IF(OR([.U12]=&quot;R&quot;;[.U12]=&quot;r&quot;);60;IF(OR([.U12]=&quot;B&quot;;[.U12]=&quot;b&quot;);60;IF(OR([.U12]=&quot;MB&quot;;[.U12]=&quot;mb&quot;);80;IF(OR([.U12]=&quot;E&quot;;[.U12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X12]=&quot;I&quot;;[.X12]=&quot;i&quot;);40;(IF(OR([.X12]=&quot;R&quot;;[.X12]=&quot;r&quot;);60;IF(OR([.X12]=&quot;B&quot;;[.X12]=&quot;b&quot;);60;IF(OR([.X12]=&quot;MB&quot;;[.X12]=&quot;mb&quot;);80;IF(OR([.X12]=&quot;E&quot;;[.X12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A12]=&quot;I&quot;;[.AA12]=&quot;i&quot;);40;(IF(OR([.AA12]=&quot;R&quot;;[.AA12]=&quot;r&quot;);60;IF(OR([.AA12]=&quot;B&quot;;[.AA12]=&quot;b&quot;);60;IF(OR([.AA12]=&quot;MB&quot;;[.AA12]=&quot;mb&quot;);80;IF(OR([.AA12]=&quot;E&quot;;[.AA12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D12]=&quot;I&quot;;[.AD12]=&quot;i&quot;);40;(IF(OR([.AD12]=&quot;R&quot;;[.AD12]=&quot;r&quot;);60;IF(OR([.AD12]=&quot;B&quot;;[.AD12]=&quot;b&quot;);60;IF(OR([.AD12]=&quot;MB&quot;;[.AD12]=&quot;mb&quot;);80;IF(OR([.AD12]=&quot;E&quot;;[.AD12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G12]=&quot;I&quot;;[.AG12]=&quot;i&quot;);40;(IF(OR([.AG12]=&quot;R&quot;;[.AG12]=&quot;r&quot;);60;IF(OR([.AG12]=&quot;B&quot;;[.AG12]=&quot;b&quot;);60;IF(OR([.AG12]=&quot;MB&quot;;[.AG12]=&quot;mb&quot;);80;IF(OR([.AG12]=&quot;E&quot;;[.AG12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J12]=&quot;I&quot;;[.AJ12]=&quot;i&quot;);40;(IF(OR([.AJ12]=&quot;R&quot;;[.AJ12]=&quot;r&quot;);60;IF(OR([.AJ12]=&quot;B&quot;;[.AJ12]=&quot;b&quot;);60;IF(OR([.AJ12]=&quot;MB&quot;;[.AJ12]=&quot;mb&quot;);80;IF(OR([.AJ12]=&quot;E&quot;;[.AJ12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M12]=&quot;I&quot;;[.AM12]=&quot;i&quot;);40;(IF(OR([.AM12]=&quot;R&quot;;[.AM12]=&quot;r&quot;);60;IF(OR([.AM12]=&quot;B&quot;;[.AM12]=&quot;b&quot;);60;IF(OR([.AM12]=&quot;MB&quot;;[.AM12]=&quot;mb&quot;);80;IF(OR([.AM12]=&quot;E&quot;;[.AM12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P12]=&quot;I&quot;;[.AP12]=&quot;i&quot;);40;(IF(OR([.AP12]=&quot;R&quot;;[.AP12]=&quot;r&quot;);60;IF(OR([.AP12]=&quot;B&quot;;[.AP12]=&quot;b&quot;);60;IF(OR([.AP12]=&quot;MB&quot;;[.AP12]=&quot;mb&quot;);80;IF(OR([.AP12]=&quot;E&quot;;[.AP12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S12]=&quot;I&quot;;[.AS12]=&quot;i&quot;);40;(IF(OR([.AS12]=&quot;R&quot;;[.AS12]=&quot;r&quot;);60;IF(OR([.AS12]=&quot;B&quot;;[.AS12]=&quot;b&quot;);60;IF(OR([.AS12]=&quot;MB&quot;;[.AS12]=&quot;mb&quot;);80;IF(OR([.AS12]=&quot;E&quot;;[.AS12]=&quot;e&quot;);100;0))))))" office:value-type="float" office:value="0" calcext:value-type="float">
            <text:p>0</text:p>
          </table:table-cell>
          <table:table-cell table:style-name="ce147" table:formula="of:=((([.M12]*[.K$6])+([.P12]*[.N$6])+([.S12]*[.Q$6])+([.V12]*[.T$6])+([.Y12]*[.W$6])+([.AB12]*[.Z$6])+([.AE12]*[.AC$6])+([.AH12]*[.AF$6])+([.AK12]*[.AI$6])+([.AN12]*[.AL$6])+([.AQ12]*[.AO$6])+([.AT12]*[.AR$6])))*(2/(100*[.AU$6]))" office:value-type="float" office:value="0" calcext:value-type="float">
            <text:p>0,0</text:p>
          </table:table-cell>
          <table:table-cell table:style-name="ce153" table:formula="of:=COUNTIF([.K12:.AT12];&quot;F&quot;)*2" office:value-type="float" office:value="0" calcext:value-type="float">
            <text:p>0</text:p>
          </table:table-cell>
          <table:table-cell table:style-name="ce158" table:formula="of:=COUNTIF([.K12:.AT12];&quot;P&quot;)*2" office:value-type="float" office:value="0" calcext:value-type="float">
            <text:p>0</text:p>
          </table:table-cell>
          <table:table-cell table:style-name="ce161" table:number-columns-repeated="975"/>
        </table:table-row>
        <table:table-row table:style-name="ro4">
          <table:table-cell table:style-name="ce60" table:formula="of:=[diario_classe.A13]" office:value-type="float" office:value="5" calcext:value-type="float">
            <text:p>5</text:p>
          </table:table-cell>
          <table:table-cell table:style-name="ce67" table:number-columns-repeated="3"/>
          <table:table-cell table:style-name="ce67" table:formula="of:=[diario_classe.E13]" office:value-type="string" office:string-value="15.2.5901" calcext:value-type="string">
            <text:p>15.2.5901</text:p>
          </table:table-cell>
          <table:table-cell table:style-name="ce75" table:formula="of:=[diario_classe.F13]" office:value-type="string" office:string-value="GABRIELLE CHRISTINA DE CARVALHO CAMPOLINA" calcext:value-type="string">
            <text:p>GABRIELLE CHRISTINA DE CARVALHO CAMPOLINA</text:p>
          </table:table-cell>
          <table:table-cell table:style-name="ce67" table:number-columns-repeated="3"/>
          <table:table-cell table:style-name="ce83"/>
          <table:table-cell table:style-name="ce91"/>
          <table:table-cell table:style-name="ce101"/>
          <table:table-cell table:style-name="ce109" table:formula="of:=IF(OR([.L13]=&quot;I&quot;;[.L13]=&quot;i&quot;);40;(IF(OR([.L13]=&quot;R&quot;;[.L13]=&quot;r&quot;);60;IF(OR([.L13]=&quot;B&quot;;[.L13]=&quot;b&quot;);60;IF(OR([.L13]=&quot;MB&quot;;[.L13]=&quot;mb&quot;);80;IF(OR([.L13]=&quot;E&quot;;[.L13]=&quot;e&quot;);100;0))))))" office:value-type="float" office:value="0" calcext:value-type="float">
            <text:p>0</text:p>
          </table:table-cell>
          <table:table-cell table:style-name="ce94"/>
          <table:table-cell table:style-name="ce101"/>
          <table:table-cell table:style-name="ce109" table:formula="of:=IF(OR([.O13]=&quot;I&quot;;[.O13]=&quot;i&quot;);40;(IF(OR([.O13]=&quot;R&quot;;[.O13]=&quot;r&quot;);60;IF(OR([.O13]=&quot;B&quot;;[.O13]=&quot;b&quot;);60;IF(OR([.O13]=&quot;MB&quot;;[.O13]=&quot;mb&quot;);80;IF(OR([.O13]=&quot;E&quot;;[.O13]=&quot;e&quot;);100;0))))))" office:value-type="float" office:value="0" calcext:value-type="float">
            <text:p>0</text:p>
          </table:table-cell>
          <table:table-cell table:style-name="ce60"/>
          <table:table-cell table:style-name="ce101"/>
          <table:table-cell table:style-name="ce109" table:formula="of:=IF(OR([.R13]=&quot;I&quot;;[.R13]=&quot;i&quot;);40;(IF(OR([.R13]=&quot;R&quot;;[.R13]=&quot;r&quot;);60;IF(OR([.R13]=&quot;B&quot;;[.R13]=&quot;b&quot;);60;IF(OR([.R13]=&quot;MB&quot;;[.R13]=&quot;mb&quot;);80;IF(OR([.R13]=&quot;E&quot;;[.R13]=&quot;e&quot;);100;0))))))" office:value-type="float" office:value="0" calcext:value-type="float">
            <text:p>0</text:p>
          </table:table-cell>
          <table:table-cell table:style-name="ce60"/>
          <table:table-cell table:style-name="ce101"/>
          <table:table-cell table:style-name="ce109" table:formula="of:=IF(OR([.U13]=&quot;I&quot;;[.U13]=&quot;i&quot;);40;(IF(OR([.U13]=&quot;R&quot;;[.U13]=&quot;r&quot;);60;IF(OR([.U13]=&quot;B&quot;;[.U13]=&quot;b&quot;);60;IF(OR([.U13]=&quot;MB&quot;;[.U13]=&quot;mb&quot;);80;IF(OR([.U13]=&quot;E&quot;;[.U13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X13]=&quot;I&quot;;[.X13]=&quot;i&quot;);40;(IF(OR([.X13]=&quot;R&quot;;[.X13]=&quot;r&quot;);60;IF(OR([.X13]=&quot;B&quot;;[.X13]=&quot;b&quot;);60;IF(OR([.X13]=&quot;MB&quot;;[.X13]=&quot;mb&quot;);80;IF(OR([.X13]=&quot;E&quot;;[.X13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A13]=&quot;I&quot;;[.AA13]=&quot;i&quot;);40;(IF(OR([.AA13]=&quot;R&quot;;[.AA13]=&quot;r&quot;);60;IF(OR([.AA13]=&quot;B&quot;;[.AA13]=&quot;b&quot;);60;IF(OR([.AA13]=&quot;MB&quot;;[.AA13]=&quot;mb&quot;);80;IF(OR([.AA13]=&quot;E&quot;;[.AA13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D13]=&quot;I&quot;;[.AD13]=&quot;i&quot;);40;(IF(OR([.AD13]=&quot;R&quot;;[.AD13]=&quot;r&quot;);60;IF(OR([.AD13]=&quot;B&quot;;[.AD13]=&quot;b&quot;);60;IF(OR([.AD13]=&quot;MB&quot;;[.AD13]=&quot;mb&quot;);80;IF(OR([.AD13]=&quot;E&quot;;[.AD13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G13]=&quot;I&quot;;[.AG13]=&quot;i&quot;);40;(IF(OR([.AG13]=&quot;R&quot;;[.AG13]=&quot;r&quot;);60;IF(OR([.AG13]=&quot;B&quot;;[.AG13]=&quot;b&quot;);60;IF(OR([.AG13]=&quot;MB&quot;;[.AG13]=&quot;mb&quot;);80;IF(OR([.AG13]=&quot;E&quot;;[.AG13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J13]=&quot;I&quot;;[.AJ13]=&quot;i&quot;);40;(IF(OR([.AJ13]=&quot;R&quot;;[.AJ13]=&quot;r&quot;);60;IF(OR([.AJ13]=&quot;B&quot;;[.AJ13]=&quot;b&quot;);60;IF(OR([.AJ13]=&quot;MB&quot;;[.AJ13]=&quot;mb&quot;);80;IF(OR([.AJ13]=&quot;E&quot;;[.AJ13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M13]=&quot;I&quot;;[.AM13]=&quot;i&quot;);40;(IF(OR([.AM13]=&quot;R&quot;;[.AM13]=&quot;r&quot;);60;IF(OR([.AM13]=&quot;B&quot;;[.AM13]=&quot;b&quot;);60;IF(OR([.AM13]=&quot;MB&quot;;[.AM13]=&quot;mb&quot;);80;IF(OR([.AM13]=&quot;E&quot;;[.AM13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P13]=&quot;I&quot;;[.AP13]=&quot;i&quot;);40;(IF(OR([.AP13]=&quot;R&quot;;[.AP13]=&quot;r&quot;);60;IF(OR([.AP13]=&quot;B&quot;;[.AP13]=&quot;b&quot;);60;IF(OR([.AP13]=&quot;MB&quot;;[.AP13]=&quot;mb&quot;);80;IF(OR([.AP13]=&quot;E&quot;;[.AP13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S13]=&quot;I&quot;;[.AS13]=&quot;i&quot;);40;(IF(OR([.AS13]=&quot;R&quot;;[.AS13]=&quot;r&quot;);60;IF(OR([.AS13]=&quot;B&quot;;[.AS13]=&quot;b&quot;);60;IF(OR([.AS13]=&quot;MB&quot;;[.AS13]=&quot;mb&quot;);80;IF(OR([.AS13]=&quot;E&quot;;[.AS13]=&quot;e&quot;);100;0))))))" office:value-type="float" office:value="0" calcext:value-type="float">
            <text:p>0</text:p>
          </table:table-cell>
          <table:table-cell table:style-name="ce146" table:formula="of:=((([.M13]*[.K$6])+([.P13]*[.N$6])+([.S13]*[.Q$6])+([.V13]*[.T$6])+([.Y13]*[.W$6])+([.AB13]*[.Z$6])+([.AE13]*[.AC$6])+([.AH13]*[.AF$6])+([.AK13]*[.AI$6])+([.AN13]*[.AL$6])+([.AQ13]*[.AO$6])+([.AT13]*[.AR$6])))*(2/(100*[.AU$6]))" office:value-type="float" office:value="0" calcext:value-type="float">
            <text:p>0,0</text:p>
          </table:table-cell>
          <table:table-cell table:style-name="ce152" table:formula="of:=COUNTIF([.K13:.AT13];&quot;F&quot;)*2" office:value-type="float" office:value="0" calcext:value-type="float">
            <text:p>0</text:p>
          </table:table-cell>
          <table:table-cell table:style-name="ce157" table:formula="of:=COUNTIF([.K13:.AT13];&quot;P&quot;)*2" office:value-type="float" office:value="0" calcext:value-type="float">
            <text:p>0</text:p>
          </table:table-cell>
          <table:table-cell table:style-name="ce160" table:number-columns-repeated="975"/>
        </table:table-row>
        <table:table-row table:style-name="ro4">
          <table:table-cell table:style-name="ce61" table:formula="of:=[diario_classe.A14]" office:value-type="float" office:value="6" calcext:value-type="float">
            <text:p>6</text:p>
          </table:table-cell>
          <table:table-cell table:style-name="ce68" table:number-columns-repeated="3"/>
          <table:table-cell table:style-name="ce68" table:formula="of:=[diario_classe.E14]" office:value-type="string" office:string-value="15.1.5929" calcext:value-type="string">
            <text:p>15.1.5929</text:p>
          </table:table-cell>
          <table:table-cell table:style-name="ce76" table:formula="of:=[diario_classe.F14]" office:value-type="string" office:string-value="IAGO FERNANDES DE ABREU" calcext:value-type="string">
            <text:p>IAGO FERNANDES DE ABREU</text:p>
          </table:table-cell>
          <table:table-cell table:style-name="ce68" table:number-columns-repeated="3"/>
          <table:table-cell table:style-name="ce84"/>
          <table:table-cell table:style-name="ce92"/>
          <table:table-cell table:style-name="ce102"/>
          <table:table-cell table:style-name="ce110" table:formula="of:=IF(OR([.L14]=&quot;I&quot;;[.L14]=&quot;i&quot;);40;(IF(OR([.L14]=&quot;R&quot;;[.L14]=&quot;r&quot;);60;IF(OR([.L14]=&quot;B&quot;;[.L14]=&quot;b&quot;);60;IF(OR([.L14]=&quot;MB&quot;;[.L14]=&quot;mb&quot;);80;IF(OR([.L14]=&quot;E&quot;;[.L14]=&quot;e&quot;);100;0))))))" office:value-type="float" office:value="0" calcext:value-type="float">
            <text:p>0</text:p>
          </table:table-cell>
          <table:table-cell table:style-name="ce93"/>
          <table:table-cell table:style-name="ce102"/>
          <table:table-cell table:style-name="ce110" table:formula="of:=IF(OR([.O14]=&quot;I&quot;;[.O14]=&quot;i&quot;);40;(IF(OR([.O14]=&quot;R&quot;;[.O14]=&quot;r&quot;);60;IF(OR([.O14]=&quot;B&quot;;[.O14]=&quot;b&quot;);60;IF(OR([.O14]=&quot;MB&quot;;[.O14]=&quot;mb&quot;);80;IF(OR([.O14]=&quot;E&quot;;[.O14]=&quot;e&quot;);100;0))))))" office:value-type="float" office:value="0" calcext:value-type="float">
            <text:p>0</text:p>
          </table:table-cell>
          <table:table-cell table:style-name="ce61"/>
          <table:table-cell table:style-name="ce102"/>
          <table:table-cell table:style-name="ce110" table:formula="of:=IF(OR([.R14]=&quot;I&quot;;[.R14]=&quot;i&quot;);40;(IF(OR([.R14]=&quot;R&quot;;[.R14]=&quot;r&quot;);60;IF(OR([.R14]=&quot;B&quot;;[.R14]=&quot;b&quot;);60;IF(OR([.R14]=&quot;MB&quot;;[.R14]=&quot;mb&quot;);80;IF(OR([.R14]=&quot;E&quot;;[.R14]=&quot;e&quot;);100;0))))))" office:value-type="float" office:value="0" calcext:value-type="float">
            <text:p>0</text:p>
          </table:table-cell>
          <table:table-cell table:style-name="ce61"/>
          <table:table-cell table:style-name="ce102"/>
          <table:table-cell table:style-name="ce110" table:formula="of:=IF(OR([.U14]=&quot;I&quot;;[.U14]=&quot;i&quot;);40;(IF(OR([.U14]=&quot;R&quot;;[.U14]=&quot;r&quot;);60;IF(OR([.U14]=&quot;B&quot;;[.U14]=&quot;b&quot;);60;IF(OR([.U14]=&quot;MB&quot;;[.U14]=&quot;mb&quot;);80;IF(OR([.U14]=&quot;E&quot;;[.U14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X14]=&quot;I&quot;;[.X14]=&quot;i&quot;);40;(IF(OR([.X14]=&quot;R&quot;;[.X14]=&quot;r&quot;);60;IF(OR([.X14]=&quot;B&quot;;[.X14]=&quot;b&quot;);60;IF(OR([.X14]=&quot;MB&quot;;[.X14]=&quot;mb&quot;);80;IF(OR([.X14]=&quot;E&quot;;[.X14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A14]=&quot;I&quot;;[.AA14]=&quot;i&quot;);40;(IF(OR([.AA14]=&quot;R&quot;;[.AA14]=&quot;r&quot;);60;IF(OR([.AA14]=&quot;B&quot;;[.AA14]=&quot;b&quot;);60;IF(OR([.AA14]=&quot;MB&quot;;[.AA14]=&quot;mb&quot;);80;IF(OR([.AA14]=&quot;E&quot;;[.AA14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D14]=&quot;I&quot;;[.AD14]=&quot;i&quot;);40;(IF(OR([.AD14]=&quot;R&quot;;[.AD14]=&quot;r&quot;);60;IF(OR([.AD14]=&quot;B&quot;;[.AD14]=&quot;b&quot;);60;IF(OR([.AD14]=&quot;MB&quot;;[.AD14]=&quot;mb&quot;);80;IF(OR([.AD14]=&quot;E&quot;;[.AD14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G14]=&quot;I&quot;;[.AG14]=&quot;i&quot;);40;(IF(OR([.AG14]=&quot;R&quot;;[.AG14]=&quot;r&quot;);60;IF(OR([.AG14]=&quot;B&quot;;[.AG14]=&quot;b&quot;);60;IF(OR([.AG14]=&quot;MB&quot;;[.AG14]=&quot;mb&quot;);80;IF(OR([.AG14]=&quot;E&quot;;[.AG14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J14]=&quot;I&quot;;[.AJ14]=&quot;i&quot;);40;(IF(OR([.AJ14]=&quot;R&quot;;[.AJ14]=&quot;r&quot;);60;IF(OR([.AJ14]=&quot;B&quot;;[.AJ14]=&quot;b&quot;);60;IF(OR([.AJ14]=&quot;MB&quot;;[.AJ14]=&quot;mb&quot;);80;IF(OR([.AJ14]=&quot;E&quot;;[.AJ14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M14]=&quot;I&quot;;[.AM14]=&quot;i&quot;);40;(IF(OR([.AM14]=&quot;R&quot;;[.AM14]=&quot;r&quot;);60;IF(OR([.AM14]=&quot;B&quot;;[.AM14]=&quot;b&quot;);60;IF(OR([.AM14]=&quot;MB&quot;;[.AM14]=&quot;mb&quot;);80;IF(OR([.AM14]=&quot;E&quot;;[.AM14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P14]=&quot;I&quot;;[.AP14]=&quot;i&quot;);40;(IF(OR([.AP14]=&quot;R&quot;;[.AP14]=&quot;r&quot;);60;IF(OR([.AP14]=&quot;B&quot;;[.AP14]=&quot;b&quot;);60;IF(OR([.AP14]=&quot;MB&quot;;[.AP14]=&quot;mb&quot;);80;IF(OR([.AP14]=&quot;E&quot;;[.AP14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S14]=&quot;I&quot;;[.AS14]=&quot;i&quot;);40;(IF(OR([.AS14]=&quot;R&quot;;[.AS14]=&quot;r&quot;);60;IF(OR([.AS14]=&quot;B&quot;;[.AS14]=&quot;b&quot;);60;IF(OR([.AS14]=&quot;MB&quot;;[.AS14]=&quot;mb&quot;);80;IF(OR([.AS14]=&quot;E&quot;;[.AS14]=&quot;e&quot;);100;0))))))" office:value-type="float" office:value="0" calcext:value-type="float">
            <text:p>0</text:p>
          </table:table-cell>
          <table:table-cell table:style-name="ce147" table:formula="of:=((([.M14]*[.K$6])+([.P14]*[.N$6])+([.S14]*[.Q$6])+([.V14]*[.T$6])+([.Y14]*[.W$6])+([.AB14]*[.Z$6])+([.AE14]*[.AC$6])+([.AH14]*[.AF$6])+([.AK14]*[.AI$6])+([.AN14]*[.AL$6])+([.AQ14]*[.AO$6])+([.AT14]*[.AR$6])))*(2/(100*[.AU$6]))" office:value-type="float" office:value="0" calcext:value-type="float">
            <text:p>0,0</text:p>
          </table:table-cell>
          <table:table-cell table:style-name="ce153" table:formula="of:=COUNTIF([.K14:.AT14];&quot;F&quot;)*2" office:value-type="float" office:value="0" calcext:value-type="float">
            <text:p>0</text:p>
          </table:table-cell>
          <table:table-cell table:style-name="ce158" table:formula="of:=COUNTIF([.K14:.AT14];&quot;P&quot;)*2" office:value-type="float" office:value="0" calcext:value-type="float">
            <text:p>0</text:p>
          </table:table-cell>
          <table:table-cell table:style-name="ce161" table:number-columns-repeated="975"/>
        </table:table-row>
        <table:table-row table:style-name="ro4">
          <table:table-cell table:style-name="ce60" table:formula="of:=[diario_classe.A15]" office:value-type="float" office:value="7" calcext:value-type="float">
            <text:p>7</text:p>
          </table:table-cell>
          <table:table-cell table:style-name="ce67" table:number-columns-repeated="3"/>
          <table:table-cell table:style-name="ce67" table:formula="of:=[diario_classe.E15]" office:value-type="string" office:string-value="12.1.1539" calcext:value-type="string">
            <text:p>12.1.1539</text:p>
          </table:table-cell>
          <table:table-cell table:style-name="ce75" table:formula="of:=[diario_classe.F15]" office:value-type="string" office:string-value="MELAINE MOREIRA ZANDONADE" calcext:value-type="string">
            <text:p>MELAINE MOREIRA ZANDONADE</text:p>
          </table:table-cell>
          <table:table-cell table:style-name="ce67" table:number-columns-repeated="3"/>
          <table:table-cell table:style-name="ce83"/>
          <table:table-cell table:style-name="ce91"/>
          <table:table-cell table:style-name="ce101"/>
          <table:table-cell table:style-name="ce109" table:formula="of:=IF(OR([.L15]=&quot;I&quot;;[.L15]=&quot;i&quot;);40;(IF(OR([.L15]=&quot;R&quot;;[.L15]=&quot;r&quot;);60;IF(OR([.L15]=&quot;B&quot;;[.L15]=&quot;b&quot;);60;IF(OR([.L15]=&quot;MB&quot;;[.L15]=&quot;mb&quot;);80;IF(OR([.L15]=&quot;E&quot;;[.L15]=&quot;e&quot;);100;0))))))" office:value-type="float" office:value="0" calcext:value-type="float">
            <text:p>0</text:p>
          </table:table-cell>
          <table:table-cell table:style-name="ce94"/>
          <table:table-cell table:style-name="ce101"/>
          <table:table-cell table:style-name="ce109" table:formula="of:=IF(OR([.O15]=&quot;I&quot;;[.O15]=&quot;i&quot;);40;(IF(OR([.O15]=&quot;R&quot;;[.O15]=&quot;r&quot;);60;IF(OR([.O15]=&quot;B&quot;;[.O15]=&quot;b&quot;);60;IF(OR([.O15]=&quot;MB&quot;;[.O15]=&quot;mb&quot;);80;IF(OR([.O15]=&quot;E&quot;;[.O15]=&quot;e&quot;);100;0))))))" office:value-type="float" office:value="0" calcext:value-type="float">
            <text:p>0</text:p>
          </table:table-cell>
          <table:table-cell table:style-name="ce60"/>
          <table:table-cell table:style-name="ce101"/>
          <table:table-cell table:style-name="ce109" table:formula="of:=IF(OR([.R15]=&quot;I&quot;;[.R15]=&quot;i&quot;);40;(IF(OR([.R15]=&quot;R&quot;;[.R15]=&quot;r&quot;);60;IF(OR([.R15]=&quot;B&quot;;[.R15]=&quot;b&quot;);60;IF(OR([.R15]=&quot;MB&quot;;[.R15]=&quot;mb&quot;);80;IF(OR([.R15]=&quot;E&quot;;[.R15]=&quot;e&quot;);100;0))))))" office:value-type="float" office:value="0" calcext:value-type="float">
            <text:p>0</text:p>
          </table:table-cell>
          <table:table-cell table:style-name="ce60"/>
          <table:table-cell table:style-name="ce101"/>
          <table:table-cell table:style-name="ce109" table:formula="of:=IF(OR([.U15]=&quot;I&quot;;[.U15]=&quot;i&quot;);40;(IF(OR([.U15]=&quot;R&quot;;[.U15]=&quot;r&quot;);60;IF(OR([.U15]=&quot;B&quot;;[.U15]=&quot;b&quot;);60;IF(OR([.U15]=&quot;MB&quot;;[.U15]=&quot;mb&quot;);80;IF(OR([.U15]=&quot;E&quot;;[.U15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X15]=&quot;I&quot;;[.X15]=&quot;i&quot;);40;(IF(OR([.X15]=&quot;R&quot;;[.X15]=&quot;r&quot;);60;IF(OR([.X15]=&quot;B&quot;;[.X15]=&quot;b&quot;);60;IF(OR([.X15]=&quot;MB&quot;;[.X15]=&quot;mb&quot;);80;IF(OR([.X15]=&quot;E&quot;;[.X15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A15]=&quot;I&quot;;[.AA15]=&quot;i&quot;);40;(IF(OR([.AA15]=&quot;R&quot;;[.AA15]=&quot;r&quot;);60;IF(OR([.AA15]=&quot;B&quot;;[.AA15]=&quot;b&quot;);60;IF(OR([.AA15]=&quot;MB&quot;;[.AA15]=&quot;mb&quot;);80;IF(OR([.AA15]=&quot;E&quot;;[.AA15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D15]=&quot;I&quot;;[.AD15]=&quot;i&quot;);40;(IF(OR([.AD15]=&quot;R&quot;;[.AD15]=&quot;r&quot;);60;IF(OR([.AD15]=&quot;B&quot;;[.AD15]=&quot;b&quot;);60;IF(OR([.AD15]=&quot;MB&quot;;[.AD15]=&quot;mb&quot;);80;IF(OR([.AD15]=&quot;E&quot;;[.AD15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G15]=&quot;I&quot;;[.AG15]=&quot;i&quot;);40;(IF(OR([.AG15]=&quot;R&quot;;[.AG15]=&quot;r&quot;);60;IF(OR([.AG15]=&quot;B&quot;;[.AG15]=&quot;b&quot;);60;IF(OR([.AG15]=&quot;MB&quot;;[.AG15]=&quot;mb&quot;);80;IF(OR([.AG15]=&quot;E&quot;;[.AG15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J15]=&quot;I&quot;;[.AJ15]=&quot;i&quot;);40;(IF(OR([.AJ15]=&quot;R&quot;;[.AJ15]=&quot;r&quot;);60;IF(OR([.AJ15]=&quot;B&quot;;[.AJ15]=&quot;b&quot;);60;IF(OR([.AJ15]=&quot;MB&quot;;[.AJ15]=&quot;mb&quot;);80;IF(OR([.AJ15]=&quot;E&quot;;[.AJ15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M15]=&quot;I&quot;;[.AM15]=&quot;i&quot;);40;(IF(OR([.AM15]=&quot;R&quot;;[.AM15]=&quot;r&quot;);60;IF(OR([.AM15]=&quot;B&quot;;[.AM15]=&quot;b&quot;);60;IF(OR([.AM15]=&quot;MB&quot;;[.AM15]=&quot;mb&quot;);80;IF(OR([.AM15]=&quot;E&quot;;[.AM15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P15]=&quot;I&quot;;[.AP15]=&quot;i&quot;);40;(IF(OR([.AP15]=&quot;R&quot;;[.AP15]=&quot;r&quot;);60;IF(OR([.AP15]=&quot;B&quot;;[.AP15]=&quot;b&quot;);60;IF(OR([.AP15]=&quot;MB&quot;;[.AP15]=&quot;mb&quot;);80;IF(OR([.AP15]=&quot;E&quot;;[.AP15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S15]=&quot;I&quot;;[.AS15]=&quot;i&quot;);40;(IF(OR([.AS15]=&quot;R&quot;;[.AS15]=&quot;r&quot;);60;IF(OR([.AS15]=&quot;B&quot;;[.AS15]=&quot;b&quot;);60;IF(OR([.AS15]=&quot;MB&quot;;[.AS15]=&quot;mb&quot;);80;IF(OR([.AS15]=&quot;E&quot;;[.AS15]=&quot;e&quot;);100;0))))))" office:value-type="float" office:value="0" calcext:value-type="float">
            <text:p>0</text:p>
          </table:table-cell>
          <table:table-cell table:style-name="ce146" table:formula="of:=((([.M15]*[.K$6])+([.P15]*[.N$6])+([.S15]*[.Q$6])+([.V15]*[.T$6])+([.Y15]*[.W$6])+([.AB15]*[.Z$6])+([.AE15]*[.AC$6])+([.AH15]*[.AF$6])+([.AK15]*[.AI$6])+([.AN15]*[.AL$6])+([.AQ15]*[.AO$6])+([.AT15]*[.AR$6])))*(2/(100*[.AU$6]))" office:value-type="float" office:value="0" calcext:value-type="float">
            <text:p>0,0</text:p>
          </table:table-cell>
          <table:table-cell table:style-name="ce152" table:formula="of:=COUNTIF([.K15:.AT15];&quot;F&quot;)*2" office:value-type="float" office:value="0" calcext:value-type="float">
            <text:p>0</text:p>
          </table:table-cell>
          <table:table-cell table:style-name="ce157" table:formula="of:=COUNTIF([.K15:.AT15];&quot;P&quot;)*2" office:value-type="float" office:value="0" calcext:value-type="float">
            <text:p>0</text:p>
          </table:table-cell>
          <table:table-cell table:style-name="ce160" table:number-columns-repeated="975"/>
        </table:table-row>
        <table:table-row table:style-name="ro4">
          <table:table-cell table:style-name="ce61" table:formula="of:=[diario_classe.A16]" office:value-type="float" office:value="8" calcext:value-type="float">
            <text:p>8</text:p>
          </table:table-cell>
          <table:table-cell table:style-name="ce68" table:number-columns-repeated="3"/>
          <table:table-cell table:style-name="ce68" table:formula="of:=[diario_classe.E16]" office:value-type="string" office:string-value="14.1.1980" calcext:value-type="string">
            <text:p>14.1.1980</text:p>
          </table:table-cell>
          <table:table-cell table:style-name="ce76" table:formula="of:=[diario_classe.F16]" office:value-type="string" office:string-value="MELYNA LARA CAETANO" calcext:value-type="string">
            <text:p>MELYNA LARA CAETANO</text:p>
          </table:table-cell>
          <table:table-cell table:style-name="ce68" table:number-columns-repeated="3"/>
          <table:table-cell table:style-name="ce84"/>
          <table:table-cell table:style-name="ce92"/>
          <table:table-cell table:style-name="ce102"/>
          <table:table-cell table:style-name="ce110" table:formula="of:=IF(OR([.L16]=&quot;I&quot;;[.L16]=&quot;i&quot;);40;(IF(OR([.L16]=&quot;R&quot;;[.L16]=&quot;r&quot;);60;IF(OR([.L16]=&quot;B&quot;;[.L16]=&quot;b&quot;);60;IF(OR([.L16]=&quot;MB&quot;;[.L16]=&quot;mb&quot;);80;IF(OR([.L16]=&quot;E&quot;;[.L16]=&quot;e&quot;);100;0))))))" office:value-type="float" office:value="0" calcext:value-type="float">
            <text:p>0</text:p>
          </table:table-cell>
          <table:table-cell table:style-name="ce93"/>
          <table:table-cell table:style-name="ce102"/>
          <table:table-cell table:style-name="ce110" table:formula="of:=IF(OR([.O16]=&quot;I&quot;;[.O16]=&quot;i&quot;);40;(IF(OR([.O16]=&quot;R&quot;;[.O16]=&quot;r&quot;);60;IF(OR([.O16]=&quot;B&quot;;[.O16]=&quot;b&quot;);60;IF(OR([.O16]=&quot;MB&quot;;[.O16]=&quot;mb&quot;);80;IF(OR([.O16]=&quot;E&quot;;[.O16]=&quot;e&quot;);100;0))))))" office:value-type="float" office:value="0" calcext:value-type="float">
            <text:p>0</text:p>
          </table:table-cell>
          <table:table-cell table:style-name="ce61"/>
          <table:table-cell table:style-name="ce102"/>
          <table:table-cell table:style-name="ce110" table:formula="of:=IF(OR([.R16]=&quot;I&quot;;[.R16]=&quot;i&quot;);40;(IF(OR([.R16]=&quot;R&quot;;[.R16]=&quot;r&quot;);60;IF(OR([.R16]=&quot;B&quot;;[.R16]=&quot;b&quot;);60;IF(OR([.R16]=&quot;MB&quot;;[.R16]=&quot;mb&quot;);80;IF(OR([.R16]=&quot;E&quot;;[.R16]=&quot;e&quot;);100;0))))))" office:value-type="float" office:value="0" calcext:value-type="float">
            <text:p>0</text:p>
          </table:table-cell>
          <table:table-cell table:style-name="ce61"/>
          <table:table-cell table:style-name="ce102"/>
          <table:table-cell table:style-name="ce110" table:formula="of:=IF(OR([.U16]=&quot;I&quot;;[.U16]=&quot;i&quot;);40;(IF(OR([.U16]=&quot;R&quot;;[.U16]=&quot;r&quot;);60;IF(OR([.U16]=&quot;B&quot;;[.U16]=&quot;b&quot;);60;IF(OR([.U16]=&quot;MB&quot;;[.U16]=&quot;mb&quot;);80;IF(OR([.U16]=&quot;E&quot;;[.U16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X16]=&quot;I&quot;;[.X16]=&quot;i&quot;);40;(IF(OR([.X16]=&quot;R&quot;;[.X16]=&quot;r&quot;);60;IF(OR([.X16]=&quot;B&quot;;[.X16]=&quot;b&quot;);60;IF(OR([.X16]=&quot;MB&quot;;[.X16]=&quot;mb&quot;);80;IF(OR([.X16]=&quot;E&quot;;[.X16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A16]=&quot;I&quot;;[.AA16]=&quot;i&quot;);40;(IF(OR([.AA16]=&quot;R&quot;;[.AA16]=&quot;r&quot;);60;IF(OR([.AA16]=&quot;B&quot;;[.AA16]=&quot;b&quot;);60;IF(OR([.AA16]=&quot;MB&quot;;[.AA16]=&quot;mb&quot;);80;IF(OR([.AA16]=&quot;E&quot;;[.AA16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D16]=&quot;I&quot;;[.AD16]=&quot;i&quot;);40;(IF(OR([.AD16]=&quot;R&quot;;[.AD16]=&quot;r&quot;);60;IF(OR([.AD16]=&quot;B&quot;;[.AD16]=&quot;b&quot;);60;IF(OR([.AD16]=&quot;MB&quot;;[.AD16]=&quot;mb&quot;);80;IF(OR([.AD16]=&quot;E&quot;;[.AD16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G16]=&quot;I&quot;;[.AG16]=&quot;i&quot;);40;(IF(OR([.AG16]=&quot;R&quot;;[.AG16]=&quot;r&quot;);60;IF(OR([.AG16]=&quot;B&quot;;[.AG16]=&quot;b&quot;);60;IF(OR([.AG16]=&quot;MB&quot;;[.AG16]=&quot;mb&quot;);80;IF(OR([.AG16]=&quot;E&quot;;[.AG16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J16]=&quot;I&quot;;[.AJ16]=&quot;i&quot;);40;(IF(OR([.AJ16]=&quot;R&quot;;[.AJ16]=&quot;r&quot;);60;IF(OR([.AJ16]=&quot;B&quot;;[.AJ16]=&quot;b&quot;);60;IF(OR([.AJ16]=&quot;MB&quot;;[.AJ16]=&quot;mb&quot;);80;IF(OR([.AJ16]=&quot;E&quot;;[.AJ16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M16]=&quot;I&quot;;[.AM16]=&quot;i&quot;);40;(IF(OR([.AM16]=&quot;R&quot;;[.AM16]=&quot;r&quot;);60;IF(OR([.AM16]=&quot;B&quot;;[.AM16]=&quot;b&quot;);60;IF(OR([.AM16]=&quot;MB&quot;;[.AM16]=&quot;mb&quot;);80;IF(OR([.AM16]=&quot;E&quot;;[.AM16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P16]=&quot;I&quot;;[.AP16]=&quot;i&quot;);40;(IF(OR([.AP16]=&quot;R&quot;;[.AP16]=&quot;r&quot;);60;IF(OR([.AP16]=&quot;B&quot;;[.AP16]=&quot;b&quot;);60;IF(OR([.AP16]=&quot;MB&quot;;[.AP16]=&quot;mb&quot;);80;IF(OR([.AP16]=&quot;E&quot;;[.AP16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S16]=&quot;I&quot;;[.AS16]=&quot;i&quot;);40;(IF(OR([.AS16]=&quot;R&quot;;[.AS16]=&quot;r&quot;);60;IF(OR([.AS16]=&quot;B&quot;;[.AS16]=&quot;b&quot;);60;IF(OR([.AS16]=&quot;MB&quot;;[.AS16]=&quot;mb&quot;);80;IF(OR([.AS16]=&quot;E&quot;;[.AS16]=&quot;e&quot;);100;0))))))" office:value-type="float" office:value="0" calcext:value-type="float">
            <text:p>0</text:p>
          </table:table-cell>
          <table:table-cell table:style-name="ce147" table:formula="of:=((([.M16]*[.K$6])+([.P16]*[.N$6])+([.S16]*[.Q$6])+([.V16]*[.T$6])+([.Y16]*[.W$6])+([.AB16]*[.Z$6])+([.AE16]*[.AC$6])+([.AH16]*[.AF$6])+([.AK16]*[.AI$6])+([.AN16]*[.AL$6])+([.AQ16]*[.AO$6])+([.AT16]*[.AR$6])))*(2/(100*[.AU$6]))" office:value-type="float" office:value="0" calcext:value-type="float">
            <text:p>0,0</text:p>
          </table:table-cell>
          <table:table-cell table:style-name="ce153" table:formula="of:=COUNTIF([.K16:.AT16];&quot;F&quot;)*2" office:value-type="float" office:value="0" calcext:value-type="float">
            <text:p>0</text:p>
          </table:table-cell>
          <table:table-cell table:style-name="ce158" table:formula="of:=COUNTIF([.K16:.AT16];&quot;P&quot;)*2" office:value-type="float" office:value="0" calcext:value-type="float">
            <text:p>0</text:p>
          </table:table-cell>
          <table:table-cell table:style-name="ce161" table:number-columns-repeated="975"/>
        </table:table-row>
        <table:table-row table:style-name="ro4">
          <table:table-cell table:style-name="ce60" table:formula="of:=[diario_classe.A17]" office:value-type="float" office:value="9" calcext:value-type="float">
            <text:p>9</text:p>
          </table:table-cell>
          <table:table-cell table:style-name="ce67" table:number-columns-repeated="3"/>
          <table:table-cell table:style-name="ce67" table:formula="of:=[diario_classe.E17]" office:value-type="string" office:string-value="13.2.1664" calcext:value-type="string">
            <text:p>13.2.1664</text:p>
          </table:table-cell>
          <table:table-cell table:style-name="ce75" table:formula="of:=[diario_classe.F17]" office:value-type="string" office:string-value="PEDRO ANTONIO DE SOUZA" calcext:value-type="string">
            <text:p>PEDRO ANTONIO DE SOUZA</text:p>
          </table:table-cell>
          <table:table-cell table:style-name="ce67" table:number-columns-repeated="3"/>
          <table:table-cell table:style-name="ce83"/>
          <table:table-cell table:style-name="ce91"/>
          <table:table-cell table:style-name="ce101"/>
          <table:table-cell table:style-name="ce109" table:formula="of:=IF(OR([.L17]=&quot;I&quot;;[.L17]=&quot;i&quot;);40;(IF(OR([.L17]=&quot;R&quot;;[.L17]=&quot;r&quot;);60;IF(OR([.L17]=&quot;B&quot;;[.L17]=&quot;b&quot;);60;IF(OR([.L17]=&quot;MB&quot;;[.L17]=&quot;mb&quot;);80;IF(OR([.L17]=&quot;E&quot;;[.L17]=&quot;e&quot;);100;0))))))" office:value-type="float" office:value="0" calcext:value-type="float">
            <text:p>0</text:p>
          </table:table-cell>
          <table:table-cell table:style-name="ce94"/>
          <table:table-cell table:style-name="ce101"/>
          <table:table-cell table:style-name="ce109" table:formula="of:=IF(OR([.O17]=&quot;I&quot;;[.O17]=&quot;i&quot;);40;(IF(OR([.O17]=&quot;R&quot;;[.O17]=&quot;r&quot;);60;IF(OR([.O17]=&quot;B&quot;;[.O17]=&quot;b&quot;);60;IF(OR([.O17]=&quot;MB&quot;;[.O17]=&quot;mb&quot;);80;IF(OR([.O17]=&quot;E&quot;;[.O17]=&quot;e&quot;);100;0))))))" office:value-type="float" office:value="0" calcext:value-type="float">
            <text:p>0</text:p>
          </table:table-cell>
          <table:table-cell table:style-name="ce60"/>
          <table:table-cell table:style-name="ce101"/>
          <table:table-cell table:style-name="ce109" table:formula="of:=IF(OR([.R17]=&quot;I&quot;;[.R17]=&quot;i&quot;);40;(IF(OR([.R17]=&quot;R&quot;;[.R17]=&quot;r&quot;);60;IF(OR([.R17]=&quot;B&quot;;[.R17]=&quot;b&quot;);60;IF(OR([.R17]=&quot;MB&quot;;[.R17]=&quot;mb&quot;);80;IF(OR([.R17]=&quot;E&quot;;[.R17]=&quot;e&quot;);100;0))))))" office:value-type="float" office:value="0" calcext:value-type="float">
            <text:p>0</text:p>
          </table:table-cell>
          <table:table-cell table:style-name="ce60"/>
          <table:table-cell table:style-name="ce101"/>
          <table:table-cell table:style-name="ce109" table:formula="of:=IF(OR([.U17]=&quot;I&quot;;[.U17]=&quot;i&quot;);40;(IF(OR([.U17]=&quot;R&quot;;[.U17]=&quot;r&quot;);60;IF(OR([.U17]=&quot;B&quot;;[.U17]=&quot;b&quot;);60;IF(OR([.U17]=&quot;MB&quot;;[.U17]=&quot;mb&quot;);80;IF(OR([.U17]=&quot;E&quot;;[.U17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X17]=&quot;I&quot;;[.X17]=&quot;i&quot;);40;(IF(OR([.X17]=&quot;R&quot;;[.X17]=&quot;r&quot;);60;IF(OR([.X17]=&quot;B&quot;;[.X17]=&quot;b&quot;);60;IF(OR([.X17]=&quot;MB&quot;;[.X17]=&quot;mb&quot;);80;IF(OR([.X17]=&quot;E&quot;;[.X17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A17]=&quot;I&quot;;[.AA17]=&quot;i&quot;);40;(IF(OR([.AA17]=&quot;R&quot;;[.AA17]=&quot;r&quot;);60;IF(OR([.AA17]=&quot;B&quot;;[.AA17]=&quot;b&quot;);60;IF(OR([.AA17]=&quot;MB&quot;;[.AA17]=&quot;mb&quot;);80;IF(OR([.AA17]=&quot;E&quot;;[.AA17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D17]=&quot;I&quot;;[.AD17]=&quot;i&quot;);40;(IF(OR([.AD17]=&quot;R&quot;;[.AD17]=&quot;r&quot;);60;IF(OR([.AD17]=&quot;B&quot;;[.AD17]=&quot;b&quot;);60;IF(OR([.AD17]=&quot;MB&quot;;[.AD17]=&quot;mb&quot;);80;IF(OR([.AD17]=&quot;E&quot;;[.AD17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G17]=&quot;I&quot;;[.AG17]=&quot;i&quot;);40;(IF(OR([.AG17]=&quot;R&quot;;[.AG17]=&quot;r&quot;);60;IF(OR([.AG17]=&quot;B&quot;;[.AG17]=&quot;b&quot;);60;IF(OR([.AG17]=&quot;MB&quot;;[.AG17]=&quot;mb&quot;);80;IF(OR([.AG17]=&quot;E&quot;;[.AG17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J17]=&quot;I&quot;;[.AJ17]=&quot;i&quot;);40;(IF(OR([.AJ17]=&quot;R&quot;;[.AJ17]=&quot;r&quot;);60;IF(OR([.AJ17]=&quot;B&quot;;[.AJ17]=&quot;b&quot;);60;IF(OR([.AJ17]=&quot;MB&quot;;[.AJ17]=&quot;mb&quot;);80;IF(OR([.AJ17]=&quot;E&quot;;[.AJ17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M17]=&quot;I&quot;;[.AM17]=&quot;i&quot;);40;(IF(OR([.AM17]=&quot;R&quot;;[.AM17]=&quot;r&quot;);60;IF(OR([.AM17]=&quot;B&quot;;[.AM17]=&quot;b&quot;);60;IF(OR([.AM17]=&quot;MB&quot;;[.AM17]=&quot;mb&quot;);80;IF(OR([.AM17]=&quot;E&quot;;[.AM17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P17]=&quot;I&quot;;[.AP17]=&quot;i&quot;);40;(IF(OR([.AP17]=&quot;R&quot;;[.AP17]=&quot;r&quot;);60;IF(OR([.AP17]=&quot;B&quot;;[.AP17]=&quot;b&quot;);60;IF(OR([.AP17]=&quot;MB&quot;;[.AP17]=&quot;mb&quot;);80;IF(OR([.AP17]=&quot;E&quot;;[.AP17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S17]=&quot;I&quot;;[.AS17]=&quot;i&quot;);40;(IF(OR([.AS17]=&quot;R&quot;;[.AS17]=&quot;r&quot;);60;IF(OR([.AS17]=&quot;B&quot;;[.AS17]=&quot;b&quot;);60;IF(OR([.AS17]=&quot;MB&quot;;[.AS17]=&quot;mb&quot;);80;IF(OR([.AS17]=&quot;E&quot;;[.AS17]=&quot;e&quot;);100;0))))))" office:value-type="float" office:value="0" calcext:value-type="float">
            <text:p>0</text:p>
          </table:table-cell>
          <table:table-cell table:style-name="ce146" table:formula="of:=((([.M17]*[.K$6])+([.P17]*[.N$6])+([.S17]*[.Q$6])+([.V17]*[.T$6])+([.Y17]*[.W$6])+([.AB17]*[.Z$6])+([.AE17]*[.AC$6])+([.AH17]*[.AF$6])+([.AK17]*[.AI$6])+([.AN17]*[.AL$6])+([.AQ17]*[.AO$6])+([.AT17]*[.AR$6])))*(2/(100*[.AU$6]))" office:value-type="float" office:value="0" calcext:value-type="float">
            <text:p>0,0</text:p>
          </table:table-cell>
          <table:table-cell table:style-name="ce152" table:formula="of:=COUNTIF([.K17:.AT17];&quot;F&quot;)*2" office:value-type="float" office:value="0" calcext:value-type="float">
            <text:p>0</text:p>
          </table:table-cell>
          <table:table-cell table:style-name="ce157" table:formula="of:=COUNTIF([.K17:.AT17];&quot;P&quot;)*2" office:value-type="float" office:value="0" calcext:value-type="float">
            <text:p>0</text:p>
          </table:table-cell>
          <table:table-cell table:style-name="ce160" table:number-columns-repeated="975"/>
        </table:table-row>
        <table:table-row table:style-name="ro4">
          <table:table-cell table:style-name="ce61" table:formula="of:=[diario_classe.A18]" office:value-type="float" office:value="10" calcext:value-type="float">
            <text:p>10</text:p>
          </table:table-cell>
          <table:table-cell table:style-name="ce68" table:number-columns-repeated="3"/>
          <table:table-cell table:style-name="ce68" table:formula="of:=[diario_classe.E18]" office:value-type="string" office:string-value="12.2.1601" calcext:value-type="string">
            <text:p>12.2.1601</text:p>
          </table:table-cell>
          <table:table-cell table:style-name="ce76" table:formula="of:=[diario_classe.F18]" office:value-type="string" office:string-value="THALES ALEXANDRE MARTINS LOPES DA COSTA" calcext:value-type="string">
            <text:p>THALES ALEXANDRE MARTINS LOPES DA COSTA</text:p>
          </table:table-cell>
          <table:table-cell table:style-name="ce68" table:number-columns-repeated="3"/>
          <table:table-cell table:style-name="ce84"/>
          <table:table-cell table:style-name="ce92"/>
          <table:table-cell table:style-name="ce102"/>
          <table:table-cell table:style-name="ce110" table:formula="of:=IF(OR([.L18]=&quot;I&quot;;[.L18]=&quot;i&quot;);40;(IF(OR([.L18]=&quot;R&quot;;[.L18]=&quot;r&quot;);60;IF(OR([.L18]=&quot;B&quot;;[.L18]=&quot;b&quot;);60;IF(OR([.L18]=&quot;MB&quot;;[.L18]=&quot;mb&quot;);80;IF(OR([.L18]=&quot;E&quot;;[.L18]=&quot;e&quot;);100;0))))))" office:value-type="float" office:value="0" calcext:value-type="float">
            <text:p>0</text:p>
          </table:table-cell>
          <table:table-cell table:style-name="ce93"/>
          <table:table-cell table:style-name="ce102"/>
          <table:table-cell table:style-name="ce110" table:formula="of:=IF(OR([.O18]=&quot;I&quot;;[.O18]=&quot;i&quot;);40;(IF(OR([.O18]=&quot;R&quot;;[.O18]=&quot;r&quot;);60;IF(OR([.O18]=&quot;B&quot;;[.O18]=&quot;b&quot;);60;IF(OR([.O18]=&quot;MB&quot;;[.O18]=&quot;mb&quot;);80;IF(OR([.O18]=&quot;E&quot;;[.O18]=&quot;e&quot;);100;0))))))" office:value-type="float" office:value="0" calcext:value-type="float">
            <text:p>0</text:p>
          </table:table-cell>
          <table:table-cell table:style-name="ce61"/>
          <table:table-cell table:style-name="ce102"/>
          <table:table-cell table:style-name="ce110" table:formula="of:=IF(OR([.R18]=&quot;I&quot;;[.R18]=&quot;i&quot;);40;(IF(OR([.R18]=&quot;R&quot;;[.R18]=&quot;r&quot;);60;IF(OR([.R18]=&quot;B&quot;;[.R18]=&quot;b&quot;);60;IF(OR([.R18]=&quot;MB&quot;;[.R18]=&quot;mb&quot;);80;IF(OR([.R18]=&quot;E&quot;;[.R18]=&quot;e&quot;);100;0))))))" office:value-type="float" office:value="0" calcext:value-type="float">
            <text:p>0</text:p>
          </table:table-cell>
          <table:table-cell table:style-name="ce61"/>
          <table:table-cell table:style-name="ce102"/>
          <table:table-cell table:style-name="ce110" table:formula="of:=IF(OR([.U18]=&quot;I&quot;;[.U18]=&quot;i&quot;);40;(IF(OR([.U18]=&quot;R&quot;;[.U18]=&quot;r&quot;);60;IF(OR([.U18]=&quot;B&quot;;[.U18]=&quot;b&quot;);60;IF(OR([.U18]=&quot;MB&quot;;[.U18]=&quot;mb&quot;);80;IF(OR([.U18]=&quot;E&quot;;[.U18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X18]=&quot;I&quot;;[.X18]=&quot;i&quot;);40;(IF(OR([.X18]=&quot;R&quot;;[.X18]=&quot;r&quot;);60;IF(OR([.X18]=&quot;B&quot;;[.X18]=&quot;b&quot;);60;IF(OR([.X18]=&quot;MB&quot;;[.X18]=&quot;mb&quot;);80;IF(OR([.X18]=&quot;E&quot;;[.X18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A18]=&quot;I&quot;;[.AA18]=&quot;i&quot;);40;(IF(OR([.AA18]=&quot;R&quot;;[.AA18]=&quot;r&quot;);60;IF(OR([.AA18]=&quot;B&quot;;[.AA18]=&quot;b&quot;);60;IF(OR([.AA18]=&quot;MB&quot;;[.AA18]=&quot;mb&quot;);80;IF(OR([.AA18]=&quot;E&quot;;[.AA18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D18]=&quot;I&quot;;[.AD18]=&quot;i&quot;);40;(IF(OR([.AD18]=&quot;R&quot;;[.AD18]=&quot;r&quot;);60;IF(OR([.AD18]=&quot;B&quot;;[.AD18]=&quot;b&quot;);60;IF(OR([.AD18]=&quot;MB&quot;;[.AD18]=&quot;mb&quot;);80;IF(OR([.AD18]=&quot;E&quot;;[.AD18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G18]=&quot;I&quot;;[.AG18]=&quot;i&quot;);40;(IF(OR([.AG18]=&quot;R&quot;;[.AG18]=&quot;r&quot;);60;IF(OR([.AG18]=&quot;B&quot;;[.AG18]=&quot;b&quot;);60;IF(OR([.AG18]=&quot;MB&quot;;[.AG18]=&quot;mb&quot;);80;IF(OR([.AG18]=&quot;E&quot;;[.AG18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J18]=&quot;I&quot;;[.AJ18]=&quot;i&quot;);40;(IF(OR([.AJ18]=&quot;R&quot;;[.AJ18]=&quot;r&quot;);60;IF(OR([.AJ18]=&quot;B&quot;;[.AJ18]=&quot;b&quot;);60;IF(OR([.AJ18]=&quot;MB&quot;;[.AJ18]=&quot;mb&quot;);80;IF(OR([.AJ18]=&quot;E&quot;;[.AJ18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M18]=&quot;I&quot;;[.AM18]=&quot;i&quot;);40;(IF(OR([.AM18]=&quot;R&quot;;[.AM18]=&quot;r&quot;);60;IF(OR([.AM18]=&quot;B&quot;;[.AM18]=&quot;b&quot;);60;IF(OR([.AM18]=&quot;MB&quot;;[.AM18]=&quot;mb&quot;);80;IF(OR([.AM18]=&quot;E&quot;;[.AM18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P18]=&quot;I&quot;;[.AP18]=&quot;i&quot;);40;(IF(OR([.AP18]=&quot;R&quot;;[.AP18]=&quot;r&quot;);60;IF(OR([.AP18]=&quot;B&quot;;[.AP18]=&quot;b&quot;);60;IF(OR([.AP18]=&quot;MB&quot;;[.AP18]=&quot;mb&quot;);80;IF(OR([.AP18]=&quot;E&quot;;[.AP18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S18]=&quot;I&quot;;[.AS18]=&quot;i&quot;);40;(IF(OR([.AS18]=&quot;R&quot;;[.AS18]=&quot;r&quot;);60;IF(OR([.AS18]=&quot;B&quot;;[.AS18]=&quot;b&quot;);60;IF(OR([.AS18]=&quot;MB&quot;;[.AS18]=&quot;mb&quot;);80;IF(OR([.AS18]=&quot;E&quot;;[.AS18]=&quot;e&quot;);100;0))))))" office:value-type="float" office:value="0" calcext:value-type="float">
            <text:p>0</text:p>
          </table:table-cell>
          <table:table-cell table:style-name="ce147" table:formula="of:=((([.M18]*[.K$6])+([.P18]*[.N$6])+([.S18]*[.Q$6])+([.V18]*[.T$6])+([.Y18]*[.W$6])+([.AB18]*[.Z$6])+([.AE18]*[.AC$6])+([.AH18]*[.AF$6])+([.AK18]*[.AI$6])+([.AN18]*[.AL$6])+([.AQ18]*[.AO$6])+([.AT18]*[.AR$6])))*(2/(100*[.AU$6]))" office:value-type="float" office:value="0" calcext:value-type="float">
            <text:p>0,0</text:p>
          </table:table-cell>
          <table:table-cell table:style-name="ce153" table:formula="of:=COUNTIF([.K18:.AT18];&quot;F&quot;)*2" office:value-type="float" office:value="0" calcext:value-type="float">
            <text:p>0</text:p>
          </table:table-cell>
          <table:table-cell table:style-name="ce158" table:formula="of:=COUNTIF([.K18:.AT18];&quot;P&quot;)*2" office:value-type="float" office:value="0" calcext:value-type="float">
            <text:p>0</text:p>
          </table:table-cell>
          <table:table-cell table:style-name="ce161" table:number-columns-repeated="975"/>
        </table:table-row>
        <table:table-row table:style-name="ro4">
          <table:table-cell table:style-name="ce60" table:formula="of:=[diario_classe.A19]" office:value-type="float" office:value="11" calcext:value-type="float">
            <text:p>11</text:p>
          </table:table-cell>
          <table:table-cell table:style-name="ce67" table:number-columns-repeated="3"/>
          <table:table-cell table:style-name="ce67" table:formula="of:=[diario_classe.E19]" office:value-type="string" office:string-value="13.2.4572" calcext:value-type="string">
            <text:p>13.2.4572</text:p>
          </table:table-cell>
          <table:table-cell table:style-name="ce75" table:formula="of:=[diario_classe.F19]" office:value-type="string" office:string-value="AUGUSTO SILVA GARCIA" calcext:value-type="string">
            <text:p>AUGUSTO SILVA GARCIA</text:p>
          </table:table-cell>
          <table:table-cell table:style-name="ce67" table:number-columns-repeated="3"/>
          <table:table-cell table:style-name="ce83"/>
          <table:table-cell table:style-name="ce91"/>
          <table:table-cell table:style-name="ce101"/>
          <table:table-cell table:style-name="ce109" table:formula="of:=IF(OR([.L19]=&quot;I&quot;;[.L19]=&quot;i&quot;);40;(IF(OR([.L19]=&quot;R&quot;;[.L19]=&quot;r&quot;);60;IF(OR([.L19]=&quot;B&quot;;[.L19]=&quot;b&quot;);60;IF(OR([.L19]=&quot;MB&quot;;[.L19]=&quot;mb&quot;);80;IF(OR([.L19]=&quot;E&quot;;[.L19]=&quot;e&quot;);100;0))))))" office:value-type="float" office:value="0" calcext:value-type="float">
            <text:p>0</text:p>
          </table:table-cell>
          <table:table-cell table:style-name="ce94"/>
          <table:table-cell table:style-name="ce101"/>
          <table:table-cell table:style-name="ce109" table:formula="of:=IF(OR([.O19]=&quot;I&quot;;[.O19]=&quot;i&quot;);40;(IF(OR([.O19]=&quot;R&quot;;[.O19]=&quot;r&quot;);60;IF(OR([.O19]=&quot;B&quot;;[.O19]=&quot;b&quot;);60;IF(OR([.O19]=&quot;MB&quot;;[.O19]=&quot;mb&quot;);80;IF(OR([.O19]=&quot;E&quot;;[.O19]=&quot;e&quot;);100;0))))))" office:value-type="float" office:value="0" calcext:value-type="float">
            <text:p>0</text:p>
          </table:table-cell>
          <table:table-cell table:style-name="ce60"/>
          <table:table-cell table:style-name="ce101"/>
          <table:table-cell table:style-name="ce109" table:formula="of:=IF(OR([.R19]=&quot;I&quot;;[.R19]=&quot;i&quot;);40;(IF(OR([.R19]=&quot;R&quot;;[.R19]=&quot;r&quot;);60;IF(OR([.R19]=&quot;B&quot;;[.R19]=&quot;b&quot;);60;IF(OR([.R19]=&quot;MB&quot;;[.R19]=&quot;mb&quot;);80;IF(OR([.R19]=&quot;E&quot;;[.R19]=&quot;e&quot;);100;0))))))" office:value-type="float" office:value="0" calcext:value-type="float">
            <text:p>0</text:p>
          </table:table-cell>
          <table:table-cell table:style-name="ce60"/>
          <table:table-cell table:style-name="ce101"/>
          <table:table-cell table:style-name="ce109" table:formula="of:=IF(OR([.U19]=&quot;I&quot;;[.U19]=&quot;i&quot;);40;(IF(OR([.U19]=&quot;R&quot;;[.U19]=&quot;r&quot;);60;IF(OR([.U19]=&quot;B&quot;;[.U19]=&quot;b&quot;);60;IF(OR([.U19]=&quot;MB&quot;;[.U19]=&quot;mb&quot;);80;IF(OR([.U19]=&quot;E&quot;;[.U19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X19]=&quot;I&quot;;[.X19]=&quot;i&quot;);40;(IF(OR([.X19]=&quot;R&quot;;[.X19]=&quot;r&quot;);60;IF(OR([.X19]=&quot;B&quot;;[.X19]=&quot;b&quot;);60;IF(OR([.X19]=&quot;MB&quot;;[.X19]=&quot;mb&quot;);80;IF(OR([.X19]=&quot;E&quot;;[.X19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A19]=&quot;I&quot;;[.AA19]=&quot;i&quot;);40;(IF(OR([.AA19]=&quot;R&quot;;[.AA19]=&quot;r&quot;);60;IF(OR([.AA19]=&quot;B&quot;;[.AA19]=&quot;b&quot;);60;IF(OR([.AA19]=&quot;MB&quot;;[.AA19]=&quot;mb&quot;);80;IF(OR([.AA19]=&quot;E&quot;;[.AA19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D19]=&quot;I&quot;;[.AD19]=&quot;i&quot;);40;(IF(OR([.AD19]=&quot;R&quot;;[.AD19]=&quot;r&quot;);60;IF(OR([.AD19]=&quot;B&quot;;[.AD19]=&quot;b&quot;);60;IF(OR([.AD19]=&quot;MB&quot;;[.AD19]=&quot;mb&quot;);80;IF(OR([.AD19]=&quot;E&quot;;[.AD19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G19]=&quot;I&quot;;[.AG19]=&quot;i&quot;);40;(IF(OR([.AG19]=&quot;R&quot;;[.AG19]=&quot;r&quot;);60;IF(OR([.AG19]=&quot;B&quot;;[.AG19]=&quot;b&quot;);60;IF(OR([.AG19]=&quot;MB&quot;;[.AG19]=&quot;mb&quot;);80;IF(OR([.AG19]=&quot;E&quot;;[.AG19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J19]=&quot;I&quot;;[.AJ19]=&quot;i&quot;);40;(IF(OR([.AJ19]=&quot;R&quot;;[.AJ19]=&quot;r&quot;);60;IF(OR([.AJ19]=&quot;B&quot;;[.AJ19]=&quot;b&quot;);60;IF(OR([.AJ19]=&quot;MB&quot;;[.AJ19]=&quot;mb&quot;);80;IF(OR([.AJ19]=&quot;E&quot;;[.AJ19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M19]=&quot;I&quot;;[.AM19]=&quot;i&quot;);40;(IF(OR([.AM19]=&quot;R&quot;;[.AM19]=&quot;r&quot;);60;IF(OR([.AM19]=&quot;B&quot;;[.AM19]=&quot;b&quot;);60;IF(OR([.AM19]=&quot;MB&quot;;[.AM19]=&quot;mb&quot;);80;IF(OR([.AM19]=&quot;E&quot;;[.AM19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P19]=&quot;I&quot;;[.AP19]=&quot;i&quot;);40;(IF(OR([.AP19]=&quot;R&quot;;[.AP19]=&quot;r&quot;);60;IF(OR([.AP19]=&quot;B&quot;;[.AP19]=&quot;b&quot;);60;IF(OR([.AP19]=&quot;MB&quot;;[.AP19]=&quot;mb&quot;);80;IF(OR([.AP19]=&quot;E&quot;;[.AP19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S19]=&quot;I&quot;;[.AS19]=&quot;i&quot;);40;(IF(OR([.AS19]=&quot;R&quot;;[.AS19]=&quot;r&quot;);60;IF(OR([.AS19]=&quot;B&quot;;[.AS19]=&quot;b&quot;);60;IF(OR([.AS19]=&quot;MB&quot;;[.AS19]=&quot;mb&quot;);80;IF(OR([.AS19]=&quot;E&quot;;[.AS19]=&quot;e&quot;);100;0))))))" office:value-type="float" office:value="0" calcext:value-type="float">
            <text:p>0</text:p>
          </table:table-cell>
          <table:table-cell table:style-name="ce146" table:formula="of:=((([.M19]*[.K$6])+([.P19]*[.N$6])+([.S19]*[.Q$6])+([.V19]*[.T$6])+([.Y19]*[.W$6])+([.AB19]*[.Z$6])+([.AE19]*[.AC$6])+([.AH19]*[.AF$6])+([.AK19]*[.AI$6])+([.AN19]*[.AL$6])+([.AQ19]*[.AO$6])+([.AT19]*[.AR$6])))*(2/(100*[.AU$6]))" office:value-type="float" office:value="0" calcext:value-type="float">
            <text:p>0,0</text:p>
          </table:table-cell>
          <table:table-cell table:style-name="ce152" table:formula="of:=COUNTIF([.K19:.AT19];&quot;F&quot;)*2" office:value-type="float" office:value="0" calcext:value-type="float">
            <text:p>0</text:p>
          </table:table-cell>
          <table:table-cell table:style-name="ce157" table:formula="of:=COUNTIF([.K19:.AT19];&quot;P&quot;)*2" office:value-type="float" office:value="0" calcext:value-type="float">
            <text:p>0</text:p>
          </table:table-cell>
          <table:table-cell table:style-name="ce160" table:number-columns-repeated="975"/>
        </table:table-row>
        <table:table-row table:style-name="ro4">
          <table:table-cell table:style-name="ce61" table:formula="of:=[diario_classe.A20]" office:value-type="float" office:value="12" calcext:value-type="float">
            <text:p>12</text:p>
          </table:table-cell>
          <table:table-cell table:style-name="ce68" table:number-columns-repeated="3"/>
          <table:table-cell table:style-name="ce68" table:formula="of:=[diario_classe.E20]" office:value-type="string" office:string-value="12.2.1637" calcext:value-type="string">
            <text:p>12.2.1637</text:p>
          </table:table-cell>
          <table:table-cell table:style-name="ce76" table:formula="of:=[diario_classe.F20]" office:value-type="string" office:string-value="BRUNO MENDES PALHARES REIS" calcext:value-type="string">
            <text:p>BRUNO MENDES PALHARES REIS</text:p>
          </table:table-cell>
          <table:table-cell table:style-name="ce68" table:number-columns-repeated="3"/>
          <table:table-cell table:style-name="ce84"/>
          <table:table-cell table:style-name="ce92"/>
          <table:table-cell table:style-name="ce102"/>
          <table:table-cell table:style-name="ce110" table:formula="of:=IF(OR([.L20]=&quot;I&quot;;[.L20]=&quot;i&quot;);40;(IF(OR([.L20]=&quot;R&quot;;[.L20]=&quot;r&quot;);60;IF(OR([.L20]=&quot;B&quot;;[.L20]=&quot;b&quot;);60;IF(OR([.L20]=&quot;MB&quot;;[.L20]=&quot;mb&quot;);80;IF(OR([.L20]=&quot;E&quot;;[.L20]=&quot;e&quot;);100;0))))))" office:value-type="float" office:value="0" calcext:value-type="float">
            <text:p>0</text:p>
          </table:table-cell>
          <table:table-cell table:style-name="ce93"/>
          <table:table-cell table:style-name="ce102"/>
          <table:table-cell table:style-name="ce110" table:formula="of:=IF(OR([.O20]=&quot;I&quot;;[.O20]=&quot;i&quot;);40;(IF(OR([.O20]=&quot;R&quot;;[.O20]=&quot;r&quot;);60;IF(OR([.O20]=&quot;B&quot;;[.O20]=&quot;b&quot;);60;IF(OR([.O20]=&quot;MB&quot;;[.O20]=&quot;mb&quot;);80;IF(OR([.O20]=&quot;E&quot;;[.O20]=&quot;e&quot;);100;0))))))" office:value-type="float" office:value="0" calcext:value-type="float">
            <text:p>0</text:p>
          </table:table-cell>
          <table:table-cell table:style-name="ce61"/>
          <table:table-cell table:style-name="ce102"/>
          <table:table-cell table:style-name="ce110" table:formula="of:=IF(OR([.R20]=&quot;I&quot;;[.R20]=&quot;i&quot;);40;(IF(OR([.R20]=&quot;R&quot;;[.R20]=&quot;r&quot;);60;IF(OR([.R20]=&quot;B&quot;;[.R20]=&quot;b&quot;);60;IF(OR([.R20]=&quot;MB&quot;;[.R20]=&quot;mb&quot;);80;IF(OR([.R20]=&quot;E&quot;;[.R20]=&quot;e&quot;);100;0))))))" office:value-type="float" office:value="0" calcext:value-type="float">
            <text:p>0</text:p>
          </table:table-cell>
          <table:table-cell table:style-name="ce61"/>
          <table:table-cell table:style-name="ce102"/>
          <table:table-cell table:style-name="ce110" table:formula="of:=IF(OR([.U20]=&quot;I&quot;;[.U20]=&quot;i&quot;);40;(IF(OR([.U20]=&quot;R&quot;;[.U20]=&quot;r&quot;);60;IF(OR([.U20]=&quot;B&quot;;[.U20]=&quot;b&quot;);60;IF(OR([.U20]=&quot;MB&quot;;[.U20]=&quot;mb&quot;);80;IF(OR([.U20]=&quot;E&quot;;[.U20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X20]=&quot;I&quot;;[.X20]=&quot;i&quot;);40;(IF(OR([.X20]=&quot;R&quot;;[.X20]=&quot;r&quot;);60;IF(OR([.X20]=&quot;B&quot;;[.X20]=&quot;b&quot;);60;IF(OR([.X20]=&quot;MB&quot;;[.X20]=&quot;mb&quot;);80;IF(OR([.X20]=&quot;E&quot;;[.X20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A20]=&quot;I&quot;;[.AA20]=&quot;i&quot;);40;(IF(OR([.AA20]=&quot;R&quot;;[.AA20]=&quot;r&quot;);60;IF(OR([.AA20]=&quot;B&quot;;[.AA20]=&quot;b&quot;);60;IF(OR([.AA20]=&quot;MB&quot;;[.AA20]=&quot;mb&quot;);80;IF(OR([.AA20]=&quot;E&quot;;[.AA20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D20]=&quot;I&quot;;[.AD20]=&quot;i&quot;);40;(IF(OR([.AD20]=&quot;R&quot;;[.AD20]=&quot;r&quot;);60;IF(OR([.AD20]=&quot;B&quot;;[.AD20]=&quot;b&quot;);60;IF(OR([.AD20]=&quot;MB&quot;;[.AD20]=&quot;mb&quot;);80;IF(OR([.AD20]=&quot;E&quot;;[.AD20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G20]=&quot;I&quot;;[.AG20]=&quot;i&quot;);40;(IF(OR([.AG20]=&quot;R&quot;;[.AG20]=&quot;r&quot;);60;IF(OR([.AG20]=&quot;B&quot;;[.AG20]=&quot;b&quot;);60;IF(OR([.AG20]=&quot;MB&quot;;[.AG20]=&quot;mb&quot;);80;IF(OR([.AG20]=&quot;E&quot;;[.AG20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J20]=&quot;I&quot;;[.AJ20]=&quot;i&quot;);40;(IF(OR([.AJ20]=&quot;R&quot;;[.AJ20]=&quot;r&quot;);60;IF(OR([.AJ20]=&quot;B&quot;;[.AJ20]=&quot;b&quot;);60;IF(OR([.AJ20]=&quot;MB&quot;;[.AJ20]=&quot;mb&quot;);80;IF(OR([.AJ20]=&quot;E&quot;;[.AJ20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M20]=&quot;I&quot;;[.AM20]=&quot;i&quot;);40;(IF(OR([.AM20]=&quot;R&quot;;[.AM20]=&quot;r&quot;);60;IF(OR([.AM20]=&quot;B&quot;;[.AM20]=&quot;b&quot;);60;IF(OR([.AM20]=&quot;MB&quot;;[.AM20]=&quot;mb&quot;);80;IF(OR([.AM20]=&quot;E&quot;;[.AM20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P20]=&quot;I&quot;;[.AP20]=&quot;i&quot;);40;(IF(OR([.AP20]=&quot;R&quot;;[.AP20]=&quot;r&quot;);60;IF(OR([.AP20]=&quot;B&quot;;[.AP20]=&quot;b&quot;);60;IF(OR([.AP20]=&quot;MB&quot;;[.AP20]=&quot;mb&quot;);80;IF(OR([.AP20]=&quot;E&quot;;[.AP20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S20]=&quot;I&quot;;[.AS20]=&quot;i&quot;);40;(IF(OR([.AS20]=&quot;R&quot;;[.AS20]=&quot;r&quot;);60;IF(OR([.AS20]=&quot;B&quot;;[.AS20]=&quot;b&quot;);60;IF(OR([.AS20]=&quot;MB&quot;;[.AS20]=&quot;mb&quot;);80;IF(OR([.AS20]=&quot;E&quot;;[.AS20]=&quot;e&quot;);100;0))))))" office:value-type="float" office:value="0" calcext:value-type="float">
            <text:p>0</text:p>
          </table:table-cell>
          <table:table-cell table:style-name="ce147" table:formula="of:=((([.M20]*[.K$6])+([.P20]*[.N$6])+([.S20]*[.Q$6])+([.V20]*[.T$6])+([.Y20]*[.W$6])+([.AB20]*[.Z$6])+([.AE20]*[.AC$6])+([.AH20]*[.AF$6])+([.AK20]*[.AI$6])+([.AN20]*[.AL$6])+([.AQ20]*[.AO$6])+([.AT20]*[.AR$6])))*(2/(100*[.AU$6]))" office:value-type="float" office:value="0" calcext:value-type="float">
            <text:p>0,0</text:p>
          </table:table-cell>
          <table:table-cell table:style-name="ce153" table:formula="of:=COUNTIF([.K20:.AT20];&quot;F&quot;)*2" office:value-type="float" office:value="0" calcext:value-type="float">
            <text:p>0</text:p>
          </table:table-cell>
          <table:table-cell table:style-name="ce158" table:formula="of:=COUNTIF([.K20:.AT20];&quot;P&quot;)*2" office:value-type="float" office:value="0" calcext:value-type="float">
            <text:p>0</text:p>
          </table:table-cell>
          <table:table-cell table:style-name="ce161" table:number-columns-repeated="975"/>
        </table:table-row>
        <table:table-row table:style-name="ro4">
          <table:table-cell table:style-name="ce60" table:formula="of:=[diario_classe.A21]" office:value-type="float" office:value="13" calcext:value-type="float">
            <text:p>13</text:p>
          </table:table-cell>
          <table:table-cell table:style-name="ce67" table:number-columns-repeated="3"/>
          <table:table-cell table:style-name="ce67" table:formula="of:=[diario_classe.E21]" office:value-type="string" office:string-value="14.2.1690" calcext:value-type="string">
            <text:p>14.2.1690</text:p>
          </table:table-cell>
          <table:table-cell table:style-name="ce75" table:formula="of:=[diario_classe.F21]" office:value-type="string" office:string-value="CAMILA DE CASTRO CAMPOS" calcext:value-type="string">
            <text:p>CAMILA DE CASTRO CAMPOS</text:p>
          </table:table-cell>
          <table:table-cell table:style-name="ce67" table:number-columns-repeated="3"/>
          <table:table-cell table:style-name="ce83"/>
          <table:table-cell table:style-name="ce91"/>
          <table:table-cell table:style-name="ce101"/>
          <table:table-cell table:style-name="ce109" table:formula="of:=IF(OR([.L21]=&quot;I&quot;;[.L21]=&quot;i&quot;);40;(IF(OR([.L21]=&quot;R&quot;;[.L21]=&quot;r&quot;);60;IF(OR([.L21]=&quot;B&quot;;[.L21]=&quot;b&quot;);60;IF(OR([.L21]=&quot;MB&quot;;[.L21]=&quot;mb&quot;);80;IF(OR([.L21]=&quot;E&quot;;[.L21]=&quot;e&quot;);100;0))))))" office:value-type="float" office:value="0" calcext:value-type="float">
            <text:p>0</text:p>
          </table:table-cell>
          <table:table-cell table:style-name="ce94"/>
          <table:table-cell table:style-name="ce101"/>
          <table:table-cell table:style-name="ce109" table:formula="of:=IF(OR([.O21]=&quot;I&quot;;[.O21]=&quot;i&quot;);40;(IF(OR([.O21]=&quot;R&quot;;[.O21]=&quot;r&quot;);60;IF(OR([.O21]=&quot;B&quot;;[.O21]=&quot;b&quot;);60;IF(OR([.O21]=&quot;MB&quot;;[.O21]=&quot;mb&quot;);80;IF(OR([.O21]=&quot;E&quot;;[.O21]=&quot;e&quot;);100;0))))))" office:value-type="float" office:value="0" calcext:value-type="float">
            <text:p>0</text:p>
          </table:table-cell>
          <table:table-cell table:style-name="ce60"/>
          <table:table-cell table:style-name="ce101"/>
          <table:table-cell table:style-name="ce109" table:formula="of:=IF(OR([.R21]=&quot;I&quot;;[.R21]=&quot;i&quot;);40;(IF(OR([.R21]=&quot;R&quot;;[.R21]=&quot;r&quot;);60;IF(OR([.R21]=&quot;B&quot;;[.R21]=&quot;b&quot;);60;IF(OR([.R21]=&quot;MB&quot;;[.R21]=&quot;mb&quot;);80;IF(OR([.R21]=&quot;E&quot;;[.R21]=&quot;e&quot;);100;0))))))" office:value-type="float" office:value="0" calcext:value-type="float">
            <text:p>0</text:p>
          </table:table-cell>
          <table:table-cell table:style-name="ce60"/>
          <table:table-cell table:style-name="ce101"/>
          <table:table-cell table:style-name="ce109" table:formula="of:=IF(OR([.U21]=&quot;I&quot;;[.U21]=&quot;i&quot;);40;(IF(OR([.U21]=&quot;R&quot;;[.U21]=&quot;r&quot;);60;IF(OR([.U21]=&quot;B&quot;;[.U21]=&quot;b&quot;);60;IF(OR([.U21]=&quot;MB&quot;;[.U21]=&quot;mb&quot;);80;IF(OR([.U21]=&quot;E&quot;;[.U21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X21]=&quot;I&quot;;[.X21]=&quot;i&quot;);40;(IF(OR([.X21]=&quot;R&quot;;[.X21]=&quot;r&quot;);60;IF(OR([.X21]=&quot;B&quot;;[.X21]=&quot;b&quot;);60;IF(OR([.X21]=&quot;MB&quot;;[.X21]=&quot;mb&quot;);80;IF(OR([.X21]=&quot;E&quot;;[.X21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A21]=&quot;I&quot;;[.AA21]=&quot;i&quot;);40;(IF(OR([.AA21]=&quot;R&quot;;[.AA21]=&quot;r&quot;);60;IF(OR([.AA21]=&quot;B&quot;;[.AA21]=&quot;b&quot;);60;IF(OR([.AA21]=&quot;MB&quot;;[.AA21]=&quot;mb&quot;);80;IF(OR([.AA21]=&quot;E&quot;;[.AA21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D21]=&quot;I&quot;;[.AD21]=&quot;i&quot;);40;(IF(OR([.AD21]=&quot;R&quot;;[.AD21]=&quot;r&quot;);60;IF(OR([.AD21]=&quot;B&quot;;[.AD21]=&quot;b&quot;);60;IF(OR([.AD21]=&quot;MB&quot;;[.AD21]=&quot;mb&quot;);80;IF(OR([.AD21]=&quot;E&quot;;[.AD21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G21]=&quot;I&quot;;[.AG21]=&quot;i&quot;);40;(IF(OR([.AG21]=&quot;R&quot;;[.AG21]=&quot;r&quot;);60;IF(OR([.AG21]=&quot;B&quot;;[.AG21]=&quot;b&quot;);60;IF(OR([.AG21]=&quot;MB&quot;;[.AG21]=&quot;mb&quot;);80;IF(OR([.AG21]=&quot;E&quot;;[.AG21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J21]=&quot;I&quot;;[.AJ21]=&quot;i&quot;);40;(IF(OR([.AJ21]=&quot;R&quot;;[.AJ21]=&quot;r&quot;);60;IF(OR([.AJ21]=&quot;B&quot;;[.AJ21]=&quot;b&quot;);60;IF(OR([.AJ21]=&quot;MB&quot;;[.AJ21]=&quot;mb&quot;);80;IF(OR([.AJ21]=&quot;E&quot;;[.AJ21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M21]=&quot;I&quot;;[.AM21]=&quot;i&quot;);40;(IF(OR([.AM21]=&quot;R&quot;;[.AM21]=&quot;r&quot;);60;IF(OR([.AM21]=&quot;B&quot;;[.AM21]=&quot;b&quot;);60;IF(OR([.AM21]=&quot;MB&quot;;[.AM21]=&quot;mb&quot;);80;IF(OR([.AM21]=&quot;E&quot;;[.AM21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P21]=&quot;I&quot;;[.AP21]=&quot;i&quot;);40;(IF(OR([.AP21]=&quot;R&quot;;[.AP21]=&quot;r&quot;);60;IF(OR([.AP21]=&quot;B&quot;;[.AP21]=&quot;b&quot;);60;IF(OR([.AP21]=&quot;MB&quot;;[.AP21]=&quot;mb&quot;);80;IF(OR([.AP21]=&quot;E&quot;;[.AP21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S21]=&quot;I&quot;;[.AS21]=&quot;i&quot;);40;(IF(OR([.AS21]=&quot;R&quot;;[.AS21]=&quot;r&quot;);60;IF(OR([.AS21]=&quot;B&quot;;[.AS21]=&quot;b&quot;);60;IF(OR([.AS21]=&quot;MB&quot;;[.AS21]=&quot;mb&quot;);80;IF(OR([.AS21]=&quot;E&quot;;[.AS21]=&quot;e&quot;);100;0))))))" office:value-type="float" office:value="0" calcext:value-type="float">
            <text:p>0</text:p>
          </table:table-cell>
          <table:table-cell table:style-name="ce146" table:formula="of:=((([.M21]*[.K$6])+([.P21]*[.N$6])+([.S21]*[.Q$6])+([.V21]*[.T$6])+([.Y21]*[.W$6])+([.AB21]*[.Z$6])+([.AE21]*[.AC$6])+([.AH21]*[.AF$6])+([.AK21]*[.AI$6])+([.AN21]*[.AL$6])+([.AQ21]*[.AO$6])+([.AT21]*[.AR$6])))*(2/(100*[.AU$6]))" office:value-type="float" office:value="0" calcext:value-type="float">
            <text:p>0,0</text:p>
          </table:table-cell>
          <table:table-cell table:style-name="ce152" table:formula="of:=COUNTIF([.K21:.AT21];&quot;F&quot;)*2" office:value-type="float" office:value="0" calcext:value-type="float">
            <text:p>0</text:p>
          </table:table-cell>
          <table:table-cell table:style-name="ce157" table:formula="of:=COUNTIF([.K21:.AT21];&quot;P&quot;)*2" office:value-type="float" office:value="0" calcext:value-type="float">
            <text:p>0</text:p>
          </table:table-cell>
          <table:table-cell table:style-name="ce160" table:number-columns-repeated="975"/>
        </table:table-row>
        <table:table-row table:style-name="ro4">
          <table:table-cell table:style-name="ce61" table:formula="of:=[diario_classe.A22]" office:value-type="float" office:value="14" calcext:value-type="float">
            <text:p>14</text:p>
          </table:table-cell>
          <table:table-cell table:style-name="ce68" table:number-columns-repeated="3"/>
          <table:table-cell table:style-name="ce68" table:formula="of:=[diario_classe.E22]" office:value-type="string" office:string-value="15.1.1152" calcext:value-type="string">
            <text:p>15.1.1152</text:p>
          </table:table-cell>
          <table:table-cell table:style-name="ce76" table:formula="of:=[diario_classe.F22]" office:value-type="string" office:string-value="FELIPE AUGUSTO VILAS BOAS" calcext:value-type="string">
            <text:p>FELIPE AUGUSTO VILAS BOAS</text:p>
          </table:table-cell>
          <table:table-cell table:style-name="ce68" table:number-columns-repeated="3"/>
          <table:table-cell table:style-name="ce84"/>
          <table:table-cell table:style-name="ce92"/>
          <table:table-cell table:style-name="ce102"/>
          <table:table-cell table:style-name="ce110" table:formula="of:=IF(OR([.L22]=&quot;I&quot;;[.L22]=&quot;i&quot;);40;(IF(OR([.L22]=&quot;R&quot;;[.L22]=&quot;r&quot;);60;IF(OR([.L22]=&quot;B&quot;;[.L22]=&quot;b&quot;);60;IF(OR([.L22]=&quot;MB&quot;;[.L22]=&quot;mb&quot;);80;IF(OR([.L22]=&quot;E&quot;;[.L22]=&quot;e&quot;);100;0))))))" office:value-type="float" office:value="0" calcext:value-type="float">
            <text:p>0</text:p>
          </table:table-cell>
          <table:table-cell table:style-name="ce93"/>
          <table:table-cell table:style-name="ce102"/>
          <table:table-cell table:style-name="ce110" table:formula="of:=IF(OR([.O22]=&quot;I&quot;;[.O22]=&quot;i&quot;);40;(IF(OR([.O22]=&quot;R&quot;;[.O22]=&quot;r&quot;);60;IF(OR([.O22]=&quot;B&quot;;[.O22]=&quot;b&quot;);60;IF(OR([.O22]=&quot;MB&quot;;[.O22]=&quot;mb&quot;);80;IF(OR([.O22]=&quot;E&quot;;[.O22]=&quot;e&quot;);100;0))))))" office:value-type="float" office:value="0" calcext:value-type="float">
            <text:p>0</text:p>
          </table:table-cell>
          <table:table-cell table:style-name="ce61"/>
          <table:table-cell table:style-name="ce102"/>
          <table:table-cell table:style-name="ce110" table:formula="of:=IF(OR([.R22]=&quot;I&quot;;[.R22]=&quot;i&quot;);40;(IF(OR([.R22]=&quot;R&quot;;[.R22]=&quot;r&quot;);60;IF(OR([.R22]=&quot;B&quot;;[.R22]=&quot;b&quot;);60;IF(OR([.R22]=&quot;MB&quot;;[.R22]=&quot;mb&quot;);80;IF(OR([.R22]=&quot;E&quot;;[.R22]=&quot;e&quot;);100;0))))))" office:value-type="float" office:value="0" calcext:value-type="float">
            <text:p>0</text:p>
          </table:table-cell>
          <table:table-cell table:style-name="ce61"/>
          <table:table-cell table:style-name="ce102"/>
          <table:table-cell table:style-name="ce110" table:formula="of:=IF(OR([.U22]=&quot;I&quot;;[.U22]=&quot;i&quot;);40;(IF(OR([.U22]=&quot;R&quot;;[.U22]=&quot;r&quot;);60;IF(OR([.U22]=&quot;B&quot;;[.U22]=&quot;b&quot;);60;IF(OR([.U22]=&quot;MB&quot;;[.U22]=&quot;mb&quot;);80;IF(OR([.U22]=&quot;E&quot;;[.U22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X22]=&quot;I&quot;;[.X22]=&quot;i&quot;);40;(IF(OR([.X22]=&quot;R&quot;;[.X22]=&quot;r&quot;);60;IF(OR([.X22]=&quot;B&quot;;[.X22]=&quot;b&quot;);60;IF(OR([.X22]=&quot;MB&quot;;[.X22]=&quot;mb&quot;);80;IF(OR([.X22]=&quot;E&quot;;[.X22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A22]=&quot;I&quot;;[.AA22]=&quot;i&quot;);40;(IF(OR([.AA22]=&quot;R&quot;;[.AA22]=&quot;r&quot;);60;IF(OR([.AA22]=&quot;B&quot;;[.AA22]=&quot;b&quot;);60;IF(OR([.AA22]=&quot;MB&quot;;[.AA22]=&quot;mb&quot;);80;IF(OR([.AA22]=&quot;E&quot;;[.AA22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D22]=&quot;I&quot;;[.AD22]=&quot;i&quot;);40;(IF(OR([.AD22]=&quot;R&quot;;[.AD22]=&quot;r&quot;);60;IF(OR([.AD22]=&quot;B&quot;;[.AD22]=&quot;b&quot;);60;IF(OR([.AD22]=&quot;MB&quot;;[.AD22]=&quot;mb&quot;);80;IF(OR([.AD22]=&quot;E&quot;;[.AD22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G22]=&quot;I&quot;;[.AG22]=&quot;i&quot;);40;(IF(OR([.AG22]=&quot;R&quot;;[.AG22]=&quot;r&quot;);60;IF(OR([.AG22]=&quot;B&quot;;[.AG22]=&quot;b&quot;);60;IF(OR([.AG22]=&quot;MB&quot;;[.AG22]=&quot;mb&quot;);80;IF(OR([.AG22]=&quot;E&quot;;[.AG22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J22]=&quot;I&quot;;[.AJ22]=&quot;i&quot;);40;(IF(OR([.AJ22]=&quot;R&quot;;[.AJ22]=&quot;r&quot;);60;IF(OR([.AJ22]=&quot;B&quot;;[.AJ22]=&quot;b&quot;);60;IF(OR([.AJ22]=&quot;MB&quot;;[.AJ22]=&quot;mb&quot;);80;IF(OR([.AJ22]=&quot;E&quot;;[.AJ22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M22]=&quot;I&quot;;[.AM22]=&quot;i&quot;);40;(IF(OR([.AM22]=&quot;R&quot;;[.AM22]=&quot;r&quot;);60;IF(OR([.AM22]=&quot;B&quot;;[.AM22]=&quot;b&quot;);60;IF(OR([.AM22]=&quot;MB&quot;;[.AM22]=&quot;mb&quot;);80;IF(OR([.AM22]=&quot;E&quot;;[.AM22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P22]=&quot;I&quot;;[.AP22]=&quot;i&quot;);40;(IF(OR([.AP22]=&quot;R&quot;;[.AP22]=&quot;r&quot;);60;IF(OR([.AP22]=&quot;B&quot;;[.AP22]=&quot;b&quot;);60;IF(OR([.AP22]=&quot;MB&quot;;[.AP22]=&quot;mb&quot;);80;IF(OR([.AP22]=&quot;E&quot;;[.AP22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S22]=&quot;I&quot;;[.AS22]=&quot;i&quot;);40;(IF(OR([.AS22]=&quot;R&quot;;[.AS22]=&quot;r&quot;);60;IF(OR([.AS22]=&quot;B&quot;;[.AS22]=&quot;b&quot;);60;IF(OR([.AS22]=&quot;MB&quot;;[.AS22]=&quot;mb&quot;);80;IF(OR([.AS22]=&quot;E&quot;;[.AS22]=&quot;e&quot;);100;0))))))" office:value-type="float" office:value="0" calcext:value-type="float">
            <text:p>0</text:p>
          </table:table-cell>
          <table:table-cell table:style-name="ce147" table:formula="of:=((([.M22]*[.K$6])+([.P22]*[.N$6])+([.S22]*[.Q$6])+([.V22]*[.T$6])+([.Y22]*[.W$6])+([.AB22]*[.Z$6])+([.AE22]*[.AC$6])+([.AH22]*[.AF$6])+([.AK22]*[.AI$6])+([.AN22]*[.AL$6])+([.AQ22]*[.AO$6])+([.AT22]*[.AR$6])))*(2/(100*[.AU$6]))" office:value-type="float" office:value="0" calcext:value-type="float">
            <text:p>0,0</text:p>
          </table:table-cell>
          <table:table-cell table:style-name="ce153" table:formula="of:=COUNTIF([.K22:.AT22];&quot;F&quot;)*2" office:value-type="float" office:value="0" calcext:value-type="float">
            <text:p>0</text:p>
          </table:table-cell>
          <table:table-cell table:style-name="ce158" table:formula="of:=COUNTIF([.K22:.AT22];&quot;P&quot;)*2" office:value-type="float" office:value="0" calcext:value-type="float">
            <text:p>0</text:p>
          </table:table-cell>
          <table:table-cell table:style-name="ce161" table:number-columns-repeated="975"/>
        </table:table-row>
        <table:table-row table:style-name="ro4">
          <table:table-cell table:style-name="ce60" table:formula="of:=[diario_classe.A23]" office:value-type="float" office:value="15" calcext:value-type="float">
            <text:p>15</text:p>
          </table:table-cell>
          <table:table-cell table:style-name="ce67" table:number-columns-repeated="3"/>
          <table:table-cell table:style-name="ce67" table:formula="of:=[diario_classe.E23]" office:value-type="string" office:string-value="14.1.1458" calcext:value-type="string">
            <text:p>14.1.1458</text:p>
          </table:table-cell>
          <table:table-cell table:style-name="ce75" table:formula="of:=[diario_classe.F23]" office:value-type="string" office:string-value="GABRIEL THADEU PEREIRA DE ALMEIDA" calcext:value-type="string">
            <text:p>GABRIEL THADEU PEREIRA DE ALMEIDA</text:p>
          </table:table-cell>
          <table:table-cell table:style-name="ce67" table:number-columns-repeated="3"/>
          <table:table-cell table:style-name="ce83"/>
          <table:table-cell table:style-name="ce91"/>
          <table:table-cell table:style-name="ce101"/>
          <table:table-cell table:style-name="ce109" table:formula="of:=IF(OR([.L23]=&quot;I&quot;;[.L23]=&quot;i&quot;);40;(IF(OR([.L23]=&quot;R&quot;;[.L23]=&quot;r&quot;);60;IF(OR([.L23]=&quot;B&quot;;[.L23]=&quot;b&quot;);60;IF(OR([.L23]=&quot;MB&quot;;[.L23]=&quot;mb&quot;);80;IF(OR([.L23]=&quot;E&quot;;[.L23]=&quot;e&quot;);100;0))))))" office:value-type="float" office:value="0" calcext:value-type="float">
            <text:p>0</text:p>
          </table:table-cell>
          <table:table-cell table:style-name="ce94"/>
          <table:table-cell table:style-name="ce101"/>
          <table:table-cell table:style-name="ce109" table:formula="of:=IF(OR([.O23]=&quot;I&quot;;[.O23]=&quot;i&quot;);40;(IF(OR([.O23]=&quot;R&quot;;[.O23]=&quot;r&quot;);60;IF(OR([.O23]=&quot;B&quot;;[.O23]=&quot;b&quot;);60;IF(OR([.O23]=&quot;MB&quot;;[.O23]=&quot;mb&quot;);80;IF(OR([.O23]=&quot;E&quot;;[.O23]=&quot;e&quot;);100;0))))))" office:value-type="float" office:value="0" calcext:value-type="float">
            <text:p>0</text:p>
          </table:table-cell>
          <table:table-cell table:style-name="ce60"/>
          <table:table-cell table:style-name="ce101"/>
          <table:table-cell table:style-name="ce109" table:formula="of:=IF(OR([.R23]=&quot;I&quot;;[.R23]=&quot;i&quot;);40;(IF(OR([.R23]=&quot;R&quot;;[.R23]=&quot;r&quot;);60;IF(OR([.R23]=&quot;B&quot;;[.R23]=&quot;b&quot;);60;IF(OR([.R23]=&quot;MB&quot;;[.R23]=&quot;mb&quot;);80;IF(OR([.R23]=&quot;E&quot;;[.R23]=&quot;e&quot;);100;0))))))" office:value-type="float" office:value="0" calcext:value-type="float">
            <text:p>0</text:p>
          </table:table-cell>
          <table:table-cell table:style-name="ce60"/>
          <table:table-cell table:style-name="ce101"/>
          <table:table-cell table:style-name="ce109" table:formula="of:=IF(OR([.U23]=&quot;I&quot;;[.U23]=&quot;i&quot;);40;(IF(OR([.U23]=&quot;R&quot;;[.U23]=&quot;r&quot;);60;IF(OR([.U23]=&quot;B&quot;;[.U23]=&quot;b&quot;);60;IF(OR([.U23]=&quot;MB&quot;;[.U23]=&quot;mb&quot;);80;IF(OR([.U23]=&quot;E&quot;;[.U23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X23]=&quot;I&quot;;[.X23]=&quot;i&quot;);40;(IF(OR([.X23]=&quot;R&quot;;[.X23]=&quot;r&quot;);60;IF(OR([.X23]=&quot;B&quot;;[.X23]=&quot;b&quot;);60;IF(OR([.X23]=&quot;MB&quot;;[.X23]=&quot;mb&quot;);80;IF(OR([.X23]=&quot;E&quot;;[.X23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A23]=&quot;I&quot;;[.AA23]=&quot;i&quot;);40;(IF(OR([.AA23]=&quot;R&quot;;[.AA23]=&quot;r&quot;);60;IF(OR([.AA23]=&quot;B&quot;;[.AA23]=&quot;b&quot;);60;IF(OR([.AA23]=&quot;MB&quot;;[.AA23]=&quot;mb&quot;);80;IF(OR([.AA23]=&quot;E&quot;;[.AA23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D23]=&quot;I&quot;;[.AD23]=&quot;i&quot;);40;(IF(OR([.AD23]=&quot;R&quot;;[.AD23]=&quot;r&quot;);60;IF(OR([.AD23]=&quot;B&quot;;[.AD23]=&quot;b&quot;);60;IF(OR([.AD23]=&quot;MB&quot;;[.AD23]=&quot;mb&quot;);80;IF(OR([.AD23]=&quot;E&quot;;[.AD23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G23]=&quot;I&quot;;[.AG23]=&quot;i&quot;);40;(IF(OR([.AG23]=&quot;R&quot;;[.AG23]=&quot;r&quot;);60;IF(OR([.AG23]=&quot;B&quot;;[.AG23]=&quot;b&quot;);60;IF(OR([.AG23]=&quot;MB&quot;;[.AG23]=&quot;mb&quot;);80;IF(OR([.AG23]=&quot;E&quot;;[.AG23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J23]=&quot;I&quot;;[.AJ23]=&quot;i&quot;);40;(IF(OR([.AJ23]=&quot;R&quot;;[.AJ23]=&quot;r&quot;);60;IF(OR([.AJ23]=&quot;B&quot;;[.AJ23]=&quot;b&quot;);60;IF(OR([.AJ23]=&quot;MB&quot;;[.AJ23]=&quot;mb&quot;);80;IF(OR([.AJ23]=&quot;E&quot;;[.AJ23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M23]=&quot;I&quot;;[.AM23]=&quot;i&quot;);40;(IF(OR([.AM23]=&quot;R&quot;;[.AM23]=&quot;r&quot;);60;IF(OR([.AM23]=&quot;B&quot;;[.AM23]=&quot;b&quot;);60;IF(OR([.AM23]=&quot;MB&quot;;[.AM23]=&quot;mb&quot;);80;IF(OR([.AM23]=&quot;E&quot;;[.AM23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P23]=&quot;I&quot;;[.AP23]=&quot;i&quot;);40;(IF(OR([.AP23]=&quot;R&quot;;[.AP23]=&quot;r&quot;);60;IF(OR([.AP23]=&quot;B&quot;;[.AP23]=&quot;b&quot;);60;IF(OR([.AP23]=&quot;MB&quot;;[.AP23]=&quot;mb&quot;);80;IF(OR([.AP23]=&quot;E&quot;;[.AP23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S23]=&quot;I&quot;;[.AS23]=&quot;i&quot;);40;(IF(OR([.AS23]=&quot;R&quot;;[.AS23]=&quot;r&quot;);60;IF(OR([.AS23]=&quot;B&quot;;[.AS23]=&quot;b&quot;);60;IF(OR([.AS23]=&quot;MB&quot;;[.AS23]=&quot;mb&quot;);80;IF(OR([.AS23]=&quot;E&quot;;[.AS23]=&quot;e&quot;);100;0))))))" office:value-type="float" office:value="0" calcext:value-type="float">
            <text:p>0</text:p>
          </table:table-cell>
          <table:table-cell table:style-name="ce146" table:formula="of:=((([.M23]*[.K$6])+([.P23]*[.N$6])+([.S23]*[.Q$6])+([.V23]*[.T$6])+([.Y23]*[.W$6])+([.AB23]*[.Z$6])+([.AE23]*[.AC$6])+([.AH23]*[.AF$6])+([.AK23]*[.AI$6])+([.AN23]*[.AL$6])+([.AQ23]*[.AO$6])+([.AT23]*[.AR$6])))*(2/(100*[.AU$6]))" office:value-type="float" office:value="0" calcext:value-type="float">
            <text:p>0,0</text:p>
          </table:table-cell>
          <table:table-cell table:style-name="ce152" table:formula="of:=COUNTIF([.K23:.AT23];&quot;F&quot;)*2" office:value-type="float" office:value="0" calcext:value-type="float">
            <text:p>0</text:p>
          </table:table-cell>
          <table:table-cell table:style-name="ce157" table:formula="of:=COUNTIF([.K23:.AT23];&quot;P&quot;)*2" office:value-type="float" office:value="0" calcext:value-type="float">
            <text:p>0</text:p>
          </table:table-cell>
          <table:table-cell table:style-name="ce160" table:number-columns-repeated="975"/>
        </table:table-row>
        <table:table-row table:style-name="ro4">
          <table:table-cell table:style-name="ce61" table:formula="of:=[diario_classe.A24]" office:value-type="float" office:value="16" calcext:value-type="float">
            <text:p>16</text:p>
          </table:table-cell>
          <table:table-cell table:style-name="ce68" table:number-columns-repeated="3"/>
          <table:table-cell table:style-name="ce68" table:formula="of:=[diario_classe.E24]" office:value-type="string" office:string-value="12.2.1317" calcext:value-type="string">
            <text:p>12.2.1317</text:p>
          </table:table-cell>
          <table:table-cell table:style-name="ce76" table:formula="of:=[diario_classe.F24]" office:value-type="string" office:string-value="GUILHERME ARAUJO DO ESPIRITO SANTO" calcext:value-type="string">
            <text:p>GUILHERME ARAUJO DO ESPIRITO SANTO</text:p>
          </table:table-cell>
          <table:table-cell table:style-name="ce68" table:number-columns-repeated="3"/>
          <table:table-cell table:style-name="ce84"/>
          <table:table-cell table:style-name="ce92"/>
          <table:table-cell table:style-name="ce102"/>
          <table:table-cell table:style-name="ce110" table:formula="of:=IF(OR([.L24]=&quot;I&quot;;[.L24]=&quot;i&quot;);40;(IF(OR([.L24]=&quot;R&quot;;[.L24]=&quot;r&quot;);60;IF(OR([.L24]=&quot;B&quot;;[.L24]=&quot;b&quot;);60;IF(OR([.L24]=&quot;MB&quot;;[.L24]=&quot;mb&quot;);80;IF(OR([.L24]=&quot;E&quot;;[.L24]=&quot;e&quot;);100;0))))))" office:value-type="float" office:value="0" calcext:value-type="float">
            <text:p>0</text:p>
          </table:table-cell>
          <table:table-cell table:style-name="ce93"/>
          <table:table-cell table:style-name="ce102"/>
          <table:table-cell table:style-name="ce110" table:formula="of:=IF(OR([.O24]=&quot;I&quot;;[.O24]=&quot;i&quot;);40;(IF(OR([.O24]=&quot;R&quot;;[.O24]=&quot;r&quot;);60;IF(OR([.O24]=&quot;B&quot;;[.O24]=&quot;b&quot;);60;IF(OR([.O24]=&quot;MB&quot;;[.O24]=&quot;mb&quot;);80;IF(OR([.O24]=&quot;E&quot;;[.O24]=&quot;e&quot;);100;0))))))" office:value-type="float" office:value="0" calcext:value-type="float">
            <text:p>0</text:p>
          </table:table-cell>
          <table:table-cell table:style-name="ce61"/>
          <table:table-cell table:style-name="ce102"/>
          <table:table-cell table:style-name="ce110" table:formula="of:=IF(OR([.R24]=&quot;I&quot;;[.R24]=&quot;i&quot;);40;(IF(OR([.R24]=&quot;R&quot;;[.R24]=&quot;r&quot;);60;IF(OR([.R24]=&quot;B&quot;;[.R24]=&quot;b&quot;);60;IF(OR([.R24]=&quot;MB&quot;;[.R24]=&quot;mb&quot;);80;IF(OR([.R24]=&quot;E&quot;;[.R24]=&quot;e&quot;);100;0))))))" office:value-type="float" office:value="0" calcext:value-type="float">
            <text:p>0</text:p>
          </table:table-cell>
          <table:table-cell table:style-name="ce61"/>
          <table:table-cell table:style-name="ce102"/>
          <table:table-cell table:style-name="ce110" table:formula="of:=IF(OR([.U24]=&quot;I&quot;;[.U24]=&quot;i&quot;);40;(IF(OR([.U24]=&quot;R&quot;;[.U24]=&quot;r&quot;);60;IF(OR([.U24]=&quot;B&quot;;[.U24]=&quot;b&quot;);60;IF(OR([.U24]=&quot;MB&quot;;[.U24]=&quot;mb&quot;);80;IF(OR([.U24]=&quot;E&quot;;[.U24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X24]=&quot;I&quot;;[.X24]=&quot;i&quot;);40;(IF(OR([.X24]=&quot;R&quot;;[.X24]=&quot;r&quot;);60;IF(OR([.X24]=&quot;B&quot;;[.X24]=&quot;b&quot;);60;IF(OR([.X24]=&quot;MB&quot;;[.X24]=&quot;mb&quot;);80;IF(OR([.X24]=&quot;E&quot;;[.X24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A24]=&quot;I&quot;;[.AA24]=&quot;i&quot;);40;(IF(OR([.AA24]=&quot;R&quot;;[.AA24]=&quot;r&quot;);60;IF(OR([.AA24]=&quot;B&quot;;[.AA24]=&quot;b&quot;);60;IF(OR([.AA24]=&quot;MB&quot;;[.AA24]=&quot;mb&quot;);80;IF(OR([.AA24]=&quot;E&quot;;[.AA24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D24]=&quot;I&quot;;[.AD24]=&quot;i&quot;);40;(IF(OR([.AD24]=&quot;R&quot;;[.AD24]=&quot;r&quot;);60;IF(OR([.AD24]=&quot;B&quot;;[.AD24]=&quot;b&quot;);60;IF(OR([.AD24]=&quot;MB&quot;;[.AD24]=&quot;mb&quot;);80;IF(OR([.AD24]=&quot;E&quot;;[.AD24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G24]=&quot;I&quot;;[.AG24]=&quot;i&quot;);40;(IF(OR([.AG24]=&quot;R&quot;;[.AG24]=&quot;r&quot;);60;IF(OR([.AG24]=&quot;B&quot;;[.AG24]=&quot;b&quot;);60;IF(OR([.AG24]=&quot;MB&quot;;[.AG24]=&quot;mb&quot;);80;IF(OR([.AG24]=&quot;E&quot;;[.AG24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J24]=&quot;I&quot;;[.AJ24]=&quot;i&quot;);40;(IF(OR([.AJ24]=&quot;R&quot;;[.AJ24]=&quot;r&quot;);60;IF(OR([.AJ24]=&quot;B&quot;;[.AJ24]=&quot;b&quot;);60;IF(OR([.AJ24]=&quot;MB&quot;;[.AJ24]=&quot;mb&quot;);80;IF(OR([.AJ24]=&quot;E&quot;;[.AJ24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M24]=&quot;I&quot;;[.AM24]=&quot;i&quot;);40;(IF(OR([.AM24]=&quot;R&quot;;[.AM24]=&quot;r&quot;);60;IF(OR([.AM24]=&quot;B&quot;;[.AM24]=&quot;b&quot;);60;IF(OR([.AM24]=&quot;MB&quot;;[.AM24]=&quot;mb&quot;);80;IF(OR([.AM24]=&quot;E&quot;;[.AM24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P24]=&quot;I&quot;;[.AP24]=&quot;i&quot;);40;(IF(OR([.AP24]=&quot;R&quot;;[.AP24]=&quot;r&quot;);60;IF(OR([.AP24]=&quot;B&quot;;[.AP24]=&quot;b&quot;);60;IF(OR([.AP24]=&quot;MB&quot;;[.AP24]=&quot;mb&quot;);80;IF(OR([.AP24]=&quot;E&quot;;[.AP24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S24]=&quot;I&quot;;[.AS24]=&quot;i&quot;);40;(IF(OR([.AS24]=&quot;R&quot;;[.AS24]=&quot;r&quot;);60;IF(OR([.AS24]=&quot;B&quot;;[.AS24]=&quot;b&quot;);60;IF(OR([.AS24]=&quot;MB&quot;;[.AS24]=&quot;mb&quot;);80;IF(OR([.AS24]=&quot;E&quot;;[.AS24]=&quot;e&quot;);100;0))))))" office:value-type="float" office:value="0" calcext:value-type="float">
            <text:p>0</text:p>
          </table:table-cell>
          <table:table-cell table:style-name="ce147" table:formula="of:=((([.M24]*[.K$6])+([.P24]*[.N$6])+([.S24]*[.Q$6])+([.V24]*[.T$6])+([.Y24]*[.W$6])+([.AB24]*[.Z$6])+([.AE24]*[.AC$6])+([.AH24]*[.AF$6])+([.AK24]*[.AI$6])+([.AN24]*[.AL$6])+([.AQ24]*[.AO$6])+([.AT24]*[.AR$6])))*(2/(100*[.AU$6]))" office:value-type="float" office:value="0" calcext:value-type="float">
            <text:p>0,0</text:p>
          </table:table-cell>
          <table:table-cell table:style-name="ce153" table:formula="of:=COUNTIF([.K24:.AT24];&quot;F&quot;)*2" office:value-type="float" office:value="0" calcext:value-type="float">
            <text:p>0</text:p>
          </table:table-cell>
          <table:table-cell table:style-name="ce158" table:formula="of:=COUNTIF([.K24:.AT24];&quot;P&quot;)*2" office:value-type="float" office:value="0" calcext:value-type="float">
            <text:p>0</text:p>
          </table:table-cell>
          <table:table-cell table:style-name="ce161" table:number-columns-repeated="975"/>
        </table:table-row>
        <table:table-row table:style-name="ro4">
          <table:table-cell table:style-name="ce60" table:formula="of:=[diario_classe.A25]" office:value-type="float" office:value="17" calcext:value-type="float">
            <text:p>17</text:p>
          </table:table-cell>
          <table:table-cell table:style-name="ce67" table:number-columns-repeated="3"/>
          <table:table-cell table:style-name="ce67" table:formula="of:=[diario_classe.E25]" office:value-type="string" office:string-value="12.2.1484" calcext:value-type="string">
            <text:p>12.2.1484</text:p>
          </table:table-cell>
          <table:table-cell table:style-name="ce75" table:formula="of:=[diario_classe.F25]" office:value-type="string" office:string-value="JADE DE DUTRA E FONSECA" calcext:value-type="string">
            <text:p>JADE DE DUTRA E FONSECA</text:p>
          </table:table-cell>
          <table:table-cell table:style-name="ce67" table:number-columns-repeated="3"/>
          <table:table-cell table:style-name="ce83"/>
          <table:table-cell table:style-name="ce91"/>
          <table:table-cell table:style-name="ce101"/>
          <table:table-cell table:style-name="ce109" table:formula="of:=IF(OR([.L25]=&quot;I&quot;;[.L25]=&quot;i&quot;);40;(IF(OR([.L25]=&quot;R&quot;;[.L25]=&quot;r&quot;);60;IF(OR([.L25]=&quot;B&quot;;[.L25]=&quot;b&quot;);60;IF(OR([.L25]=&quot;MB&quot;;[.L25]=&quot;mb&quot;);80;IF(OR([.L25]=&quot;E&quot;;[.L25]=&quot;e&quot;);100;0))))))" office:value-type="float" office:value="0" calcext:value-type="float">
            <text:p>0</text:p>
          </table:table-cell>
          <table:table-cell table:style-name="ce94"/>
          <table:table-cell table:style-name="ce101"/>
          <table:table-cell table:style-name="ce109" table:formula="of:=IF(OR([.O25]=&quot;I&quot;;[.O25]=&quot;i&quot;);40;(IF(OR([.O25]=&quot;R&quot;;[.O25]=&quot;r&quot;);60;IF(OR([.O25]=&quot;B&quot;;[.O25]=&quot;b&quot;);60;IF(OR([.O25]=&quot;MB&quot;;[.O25]=&quot;mb&quot;);80;IF(OR([.O25]=&quot;E&quot;;[.O25]=&quot;e&quot;);100;0))))))" office:value-type="float" office:value="0" calcext:value-type="float">
            <text:p>0</text:p>
          </table:table-cell>
          <table:table-cell table:style-name="ce60"/>
          <table:table-cell table:style-name="ce101"/>
          <table:table-cell table:style-name="ce109" table:formula="of:=IF(OR([.R25]=&quot;I&quot;;[.R25]=&quot;i&quot;);40;(IF(OR([.R25]=&quot;R&quot;;[.R25]=&quot;r&quot;);60;IF(OR([.R25]=&quot;B&quot;;[.R25]=&quot;b&quot;);60;IF(OR([.R25]=&quot;MB&quot;;[.R25]=&quot;mb&quot;);80;IF(OR([.R25]=&quot;E&quot;;[.R25]=&quot;e&quot;);100;0))))))" office:value-type="float" office:value="0" calcext:value-type="float">
            <text:p>0</text:p>
          </table:table-cell>
          <table:table-cell table:style-name="ce60"/>
          <table:table-cell table:style-name="ce101"/>
          <table:table-cell table:style-name="ce109" table:formula="of:=IF(OR([.U25]=&quot;I&quot;;[.U25]=&quot;i&quot;);40;(IF(OR([.U25]=&quot;R&quot;;[.U25]=&quot;r&quot;);60;IF(OR([.U25]=&quot;B&quot;;[.U25]=&quot;b&quot;);60;IF(OR([.U25]=&quot;MB&quot;;[.U25]=&quot;mb&quot;);80;IF(OR([.U25]=&quot;E&quot;;[.U25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X25]=&quot;I&quot;;[.X25]=&quot;i&quot;);40;(IF(OR([.X25]=&quot;R&quot;;[.X25]=&quot;r&quot;);60;IF(OR([.X25]=&quot;B&quot;;[.X25]=&quot;b&quot;);60;IF(OR([.X25]=&quot;MB&quot;;[.X25]=&quot;mb&quot;);80;IF(OR([.X25]=&quot;E&quot;;[.X25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A25]=&quot;I&quot;;[.AA25]=&quot;i&quot;);40;(IF(OR([.AA25]=&quot;R&quot;;[.AA25]=&quot;r&quot;);60;IF(OR([.AA25]=&quot;B&quot;;[.AA25]=&quot;b&quot;);60;IF(OR([.AA25]=&quot;MB&quot;;[.AA25]=&quot;mb&quot;);80;IF(OR([.AA25]=&quot;E&quot;;[.AA25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D25]=&quot;I&quot;;[.AD25]=&quot;i&quot;);40;(IF(OR([.AD25]=&quot;R&quot;;[.AD25]=&quot;r&quot;);60;IF(OR([.AD25]=&quot;B&quot;;[.AD25]=&quot;b&quot;);60;IF(OR([.AD25]=&quot;MB&quot;;[.AD25]=&quot;mb&quot;);80;IF(OR([.AD25]=&quot;E&quot;;[.AD25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G25]=&quot;I&quot;;[.AG25]=&quot;i&quot;);40;(IF(OR([.AG25]=&quot;R&quot;;[.AG25]=&quot;r&quot;);60;IF(OR([.AG25]=&quot;B&quot;;[.AG25]=&quot;b&quot;);60;IF(OR([.AG25]=&quot;MB&quot;;[.AG25]=&quot;mb&quot;);80;IF(OR([.AG25]=&quot;E&quot;;[.AG25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J25]=&quot;I&quot;;[.AJ25]=&quot;i&quot;);40;(IF(OR([.AJ25]=&quot;R&quot;;[.AJ25]=&quot;r&quot;);60;IF(OR([.AJ25]=&quot;B&quot;;[.AJ25]=&quot;b&quot;);60;IF(OR([.AJ25]=&quot;MB&quot;;[.AJ25]=&quot;mb&quot;);80;IF(OR([.AJ25]=&quot;E&quot;;[.AJ25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M25]=&quot;I&quot;;[.AM25]=&quot;i&quot;);40;(IF(OR([.AM25]=&quot;R&quot;;[.AM25]=&quot;r&quot;);60;IF(OR([.AM25]=&quot;B&quot;;[.AM25]=&quot;b&quot;);60;IF(OR([.AM25]=&quot;MB&quot;;[.AM25]=&quot;mb&quot;);80;IF(OR([.AM25]=&quot;E&quot;;[.AM25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P25]=&quot;I&quot;;[.AP25]=&quot;i&quot;);40;(IF(OR([.AP25]=&quot;R&quot;;[.AP25]=&quot;r&quot;);60;IF(OR([.AP25]=&quot;B&quot;;[.AP25]=&quot;b&quot;);60;IF(OR([.AP25]=&quot;MB&quot;;[.AP25]=&quot;mb&quot;);80;IF(OR([.AP25]=&quot;E&quot;;[.AP25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S25]=&quot;I&quot;;[.AS25]=&quot;i&quot;);40;(IF(OR([.AS25]=&quot;R&quot;;[.AS25]=&quot;r&quot;);60;IF(OR([.AS25]=&quot;B&quot;;[.AS25]=&quot;b&quot;);60;IF(OR([.AS25]=&quot;MB&quot;;[.AS25]=&quot;mb&quot;);80;IF(OR([.AS25]=&quot;E&quot;;[.AS25]=&quot;e&quot;);100;0))))))" office:value-type="float" office:value="0" calcext:value-type="float">
            <text:p>0</text:p>
          </table:table-cell>
          <table:table-cell table:style-name="ce146" table:formula="of:=((([.M25]*[.K$6])+([.P25]*[.N$6])+([.S25]*[.Q$6])+([.V25]*[.T$6])+([.Y25]*[.W$6])+([.AB25]*[.Z$6])+([.AE25]*[.AC$6])+([.AH25]*[.AF$6])+([.AK25]*[.AI$6])+([.AN25]*[.AL$6])+([.AQ25]*[.AO$6])+([.AT25]*[.AR$6])))*(2/(100*[.AU$6]))" office:value-type="float" office:value="0" calcext:value-type="float">
            <text:p>0,0</text:p>
          </table:table-cell>
          <table:table-cell table:style-name="ce152" table:formula="of:=COUNTIF([.K25:.AT25];&quot;F&quot;)*2" office:value-type="float" office:value="0" calcext:value-type="float">
            <text:p>0</text:p>
          </table:table-cell>
          <table:table-cell table:style-name="ce157" table:formula="of:=COUNTIF([.K25:.AT25];&quot;P&quot;)*2" office:value-type="float" office:value="0" calcext:value-type="float">
            <text:p>0</text:p>
          </table:table-cell>
          <table:table-cell table:style-name="ce160" table:number-columns-repeated="975"/>
        </table:table-row>
        <table:table-row table:style-name="ro4">
          <table:table-cell table:style-name="ce61" table:formula="of:=[diario_classe.A26]" office:value-type="float" office:value="18" calcext:value-type="float">
            <text:p>18</text:p>
          </table:table-cell>
          <table:table-cell table:style-name="ce68" table:number-columns-repeated="3"/>
          <table:table-cell table:style-name="ce68" table:formula="of:=[diario_classe.E26]" office:value-type="string" office:string-value="14.2.1559" calcext:value-type="string">
            <text:p>14.2.1559</text:p>
          </table:table-cell>
          <table:table-cell table:style-name="ce76" table:formula="of:=[diario_classe.F26]" office:value-type="string" office:string-value="JOAN KAYK DE OLIVEIRA FERREIRA" calcext:value-type="string">
            <text:p>JOAN KAYK DE OLIVEIRA FERREIRA</text:p>
          </table:table-cell>
          <table:table-cell table:style-name="ce68" table:number-columns-repeated="3"/>
          <table:table-cell table:style-name="ce84"/>
          <table:table-cell table:style-name="ce92"/>
          <table:table-cell table:style-name="ce102"/>
          <table:table-cell table:style-name="ce110" table:formula="of:=IF(OR([.L26]=&quot;I&quot;;[.L26]=&quot;i&quot;);40;(IF(OR([.L26]=&quot;R&quot;;[.L26]=&quot;r&quot;);60;IF(OR([.L26]=&quot;B&quot;;[.L26]=&quot;b&quot;);60;IF(OR([.L26]=&quot;MB&quot;;[.L26]=&quot;mb&quot;);80;IF(OR([.L26]=&quot;E&quot;;[.L26]=&quot;e&quot;);100;0))))))" office:value-type="float" office:value="0" calcext:value-type="float">
            <text:p>0</text:p>
          </table:table-cell>
          <table:table-cell table:style-name="ce93"/>
          <table:table-cell table:style-name="ce102"/>
          <table:table-cell table:style-name="ce110" table:formula="of:=IF(OR([.O26]=&quot;I&quot;;[.O26]=&quot;i&quot;);40;(IF(OR([.O26]=&quot;R&quot;;[.O26]=&quot;r&quot;);60;IF(OR([.O26]=&quot;B&quot;;[.O26]=&quot;b&quot;);60;IF(OR([.O26]=&quot;MB&quot;;[.O26]=&quot;mb&quot;);80;IF(OR([.O26]=&quot;E&quot;;[.O26]=&quot;e&quot;);100;0))))))" office:value-type="float" office:value="0" calcext:value-type="float">
            <text:p>0</text:p>
          </table:table-cell>
          <table:table-cell table:style-name="ce61"/>
          <table:table-cell table:style-name="ce102"/>
          <table:table-cell table:style-name="ce110" table:formula="of:=IF(OR([.R26]=&quot;I&quot;;[.R26]=&quot;i&quot;);40;(IF(OR([.R26]=&quot;R&quot;;[.R26]=&quot;r&quot;);60;IF(OR([.R26]=&quot;B&quot;;[.R26]=&quot;b&quot;);60;IF(OR([.R26]=&quot;MB&quot;;[.R26]=&quot;mb&quot;);80;IF(OR([.R26]=&quot;E&quot;;[.R26]=&quot;e&quot;);100;0))))))" office:value-type="float" office:value="0" calcext:value-type="float">
            <text:p>0</text:p>
          </table:table-cell>
          <table:table-cell table:style-name="ce61"/>
          <table:table-cell table:style-name="ce102"/>
          <table:table-cell table:style-name="ce110" table:formula="of:=IF(OR([.U26]=&quot;I&quot;;[.U26]=&quot;i&quot;);40;(IF(OR([.U26]=&quot;R&quot;;[.U26]=&quot;r&quot;);60;IF(OR([.U26]=&quot;B&quot;;[.U26]=&quot;b&quot;);60;IF(OR([.U26]=&quot;MB&quot;;[.U26]=&quot;mb&quot;);80;IF(OR([.U26]=&quot;E&quot;;[.U26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X26]=&quot;I&quot;;[.X26]=&quot;i&quot;);40;(IF(OR([.X26]=&quot;R&quot;;[.X26]=&quot;r&quot;);60;IF(OR([.X26]=&quot;B&quot;;[.X26]=&quot;b&quot;);60;IF(OR([.X26]=&quot;MB&quot;;[.X26]=&quot;mb&quot;);80;IF(OR([.X26]=&quot;E&quot;;[.X26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A26]=&quot;I&quot;;[.AA26]=&quot;i&quot;);40;(IF(OR([.AA26]=&quot;R&quot;;[.AA26]=&quot;r&quot;);60;IF(OR([.AA26]=&quot;B&quot;;[.AA26]=&quot;b&quot;);60;IF(OR([.AA26]=&quot;MB&quot;;[.AA26]=&quot;mb&quot;);80;IF(OR([.AA26]=&quot;E&quot;;[.AA26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D26]=&quot;I&quot;;[.AD26]=&quot;i&quot;);40;(IF(OR([.AD26]=&quot;R&quot;;[.AD26]=&quot;r&quot;);60;IF(OR([.AD26]=&quot;B&quot;;[.AD26]=&quot;b&quot;);60;IF(OR([.AD26]=&quot;MB&quot;;[.AD26]=&quot;mb&quot;);80;IF(OR([.AD26]=&quot;E&quot;;[.AD26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G26]=&quot;I&quot;;[.AG26]=&quot;i&quot;);40;(IF(OR([.AG26]=&quot;R&quot;;[.AG26]=&quot;r&quot;);60;IF(OR([.AG26]=&quot;B&quot;;[.AG26]=&quot;b&quot;);60;IF(OR([.AG26]=&quot;MB&quot;;[.AG26]=&quot;mb&quot;);80;IF(OR([.AG26]=&quot;E&quot;;[.AG26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J26]=&quot;I&quot;;[.AJ26]=&quot;i&quot;);40;(IF(OR([.AJ26]=&quot;R&quot;;[.AJ26]=&quot;r&quot;);60;IF(OR([.AJ26]=&quot;B&quot;;[.AJ26]=&quot;b&quot;);60;IF(OR([.AJ26]=&quot;MB&quot;;[.AJ26]=&quot;mb&quot;);80;IF(OR([.AJ26]=&quot;E&quot;;[.AJ26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M26]=&quot;I&quot;;[.AM26]=&quot;i&quot;);40;(IF(OR([.AM26]=&quot;R&quot;;[.AM26]=&quot;r&quot;);60;IF(OR([.AM26]=&quot;B&quot;;[.AM26]=&quot;b&quot;);60;IF(OR([.AM26]=&quot;MB&quot;;[.AM26]=&quot;mb&quot;);80;IF(OR([.AM26]=&quot;E&quot;;[.AM26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P26]=&quot;I&quot;;[.AP26]=&quot;i&quot;);40;(IF(OR([.AP26]=&quot;R&quot;;[.AP26]=&quot;r&quot;);60;IF(OR([.AP26]=&quot;B&quot;;[.AP26]=&quot;b&quot;);60;IF(OR([.AP26]=&quot;MB&quot;;[.AP26]=&quot;mb&quot;);80;IF(OR([.AP26]=&quot;E&quot;;[.AP26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S26]=&quot;I&quot;;[.AS26]=&quot;i&quot;);40;(IF(OR([.AS26]=&quot;R&quot;;[.AS26]=&quot;r&quot;);60;IF(OR([.AS26]=&quot;B&quot;;[.AS26]=&quot;b&quot;);60;IF(OR([.AS26]=&quot;MB&quot;;[.AS26]=&quot;mb&quot;);80;IF(OR([.AS26]=&quot;E&quot;;[.AS26]=&quot;e&quot;);100;0))))))" office:value-type="float" office:value="0" calcext:value-type="float">
            <text:p>0</text:p>
          </table:table-cell>
          <table:table-cell table:style-name="ce147" table:formula="of:=((([.M26]*[.K$6])+([.P26]*[.N$6])+([.S26]*[.Q$6])+([.V26]*[.T$6])+([.Y26]*[.W$6])+([.AB26]*[.Z$6])+([.AE26]*[.AC$6])+([.AH26]*[.AF$6])+([.AK26]*[.AI$6])+([.AN26]*[.AL$6])+([.AQ26]*[.AO$6])+([.AT26]*[.AR$6])))*(2/(100*[.AU$6]))" office:value-type="float" office:value="0" calcext:value-type="float">
            <text:p>0,0</text:p>
          </table:table-cell>
          <table:table-cell table:style-name="ce153" table:formula="of:=COUNTIF([.K26:.AT26];&quot;F&quot;)*2" office:value-type="float" office:value="0" calcext:value-type="float">
            <text:p>0</text:p>
          </table:table-cell>
          <table:table-cell table:style-name="ce158" table:formula="of:=COUNTIF([.K26:.AT26];&quot;P&quot;)*2" office:value-type="float" office:value="0" calcext:value-type="float">
            <text:p>0</text:p>
          </table:table-cell>
          <table:table-cell table:style-name="ce161" table:number-columns-repeated="975"/>
        </table:table-row>
        <table:table-row table:style-name="ro4">
          <table:table-cell table:style-name="ce60" table:formula="of:=[diario_classe.A27]" office:value-type="float" office:value="19" calcext:value-type="float">
            <text:p>19</text:p>
          </table:table-cell>
          <table:table-cell table:style-name="ce67" table:number-columns-repeated="3"/>
          <table:table-cell table:style-name="ce67" table:formula="of:=[diario_classe.E27]" office:value-type="string" office:string-value="14.2.1478" calcext:value-type="string">
            <text:p>14.2.1478</text:p>
          </table:table-cell>
          <table:table-cell table:style-name="ce75" table:formula="of:=[diario_classe.F27]" office:value-type="string" office:string-value="MATEUS ASSIS OLIVEIRA" calcext:value-type="string">
            <text:p>MATEUS ASSIS OLIVEIRA</text:p>
          </table:table-cell>
          <table:table-cell table:style-name="ce67" table:number-columns-repeated="3"/>
          <table:table-cell table:style-name="ce83"/>
          <table:table-cell table:style-name="ce91"/>
          <table:table-cell table:style-name="ce101"/>
          <table:table-cell table:style-name="ce109" table:formula="of:=IF(OR([.L27]=&quot;I&quot;;[.L27]=&quot;i&quot;);40;(IF(OR([.L27]=&quot;R&quot;;[.L27]=&quot;r&quot;);60;IF(OR([.L27]=&quot;B&quot;;[.L27]=&quot;b&quot;);60;IF(OR([.L27]=&quot;MB&quot;;[.L27]=&quot;mb&quot;);80;IF(OR([.L27]=&quot;E&quot;;[.L27]=&quot;e&quot;);100;0))))))" office:value-type="float" office:value="0" calcext:value-type="float">
            <text:p>0</text:p>
          </table:table-cell>
          <table:table-cell table:style-name="ce94"/>
          <table:table-cell table:style-name="ce101"/>
          <table:table-cell table:style-name="ce109" table:formula="of:=IF(OR([.O27]=&quot;I&quot;;[.O27]=&quot;i&quot;);40;(IF(OR([.O27]=&quot;R&quot;;[.O27]=&quot;r&quot;);60;IF(OR([.O27]=&quot;B&quot;;[.O27]=&quot;b&quot;);60;IF(OR([.O27]=&quot;MB&quot;;[.O27]=&quot;mb&quot;);80;IF(OR([.O27]=&quot;E&quot;;[.O27]=&quot;e&quot;);100;0))))))" office:value-type="float" office:value="0" calcext:value-type="float">
            <text:p>0</text:p>
          </table:table-cell>
          <table:table-cell table:style-name="ce60"/>
          <table:table-cell table:style-name="ce101"/>
          <table:table-cell table:style-name="ce109" table:formula="of:=IF(OR([.R27]=&quot;I&quot;;[.R27]=&quot;i&quot;);40;(IF(OR([.R27]=&quot;R&quot;;[.R27]=&quot;r&quot;);60;IF(OR([.R27]=&quot;B&quot;;[.R27]=&quot;b&quot;);60;IF(OR([.R27]=&quot;MB&quot;;[.R27]=&quot;mb&quot;);80;IF(OR([.R27]=&quot;E&quot;;[.R27]=&quot;e&quot;);100;0))))))" office:value-type="float" office:value="0" calcext:value-type="float">
            <text:p>0</text:p>
          </table:table-cell>
          <table:table-cell table:style-name="ce60"/>
          <table:table-cell table:style-name="ce101"/>
          <table:table-cell table:style-name="ce109" table:formula="of:=IF(OR([.U27]=&quot;I&quot;;[.U27]=&quot;i&quot;);40;(IF(OR([.U27]=&quot;R&quot;;[.U27]=&quot;r&quot;);60;IF(OR([.U27]=&quot;B&quot;;[.U27]=&quot;b&quot;);60;IF(OR([.U27]=&quot;MB&quot;;[.U27]=&quot;mb&quot;);80;IF(OR([.U27]=&quot;E&quot;;[.U27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X27]=&quot;I&quot;;[.X27]=&quot;i&quot;);40;(IF(OR([.X27]=&quot;R&quot;;[.X27]=&quot;r&quot;);60;IF(OR([.X27]=&quot;B&quot;;[.X27]=&quot;b&quot;);60;IF(OR([.X27]=&quot;MB&quot;;[.X27]=&quot;mb&quot;);80;IF(OR([.X27]=&quot;E&quot;;[.X27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A27]=&quot;I&quot;;[.AA27]=&quot;i&quot;);40;(IF(OR([.AA27]=&quot;R&quot;;[.AA27]=&quot;r&quot;);60;IF(OR([.AA27]=&quot;B&quot;;[.AA27]=&quot;b&quot;);60;IF(OR([.AA27]=&quot;MB&quot;;[.AA27]=&quot;mb&quot;);80;IF(OR([.AA27]=&quot;E&quot;;[.AA27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D27]=&quot;I&quot;;[.AD27]=&quot;i&quot;);40;(IF(OR([.AD27]=&quot;R&quot;;[.AD27]=&quot;r&quot;);60;IF(OR([.AD27]=&quot;B&quot;;[.AD27]=&quot;b&quot;);60;IF(OR([.AD27]=&quot;MB&quot;;[.AD27]=&quot;mb&quot;);80;IF(OR([.AD27]=&quot;E&quot;;[.AD27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G27]=&quot;I&quot;;[.AG27]=&quot;i&quot;);40;(IF(OR([.AG27]=&quot;R&quot;;[.AG27]=&quot;r&quot;);60;IF(OR([.AG27]=&quot;B&quot;;[.AG27]=&quot;b&quot;);60;IF(OR([.AG27]=&quot;MB&quot;;[.AG27]=&quot;mb&quot;);80;IF(OR([.AG27]=&quot;E&quot;;[.AG27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J27]=&quot;I&quot;;[.AJ27]=&quot;i&quot;);40;(IF(OR([.AJ27]=&quot;R&quot;;[.AJ27]=&quot;r&quot;);60;IF(OR([.AJ27]=&quot;B&quot;;[.AJ27]=&quot;b&quot;);60;IF(OR([.AJ27]=&quot;MB&quot;;[.AJ27]=&quot;mb&quot;);80;IF(OR([.AJ27]=&quot;E&quot;;[.AJ27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M27]=&quot;I&quot;;[.AM27]=&quot;i&quot;);40;(IF(OR([.AM27]=&quot;R&quot;;[.AM27]=&quot;r&quot;);60;IF(OR([.AM27]=&quot;B&quot;;[.AM27]=&quot;b&quot;);60;IF(OR([.AM27]=&quot;MB&quot;;[.AM27]=&quot;mb&quot;);80;IF(OR([.AM27]=&quot;E&quot;;[.AM27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P27]=&quot;I&quot;;[.AP27]=&quot;i&quot;);40;(IF(OR([.AP27]=&quot;R&quot;;[.AP27]=&quot;r&quot;);60;IF(OR([.AP27]=&quot;B&quot;;[.AP27]=&quot;b&quot;);60;IF(OR([.AP27]=&quot;MB&quot;;[.AP27]=&quot;mb&quot;);80;IF(OR([.AP27]=&quot;E&quot;;[.AP27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S27]=&quot;I&quot;;[.AS27]=&quot;i&quot;);40;(IF(OR([.AS27]=&quot;R&quot;;[.AS27]=&quot;r&quot;);60;IF(OR([.AS27]=&quot;B&quot;;[.AS27]=&quot;b&quot;);60;IF(OR([.AS27]=&quot;MB&quot;;[.AS27]=&quot;mb&quot;);80;IF(OR([.AS27]=&quot;E&quot;;[.AS27]=&quot;e&quot;);100;0))))))" office:value-type="float" office:value="0" calcext:value-type="float">
            <text:p>0</text:p>
          </table:table-cell>
          <table:table-cell table:style-name="ce146" table:formula="of:=((([.M27]*[.K$6])+([.P27]*[.N$6])+([.S27]*[.Q$6])+([.V27]*[.T$6])+([.Y27]*[.W$6])+([.AB27]*[.Z$6])+([.AE27]*[.AC$6])+([.AH27]*[.AF$6])+([.AK27]*[.AI$6])+([.AN27]*[.AL$6])+([.AQ27]*[.AO$6])+([.AT27]*[.AR$6])))*(2/(100*[.AU$6]))" office:value-type="float" office:value="0" calcext:value-type="float">
            <text:p>0,0</text:p>
          </table:table-cell>
          <table:table-cell table:style-name="ce152" table:formula="of:=COUNTIF([.K27:.AT27];&quot;F&quot;)*2" office:value-type="float" office:value="0" calcext:value-type="float">
            <text:p>0</text:p>
          </table:table-cell>
          <table:table-cell table:style-name="ce157" table:formula="of:=COUNTIF([.K27:.AT27];&quot;P&quot;)*2" office:value-type="float" office:value="0" calcext:value-type="float">
            <text:p>0</text:p>
          </table:table-cell>
          <table:table-cell table:style-name="ce160" table:number-columns-repeated="975"/>
        </table:table-row>
        <table:table-row table:style-name="ro4">
          <table:table-cell table:style-name="ce61" table:formula="of:=[diario_classe.A28]" office:value-type="float" office:value="20" calcext:value-type="float">
            <text:p>20</text:p>
          </table:table-cell>
          <table:table-cell table:style-name="ce68" table:number-columns-repeated="3"/>
          <table:table-cell table:style-name="ce68" table:formula="of:=[diario_classe.E28]" office:value-type="string" office:string-value="15.2.1174" calcext:value-type="string">
            <text:p>15.2.1174</text:p>
          </table:table-cell>
          <table:table-cell table:style-name="ce76" table:formula="of:=[diario_classe.F28]" office:value-type="string" office:string-value="NATALIA LOPES ZINATO" calcext:value-type="string">
            <text:p>NATALIA LOPES ZINATO</text:p>
          </table:table-cell>
          <table:table-cell table:style-name="ce68" table:number-columns-repeated="3"/>
          <table:table-cell table:style-name="ce84"/>
          <table:table-cell table:style-name="ce92"/>
          <table:table-cell table:style-name="ce102"/>
          <table:table-cell table:style-name="ce110" table:formula="of:=IF(OR([.L28]=&quot;I&quot;;[.L28]=&quot;i&quot;);40;(IF(OR([.L28]=&quot;R&quot;;[.L28]=&quot;r&quot;);60;IF(OR([.L28]=&quot;B&quot;;[.L28]=&quot;b&quot;);60;IF(OR([.L28]=&quot;MB&quot;;[.L28]=&quot;mb&quot;);80;IF(OR([.L28]=&quot;E&quot;;[.L28]=&quot;e&quot;);100;0))))))" office:value-type="float" office:value="0" calcext:value-type="float">
            <text:p>0</text:p>
          </table:table-cell>
          <table:table-cell table:style-name="ce93"/>
          <table:table-cell table:style-name="ce102"/>
          <table:table-cell table:style-name="ce110" table:formula="of:=IF(OR([.O28]=&quot;I&quot;;[.O28]=&quot;i&quot;);40;(IF(OR([.O28]=&quot;R&quot;;[.O28]=&quot;r&quot;);60;IF(OR([.O28]=&quot;B&quot;;[.O28]=&quot;b&quot;);60;IF(OR([.O28]=&quot;MB&quot;;[.O28]=&quot;mb&quot;);80;IF(OR([.O28]=&quot;E&quot;;[.O28]=&quot;e&quot;);100;0))))))" office:value-type="float" office:value="0" calcext:value-type="float">
            <text:p>0</text:p>
          </table:table-cell>
          <table:table-cell table:style-name="ce61"/>
          <table:table-cell table:style-name="ce102"/>
          <table:table-cell table:style-name="ce110" table:formula="of:=IF(OR([.R28]=&quot;I&quot;;[.R28]=&quot;i&quot;);40;(IF(OR([.R28]=&quot;R&quot;;[.R28]=&quot;r&quot;);60;IF(OR([.R28]=&quot;B&quot;;[.R28]=&quot;b&quot;);60;IF(OR([.R28]=&quot;MB&quot;;[.R28]=&quot;mb&quot;);80;IF(OR([.R28]=&quot;E&quot;;[.R28]=&quot;e&quot;);100;0))))))" office:value-type="float" office:value="0" calcext:value-type="float">
            <text:p>0</text:p>
          </table:table-cell>
          <table:table-cell table:style-name="ce61"/>
          <table:table-cell table:style-name="ce102"/>
          <table:table-cell table:style-name="ce110" table:formula="of:=IF(OR([.U28]=&quot;I&quot;;[.U28]=&quot;i&quot;);40;(IF(OR([.U28]=&quot;R&quot;;[.U28]=&quot;r&quot;);60;IF(OR([.U28]=&quot;B&quot;;[.U28]=&quot;b&quot;);60;IF(OR([.U28]=&quot;MB&quot;;[.U28]=&quot;mb&quot;);80;IF(OR([.U28]=&quot;E&quot;;[.U28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X28]=&quot;I&quot;;[.X28]=&quot;i&quot;);40;(IF(OR([.X28]=&quot;R&quot;;[.X28]=&quot;r&quot;);60;IF(OR([.X28]=&quot;B&quot;;[.X28]=&quot;b&quot;);60;IF(OR([.X28]=&quot;MB&quot;;[.X28]=&quot;mb&quot;);80;IF(OR([.X28]=&quot;E&quot;;[.X28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A28]=&quot;I&quot;;[.AA28]=&quot;i&quot;);40;(IF(OR([.AA28]=&quot;R&quot;;[.AA28]=&quot;r&quot;);60;IF(OR([.AA28]=&quot;B&quot;;[.AA28]=&quot;b&quot;);60;IF(OR([.AA28]=&quot;MB&quot;;[.AA28]=&quot;mb&quot;);80;IF(OR([.AA28]=&quot;E&quot;;[.AA28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D28]=&quot;I&quot;;[.AD28]=&quot;i&quot;);40;(IF(OR([.AD28]=&quot;R&quot;;[.AD28]=&quot;r&quot;);60;IF(OR([.AD28]=&quot;B&quot;;[.AD28]=&quot;b&quot;);60;IF(OR([.AD28]=&quot;MB&quot;;[.AD28]=&quot;mb&quot;);80;IF(OR([.AD28]=&quot;E&quot;;[.AD28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G28]=&quot;I&quot;;[.AG28]=&quot;i&quot;);40;(IF(OR([.AG28]=&quot;R&quot;;[.AG28]=&quot;r&quot;);60;IF(OR([.AG28]=&quot;B&quot;;[.AG28]=&quot;b&quot;);60;IF(OR([.AG28]=&quot;MB&quot;;[.AG28]=&quot;mb&quot;);80;IF(OR([.AG28]=&quot;E&quot;;[.AG28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J28]=&quot;I&quot;;[.AJ28]=&quot;i&quot;);40;(IF(OR([.AJ28]=&quot;R&quot;;[.AJ28]=&quot;r&quot;);60;IF(OR([.AJ28]=&quot;B&quot;;[.AJ28]=&quot;b&quot;);60;IF(OR([.AJ28]=&quot;MB&quot;;[.AJ28]=&quot;mb&quot;);80;IF(OR([.AJ28]=&quot;E&quot;;[.AJ28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M28]=&quot;I&quot;;[.AM28]=&quot;i&quot;);40;(IF(OR([.AM28]=&quot;R&quot;;[.AM28]=&quot;r&quot;);60;IF(OR([.AM28]=&quot;B&quot;;[.AM28]=&quot;b&quot;);60;IF(OR([.AM28]=&quot;MB&quot;;[.AM28]=&quot;mb&quot;);80;IF(OR([.AM28]=&quot;E&quot;;[.AM28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P28]=&quot;I&quot;;[.AP28]=&quot;i&quot;);40;(IF(OR([.AP28]=&quot;R&quot;;[.AP28]=&quot;r&quot;);60;IF(OR([.AP28]=&quot;B&quot;;[.AP28]=&quot;b&quot;);60;IF(OR([.AP28]=&quot;MB&quot;;[.AP28]=&quot;mb&quot;);80;IF(OR([.AP28]=&quot;E&quot;;[.AP28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S28]=&quot;I&quot;;[.AS28]=&quot;i&quot;);40;(IF(OR([.AS28]=&quot;R&quot;;[.AS28]=&quot;r&quot;);60;IF(OR([.AS28]=&quot;B&quot;;[.AS28]=&quot;b&quot;);60;IF(OR([.AS28]=&quot;MB&quot;;[.AS28]=&quot;mb&quot;);80;IF(OR([.AS28]=&quot;E&quot;;[.AS28]=&quot;e&quot;);100;0))))))" office:value-type="float" office:value="0" calcext:value-type="float">
            <text:p>0</text:p>
          </table:table-cell>
          <table:table-cell table:style-name="ce147" table:formula="of:=((([.M28]*[.K$6])+([.P28]*[.N$6])+([.S28]*[.Q$6])+([.V28]*[.T$6])+([.Y28]*[.W$6])+([.AB28]*[.Z$6])+([.AE28]*[.AC$6])+([.AH28]*[.AF$6])+([.AK28]*[.AI$6])+([.AN28]*[.AL$6])+([.AQ28]*[.AO$6])+([.AT28]*[.AR$6])))*(2/(100*[.AU$6]))" office:value-type="float" office:value="0" calcext:value-type="float">
            <text:p>0,0</text:p>
          </table:table-cell>
          <table:table-cell table:style-name="ce153" table:formula="of:=COUNTIF([.K28:.AT28];&quot;F&quot;)*2" office:value-type="float" office:value="0" calcext:value-type="float">
            <text:p>0</text:p>
          </table:table-cell>
          <table:table-cell table:style-name="ce158" table:formula="of:=COUNTIF([.K28:.AT28];&quot;P&quot;)*2" office:value-type="float" office:value="0" calcext:value-type="float">
            <text:p>0</text:p>
          </table:table-cell>
          <table:table-cell table:style-name="ce161" table:number-columns-repeated="975"/>
        </table:table-row>
        <table:table-row table:style-name="ro4">
          <table:table-cell table:style-name="ce60" table:formula="of:=[diario_classe.A29]" office:value-type="float" office:value="21" calcext:value-type="float">
            <text:p>21</text:p>
          </table:table-cell>
          <table:table-cell table:style-name="ce67" table:number-columns-repeated="3"/>
          <table:table-cell table:style-name="ce67" table:formula="of:=[diario_classe.E29]" office:value-type="string" office:string-value="12.2.1276" calcext:value-type="string">
            <text:p>12.2.1276</text:p>
          </table:table-cell>
          <table:table-cell table:style-name="ce75" table:formula="of:=[diario_classe.F29]" office:value-type="string" office:string-value="ROSEMBERG TRINDADE MAGALHAES DE FREITAS" calcext:value-type="string">
            <text:p>ROSEMBERG TRINDADE MAGALHAES DE FREITAS</text:p>
          </table:table-cell>
          <table:table-cell table:style-name="ce67" table:number-columns-repeated="3"/>
          <table:table-cell table:style-name="ce83"/>
          <table:table-cell table:style-name="ce91"/>
          <table:table-cell table:style-name="ce101"/>
          <table:table-cell table:style-name="ce109" table:formula="of:=IF(OR([.L29]=&quot;I&quot;;[.L29]=&quot;i&quot;);40;(IF(OR([.L29]=&quot;R&quot;;[.L29]=&quot;r&quot;);60;IF(OR([.L29]=&quot;B&quot;;[.L29]=&quot;b&quot;);60;IF(OR([.L29]=&quot;MB&quot;;[.L29]=&quot;mb&quot;);80;IF(OR([.L29]=&quot;E&quot;;[.L29]=&quot;e&quot;);100;0))))))" office:value-type="float" office:value="0" calcext:value-type="float">
            <text:p>0</text:p>
          </table:table-cell>
          <table:table-cell table:style-name="ce94"/>
          <table:table-cell table:style-name="ce101"/>
          <table:table-cell table:style-name="ce109" table:formula="of:=IF(OR([.O29]=&quot;I&quot;;[.O29]=&quot;i&quot;);40;(IF(OR([.O29]=&quot;R&quot;;[.O29]=&quot;r&quot;);60;IF(OR([.O29]=&quot;B&quot;;[.O29]=&quot;b&quot;);60;IF(OR([.O29]=&quot;MB&quot;;[.O29]=&quot;mb&quot;);80;IF(OR([.O29]=&quot;E&quot;;[.O29]=&quot;e&quot;);100;0))))))" office:value-type="float" office:value="0" calcext:value-type="float">
            <text:p>0</text:p>
          </table:table-cell>
          <table:table-cell table:style-name="ce60"/>
          <table:table-cell table:style-name="ce101"/>
          <table:table-cell table:style-name="ce109" table:formula="of:=IF(OR([.R29]=&quot;I&quot;;[.R29]=&quot;i&quot;);40;(IF(OR([.R29]=&quot;R&quot;;[.R29]=&quot;r&quot;);60;IF(OR([.R29]=&quot;B&quot;;[.R29]=&quot;b&quot;);60;IF(OR([.R29]=&quot;MB&quot;;[.R29]=&quot;mb&quot;);80;IF(OR([.R29]=&quot;E&quot;;[.R29]=&quot;e&quot;);100;0))))))" office:value-type="float" office:value="0" calcext:value-type="float">
            <text:p>0</text:p>
          </table:table-cell>
          <table:table-cell table:style-name="ce60"/>
          <table:table-cell table:style-name="ce101"/>
          <table:table-cell table:style-name="ce109" table:formula="of:=IF(OR([.U29]=&quot;I&quot;;[.U29]=&quot;i&quot;);40;(IF(OR([.U29]=&quot;R&quot;;[.U29]=&quot;r&quot;);60;IF(OR([.U29]=&quot;B&quot;;[.U29]=&quot;b&quot;);60;IF(OR([.U29]=&quot;MB&quot;;[.U29]=&quot;mb&quot;);80;IF(OR([.U29]=&quot;E&quot;;[.U29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X29]=&quot;I&quot;;[.X29]=&quot;i&quot;);40;(IF(OR([.X29]=&quot;R&quot;;[.X29]=&quot;r&quot;);60;IF(OR([.X29]=&quot;B&quot;;[.X29]=&quot;b&quot;);60;IF(OR([.X29]=&quot;MB&quot;;[.X29]=&quot;mb&quot;);80;IF(OR([.X29]=&quot;E&quot;;[.X29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A29]=&quot;I&quot;;[.AA29]=&quot;i&quot;);40;(IF(OR([.AA29]=&quot;R&quot;;[.AA29]=&quot;r&quot;);60;IF(OR([.AA29]=&quot;B&quot;;[.AA29]=&quot;b&quot;);60;IF(OR([.AA29]=&quot;MB&quot;;[.AA29]=&quot;mb&quot;);80;IF(OR([.AA29]=&quot;E&quot;;[.AA29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D29]=&quot;I&quot;;[.AD29]=&quot;i&quot;);40;(IF(OR([.AD29]=&quot;R&quot;;[.AD29]=&quot;r&quot;);60;IF(OR([.AD29]=&quot;B&quot;;[.AD29]=&quot;b&quot;);60;IF(OR([.AD29]=&quot;MB&quot;;[.AD29]=&quot;mb&quot;);80;IF(OR([.AD29]=&quot;E&quot;;[.AD29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G29]=&quot;I&quot;;[.AG29]=&quot;i&quot;);40;(IF(OR([.AG29]=&quot;R&quot;;[.AG29]=&quot;r&quot;);60;IF(OR([.AG29]=&quot;B&quot;;[.AG29]=&quot;b&quot;);60;IF(OR([.AG29]=&quot;MB&quot;;[.AG29]=&quot;mb&quot;);80;IF(OR([.AG29]=&quot;E&quot;;[.AG29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J29]=&quot;I&quot;;[.AJ29]=&quot;i&quot;);40;(IF(OR([.AJ29]=&quot;R&quot;;[.AJ29]=&quot;r&quot;);60;IF(OR([.AJ29]=&quot;B&quot;;[.AJ29]=&quot;b&quot;);60;IF(OR([.AJ29]=&quot;MB&quot;;[.AJ29]=&quot;mb&quot;);80;IF(OR([.AJ29]=&quot;E&quot;;[.AJ29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M29]=&quot;I&quot;;[.AM29]=&quot;i&quot;);40;(IF(OR([.AM29]=&quot;R&quot;;[.AM29]=&quot;r&quot;);60;IF(OR([.AM29]=&quot;B&quot;;[.AM29]=&quot;b&quot;);60;IF(OR([.AM29]=&quot;MB&quot;;[.AM29]=&quot;mb&quot;);80;IF(OR([.AM29]=&quot;E&quot;;[.AM29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P29]=&quot;I&quot;;[.AP29]=&quot;i&quot;);40;(IF(OR([.AP29]=&quot;R&quot;;[.AP29]=&quot;r&quot;);60;IF(OR([.AP29]=&quot;B&quot;;[.AP29]=&quot;b&quot;);60;IF(OR([.AP29]=&quot;MB&quot;;[.AP29]=&quot;mb&quot;);80;IF(OR([.AP29]=&quot;E&quot;;[.AP29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S29]=&quot;I&quot;;[.AS29]=&quot;i&quot;);40;(IF(OR([.AS29]=&quot;R&quot;;[.AS29]=&quot;r&quot;);60;IF(OR([.AS29]=&quot;B&quot;;[.AS29]=&quot;b&quot;);60;IF(OR([.AS29]=&quot;MB&quot;;[.AS29]=&quot;mb&quot;);80;IF(OR([.AS29]=&quot;E&quot;;[.AS29]=&quot;e&quot;);100;0))))))" office:value-type="float" office:value="0" calcext:value-type="float">
            <text:p>0</text:p>
          </table:table-cell>
          <table:table-cell table:style-name="ce146" table:formula="of:=((([.M29]*[.K$6])+([.P29]*[.N$6])+([.S29]*[.Q$6])+([.V29]*[.T$6])+([.Y29]*[.W$6])+([.AB29]*[.Z$6])+([.AE29]*[.AC$6])+([.AH29]*[.AF$6])+([.AK29]*[.AI$6])+([.AN29]*[.AL$6])+([.AQ29]*[.AO$6])+([.AT29]*[.AR$6])))*(2/(100*[.AU$6]))" office:value-type="float" office:value="0" calcext:value-type="float">
            <text:p>0,0</text:p>
          </table:table-cell>
          <table:table-cell table:style-name="ce152" table:formula="of:=COUNTIF([.K29:.AT29];&quot;F&quot;)*2" office:value-type="float" office:value="0" calcext:value-type="float">
            <text:p>0</text:p>
          </table:table-cell>
          <table:table-cell table:style-name="ce157" table:formula="of:=COUNTIF([.K29:.AT29];&quot;P&quot;)*2" office:value-type="float" office:value="0" calcext:value-type="float">
            <text:p>0</text:p>
          </table:table-cell>
          <table:table-cell table:style-name="ce160" table:number-columns-repeated="975"/>
        </table:table-row>
        <table:table-row table:style-name="ro4" table:visibility="collapse">
          <table:table-cell table:style-name="ce61" table:formula="of:=[diario_classe.A30]" office:value-type="float" office:value="0" calcext:value-type="float">
            <text:p>0</text:p>
          </table:table-cell>
          <table:table-cell table:style-name="ce68" table:number-columns-repeated="3"/>
          <table:table-cell table:style-name="ce68" table:formula="of:=[diario_classe.E30]" office:value-type="currency" office:currency="BRL" office:value="0" calcext:value-type="currency">
            <text:p>R$ 0,00</text:p>
          </table:table-cell>
          <table:table-cell table:style-name="ce76" table:formula="of:=[diario_classe.F30]" office:value-type="float" office:value="0" calcext:value-type="float">
            <text:p>0</text:p>
          </table:table-cell>
          <table:table-cell table:style-name="ce68" table:number-columns-repeated="3"/>
          <table:table-cell table:style-name="ce84"/>
          <table:table-cell table:style-name="ce93"/>
          <table:table-cell table:style-name="ce102"/>
          <table:table-cell table:style-name="ce110" table:formula="of:=IF(OR([.L30]=&quot;I&quot;;[.L30]=&quot;i&quot;);40;(IF(OR([.L30]=&quot;R&quot;;[.L30]=&quot;r&quot;);60;IF(OR([.L30]=&quot;B&quot;;[.L30]=&quot;b&quot;);60;IF(OR([.L30]=&quot;MB&quot;;[.L30]=&quot;mb&quot;);80;IF(OR([.L30]=&quot;E&quot;;[.L30]=&quot;e&quot;);100;0))))))" office:value-type="float" office:value="0" calcext:value-type="float">
            <text:p>0</text:p>
          </table:table-cell>
          <table:table-cell table:style-name="ce93"/>
          <table:table-cell table:style-name="ce102"/>
          <table:table-cell table:style-name="ce110" table:formula="of:=IF(OR([.O30]=&quot;I&quot;;[.O30]=&quot;i&quot;);40;(IF(OR([.O30]=&quot;R&quot;;[.O30]=&quot;r&quot;);60;IF(OR([.O30]=&quot;B&quot;;[.O30]=&quot;b&quot;);60;IF(OR([.O30]=&quot;MB&quot;;[.O30]=&quot;mb&quot;);80;IF(OR([.O30]=&quot;E&quot;;[.O30]=&quot;e&quot;);100;0))))))" office:value-type="float" office:value="0" calcext:value-type="float">
            <text:p>0</text:p>
          </table:table-cell>
          <table:table-cell table:style-name="ce61"/>
          <table:table-cell table:style-name="ce102"/>
          <table:table-cell table:style-name="ce110" table:formula="of:=IF(OR([.R30]=&quot;I&quot;;[.R30]=&quot;i&quot;);40;(IF(OR([.R30]=&quot;R&quot;;[.R30]=&quot;r&quot;);60;IF(OR([.R30]=&quot;B&quot;;[.R30]=&quot;b&quot;);60;IF(OR([.R30]=&quot;MB&quot;;[.R30]=&quot;mb&quot;);80;IF(OR([.R30]=&quot;E&quot;;[.R30]=&quot;e&quot;);100;0))))))" office:value-type="float" office:value="0" calcext:value-type="float">
            <text:p>0</text:p>
          </table:table-cell>
          <table:table-cell table:style-name="ce61"/>
          <table:table-cell table:style-name="ce102"/>
          <table:table-cell table:style-name="ce110" table:formula="of:=IF(OR([.U30]=&quot;I&quot;;[.U30]=&quot;i&quot;);40;(IF(OR([.U30]=&quot;R&quot;;[.U30]=&quot;r&quot;);60;IF(OR([.U30]=&quot;B&quot;;[.U30]=&quot;b&quot;);60;IF(OR([.U30]=&quot;MB&quot;;[.U30]=&quot;mb&quot;);80;IF(OR([.U30]=&quot;E&quot;;[.U30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X30]=&quot;I&quot;;[.X30]=&quot;i&quot;);40;(IF(OR([.X30]=&quot;R&quot;;[.X30]=&quot;r&quot;);60;IF(OR([.X30]=&quot;B&quot;;[.X30]=&quot;b&quot;);60;IF(OR([.X30]=&quot;MB&quot;;[.X30]=&quot;mb&quot;);80;IF(OR([.X30]=&quot;E&quot;;[.X30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A30]=&quot;I&quot;;[.AA30]=&quot;i&quot;);40;(IF(OR([.AA30]=&quot;R&quot;;[.AA30]=&quot;r&quot;);60;IF(OR([.AA30]=&quot;B&quot;;[.AA30]=&quot;b&quot;);60;IF(OR([.AA30]=&quot;MB&quot;;[.AA30]=&quot;mb&quot;);80;IF(OR([.AA30]=&quot;E&quot;;[.AA30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D30]=&quot;I&quot;;[.AD30]=&quot;i&quot;);40;(IF(OR([.AD30]=&quot;R&quot;;[.AD30]=&quot;r&quot;);60;IF(OR([.AD30]=&quot;B&quot;;[.AD30]=&quot;b&quot;);60;IF(OR([.AD30]=&quot;MB&quot;;[.AD30]=&quot;mb&quot;);80;IF(OR([.AD30]=&quot;E&quot;;[.AD30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G30]=&quot;I&quot;;[.AG30]=&quot;i&quot;);40;(IF(OR([.AG30]=&quot;R&quot;;[.AG30]=&quot;r&quot;);60;IF(OR([.AG30]=&quot;B&quot;;[.AG30]=&quot;b&quot;);60;IF(OR([.AG30]=&quot;MB&quot;;[.AG30]=&quot;mb&quot;);80;IF(OR([.AG30]=&quot;E&quot;;[.AG30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J30]=&quot;I&quot;;[.AJ30]=&quot;i&quot;);40;(IF(OR([.AJ30]=&quot;R&quot;;[.AJ30]=&quot;r&quot;);60;IF(OR([.AJ30]=&quot;B&quot;;[.AJ30]=&quot;b&quot;);60;IF(OR([.AJ30]=&quot;MB&quot;;[.AJ30]=&quot;mb&quot;);80;IF(OR([.AJ30]=&quot;E&quot;;[.AJ30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M30]=&quot;I&quot;;[.AM30]=&quot;i&quot;);40;(IF(OR([.AM30]=&quot;R&quot;;[.AM30]=&quot;r&quot;);60;IF(OR([.AM30]=&quot;B&quot;;[.AM30]=&quot;b&quot;);60;IF(OR([.AM30]=&quot;MB&quot;;[.AM30]=&quot;mb&quot;);80;IF(OR([.AM30]=&quot;E&quot;;[.AM30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P30]=&quot;I&quot;;[.AP30]=&quot;i&quot;);40;(IF(OR([.AP30]=&quot;R&quot;;[.AP30]=&quot;r&quot;);60;IF(OR([.AP30]=&quot;B&quot;;[.AP30]=&quot;b&quot;);60;IF(OR([.AP30]=&quot;MB&quot;;[.AP30]=&quot;mb&quot;);80;IF(OR([.AP30]=&quot;E&quot;;[.AP30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S30]=&quot;I&quot;;[.AS30]=&quot;i&quot;);40;(IF(OR([.AS30]=&quot;R&quot;;[.AS30]=&quot;r&quot;);60;IF(OR([.AS30]=&quot;B&quot;;[.AS30]=&quot;b&quot;);60;IF(OR([.AS30]=&quot;MB&quot;;[.AS30]=&quot;mb&quot;);80;IF(OR([.AS30]=&quot;E&quot;;[.AS30]=&quot;e&quot;);100;0))))))" office:value-type="float" office:value="0" calcext:value-type="float">
            <text:p>0</text:p>
          </table:table-cell>
          <table:table-cell table:style-name="ce147" table:formula="of:=((([.M30]*[.K$6])+([.P30]*[.N$6])+([.S30]*[.Q$6])+([.V30]*[.T$6])+([.Y30]*[.W$6])+([.AB30]*[.Z$6])+([.AE30]*[.AC$6])+([.AH30]*[.AF$6])+([.AK30]*[.AI$6])+([.AN30]*[.AL$6])+([.AQ30]*[.AO$6])+([.AT30]*[.AR$6])))*(2/(100*[.AU$6]))" office:value-type="float" office:value="0" calcext:value-type="float">
            <text:p>0,0</text:p>
          </table:table-cell>
          <table:table-cell table:style-name="ce153" table:formula="of:=COUNTIF([.K30:.AT30];&quot;F&quot;)*2" office:value-type="float" office:value="0" calcext:value-type="float">
            <text:p>0</text:p>
          </table:table-cell>
          <table:table-cell table:style-name="ce158" table:formula="of:=COUNTIF([.K30:.AT30];&quot;P&quot;)*2" office:value-type="float" office:value="0" calcext:value-type="float">
            <text:p>0</text:p>
          </table:table-cell>
          <table:table-cell table:style-name="ce161" table:number-columns-repeated="975"/>
        </table:table-row>
        <table:table-row table:style-name="ro4" table:visibility="collapse">
          <table:table-cell table:style-name="ce60" table:formula="of:=[diario_classe.A31]" office:value-type="float" office:value="0" calcext:value-type="float">
            <text:p>0</text:p>
          </table:table-cell>
          <table:table-cell table:style-name="ce67" table:number-columns-repeated="3"/>
          <table:table-cell table:style-name="ce67" table:formula="of:=[diario_classe.E31]" office:value-type="currency" office:currency="BRL" office:value="0" calcext:value-type="currency">
            <text:p>R$ 0,00</text:p>
          </table:table-cell>
          <table:table-cell table:style-name="ce75" table:formula="of:=[diario_classe.F31]" office:value-type="float" office:value="0" calcext:value-type="float">
            <text:p>0</text:p>
          </table:table-cell>
          <table:table-cell table:style-name="ce67" table:number-columns-repeated="3"/>
          <table:table-cell table:style-name="ce83"/>
          <table:table-cell table:style-name="ce94"/>
          <table:table-cell table:style-name="ce101"/>
          <table:table-cell table:style-name="ce109" table:formula="of:=IF(OR([.L31]=&quot;I&quot;;[.L31]=&quot;i&quot;);40;(IF(OR([.L31]=&quot;R&quot;;[.L31]=&quot;r&quot;);60;IF(OR([.L31]=&quot;B&quot;;[.L31]=&quot;b&quot;);60;IF(OR([.L31]=&quot;MB&quot;;[.L31]=&quot;mb&quot;);80;IF(OR([.L31]=&quot;E&quot;;[.L31]=&quot;e&quot;);100;0))))))" office:value-type="float" office:value="0" calcext:value-type="float">
            <text:p>0</text:p>
          </table:table-cell>
          <table:table-cell table:style-name="ce94"/>
          <table:table-cell table:style-name="ce101"/>
          <table:table-cell table:style-name="ce109" table:formula="of:=IF(OR([.O31]=&quot;I&quot;;[.O31]=&quot;i&quot;);40;(IF(OR([.O31]=&quot;R&quot;;[.O31]=&quot;r&quot;);60;IF(OR([.O31]=&quot;B&quot;;[.O31]=&quot;b&quot;);60;IF(OR([.O31]=&quot;MB&quot;;[.O31]=&quot;mb&quot;);80;IF(OR([.O31]=&quot;E&quot;;[.O31]=&quot;e&quot;);100;0))))))" office:value-type="float" office:value="0" calcext:value-type="float">
            <text:p>0</text:p>
          </table:table-cell>
          <table:table-cell table:style-name="ce60"/>
          <table:table-cell table:style-name="ce101"/>
          <table:table-cell table:style-name="ce109" table:formula="of:=IF(OR([.R31]=&quot;I&quot;;[.R31]=&quot;i&quot;);40;(IF(OR([.R31]=&quot;R&quot;;[.R31]=&quot;r&quot;);60;IF(OR([.R31]=&quot;B&quot;;[.R31]=&quot;b&quot;);60;IF(OR([.R31]=&quot;MB&quot;;[.R31]=&quot;mb&quot;);80;IF(OR([.R31]=&quot;E&quot;;[.R31]=&quot;e&quot;);100;0))))))" office:value-type="float" office:value="0" calcext:value-type="float">
            <text:p>0</text:p>
          </table:table-cell>
          <table:table-cell table:style-name="ce60"/>
          <table:table-cell table:style-name="ce101"/>
          <table:table-cell table:style-name="ce109" table:formula="of:=IF(OR([.U31]=&quot;I&quot;;[.U31]=&quot;i&quot;);40;(IF(OR([.U31]=&quot;R&quot;;[.U31]=&quot;r&quot;);60;IF(OR([.U31]=&quot;B&quot;;[.U31]=&quot;b&quot;);60;IF(OR([.U31]=&quot;MB&quot;;[.U31]=&quot;mb&quot;);80;IF(OR([.U31]=&quot;E&quot;;[.U31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X31]=&quot;I&quot;;[.X31]=&quot;i&quot;);40;(IF(OR([.X31]=&quot;R&quot;;[.X31]=&quot;r&quot;);60;IF(OR([.X31]=&quot;B&quot;;[.X31]=&quot;b&quot;);60;IF(OR([.X31]=&quot;MB&quot;;[.X31]=&quot;mb&quot;);80;IF(OR([.X31]=&quot;E&quot;;[.X31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A31]=&quot;I&quot;;[.AA31]=&quot;i&quot;);40;(IF(OR([.AA31]=&quot;R&quot;;[.AA31]=&quot;r&quot;);60;IF(OR([.AA31]=&quot;B&quot;;[.AA31]=&quot;b&quot;);60;IF(OR([.AA31]=&quot;MB&quot;;[.AA31]=&quot;mb&quot;);80;IF(OR([.AA31]=&quot;E&quot;;[.AA31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D31]=&quot;I&quot;;[.AD31]=&quot;i&quot;);40;(IF(OR([.AD31]=&quot;R&quot;;[.AD31]=&quot;r&quot;);60;IF(OR([.AD31]=&quot;B&quot;;[.AD31]=&quot;b&quot;);60;IF(OR([.AD31]=&quot;MB&quot;;[.AD31]=&quot;mb&quot;);80;IF(OR([.AD31]=&quot;E&quot;;[.AD31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G31]=&quot;I&quot;;[.AG31]=&quot;i&quot;);40;(IF(OR([.AG31]=&quot;R&quot;;[.AG31]=&quot;r&quot;);60;IF(OR([.AG31]=&quot;B&quot;;[.AG31]=&quot;b&quot;);60;IF(OR([.AG31]=&quot;MB&quot;;[.AG31]=&quot;mb&quot;);80;IF(OR([.AG31]=&quot;E&quot;;[.AG31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J31]=&quot;I&quot;;[.AJ31]=&quot;i&quot;);40;(IF(OR([.AJ31]=&quot;R&quot;;[.AJ31]=&quot;r&quot;);60;IF(OR([.AJ31]=&quot;B&quot;;[.AJ31]=&quot;b&quot;);60;IF(OR([.AJ31]=&quot;MB&quot;;[.AJ31]=&quot;mb&quot;);80;IF(OR([.AJ31]=&quot;E&quot;;[.AJ31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M31]=&quot;I&quot;;[.AM31]=&quot;i&quot;);40;(IF(OR([.AM31]=&quot;R&quot;;[.AM31]=&quot;r&quot;);60;IF(OR([.AM31]=&quot;B&quot;;[.AM31]=&quot;b&quot;);60;IF(OR([.AM31]=&quot;MB&quot;;[.AM31]=&quot;mb&quot;);80;IF(OR([.AM31]=&quot;E&quot;;[.AM31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P31]=&quot;I&quot;;[.AP31]=&quot;i&quot;);40;(IF(OR([.AP31]=&quot;R&quot;;[.AP31]=&quot;r&quot;);60;IF(OR([.AP31]=&quot;B&quot;;[.AP31]=&quot;b&quot;);60;IF(OR([.AP31]=&quot;MB&quot;;[.AP31]=&quot;mb&quot;);80;IF(OR([.AP31]=&quot;E&quot;;[.AP31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S31]=&quot;I&quot;;[.AS31]=&quot;i&quot;);40;(IF(OR([.AS31]=&quot;R&quot;;[.AS31]=&quot;r&quot;);60;IF(OR([.AS31]=&quot;B&quot;;[.AS31]=&quot;b&quot;);60;IF(OR([.AS31]=&quot;MB&quot;;[.AS31]=&quot;mb&quot;);80;IF(OR([.AS31]=&quot;E&quot;;[.AS31]=&quot;e&quot;);100;0))))))" office:value-type="float" office:value="0" calcext:value-type="float">
            <text:p>0</text:p>
          </table:table-cell>
          <table:table-cell table:style-name="ce146" table:formula="of:=((([.M31]*[.K$6])+([.P31]*[.N$6])+([.S31]*[.Q$6])+([.V31]*[.T$6])+([.Y31]*[.W$6])+([.AB31]*[.Z$6])+([.AE31]*[.AC$6])+([.AH31]*[.AF$6])+([.AK31]*[.AI$6])+([.AN31]*[.AL$6])+([.AQ31]*[.AO$6])+([.AT31]*[.AR$6])))*(2/(100*[.AU$6]))" office:value-type="float" office:value="0" calcext:value-type="float">
            <text:p>0,0</text:p>
          </table:table-cell>
          <table:table-cell table:style-name="ce152" table:formula="of:=COUNTIF([.K31:.AT31];&quot;F&quot;)*2" office:value-type="float" office:value="0" calcext:value-type="float">
            <text:p>0</text:p>
          </table:table-cell>
          <table:table-cell table:style-name="ce157" table:formula="of:=COUNTIF([.K31:.AT31];&quot;P&quot;)*2" office:value-type="float" office:value="0" calcext:value-type="float">
            <text:p>0</text:p>
          </table:table-cell>
          <table:table-cell table:style-name="ce160" table:number-columns-repeated="975"/>
        </table:table-row>
        <table:table-row table:style-name="ro4" table:visibility="collapse">
          <table:table-cell table:style-name="ce61" table:formula="of:=[diario_classe.A32]" office:value-type="float" office:value="0" calcext:value-type="float">
            <text:p>0</text:p>
          </table:table-cell>
          <table:table-cell table:style-name="ce68" table:number-columns-repeated="3"/>
          <table:table-cell table:style-name="ce68" table:formula="of:=[diario_classe.E32]" office:value-type="currency" office:currency="BRL" office:value="0" calcext:value-type="currency">
            <text:p>R$ 0,00</text:p>
          </table:table-cell>
          <table:table-cell table:style-name="ce76" table:formula="of:=[diario_classe.F32]" office:value-type="float" office:value="0" calcext:value-type="float">
            <text:p>0</text:p>
          </table:table-cell>
          <table:table-cell table:style-name="ce68" table:number-columns-repeated="3"/>
          <table:table-cell table:style-name="ce84"/>
          <table:table-cell table:style-name="ce93"/>
          <table:table-cell table:style-name="ce102"/>
          <table:table-cell table:style-name="ce110" table:formula="of:=IF(OR([.L32]=&quot;I&quot;;[.L32]=&quot;i&quot;);40;(IF(OR([.L32]=&quot;R&quot;;[.L32]=&quot;r&quot;);60;IF(OR([.L32]=&quot;B&quot;;[.L32]=&quot;b&quot;);60;IF(OR([.L32]=&quot;MB&quot;;[.L32]=&quot;mb&quot;);80;IF(OR([.L32]=&quot;E&quot;;[.L32]=&quot;e&quot;);100;0))))))" office:value-type="float" office:value="0" calcext:value-type="float">
            <text:p>0</text:p>
          </table:table-cell>
          <table:table-cell table:style-name="ce93"/>
          <table:table-cell table:style-name="ce102"/>
          <table:table-cell table:style-name="ce110" table:formula="of:=IF(OR([.O32]=&quot;I&quot;;[.O32]=&quot;i&quot;);40;(IF(OR([.O32]=&quot;R&quot;;[.O32]=&quot;r&quot;);60;IF(OR([.O32]=&quot;B&quot;;[.O32]=&quot;b&quot;);60;IF(OR([.O32]=&quot;MB&quot;;[.O32]=&quot;mb&quot;);80;IF(OR([.O32]=&quot;E&quot;;[.O32]=&quot;e&quot;);100;0))))))" office:value-type="float" office:value="0" calcext:value-type="float">
            <text:p>0</text:p>
          </table:table-cell>
          <table:table-cell table:style-name="ce61"/>
          <table:table-cell table:style-name="ce102"/>
          <table:table-cell table:style-name="ce110" table:formula="of:=IF(OR([.R32]=&quot;I&quot;;[.R32]=&quot;i&quot;);40;(IF(OR([.R32]=&quot;R&quot;;[.R32]=&quot;r&quot;);60;IF(OR([.R32]=&quot;B&quot;;[.R32]=&quot;b&quot;);60;IF(OR([.R32]=&quot;MB&quot;;[.R32]=&quot;mb&quot;);80;IF(OR([.R32]=&quot;E&quot;;[.R32]=&quot;e&quot;);100;0))))))" office:value-type="float" office:value="0" calcext:value-type="float">
            <text:p>0</text:p>
          </table:table-cell>
          <table:table-cell table:style-name="ce61"/>
          <table:table-cell table:style-name="ce102"/>
          <table:table-cell table:style-name="ce110" table:formula="of:=IF(OR([.U32]=&quot;I&quot;;[.U32]=&quot;i&quot;);40;(IF(OR([.U32]=&quot;R&quot;;[.U32]=&quot;r&quot;);60;IF(OR([.U32]=&quot;B&quot;;[.U32]=&quot;b&quot;);60;IF(OR([.U32]=&quot;MB&quot;;[.U32]=&quot;mb&quot;);80;IF(OR([.U32]=&quot;E&quot;;[.U32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X32]=&quot;I&quot;;[.X32]=&quot;i&quot;);40;(IF(OR([.X32]=&quot;R&quot;;[.X32]=&quot;r&quot;);60;IF(OR([.X32]=&quot;B&quot;;[.X32]=&quot;b&quot;);60;IF(OR([.X32]=&quot;MB&quot;;[.X32]=&quot;mb&quot;);80;IF(OR([.X32]=&quot;E&quot;;[.X32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A32]=&quot;I&quot;;[.AA32]=&quot;i&quot;);40;(IF(OR([.AA32]=&quot;R&quot;;[.AA32]=&quot;r&quot;);60;IF(OR([.AA32]=&quot;B&quot;;[.AA32]=&quot;b&quot;);60;IF(OR([.AA32]=&quot;MB&quot;;[.AA32]=&quot;mb&quot;);80;IF(OR([.AA32]=&quot;E&quot;;[.AA32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D32]=&quot;I&quot;;[.AD32]=&quot;i&quot;);40;(IF(OR([.AD32]=&quot;R&quot;;[.AD32]=&quot;r&quot;);60;IF(OR([.AD32]=&quot;B&quot;;[.AD32]=&quot;b&quot;);60;IF(OR([.AD32]=&quot;MB&quot;;[.AD32]=&quot;mb&quot;);80;IF(OR([.AD32]=&quot;E&quot;;[.AD32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G32]=&quot;I&quot;;[.AG32]=&quot;i&quot;);40;(IF(OR([.AG32]=&quot;R&quot;;[.AG32]=&quot;r&quot;);60;IF(OR([.AG32]=&quot;B&quot;;[.AG32]=&quot;b&quot;);60;IF(OR([.AG32]=&quot;MB&quot;;[.AG32]=&quot;mb&quot;);80;IF(OR([.AG32]=&quot;E&quot;;[.AG32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J32]=&quot;I&quot;;[.AJ32]=&quot;i&quot;);40;(IF(OR([.AJ32]=&quot;R&quot;;[.AJ32]=&quot;r&quot;);60;IF(OR([.AJ32]=&quot;B&quot;;[.AJ32]=&quot;b&quot;);60;IF(OR([.AJ32]=&quot;MB&quot;;[.AJ32]=&quot;mb&quot;);80;IF(OR([.AJ32]=&quot;E&quot;;[.AJ32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M32]=&quot;I&quot;;[.AM32]=&quot;i&quot;);40;(IF(OR([.AM32]=&quot;R&quot;;[.AM32]=&quot;r&quot;);60;IF(OR([.AM32]=&quot;B&quot;;[.AM32]=&quot;b&quot;);60;IF(OR([.AM32]=&quot;MB&quot;;[.AM32]=&quot;mb&quot;);80;IF(OR([.AM32]=&quot;E&quot;;[.AM32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P32]=&quot;I&quot;;[.AP32]=&quot;i&quot;);40;(IF(OR([.AP32]=&quot;R&quot;;[.AP32]=&quot;r&quot;);60;IF(OR([.AP32]=&quot;B&quot;;[.AP32]=&quot;b&quot;);60;IF(OR([.AP32]=&quot;MB&quot;;[.AP32]=&quot;mb&quot;);80;IF(OR([.AP32]=&quot;E&quot;;[.AP32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S32]=&quot;I&quot;;[.AS32]=&quot;i&quot;);40;(IF(OR([.AS32]=&quot;R&quot;;[.AS32]=&quot;r&quot;);60;IF(OR([.AS32]=&quot;B&quot;;[.AS32]=&quot;b&quot;);60;IF(OR([.AS32]=&quot;MB&quot;;[.AS32]=&quot;mb&quot;);80;IF(OR([.AS32]=&quot;E&quot;;[.AS32]=&quot;e&quot;);100;0))))))" office:value-type="float" office:value="0" calcext:value-type="float">
            <text:p>0</text:p>
          </table:table-cell>
          <table:table-cell table:style-name="ce147" table:formula="of:=((([.M32]*[.K$6])+([.P32]*[.N$6])+([.S32]*[.Q$6])+([.V32]*[.T$6])+([.Y32]*[.W$6])+([.AB32]*[.Z$6])+([.AE32]*[.AC$6])+([.AH32]*[.AF$6])+([.AK32]*[.AI$6])+([.AN32]*[.AL$6])+([.AQ32]*[.AO$6])+([.AT32]*[.AR$6])))*(2/(100*[.AU$6]))" office:value-type="float" office:value="0" calcext:value-type="float">
            <text:p>0,0</text:p>
          </table:table-cell>
          <table:table-cell table:style-name="ce153" table:formula="of:=COUNTIF([.K32:.AT32];&quot;F&quot;)*2" office:value-type="float" office:value="0" calcext:value-type="float">
            <text:p>0</text:p>
          </table:table-cell>
          <table:table-cell table:style-name="ce158" table:formula="of:=COUNTIF([.K32:.AT32];&quot;P&quot;)*2" office:value-type="float" office:value="0" calcext:value-type="float">
            <text:p>0</text:p>
          </table:table-cell>
          <table:table-cell table:style-name="ce161" table:number-columns-repeated="975"/>
        </table:table-row>
        <table:table-row table:style-name="ro4" table:visibility="collapse">
          <table:table-cell table:style-name="ce60" table:formula="of:=[diario_classe.A33]" office:value-type="float" office:value="0" calcext:value-type="float">
            <text:p>0</text:p>
          </table:table-cell>
          <table:table-cell table:style-name="ce67" table:number-columns-repeated="3"/>
          <table:table-cell table:style-name="ce67" table:formula="of:=[diario_classe.E33]" office:value-type="currency" office:currency="BRL" office:value="0" calcext:value-type="currency">
            <text:p>R$ 0,00</text:p>
          </table:table-cell>
          <table:table-cell table:style-name="ce75" table:formula="of:=[diario_classe.F33]" office:value-type="float" office:value="0" calcext:value-type="float">
            <text:p>0</text:p>
          </table:table-cell>
          <table:table-cell table:style-name="ce67" table:number-columns-repeated="3"/>
          <table:table-cell table:style-name="ce83"/>
          <table:table-cell table:style-name="ce94"/>
          <table:table-cell table:style-name="ce101"/>
          <table:table-cell table:style-name="ce109" table:formula="of:=IF(OR([.L33]=&quot;I&quot;;[.L33]=&quot;i&quot;);40;(IF(OR([.L33]=&quot;R&quot;;[.L33]=&quot;r&quot;);60;IF(OR([.L33]=&quot;B&quot;;[.L33]=&quot;b&quot;);60;IF(OR([.L33]=&quot;MB&quot;;[.L33]=&quot;mb&quot;);80;IF(OR([.L33]=&quot;E&quot;;[.L33]=&quot;e&quot;);100;0))))))" office:value-type="float" office:value="0" calcext:value-type="float">
            <text:p>0</text:p>
          </table:table-cell>
          <table:table-cell table:style-name="ce94"/>
          <table:table-cell table:style-name="ce101"/>
          <table:table-cell table:style-name="ce109" table:formula="of:=IF(OR([.O33]=&quot;I&quot;;[.O33]=&quot;i&quot;);40;(IF(OR([.O33]=&quot;R&quot;;[.O33]=&quot;r&quot;);60;IF(OR([.O33]=&quot;B&quot;;[.O33]=&quot;b&quot;);60;IF(OR([.O33]=&quot;MB&quot;;[.O33]=&quot;mb&quot;);80;IF(OR([.O33]=&quot;E&quot;;[.O33]=&quot;e&quot;);100;0))))))" office:value-type="float" office:value="0" calcext:value-type="float">
            <text:p>0</text:p>
          </table:table-cell>
          <table:table-cell table:style-name="ce60"/>
          <table:table-cell table:style-name="ce101"/>
          <table:table-cell table:style-name="ce109" table:formula="of:=IF(OR([.R33]=&quot;I&quot;;[.R33]=&quot;i&quot;);40;(IF(OR([.R33]=&quot;R&quot;;[.R33]=&quot;r&quot;);60;IF(OR([.R33]=&quot;B&quot;;[.R33]=&quot;b&quot;);60;IF(OR([.R33]=&quot;MB&quot;;[.R33]=&quot;mb&quot;);80;IF(OR([.R33]=&quot;E&quot;;[.R33]=&quot;e&quot;);100;0))))))" office:value-type="float" office:value="0" calcext:value-type="float">
            <text:p>0</text:p>
          </table:table-cell>
          <table:table-cell table:style-name="ce60"/>
          <table:table-cell table:style-name="ce101"/>
          <table:table-cell table:style-name="ce109" table:formula="of:=IF(OR([.U33]=&quot;I&quot;;[.U33]=&quot;i&quot;);40;(IF(OR([.U33]=&quot;R&quot;;[.U33]=&quot;r&quot;);60;IF(OR([.U33]=&quot;B&quot;;[.U33]=&quot;b&quot;);60;IF(OR([.U33]=&quot;MB&quot;;[.U33]=&quot;mb&quot;);80;IF(OR([.U33]=&quot;E&quot;;[.U33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X33]=&quot;I&quot;;[.X33]=&quot;i&quot;);40;(IF(OR([.X33]=&quot;R&quot;;[.X33]=&quot;r&quot;);60;IF(OR([.X33]=&quot;B&quot;;[.X33]=&quot;b&quot;);60;IF(OR([.X33]=&quot;MB&quot;;[.X33]=&quot;mb&quot;);80;IF(OR([.X33]=&quot;E&quot;;[.X33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A33]=&quot;I&quot;;[.AA33]=&quot;i&quot;);40;(IF(OR([.AA33]=&quot;R&quot;;[.AA33]=&quot;r&quot;);60;IF(OR([.AA33]=&quot;B&quot;;[.AA33]=&quot;b&quot;);60;IF(OR([.AA33]=&quot;MB&quot;;[.AA33]=&quot;mb&quot;);80;IF(OR([.AA33]=&quot;E&quot;;[.AA33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D33]=&quot;I&quot;;[.AD33]=&quot;i&quot;);40;(IF(OR([.AD33]=&quot;R&quot;;[.AD33]=&quot;r&quot;);60;IF(OR([.AD33]=&quot;B&quot;;[.AD33]=&quot;b&quot;);60;IF(OR([.AD33]=&quot;MB&quot;;[.AD33]=&quot;mb&quot;);80;IF(OR([.AD33]=&quot;E&quot;;[.AD33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G33]=&quot;I&quot;;[.AG33]=&quot;i&quot;);40;(IF(OR([.AG33]=&quot;R&quot;;[.AG33]=&quot;r&quot;);60;IF(OR([.AG33]=&quot;B&quot;;[.AG33]=&quot;b&quot;);60;IF(OR([.AG33]=&quot;MB&quot;;[.AG33]=&quot;mb&quot;);80;IF(OR([.AG33]=&quot;E&quot;;[.AG33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J33]=&quot;I&quot;;[.AJ33]=&quot;i&quot;);40;(IF(OR([.AJ33]=&quot;R&quot;;[.AJ33]=&quot;r&quot;);60;IF(OR([.AJ33]=&quot;B&quot;;[.AJ33]=&quot;b&quot;);60;IF(OR([.AJ33]=&quot;MB&quot;;[.AJ33]=&quot;mb&quot;);80;IF(OR([.AJ33]=&quot;E&quot;;[.AJ33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M33]=&quot;I&quot;;[.AM33]=&quot;i&quot;);40;(IF(OR([.AM33]=&quot;R&quot;;[.AM33]=&quot;r&quot;);60;IF(OR([.AM33]=&quot;B&quot;;[.AM33]=&quot;b&quot;);60;IF(OR([.AM33]=&quot;MB&quot;;[.AM33]=&quot;mb&quot;);80;IF(OR([.AM33]=&quot;E&quot;;[.AM33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P33]=&quot;I&quot;;[.AP33]=&quot;i&quot;);40;(IF(OR([.AP33]=&quot;R&quot;;[.AP33]=&quot;r&quot;);60;IF(OR([.AP33]=&quot;B&quot;;[.AP33]=&quot;b&quot;);60;IF(OR([.AP33]=&quot;MB&quot;;[.AP33]=&quot;mb&quot;);80;IF(OR([.AP33]=&quot;E&quot;;[.AP33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S33]=&quot;I&quot;;[.AS33]=&quot;i&quot;);40;(IF(OR([.AS33]=&quot;R&quot;;[.AS33]=&quot;r&quot;);60;IF(OR([.AS33]=&quot;B&quot;;[.AS33]=&quot;b&quot;);60;IF(OR([.AS33]=&quot;MB&quot;;[.AS33]=&quot;mb&quot;);80;IF(OR([.AS33]=&quot;E&quot;;[.AS33]=&quot;e&quot;);100;0))))))" office:value-type="float" office:value="0" calcext:value-type="float">
            <text:p>0</text:p>
          </table:table-cell>
          <table:table-cell table:style-name="ce146" table:formula="of:=((([.M33]*[.K$6])+([.P33]*[.N$6])+([.S33]*[.Q$6])+([.V33]*[.T$6])+([.Y33]*[.W$6])+([.AB33]*[.Z$6])+([.AE33]*[.AC$6])+([.AH33]*[.AF$6])+([.AK33]*[.AI$6])+([.AN33]*[.AL$6])+([.AQ33]*[.AO$6])+([.AT33]*[.AR$6])))*(2/(100*[.AU$6]))" office:value-type="float" office:value="0" calcext:value-type="float">
            <text:p>0,0</text:p>
          </table:table-cell>
          <table:table-cell table:style-name="ce152" table:formula="of:=COUNTIF([.K33:.AT33];&quot;F&quot;)*2" office:value-type="float" office:value="0" calcext:value-type="float">
            <text:p>0</text:p>
          </table:table-cell>
          <table:table-cell table:style-name="ce157" table:formula="of:=COUNTIF([.K33:.AT33];&quot;P&quot;)*2" office:value-type="float" office:value="0" calcext:value-type="float">
            <text:p>0</text:p>
          </table:table-cell>
          <table:table-cell table:style-name="ce160" table:number-columns-repeated="975"/>
        </table:table-row>
        <table:table-row table:style-name="ro4" table:visibility="collapse">
          <table:table-cell table:style-name="ce61" table:formula="of:=[diario_classe.A34]" office:value-type="float" office:value="0" calcext:value-type="float">
            <text:p>0</text:p>
          </table:table-cell>
          <table:table-cell table:style-name="ce68" table:number-columns-repeated="3"/>
          <table:table-cell table:style-name="ce68" table:formula="of:=[diario_classe.E34]" office:value-type="currency" office:currency="BRL" office:value="0" calcext:value-type="currency">
            <text:p>R$ 0,00</text:p>
          </table:table-cell>
          <table:table-cell table:style-name="ce76" table:formula="of:=[diario_classe.F34]" office:value-type="float" office:value="0" calcext:value-type="float">
            <text:p>0</text:p>
          </table:table-cell>
          <table:table-cell table:style-name="ce68" table:number-columns-repeated="3"/>
          <table:table-cell table:style-name="ce84"/>
          <table:table-cell table:style-name="ce93"/>
          <table:table-cell table:style-name="ce102"/>
          <table:table-cell table:style-name="ce110" table:formula="of:=IF(OR([.L34]=&quot;I&quot;;[.L34]=&quot;i&quot;);40;(IF(OR([.L34]=&quot;R&quot;;[.L34]=&quot;r&quot;);60;IF(OR([.L34]=&quot;B&quot;;[.L34]=&quot;b&quot;);60;IF(OR([.L34]=&quot;MB&quot;;[.L34]=&quot;mb&quot;);80;IF(OR([.L34]=&quot;E&quot;;[.L34]=&quot;e&quot;);100;0))))))" office:value-type="float" office:value="0" calcext:value-type="float">
            <text:p>0</text:p>
          </table:table-cell>
          <table:table-cell table:style-name="ce93"/>
          <table:table-cell table:style-name="ce102"/>
          <table:table-cell table:style-name="ce110" table:formula="of:=IF(OR([.O34]=&quot;I&quot;;[.O34]=&quot;i&quot;);40;(IF(OR([.O34]=&quot;R&quot;;[.O34]=&quot;r&quot;);60;IF(OR([.O34]=&quot;B&quot;;[.O34]=&quot;b&quot;);60;IF(OR([.O34]=&quot;MB&quot;;[.O34]=&quot;mb&quot;);80;IF(OR([.O34]=&quot;E&quot;;[.O34]=&quot;e&quot;);100;0))))))" office:value-type="float" office:value="0" calcext:value-type="float">
            <text:p>0</text:p>
          </table:table-cell>
          <table:table-cell table:style-name="ce61"/>
          <table:table-cell table:style-name="ce102"/>
          <table:table-cell table:style-name="ce110" table:formula="of:=IF(OR([.R34]=&quot;I&quot;;[.R34]=&quot;i&quot;);40;(IF(OR([.R34]=&quot;R&quot;;[.R34]=&quot;r&quot;);60;IF(OR([.R34]=&quot;B&quot;;[.R34]=&quot;b&quot;);60;IF(OR([.R34]=&quot;MB&quot;;[.R34]=&quot;mb&quot;);80;IF(OR([.R34]=&quot;E&quot;;[.R34]=&quot;e&quot;);100;0))))))" office:value-type="float" office:value="0" calcext:value-type="float">
            <text:p>0</text:p>
          </table:table-cell>
          <table:table-cell table:style-name="ce61"/>
          <table:table-cell table:style-name="ce102"/>
          <table:table-cell table:style-name="ce110" table:formula="of:=IF(OR([.U34]=&quot;I&quot;;[.U34]=&quot;i&quot;);40;(IF(OR([.U34]=&quot;R&quot;;[.U34]=&quot;r&quot;);60;IF(OR([.U34]=&quot;B&quot;;[.U34]=&quot;b&quot;);60;IF(OR([.U34]=&quot;MB&quot;;[.U34]=&quot;mb&quot;);80;IF(OR([.U34]=&quot;E&quot;;[.U34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X34]=&quot;I&quot;;[.X34]=&quot;i&quot;);40;(IF(OR([.X34]=&quot;R&quot;;[.X34]=&quot;r&quot;);60;IF(OR([.X34]=&quot;B&quot;;[.X34]=&quot;b&quot;);60;IF(OR([.X34]=&quot;MB&quot;;[.X34]=&quot;mb&quot;);80;IF(OR([.X34]=&quot;E&quot;;[.X34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A34]=&quot;I&quot;;[.AA34]=&quot;i&quot;);40;(IF(OR([.AA34]=&quot;R&quot;;[.AA34]=&quot;r&quot;);60;IF(OR([.AA34]=&quot;B&quot;;[.AA34]=&quot;b&quot;);60;IF(OR([.AA34]=&quot;MB&quot;;[.AA34]=&quot;mb&quot;);80;IF(OR([.AA34]=&quot;E&quot;;[.AA34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D34]=&quot;I&quot;;[.AD34]=&quot;i&quot;);40;(IF(OR([.AD34]=&quot;R&quot;;[.AD34]=&quot;r&quot;);60;IF(OR([.AD34]=&quot;B&quot;;[.AD34]=&quot;b&quot;);60;IF(OR([.AD34]=&quot;MB&quot;;[.AD34]=&quot;mb&quot;);80;IF(OR([.AD34]=&quot;E&quot;;[.AD34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G34]=&quot;I&quot;;[.AG34]=&quot;i&quot;);40;(IF(OR([.AG34]=&quot;R&quot;;[.AG34]=&quot;r&quot;);60;IF(OR([.AG34]=&quot;B&quot;;[.AG34]=&quot;b&quot;);60;IF(OR([.AG34]=&quot;MB&quot;;[.AG34]=&quot;mb&quot;);80;IF(OR([.AG34]=&quot;E&quot;;[.AG34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J34]=&quot;I&quot;;[.AJ34]=&quot;i&quot;);40;(IF(OR([.AJ34]=&quot;R&quot;;[.AJ34]=&quot;r&quot;);60;IF(OR([.AJ34]=&quot;B&quot;;[.AJ34]=&quot;b&quot;);60;IF(OR([.AJ34]=&quot;MB&quot;;[.AJ34]=&quot;mb&quot;);80;IF(OR([.AJ34]=&quot;E&quot;;[.AJ34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M34]=&quot;I&quot;;[.AM34]=&quot;i&quot;);40;(IF(OR([.AM34]=&quot;R&quot;;[.AM34]=&quot;r&quot;);60;IF(OR([.AM34]=&quot;B&quot;;[.AM34]=&quot;b&quot;);60;IF(OR([.AM34]=&quot;MB&quot;;[.AM34]=&quot;mb&quot;);80;IF(OR([.AM34]=&quot;E&quot;;[.AM34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P34]=&quot;I&quot;;[.AP34]=&quot;i&quot;);40;(IF(OR([.AP34]=&quot;R&quot;;[.AP34]=&quot;r&quot;);60;IF(OR([.AP34]=&quot;B&quot;;[.AP34]=&quot;b&quot;);60;IF(OR([.AP34]=&quot;MB&quot;;[.AP34]=&quot;mb&quot;);80;IF(OR([.AP34]=&quot;E&quot;;[.AP34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S34]=&quot;I&quot;;[.AS34]=&quot;i&quot;);40;(IF(OR([.AS34]=&quot;R&quot;;[.AS34]=&quot;r&quot;);60;IF(OR([.AS34]=&quot;B&quot;;[.AS34]=&quot;b&quot;);60;IF(OR([.AS34]=&quot;MB&quot;;[.AS34]=&quot;mb&quot;);80;IF(OR([.AS34]=&quot;E&quot;;[.AS34]=&quot;e&quot;);100;0))))))" office:value-type="float" office:value="0" calcext:value-type="float">
            <text:p>0</text:p>
          </table:table-cell>
          <table:table-cell table:style-name="ce147" table:formula="of:=((([.M34]*[.K$6])+([.P34]*[.N$6])+([.S34]*[.Q$6])+([.V34]*[.T$6])+([.Y34]*[.W$6])+([.AB34]*[.Z$6])+([.AE34]*[.AC$6])+([.AH34]*[.AF$6])+([.AK34]*[.AI$6])+([.AN34]*[.AL$6])+([.AQ34]*[.AO$6])+([.AT34]*[.AR$6])))*(2/(100*[.AU$6]))" office:value-type="float" office:value="0" calcext:value-type="float">
            <text:p>0,0</text:p>
          </table:table-cell>
          <table:table-cell table:style-name="ce153" table:formula="of:=COUNTIF([.K34:.AT34];&quot;F&quot;)*2" office:value-type="float" office:value="0" calcext:value-type="float">
            <text:p>0</text:p>
          </table:table-cell>
          <table:table-cell table:style-name="ce158" table:formula="of:=COUNTIF([.K34:.AT34];&quot;P&quot;)*2" office:value-type="float" office:value="0" calcext:value-type="float">
            <text:p>0</text:p>
          </table:table-cell>
          <table:table-cell table:style-name="ce161" table:number-columns-repeated="975"/>
        </table:table-row>
        <table:table-row table:style-name="ro4" table:visibility="collapse">
          <table:table-cell table:style-name="ce60" table:formula="of:=[diario_classe.A35]" office:value-type="float" office:value="0" calcext:value-type="float">
            <text:p>0</text:p>
          </table:table-cell>
          <table:table-cell table:style-name="ce67" table:number-columns-repeated="3"/>
          <table:table-cell table:style-name="ce67" table:formula="of:=[diario_classe.E35]" office:value-type="currency" office:currency="BRL" office:value="0" calcext:value-type="currency">
            <text:p>R$ 0,00</text:p>
          </table:table-cell>
          <table:table-cell table:style-name="ce75" table:formula="of:=[diario_classe.F35]" office:value-type="float" office:value="0" calcext:value-type="float">
            <text:p>0</text:p>
          </table:table-cell>
          <table:table-cell table:style-name="ce67" table:number-columns-repeated="3"/>
          <table:table-cell table:style-name="ce83"/>
          <table:table-cell table:style-name="ce60"/>
          <table:table-cell table:style-name="ce101"/>
          <table:table-cell table:style-name="ce109" table:formula="of:=IF(OR([.L35]=&quot;I&quot;;[.L35]=&quot;i&quot;);40;(IF(OR([.L35]=&quot;R&quot;;[.L35]=&quot;r&quot;);60;IF(OR([.L35]=&quot;B&quot;;[.L35]=&quot;b&quot;);60;IF(OR([.L35]=&quot;MB&quot;;[.L35]=&quot;mb&quot;);80;IF(OR([.L35]=&quot;E&quot;;[.L35]=&quot;e&quot;);100;0))))))" office:value-type="float" office:value="0" calcext:value-type="float">
            <text:p>0</text:p>
          </table:table-cell>
          <table:table-cell table:style-name="ce94"/>
          <table:table-cell table:style-name="ce101"/>
          <table:table-cell table:style-name="ce109" table:formula="of:=IF(OR([.O35]=&quot;I&quot;;[.O35]=&quot;i&quot;);40;(IF(OR([.O35]=&quot;R&quot;;[.O35]=&quot;r&quot;);60;IF(OR([.O35]=&quot;B&quot;;[.O35]=&quot;b&quot;);60;IF(OR([.O35]=&quot;MB&quot;;[.O35]=&quot;mb&quot;);80;IF(OR([.O35]=&quot;E&quot;;[.O35]=&quot;e&quot;);100;0))))))" office:value-type="float" office:value="0" calcext:value-type="float">
            <text:p>0</text:p>
          </table:table-cell>
          <table:table-cell table:style-name="ce94"/>
          <table:table-cell table:style-name="ce101"/>
          <table:table-cell table:style-name="ce109" table:formula="of:=IF(OR([.R35]=&quot;I&quot;;[.R35]=&quot;i&quot;);40;(IF(OR([.R35]=&quot;R&quot;;[.R35]=&quot;r&quot;);60;IF(OR([.R35]=&quot;B&quot;;[.R35]=&quot;b&quot;);60;IF(OR([.R35]=&quot;MB&quot;;[.R35]=&quot;mb&quot;);80;IF(OR([.R35]=&quot;E&quot;;[.R35]=&quot;e&quot;);100;0))))))" office:value-type="float" office:value="0" calcext:value-type="float">
            <text:p>0</text:p>
          </table:table-cell>
          <table:table-cell table:style-name="ce94"/>
          <table:table-cell table:style-name="ce101"/>
          <table:table-cell table:style-name="ce109" table:formula="of:=IF(OR([.U35]=&quot;I&quot;;[.U35]=&quot;i&quot;);40;(IF(OR([.U35]=&quot;R&quot;;[.U35]=&quot;r&quot;);60;IF(OR([.U35]=&quot;B&quot;;[.U35]=&quot;b&quot;);60;IF(OR([.U35]=&quot;MB&quot;;[.U35]=&quot;mb&quot;);80;IF(OR([.U35]=&quot;E&quot;;[.U35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X35]=&quot;I&quot;;[.X35]=&quot;i&quot;);40;(IF(OR([.X35]=&quot;R&quot;;[.X35]=&quot;r&quot;);60;IF(OR([.X35]=&quot;B&quot;;[.X35]=&quot;b&quot;);60;IF(OR([.X35]=&quot;MB&quot;;[.X35]=&quot;mb&quot;);80;IF(OR([.X35]=&quot;E&quot;;[.X35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A35]=&quot;I&quot;;[.AA35]=&quot;i&quot;);40;(IF(OR([.AA35]=&quot;R&quot;;[.AA35]=&quot;r&quot;);60;IF(OR([.AA35]=&quot;B&quot;;[.AA35]=&quot;b&quot;);60;IF(OR([.AA35]=&quot;MB&quot;;[.AA35]=&quot;mb&quot;);80;IF(OR([.AA35]=&quot;E&quot;;[.AA35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D35]=&quot;I&quot;;[.AD35]=&quot;i&quot;);40;(IF(OR([.AD35]=&quot;R&quot;;[.AD35]=&quot;r&quot;);60;IF(OR([.AD35]=&quot;B&quot;;[.AD35]=&quot;b&quot;);60;IF(OR([.AD35]=&quot;MB&quot;;[.AD35]=&quot;mb&quot;);80;IF(OR([.AD35]=&quot;E&quot;;[.AD35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G35]=&quot;I&quot;;[.AG35]=&quot;i&quot;);40;(IF(OR([.AG35]=&quot;R&quot;;[.AG35]=&quot;r&quot;);60;IF(OR([.AG35]=&quot;B&quot;;[.AG35]=&quot;b&quot;);60;IF(OR([.AG35]=&quot;MB&quot;;[.AG35]=&quot;mb&quot;);80;IF(OR([.AG35]=&quot;E&quot;;[.AG35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J35]=&quot;I&quot;;[.AJ35]=&quot;i&quot;);40;(IF(OR([.AJ35]=&quot;R&quot;;[.AJ35]=&quot;r&quot;);60;IF(OR([.AJ35]=&quot;B&quot;;[.AJ35]=&quot;b&quot;);60;IF(OR([.AJ35]=&quot;MB&quot;;[.AJ35]=&quot;mb&quot;);80;IF(OR([.AJ35]=&quot;E&quot;;[.AJ35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M35]=&quot;I&quot;;[.AM35]=&quot;i&quot;);40;(IF(OR([.AM35]=&quot;R&quot;;[.AM35]=&quot;r&quot;);60;IF(OR([.AM35]=&quot;B&quot;;[.AM35]=&quot;b&quot;);60;IF(OR([.AM35]=&quot;MB&quot;;[.AM35]=&quot;mb&quot;);80;IF(OR([.AM35]=&quot;E&quot;;[.AM35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P35]=&quot;I&quot;;[.AP35]=&quot;i&quot;);40;(IF(OR([.AP35]=&quot;R&quot;;[.AP35]=&quot;r&quot;);60;IF(OR([.AP35]=&quot;B&quot;;[.AP35]=&quot;b&quot;);60;IF(OR([.AP35]=&quot;MB&quot;;[.AP35]=&quot;mb&quot;);80;IF(OR([.AP35]=&quot;E&quot;;[.AP35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S35]=&quot;I&quot;;[.AS35]=&quot;i&quot;);40;(IF(OR([.AS35]=&quot;R&quot;;[.AS35]=&quot;r&quot;);60;IF(OR([.AS35]=&quot;B&quot;;[.AS35]=&quot;b&quot;);60;IF(OR([.AS35]=&quot;MB&quot;;[.AS35]=&quot;mb&quot;);80;IF(OR([.AS35]=&quot;E&quot;;[.AS35]=&quot;e&quot;);100;0))))))" office:value-type="float" office:value="0" calcext:value-type="float">
            <text:p>0</text:p>
          </table:table-cell>
          <table:table-cell table:style-name="ce146" table:formula="of:=((([.M35]*[.K$6])+([.P35]*[.N$6])+([.S35]*[.Q$6])+([.V35]*[.T$6])+([.Y35]*[.W$6])+([.AB35]*[.Z$6])+([.AE35]*[.AC$6])+([.AH35]*[.AF$6])+([.AK35]*[.AI$6])+([.AN35]*[.AL$6])+([.AQ35]*[.AO$6])+([.AT35]*[.AR$6])))*(2/(100*[.AU$6]))" office:value-type="float" office:value="0" calcext:value-type="float">
            <text:p>0,0</text:p>
          </table:table-cell>
          <table:table-cell table:style-name="ce152" table:formula="of:=COUNTIF([.K35:.AT35];&quot;F&quot;)*2" office:value-type="float" office:value="0" calcext:value-type="float">
            <text:p>0</text:p>
          </table:table-cell>
          <table:table-cell table:style-name="ce157" table:formula="of:=COUNTIF([.K35:.AT35];&quot;P&quot;)*2" office:value-type="float" office:value="0" calcext:value-type="float">
            <text:p>0</text:p>
          </table:table-cell>
          <table:table-cell table:style-name="ce160" table:number-columns-repeated="975"/>
        </table:table-row>
        <table:table-row table:style-name="ro4" table:visibility="collapse">
          <table:table-cell table:style-name="ce61" table:formula="of:=[diario_classe.A36]" office:value-type="float" office:value="0" calcext:value-type="float">
            <text:p>0</text:p>
          </table:table-cell>
          <table:table-cell table:style-name="ce68" table:number-columns-repeated="3"/>
          <table:table-cell table:style-name="ce68" table:formula="of:=[diario_classe.E36]" office:value-type="currency" office:currency="BRL" office:value="0" calcext:value-type="currency">
            <text:p>R$ 0,00</text:p>
          </table:table-cell>
          <table:table-cell table:style-name="ce77" table:formula="of:=[diario_classe.F36]" office:value-type="float" office:value="0" calcext:value-type="float">
            <text:p>0</text:p>
          </table:table-cell>
          <table:table-cell table:style-name="ce68" table:number-columns-repeated="3"/>
          <table:table-cell table:style-name="ce84"/>
          <table:table-cell table:style-name="ce61"/>
          <table:table-cell table:style-name="ce102"/>
          <table:table-cell table:style-name="ce110" table:formula="of:=IF(OR([.L36]=&quot;I&quot;;[.L36]=&quot;i&quot;);40;(IF(OR([.L36]=&quot;R&quot;;[.L36]=&quot;r&quot;);60;IF(OR([.L36]=&quot;B&quot;;[.L36]=&quot;b&quot;);60;IF(OR([.L36]=&quot;MB&quot;;[.L36]=&quot;mb&quot;);80;IF(OR([.L36]=&quot;E&quot;;[.L36]=&quot;e&quot;);100;0))))))" office:value-type="float" office:value="0" calcext:value-type="float">
            <text:p>0</text:p>
          </table:table-cell>
          <table:table-cell table:style-name="ce93"/>
          <table:table-cell table:style-name="ce102"/>
          <table:table-cell table:style-name="ce110" table:formula="of:=IF(OR([.O36]=&quot;I&quot;;[.O36]=&quot;i&quot;);40;(IF(OR([.O36]=&quot;R&quot;;[.O36]=&quot;r&quot;);60;IF(OR([.O36]=&quot;B&quot;;[.O36]=&quot;b&quot;);60;IF(OR([.O36]=&quot;MB&quot;;[.O36]=&quot;mb&quot;);80;IF(OR([.O36]=&quot;E&quot;;[.O36]=&quot;e&quot;);100;0))))))" office:value-type="float" office:value="0" calcext:value-type="float">
            <text:p>0</text:p>
          </table:table-cell>
          <table:table-cell table:style-name="ce93"/>
          <table:table-cell table:style-name="ce102"/>
          <table:table-cell table:style-name="ce110" table:formula="of:=IF(OR([.R36]=&quot;I&quot;;[.R36]=&quot;i&quot;);40;(IF(OR([.R36]=&quot;R&quot;;[.R36]=&quot;r&quot;);60;IF(OR([.R36]=&quot;B&quot;;[.R36]=&quot;b&quot;);60;IF(OR([.R36]=&quot;MB&quot;;[.R36]=&quot;mb&quot;);80;IF(OR([.R36]=&quot;E&quot;;[.R36]=&quot;e&quot;);100;0))))))" office:value-type="float" office:value="0" calcext:value-type="float">
            <text:p>0</text:p>
          </table:table-cell>
          <table:table-cell table:style-name="ce93"/>
          <table:table-cell table:style-name="ce102"/>
          <table:table-cell table:style-name="ce110" table:formula="of:=IF(OR([.U36]=&quot;I&quot;;[.U36]=&quot;i&quot;);40;(IF(OR([.U36]=&quot;R&quot;;[.U36]=&quot;r&quot;);60;IF(OR([.U36]=&quot;B&quot;;[.U36]=&quot;b&quot;);60;IF(OR([.U36]=&quot;MB&quot;;[.U36]=&quot;mb&quot;);80;IF(OR([.U36]=&quot;E&quot;;[.U36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X36]=&quot;I&quot;;[.X36]=&quot;i&quot;);40;(IF(OR([.X36]=&quot;R&quot;;[.X36]=&quot;r&quot;);60;IF(OR([.X36]=&quot;B&quot;;[.X36]=&quot;b&quot;);60;IF(OR([.X36]=&quot;MB&quot;;[.X36]=&quot;mb&quot;);80;IF(OR([.X36]=&quot;E&quot;;[.X36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A36]=&quot;I&quot;;[.AA36]=&quot;i&quot;);40;(IF(OR([.AA36]=&quot;R&quot;;[.AA36]=&quot;r&quot;);60;IF(OR([.AA36]=&quot;B&quot;;[.AA36]=&quot;b&quot;);60;IF(OR([.AA36]=&quot;MB&quot;;[.AA36]=&quot;mb&quot;);80;IF(OR([.AA36]=&quot;E&quot;;[.AA36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D36]=&quot;I&quot;;[.AD36]=&quot;i&quot;);40;(IF(OR([.AD36]=&quot;R&quot;;[.AD36]=&quot;r&quot;);60;IF(OR([.AD36]=&quot;B&quot;;[.AD36]=&quot;b&quot;);60;IF(OR([.AD36]=&quot;MB&quot;;[.AD36]=&quot;mb&quot;);80;IF(OR([.AD36]=&quot;E&quot;;[.AD36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G36]=&quot;I&quot;;[.AG36]=&quot;i&quot;);40;(IF(OR([.AG36]=&quot;R&quot;;[.AG36]=&quot;r&quot;);60;IF(OR([.AG36]=&quot;B&quot;;[.AG36]=&quot;b&quot;);60;IF(OR([.AG36]=&quot;MB&quot;;[.AG36]=&quot;mb&quot;);80;IF(OR([.AG36]=&quot;E&quot;;[.AG36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J36]=&quot;I&quot;;[.AJ36]=&quot;i&quot;);40;(IF(OR([.AJ36]=&quot;R&quot;;[.AJ36]=&quot;r&quot;);60;IF(OR([.AJ36]=&quot;B&quot;;[.AJ36]=&quot;b&quot;);60;IF(OR([.AJ36]=&quot;MB&quot;;[.AJ36]=&quot;mb&quot;);80;IF(OR([.AJ36]=&quot;E&quot;;[.AJ36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M36]=&quot;I&quot;;[.AM36]=&quot;i&quot;);40;(IF(OR([.AM36]=&quot;R&quot;;[.AM36]=&quot;r&quot;);60;IF(OR([.AM36]=&quot;B&quot;;[.AM36]=&quot;b&quot;);60;IF(OR([.AM36]=&quot;MB&quot;;[.AM36]=&quot;mb&quot;);80;IF(OR([.AM36]=&quot;E&quot;;[.AM36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P36]=&quot;I&quot;;[.AP36]=&quot;i&quot;);40;(IF(OR([.AP36]=&quot;R&quot;;[.AP36]=&quot;r&quot;);60;IF(OR([.AP36]=&quot;B&quot;;[.AP36]=&quot;b&quot;);60;IF(OR([.AP36]=&quot;MB&quot;;[.AP36]=&quot;mb&quot;);80;IF(OR([.AP36]=&quot;E&quot;;[.AP36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S36]=&quot;I&quot;;[.AS36]=&quot;i&quot;);40;(IF(OR([.AS36]=&quot;R&quot;;[.AS36]=&quot;r&quot;);60;IF(OR([.AS36]=&quot;B&quot;;[.AS36]=&quot;b&quot;);60;IF(OR([.AS36]=&quot;MB&quot;;[.AS36]=&quot;mb&quot;);80;IF(OR([.AS36]=&quot;E&quot;;[.AS36]=&quot;e&quot;);100;0))))))" office:value-type="float" office:value="0" calcext:value-type="float">
            <text:p>0</text:p>
          </table:table-cell>
          <table:table-cell table:style-name="ce147" table:formula="of:=((([.M36]*[.K$6])+([.P36]*[.N$6])+([.S36]*[.Q$6])+([.V36]*[.T$6])+([.Y36]*[.W$6])+([.AB36]*[.Z$6])+([.AE36]*[.AC$6])+([.AH36]*[.AF$6])+([.AK36]*[.AI$6])+([.AN36]*[.AL$6])+([.AQ36]*[.AO$6])+([.AT36]*[.AR$6])))*(2/(100*[.AU$6]))" office:value-type="float" office:value="0" calcext:value-type="float">
            <text:p>0,0</text:p>
          </table:table-cell>
          <table:table-cell table:style-name="ce153" table:formula="of:=COUNTIF([.K36:.AT36];&quot;F&quot;)*2" office:value-type="float" office:value="0" calcext:value-type="float">
            <text:p>0</text:p>
          </table:table-cell>
          <table:table-cell table:style-name="ce158" table:formula="of:=COUNTIF([.K36:.AT36];&quot;P&quot;)*2" office:value-type="float" office:value="0" calcext:value-type="float">
            <text:p>0</text:p>
          </table:table-cell>
          <table:table-cell table:style-name="ce161" table:number-columns-repeated="975"/>
        </table:table-row>
        <table:table-row table:style-name="ro4" table:visibility="collapse">
          <table:table-cell table:style-name="ce60" table:formula="of:=[diario_classe.A37]" office:value-type="float" office:value="0" calcext:value-type="float">
            <text:p>0</text:p>
          </table:table-cell>
          <table:table-cell table:style-name="ce67" table:number-columns-repeated="3"/>
          <table:table-cell table:style-name="ce67" table:formula="of:=[diario_classe.E37]" office:value-type="currency" office:currency="BRL" office:value="0" calcext:value-type="currency">
            <text:p>R$ 0,00</text:p>
          </table:table-cell>
          <table:table-cell table:style-name="ce75" table:formula="of:=[diario_classe.F37]" office:value-type="float" office:value="0" calcext:value-type="float">
            <text:p>0</text:p>
          </table:table-cell>
          <table:table-cell table:style-name="ce67" table:number-columns-repeated="3"/>
          <table:table-cell table:style-name="ce83"/>
          <table:table-cell table:style-name="ce94"/>
          <table:table-cell table:style-name="ce101"/>
          <table:table-cell table:style-name="ce109" table:formula="of:=IF(OR([.L37]=&quot;I&quot;;[.L37]=&quot;i&quot;);40;(IF(OR([.L37]=&quot;R&quot;;[.L37]=&quot;r&quot;);60;IF(OR([.L37]=&quot;B&quot;;[.L37]=&quot;b&quot;);60;IF(OR([.L37]=&quot;MB&quot;;[.L37]=&quot;mb&quot;);80;IF(OR([.L37]=&quot;E&quot;;[.L37]=&quot;e&quot;);100;0))))))" office:value-type="float" office:value="0" calcext:value-type="float">
            <text:p>0</text:p>
          </table:table-cell>
          <table:table-cell table:style-name="ce94"/>
          <table:table-cell table:style-name="ce101"/>
          <table:table-cell table:style-name="ce109" table:formula="of:=IF(OR([.O37]=&quot;I&quot;;[.O37]=&quot;i&quot;);40;(IF(OR([.O37]=&quot;R&quot;;[.O37]=&quot;r&quot;);60;IF(OR([.O37]=&quot;B&quot;;[.O37]=&quot;b&quot;);60;IF(OR([.O37]=&quot;MB&quot;;[.O37]=&quot;mb&quot;);80;IF(OR([.O37]=&quot;E&quot;;[.O37]=&quot;e&quot;);100;0))))))" office:value-type="float" office:value="0" calcext:value-type="float">
            <text:p>0</text:p>
          </table:table-cell>
          <table:table-cell table:style-name="ce94"/>
          <table:table-cell table:style-name="ce101"/>
          <table:table-cell table:style-name="ce109" table:formula="of:=IF(OR([.R37]=&quot;I&quot;;[.R37]=&quot;i&quot;);40;(IF(OR([.R37]=&quot;R&quot;;[.R37]=&quot;r&quot;);60;IF(OR([.R37]=&quot;B&quot;;[.R37]=&quot;b&quot;);60;IF(OR([.R37]=&quot;MB&quot;;[.R37]=&quot;mb&quot;);80;IF(OR([.R37]=&quot;E&quot;;[.R37]=&quot;e&quot;);100;0))))))" office:value-type="float" office:value="0" calcext:value-type="float">
            <text:p>0</text:p>
          </table:table-cell>
          <table:table-cell table:style-name="ce94"/>
          <table:table-cell table:style-name="ce101"/>
          <table:table-cell table:style-name="ce109" table:formula="of:=IF(OR([.U37]=&quot;I&quot;;[.U37]=&quot;i&quot;);40;(IF(OR([.U37]=&quot;R&quot;;[.U37]=&quot;r&quot;);60;IF(OR([.U37]=&quot;B&quot;;[.U37]=&quot;b&quot;);60;IF(OR([.U37]=&quot;MB&quot;;[.U37]=&quot;mb&quot;);80;IF(OR([.U37]=&quot;E&quot;;[.U37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X37]=&quot;I&quot;;[.X37]=&quot;i&quot;);40;(IF(OR([.X37]=&quot;R&quot;;[.X37]=&quot;r&quot;);60;IF(OR([.X37]=&quot;B&quot;;[.X37]=&quot;b&quot;);60;IF(OR([.X37]=&quot;MB&quot;;[.X37]=&quot;mb&quot;);80;IF(OR([.X37]=&quot;E&quot;;[.X37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A37]=&quot;I&quot;;[.AA37]=&quot;i&quot;);40;(IF(OR([.AA37]=&quot;R&quot;;[.AA37]=&quot;r&quot;);60;IF(OR([.AA37]=&quot;B&quot;;[.AA37]=&quot;b&quot;);60;IF(OR([.AA37]=&quot;MB&quot;;[.AA37]=&quot;mb&quot;);80;IF(OR([.AA37]=&quot;E&quot;;[.AA37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D37]=&quot;I&quot;;[.AD37]=&quot;i&quot;);40;(IF(OR([.AD37]=&quot;R&quot;;[.AD37]=&quot;r&quot;);60;IF(OR([.AD37]=&quot;B&quot;;[.AD37]=&quot;b&quot;);60;IF(OR([.AD37]=&quot;MB&quot;;[.AD37]=&quot;mb&quot;);80;IF(OR([.AD37]=&quot;E&quot;;[.AD37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G37]=&quot;I&quot;;[.AG37]=&quot;i&quot;);40;(IF(OR([.AG37]=&quot;R&quot;;[.AG37]=&quot;r&quot;);60;IF(OR([.AG37]=&quot;B&quot;;[.AG37]=&quot;b&quot;);60;IF(OR([.AG37]=&quot;MB&quot;;[.AG37]=&quot;mb&quot;);80;IF(OR([.AG37]=&quot;E&quot;;[.AG37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J37]=&quot;I&quot;;[.AJ37]=&quot;i&quot;);40;(IF(OR([.AJ37]=&quot;R&quot;;[.AJ37]=&quot;r&quot;);60;IF(OR([.AJ37]=&quot;B&quot;;[.AJ37]=&quot;b&quot;);60;IF(OR([.AJ37]=&quot;MB&quot;;[.AJ37]=&quot;mb&quot;);80;IF(OR([.AJ37]=&quot;E&quot;;[.AJ37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M37]=&quot;I&quot;;[.AM37]=&quot;i&quot;);40;(IF(OR([.AM37]=&quot;R&quot;;[.AM37]=&quot;r&quot;);60;IF(OR([.AM37]=&quot;B&quot;;[.AM37]=&quot;b&quot;);60;IF(OR([.AM37]=&quot;MB&quot;;[.AM37]=&quot;mb&quot;);80;IF(OR([.AM37]=&quot;E&quot;;[.AM37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P37]=&quot;I&quot;;[.AP37]=&quot;i&quot;);40;(IF(OR([.AP37]=&quot;R&quot;;[.AP37]=&quot;r&quot;);60;IF(OR([.AP37]=&quot;B&quot;;[.AP37]=&quot;b&quot;);60;IF(OR([.AP37]=&quot;MB&quot;;[.AP37]=&quot;mb&quot;);80;IF(OR([.AP37]=&quot;E&quot;;[.AP37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S37]=&quot;I&quot;;[.AS37]=&quot;i&quot;);40;(IF(OR([.AS37]=&quot;R&quot;;[.AS37]=&quot;r&quot;);60;IF(OR([.AS37]=&quot;B&quot;;[.AS37]=&quot;b&quot;);60;IF(OR([.AS37]=&quot;MB&quot;;[.AS37]=&quot;mb&quot;);80;IF(OR([.AS37]=&quot;E&quot;;[.AS37]=&quot;e&quot;);100;0))))))" office:value-type="float" office:value="0" calcext:value-type="float">
            <text:p>0</text:p>
          </table:table-cell>
          <table:table-cell table:style-name="ce146" table:formula="of:=((([.M37]*[.K$6])+([.P37]*[.N$6])+([.S37]*[.Q$6])+([.V37]*[.T$6])+([.Y37]*[.W$6])+([.AB37]*[.Z$6])+([.AE37]*[.AC$6])+([.AH37]*[.AF$6])+([.AK37]*[.AI$6])+([.AN37]*[.AL$6])+([.AQ37]*[.AO$6])+([.AT37]*[.AR$6])))*(2/(100*[.AU$6]))" office:value-type="float" office:value="0" calcext:value-type="float">
            <text:p>0,0</text:p>
          </table:table-cell>
          <table:table-cell table:style-name="ce152" table:formula="of:=COUNTIF([.K37:.AT37];&quot;F&quot;)*2" office:value-type="float" office:value="0" calcext:value-type="float">
            <text:p>0</text:p>
          </table:table-cell>
          <table:table-cell table:style-name="ce157" table:formula="of:=COUNTIF([.K37:.AT37];&quot;P&quot;)*2" office:value-type="float" office:value="0" calcext:value-type="float">
            <text:p>0</text:p>
          </table:table-cell>
          <table:table-cell table:style-name="ce160" table:number-columns-repeated="975"/>
        </table:table-row>
        <table:table-row table:style-name="ro4" table:visibility="collapse">
          <table:table-cell table:style-name="ce61" table:formula="of:=[diario_classe.A38]" office:value-type="float" office:value="0" calcext:value-type="float">
            <text:p>0</text:p>
          </table:table-cell>
          <table:table-cell table:style-name="ce68" table:number-columns-repeated="3"/>
          <table:table-cell table:style-name="ce68" table:formula="of:=[diario_classe.E38]" office:value-type="currency" office:currency="BRL" office:value="0" calcext:value-type="currency">
            <text:p>R$ 0,00</text:p>
          </table:table-cell>
          <table:table-cell table:style-name="ce76" table:formula="of:=[diario_classe.F38]" office:value-type="float" office:value="0" calcext:value-type="float">
            <text:p>0</text:p>
          </table:table-cell>
          <table:table-cell table:style-name="ce68" table:number-columns-repeated="3"/>
          <table:table-cell table:style-name="ce84"/>
          <table:table-cell table:style-name="ce93"/>
          <table:table-cell table:style-name="ce102"/>
          <table:table-cell table:style-name="ce110" table:formula="of:=IF(OR([.L38]=&quot;I&quot;;[.L38]=&quot;i&quot;);40;(IF(OR([.L38]=&quot;R&quot;;[.L38]=&quot;r&quot;);60;IF(OR([.L38]=&quot;B&quot;;[.L38]=&quot;b&quot;);60;IF(OR([.L38]=&quot;MB&quot;;[.L38]=&quot;mb&quot;);80;IF(OR([.L38]=&quot;E&quot;;[.L38]=&quot;e&quot;);100;0))))))" office:value-type="float" office:value="0" calcext:value-type="float">
            <text:p>0</text:p>
          </table:table-cell>
          <table:table-cell table:style-name="ce93"/>
          <table:table-cell table:style-name="ce102"/>
          <table:table-cell table:style-name="ce110" table:formula="of:=IF(OR([.O38]=&quot;I&quot;;[.O38]=&quot;i&quot;);40;(IF(OR([.O38]=&quot;R&quot;;[.O38]=&quot;r&quot;);60;IF(OR([.O38]=&quot;B&quot;;[.O38]=&quot;b&quot;);60;IF(OR([.O38]=&quot;MB&quot;;[.O38]=&quot;mb&quot;);80;IF(OR([.O38]=&quot;E&quot;;[.O38]=&quot;e&quot;);100;0))))))" office:value-type="float" office:value="0" calcext:value-type="float">
            <text:p>0</text:p>
          </table:table-cell>
          <table:table-cell table:style-name="ce93"/>
          <table:table-cell table:style-name="ce102"/>
          <table:table-cell table:style-name="ce110" table:formula="of:=IF(OR([.R38]=&quot;I&quot;;[.R38]=&quot;i&quot;);40;(IF(OR([.R38]=&quot;R&quot;;[.R38]=&quot;r&quot;);60;IF(OR([.R38]=&quot;B&quot;;[.R38]=&quot;b&quot;);60;IF(OR([.R38]=&quot;MB&quot;;[.R38]=&quot;mb&quot;);80;IF(OR([.R38]=&quot;E&quot;;[.R38]=&quot;e&quot;);100;0))))))" office:value-type="float" office:value="0" calcext:value-type="float">
            <text:p>0</text:p>
          </table:table-cell>
          <table:table-cell table:style-name="ce93"/>
          <table:table-cell table:style-name="ce102"/>
          <table:table-cell table:style-name="ce110" table:formula="of:=IF(OR([.U38]=&quot;I&quot;;[.U38]=&quot;i&quot;);40;(IF(OR([.U38]=&quot;R&quot;;[.U38]=&quot;r&quot;);60;IF(OR([.U38]=&quot;B&quot;;[.U38]=&quot;b&quot;);60;IF(OR([.U38]=&quot;MB&quot;;[.U38]=&quot;mb&quot;);80;IF(OR([.U38]=&quot;E&quot;;[.U38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X38]=&quot;I&quot;;[.X38]=&quot;i&quot;);40;(IF(OR([.X38]=&quot;R&quot;;[.X38]=&quot;r&quot;);60;IF(OR([.X38]=&quot;B&quot;;[.X38]=&quot;b&quot;);60;IF(OR([.X38]=&quot;MB&quot;;[.X38]=&quot;mb&quot;);80;IF(OR([.X38]=&quot;E&quot;;[.X38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A38]=&quot;I&quot;;[.AA38]=&quot;i&quot;);40;(IF(OR([.AA38]=&quot;R&quot;;[.AA38]=&quot;r&quot;);60;IF(OR([.AA38]=&quot;B&quot;;[.AA38]=&quot;b&quot;);60;IF(OR([.AA38]=&quot;MB&quot;;[.AA38]=&quot;mb&quot;);80;IF(OR([.AA38]=&quot;E&quot;;[.AA38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D38]=&quot;I&quot;;[.AD38]=&quot;i&quot;);40;(IF(OR([.AD38]=&quot;R&quot;;[.AD38]=&quot;r&quot;);60;IF(OR([.AD38]=&quot;B&quot;;[.AD38]=&quot;b&quot;);60;IF(OR([.AD38]=&quot;MB&quot;;[.AD38]=&quot;mb&quot;);80;IF(OR([.AD38]=&quot;E&quot;;[.AD38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G38]=&quot;I&quot;;[.AG38]=&quot;i&quot;);40;(IF(OR([.AG38]=&quot;R&quot;;[.AG38]=&quot;r&quot;);60;IF(OR([.AG38]=&quot;B&quot;;[.AG38]=&quot;b&quot;);60;IF(OR([.AG38]=&quot;MB&quot;;[.AG38]=&quot;mb&quot;);80;IF(OR([.AG38]=&quot;E&quot;;[.AG38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J38]=&quot;I&quot;;[.AJ38]=&quot;i&quot;);40;(IF(OR([.AJ38]=&quot;R&quot;;[.AJ38]=&quot;r&quot;);60;IF(OR([.AJ38]=&quot;B&quot;;[.AJ38]=&quot;b&quot;);60;IF(OR([.AJ38]=&quot;MB&quot;;[.AJ38]=&quot;mb&quot;);80;IF(OR([.AJ38]=&quot;E&quot;;[.AJ38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M38]=&quot;I&quot;;[.AM38]=&quot;i&quot;);40;(IF(OR([.AM38]=&quot;R&quot;;[.AM38]=&quot;r&quot;);60;IF(OR([.AM38]=&quot;B&quot;;[.AM38]=&quot;b&quot;);60;IF(OR([.AM38]=&quot;MB&quot;;[.AM38]=&quot;mb&quot;);80;IF(OR([.AM38]=&quot;E&quot;;[.AM38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P38]=&quot;I&quot;;[.AP38]=&quot;i&quot;);40;(IF(OR([.AP38]=&quot;R&quot;;[.AP38]=&quot;r&quot;);60;IF(OR([.AP38]=&quot;B&quot;;[.AP38]=&quot;b&quot;);60;IF(OR([.AP38]=&quot;MB&quot;;[.AP38]=&quot;mb&quot;);80;IF(OR([.AP38]=&quot;E&quot;;[.AP38]=&quot;e&quot;);100;0))))))" office:value-type="float" office:value="0" calcext:value-type="float">
            <text:p>0</text:p>
          </table:table-cell>
          <table:table-cell table:style-name="ce61"/>
          <table:table-cell table:style-name="ce132"/>
          <table:table-cell table:style-name="ce110" table:formula="of:=IF(OR([.AS38]=&quot;I&quot;;[.AS38]=&quot;i&quot;);40;(IF(OR([.AS38]=&quot;R&quot;;[.AS38]=&quot;r&quot;);60;IF(OR([.AS38]=&quot;B&quot;;[.AS38]=&quot;b&quot;);60;IF(OR([.AS38]=&quot;MB&quot;;[.AS38]=&quot;mb&quot;);80;IF(OR([.AS38]=&quot;E&quot;;[.AS38]=&quot;e&quot;);100;0))))))" office:value-type="float" office:value="0" calcext:value-type="float">
            <text:p>0</text:p>
          </table:table-cell>
          <table:table-cell table:style-name="ce147" table:formula="of:=((([.M38]*[.K$6])+([.P38]*[.N$6])+([.S38]*[.Q$6])+([.V38]*[.T$6])+([.Y38]*[.W$6])+([.AB38]*[.Z$6])+([.AE38]*[.AC$6])+([.AH38]*[.AF$6])+([.AK38]*[.AI$6])+([.AN38]*[.AL$6])+([.AQ38]*[.AO$6])+([.AT38]*[.AR$6])))*(2/(100*[.AU$6]))" office:value-type="float" office:value="0" calcext:value-type="float">
            <text:p>0,0</text:p>
          </table:table-cell>
          <table:table-cell table:style-name="ce153" table:formula="of:=COUNTIF([.K38:.AT38];&quot;F&quot;)*2" office:value-type="float" office:value="0" calcext:value-type="float">
            <text:p>0</text:p>
          </table:table-cell>
          <table:table-cell table:style-name="ce158" table:formula="of:=COUNTIF([.K38:.AT38];&quot;P&quot;)*2" office:value-type="float" office:value="0" calcext:value-type="float">
            <text:p>0</text:p>
          </table:table-cell>
          <table:table-cell table:style-name="ce161" table:number-columns-repeated="975"/>
        </table:table-row>
        <table:table-row table:style-name="ro4" table:visibility="collapse">
          <table:table-cell table:style-name="ce60" table:formula="of:=[diario_classe.A39]" office:value-type="float" office:value="0" calcext:value-type="float">
            <text:p>0</text:p>
          </table:table-cell>
          <table:table-cell table:style-name="ce67" table:number-columns-repeated="3"/>
          <table:table-cell table:style-name="ce67" table:formula="of:=[diario_classe.E39]" office:value-type="currency" office:currency="BRL" office:value="0" calcext:value-type="currency">
            <text:p>R$ 0,00</text:p>
          </table:table-cell>
          <table:table-cell table:style-name="ce75" table:formula="of:=[diario_classe.F39]" office:value-type="float" office:value="0" calcext:value-type="float">
            <text:p>0</text:p>
          </table:table-cell>
          <table:table-cell table:style-name="ce67" table:number-columns-repeated="3"/>
          <table:table-cell table:style-name="ce83"/>
          <table:table-cell table:style-name="ce94"/>
          <table:table-cell table:style-name="ce101"/>
          <table:table-cell table:style-name="ce109" table:formula="of:=IF(OR([.L39]=&quot;I&quot;;[.L39]=&quot;i&quot;);40;(IF(OR([.L39]=&quot;R&quot;;[.L39]=&quot;r&quot;);60;IF(OR([.L39]=&quot;B&quot;;[.L39]=&quot;b&quot;);60;IF(OR([.L39]=&quot;MB&quot;;[.L39]=&quot;mb&quot;);80;IF(OR([.L39]=&quot;E&quot;;[.L39]=&quot;e&quot;);100;0))))))" office:value-type="float" office:value="0" calcext:value-type="float">
            <text:p>0</text:p>
          </table:table-cell>
          <table:table-cell table:style-name="ce94"/>
          <table:table-cell table:style-name="ce101"/>
          <table:table-cell table:style-name="ce109" table:formula="of:=IF(OR([.O39]=&quot;I&quot;;[.O39]=&quot;i&quot;);40;(IF(OR([.O39]=&quot;R&quot;;[.O39]=&quot;r&quot;);60;IF(OR([.O39]=&quot;B&quot;;[.O39]=&quot;b&quot;);60;IF(OR([.O39]=&quot;MB&quot;;[.O39]=&quot;mb&quot;);80;IF(OR([.O39]=&quot;E&quot;;[.O39]=&quot;e&quot;);100;0))))))" office:value-type="float" office:value="0" calcext:value-type="float">
            <text:p>0</text:p>
          </table:table-cell>
          <table:table-cell table:style-name="ce94"/>
          <table:table-cell table:style-name="ce101"/>
          <table:table-cell table:style-name="ce109" table:formula="of:=IF(OR([.R39]=&quot;I&quot;;[.R39]=&quot;i&quot;);40;(IF(OR([.R39]=&quot;R&quot;;[.R39]=&quot;r&quot;);60;IF(OR([.R39]=&quot;B&quot;;[.R39]=&quot;b&quot;);60;IF(OR([.R39]=&quot;MB&quot;;[.R39]=&quot;mb&quot;);80;IF(OR([.R39]=&quot;E&quot;;[.R39]=&quot;e&quot;);100;0))))))" office:value-type="float" office:value="0" calcext:value-type="float">
            <text:p>0</text:p>
          </table:table-cell>
          <table:table-cell table:style-name="ce94"/>
          <table:table-cell table:style-name="ce101"/>
          <table:table-cell table:style-name="ce109" table:formula="of:=IF(OR([.U39]=&quot;I&quot;;[.U39]=&quot;i&quot;);40;(IF(OR([.U39]=&quot;R&quot;;[.U39]=&quot;r&quot;);60;IF(OR([.U39]=&quot;B&quot;;[.U39]=&quot;b&quot;);60;IF(OR([.U39]=&quot;MB&quot;;[.U39]=&quot;mb&quot;);80;IF(OR([.U39]=&quot;E&quot;;[.U39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X39]=&quot;I&quot;;[.X39]=&quot;i&quot;);40;(IF(OR([.X39]=&quot;R&quot;;[.X39]=&quot;r&quot;);60;IF(OR([.X39]=&quot;B&quot;;[.X39]=&quot;b&quot;);60;IF(OR([.X39]=&quot;MB&quot;;[.X39]=&quot;mb&quot;);80;IF(OR([.X39]=&quot;E&quot;;[.X39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A39]=&quot;I&quot;;[.AA39]=&quot;i&quot;);40;(IF(OR([.AA39]=&quot;R&quot;;[.AA39]=&quot;r&quot;);60;IF(OR([.AA39]=&quot;B&quot;;[.AA39]=&quot;b&quot;);60;IF(OR([.AA39]=&quot;MB&quot;;[.AA39]=&quot;mb&quot;);80;IF(OR([.AA39]=&quot;E&quot;;[.AA39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D39]=&quot;I&quot;;[.AD39]=&quot;i&quot;);40;(IF(OR([.AD39]=&quot;R&quot;;[.AD39]=&quot;r&quot;);60;IF(OR([.AD39]=&quot;B&quot;;[.AD39]=&quot;b&quot;);60;IF(OR([.AD39]=&quot;MB&quot;;[.AD39]=&quot;mb&quot;);80;IF(OR([.AD39]=&quot;E&quot;;[.AD39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G39]=&quot;I&quot;;[.AG39]=&quot;i&quot;);40;(IF(OR([.AG39]=&quot;R&quot;;[.AG39]=&quot;r&quot;);60;IF(OR([.AG39]=&quot;B&quot;;[.AG39]=&quot;b&quot;);60;IF(OR([.AG39]=&quot;MB&quot;;[.AG39]=&quot;mb&quot;);80;IF(OR([.AG39]=&quot;E&quot;;[.AG39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J39]=&quot;I&quot;;[.AJ39]=&quot;i&quot;);40;(IF(OR([.AJ39]=&quot;R&quot;;[.AJ39]=&quot;r&quot;);60;IF(OR([.AJ39]=&quot;B&quot;;[.AJ39]=&quot;b&quot;);60;IF(OR([.AJ39]=&quot;MB&quot;;[.AJ39]=&quot;mb&quot;);80;IF(OR([.AJ39]=&quot;E&quot;;[.AJ39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M39]=&quot;I&quot;;[.AM39]=&quot;i&quot;);40;(IF(OR([.AM39]=&quot;R&quot;;[.AM39]=&quot;r&quot;);60;IF(OR([.AM39]=&quot;B&quot;;[.AM39]=&quot;b&quot;);60;IF(OR([.AM39]=&quot;MB&quot;;[.AM39]=&quot;mb&quot;);80;IF(OR([.AM39]=&quot;E&quot;;[.AM39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P39]=&quot;I&quot;;[.AP39]=&quot;i&quot;);40;(IF(OR([.AP39]=&quot;R&quot;;[.AP39]=&quot;r&quot;);60;IF(OR([.AP39]=&quot;B&quot;;[.AP39]=&quot;b&quot;);60;IF(OR([.AP39]=&quot;MB&quot;;[.AP39]=&quot;mb&quot;);80;IF(OR([.AP39]=&quot;E&quot;;[.AP39]=&quot;e&quot;);100;0))))))" office:value-type="float" office:value="0" calcext:value-type="float">
            <text:p>0</text:p>
          </table:table-cell>
          <table:table-cell table:style-name="ce60"/>
          <table:table-cell table:style-name="ce131"/>
          <table:table-cell table:style-name="ce109" table:formula="of:=IF(OR([.AS39]=&quot;I&quot;;[.AS39]=&quot;i&quot;);40;(IF(OR([.AS39]=&quot;R&quot;;[.AS39]=&quot;r&quot;);60;IF(OR([.AS39]=&quot;B&quot;;[.AS39]=&quot;b&quot;);60;IF(OR([.AS39]=&quot;MB&quot;;[.AS39]=&quot;mb&quot;);80;IF(OR([.AS39]=&quot;E&quot;;[.AS39]=&quot;e&quot;);100;0))))))" office:value-type="float" office:value="0" calcext:value-type="float">
            <text:p>0</text:p>
          </table:table-cell>
          <table:table-cell table:style-name="ce146" table:formula="of:=((([.M39]*[.K$6])+([.P39]*[.N$6])+([.S39]*[.Q$6])+([.V39]*[.T$6])+([.Y39]*[.W$6])+([.AB39]*[.Z$6])+([.AE39]*[.AC$6])+([.AH39]*[.AF$6])+([.AK39]*[.AI$6])+([.AN39]*[.AL$6])+([.AQ39]*[.AO$6])+([.AT39]*[.AR$6])))*(2/(100*[.AU$6]))" office:value-type="float" office:value="0" calcext:value-type="float">
            <text:p>0,0</text:p>
          </table:table-cell>
          <table:table-cell table:style-name="ce152" table:formula="of:=COUNTIF([.K39:.AT39];&quot;F&quot;)*2" office:value-type="float" office:value="0" calcext:value-type="float">
            <text:p>0</text:p>
          </table:table-cell>
          <table:table-cell table:style-name="ce157" table:formula="of:=COUNTIF([.K39:.AT39];&quot;P&quot;)*2" office:value-type="float" office:value="0" calcext:value-type="float">
            <text:p>0</text:p>
          </table:table-cell>
          <table:table-cell table:style-name="ce160" table:number-columns-repeated="975"/>
        </table:table-row>
        <table:table-row table:style-name="ro4" table:visibility="collapse">
          <table:table-cell table:style-name="ce62" table:formula="of:=[diario_classe.A40]" office:value-type="float" office:value="0" calcext:value-type="float">
            <text:p>0</text:p>
          </table:table-cell>
          <table:table-cell table:style-name="ce64"/>
          <table:table-cell table:style-name="ce71"/>
          <table:table-cell table:style-name="ce64"/>
          <table:table-cell table:style-name="ce71" table:formula="of:=[diario_classe.E40]" office:value-type="currency" office:currency="BRL" office:value="0" calcext:value-type="currency">
            <text:p>R$ 0,00</text:p>
          </table:table-cell>
          <table:table-cell table:style-name="ce78" table:formula="of:=[diario_classe.F40]" office:value-type="float" office:value="0" calcext:value-type="float">
            <text:p>0</text:p>
          </table:table-cell>
          <table:table-cell table:style-name="ce71"/>
          <table:table-cell table:style-name="ce64"/>
          <table:table-cell table:style-name="ce71"/>
          <table:table-cell table:style-name="ce80"/>
          <table:table-cell table:style-name="ce95"/>
          <table:table-cell table:style-name="ce103"/>
          <table:table-cell table:style-name="ce111" table:formula="of:=IF(OR([.L40]=&quot;I&quot;;[.L40]=&quot;i&quot;);40;(IF(OR([.L40]=&quot;R&quot;;[.L40]=&quot;r&quot;);60;IF(OR([.L40]=&quot;B&quot;;[.L40]=&quot;b&quot;);60;IF(OR([.L40]=&quot;MB&quot;;[.L40]=&quot;mb&quot;);80;IF(OR([.L40]=&quot;E&quot;;[.L40]=&quot;e&quot;);100;0))))))" office:value-type="float" office:value="0" calcext:value-type="float">
            <text:p>0</text:p>
          </table:table-cell>
          <table:table-cell table:style-name="ce95"/>
          <table:table-cell table:style-name="ce103"/>
          <table:table-cell table:style-name="ce111" table:formula="of:=IF(OR([.O40]=&quot;I&quot;;[.O40]=&quot;i&quot;);40;(IF(OR([.O40]=&quot;R&quot;;[.O40]=&quot;r&quot;);60;IF(OR([.O40]=&quot;B&quot;;[.O40]=&quot;b&quot;);60;IF(OR([.O40]=&quot;MB&quot;;[.O40]=&quot;mb&quot;);80;IF(OR([.O40]=&quot;E&quot;;[.O40]=&quot;e&quot;);100;0))))))" office:value-type="float" office:value="0" calcext:value-type="float">
            <text:p>0</text:p>
          </table:table-cell>
          <table:table-cell table:style-name="ce95"/>
          <table:table-cell table:style-name="ce103"/>
          <table:table-cell table:style-name="ce111" table:formula="of:=IF(OR([.R40]=&quot;I&quot;;[.R40]=&quot;i&quot;);40;(IF(OR([.R40]=&quot;R&quot;;[.R40]=&quot;r&quot;);60;IF(OR([.R40]=&quot;B&quot;;[.R40]=&quot;b&quot;);60;IF(OR([.R40]=&quot;MB&quot;;[.R40]=&quot;mb&quot;);80;IF(OR([.R40]=&quot;E&quot;;[.R40]=&quot;e&quot;);100;0))))))" office:value-type="float" office:value="0" calcext:value-type="float">
            <text:p>0</text:p>
          </table:table-cell>
          <table:table-cell table:style-name="ce95"/>
          <table:table-cell table:style-name="ce103"/>
          <table:table-cell table:style-name="ce111" table:formula="of:=IF(OR([.U40]=&quot;I&quot;;[.U40]=&quot;i&quot;);40;(IF(OR([.U40]=&quot;R&quot;;[.U40]=&quot;r&quot;);60;IF(OR([.U40]=&quot;B&quot;;[.U40]=&quot;b&quot;);60;IF(OR([.U40]=&quot;MB&quot;;[.U40]=&quot;mb&quot;);80;IF(OR([.U40]=&quot;E&quot;;[.U40]=&quot;e&quot;);100;0))))))" office:value-type="float" office:value="0" calcext:value-type="float">
            <text:p>0</text:p>
          </table:table-cell>
          <table:table-cell table:style-name="ce62"/>
          <table:table-cell table:style-name="ce126"/>
          <table:table-cell table:style-name="ce111" table:formula="of:=IF(OR([.X40]=&quot;I&quot;;[.X40]=&quot;i&quot;);40;(IF(OR([.X40]=&quot;R&quot;;[.X40]=&quot;r&quot;);60;IF(OR([.X40]=&quot;B&quot;;[.X40]=&quot;b&quot;);60;IF(OR([.X40]=&quot;MB&quot;;[.X40]=&quot;mb&quot;);80;IF(OR([.X40]=&quot;E&quot;;[.X40]=&quot;e&quot;);100;0))))))" office:value-type="float" office:value="0" calcext:value-type="float">
            <text:p>0</text:p>
          </table:table-cell>
          <table:table-cell table:style-name="ce62"/>
          <table:table-cell table:style-name="ce126"/>
          <table:table-cell table:style-name="ce111" table:formula="of:=IF(OR([.AA40]=&quot;I&quot;;[.AA40]=&quot;i&quot;);40;(IF(OR([.AA40]=&quot;R&quot;;[.AA40]=&quot;r&quot;);60;IF(OR([.AA40]=&quot;B&quot;;[.AA40]=&quot;b&quot;);60;IF(OR([.AA40]=&quot;MB&quot;;[.AA40]=&quot;mb&quot;);80;IF(OR([.AA40]=&quot;E&quot;;[.AA40]=&quot;e&quot;);100;0))))))" office:value-type="float" office:value="0" calcext:value-type="float">
            <text:p>0</text:p>
          </table:table-cell>
          <table:table-cell table:style-name="ce62"/>
          <table:table-cell table:style-name="ce126"/>
          <table:table-cell table:style-name="ce111" table:formula="of:=IF(OR([.AD40]=&quot;I&quot;;[.AD40]=&quot;i&quot;);40;(IF(OR([.AD40]=&quot;R&quot;;[.AD40]=&quot;r&quot;);60;IF(OR([.AD40]=&quot;B&quot;;[.AD40]=&quot;b&quot;);60;IF(OR([.AD40]=&quot;MB&quot;;[.AD40]=&quot;mb&quot;);80;IF(OR([.AD40]=&quot;E&quot;;[.AD40]=&quot;e&quot;);100;0))))))" office:value-type="float" office:value="0" calcext:value-type="float">
            <text:p>0</text:p>
          </table:table-cell>
          <table:table-cell table:style-name="ce62"/>
          <table:table-cell table:style-name="ce126"/>
          <table:table-cell table:style-name="ce111" table:formula="of:=IF(OR([.AG40]=&quot;I&quot;;[.AG40]=&quot;i&quot;);40;(IF(OR([.AG40]=&quot;R&quot;;[.AG40]=&quot;r&quot;);60;IF(OR([.AG40]=&quot;B&quot;;[.AG40]=&quot;b&quot;);60;IF(OR([.AG40]=&quot;MB&quot;;[.AG40]=&quot;mb&quot;);80;IF(OR([.AG40]=&quot;E&quot;;[.AG40]=&quot;e&quot;);100;0))))))" office:value-type="float" office:value="0" calcext:value-type="float">
            <text:p>0</text:p>
          </table:table-cell>
          <table:table-cell table:style-name="ce62"/>
          <table:table-cell table:style-name="ce126"/>
          <table:table-cell table:style-name="ce111" table:formula="of:=IF(OR([.AJ40]=&quot;I&quot;;[.AJ40]=&quot;i&quot;);40;(IF(OR([.AJ40]=&quot;R&quot;;[.AJ40]=&quot;r&quot;);60;IF(OR([.AJ40]=&quot;B&quot;;[.AJ40]=&quot;b&quot;);60;IF(OR([.AJ40]=&quot;MB&quot;;[.AJ40]=&quot;mb&quot;);80;IF(OR([.AJ40]=&quot;E&quot;;[.AJ40]=&quot;e&quot;);100;0))))))" office:value-type="float" office:value="0" calcext:value-type="float">
            <text:p>0</text:p>
          </table:table-cell>
          <table:table-cell table:style-name="ce62"/>
          <table:table-cell table:style-name="ce126"/>
          <table:table-cell table:style-name="ce111" table:formula="of:=IF(OR([.AM40]=&quot;I&quot;;[.AM40]=&quot;i&quot;);40;(IF(OR([.AM40]=&quot;R&quot;;[.AM40]=&quot;r&quot;);60;IF(OR([.AM40]=&quot;B&quot;;[.AM40]=&quot;b&quot;);60;IF(OR([.AM40]=&quot;MB&quot;;[.AM40]=&quot;mb&quot;);80;IF(OR([.AM40]=&quot;E&quot;;[.AM40]=&quot;e&quot;);100;0))))))" office:value-type="float" office:value="0" calcext:value-type="float">
            <text:p>0</text:p>
          </table:table-cell>
          <table:table-cell table:style-name="ce62"/>
          <table:table-cell table:style-name="ce126"/>
          <table:table-cell table:style-name="ce111" table:formula="of:=IF(OR([.AP40]=&quot;I&quot;;[.AP40]=&quot;i&quot;);40;(IF(OR([.AP40]=&quot;R&quot;;[.AP40]=&quot;r&quot;);60;IF(OR([.AP40]=&quot;B&quot;;[.AP40]=&quot;b&quot;);60;IF(OR([.AP40]=&quot;MB&quot;;[.AP40]=&quot;mb&quot;);80;IF(OR([.AP40]=&quot;E&quot;;[.AP40]=&quot;e&quot;);100;0))))))" office:value-type="float" office:value="0" calcext:value-type="float">
            <text:p>0</text:p>
          </table:table-cell>
          <table:table-cell table:style-name="ce62"/>
          <table:table-cell table:style-name="ce126"/>
          <table:table-cell table:style-name="ce111" table:formula="of:=IF(OR([.AS40]=&quot;I&quot;;[.AS40]=&quot;i&quot;);40;(IF(OR([.AS40]=&quot;R&quot;;[.AS40]=&quot;r&quot;);60;IF(OR([.AS40]=&quot;B&quot;;[.AS40]=&quot;b&quot;);60;IF(OR([.AS40]=&quot;MB&quot;;[.AS40]=&quot;mb&quot;);80;IF(OR([.AS40]=&quot;E&quot;;[.AS40]=&quot;e&quot;);100;0))))))" office:value-type="float" office:value="0" calcext:value-type="float">
            <text:p>0</text:p>
          </table:table-cell>
          <table:table-cell table:style-name="ce148" table:formula="of:=((([.M40]*[.K$6])+([.P40]*[.N$6])+([.S40]*[.Q$6])+([.V40]*[.T$6])+([.Y40]*[.W$6])+([.AB40]*[.Z$6])+([.AE40]*[.AC$6])+([.AH40]*[.AF$6])+([.AK40]*[.AI$6])+([.AN40]*[.AL$6])+([.AQ40]*[.AO$6])+([.AT40]*[.AR$6])))*(2/(100*[.AU$6]))" office:value-type="float" office:value="0" calcext:value-type="float">
            <text:p>0,0</text:p>
          </table:table-cell>
          <table:table-cell table:style-name="ce152" table:formula="of:=COUNTIF([.K40:.AT40];&quot;F&quot;)*2" office:value-type="float" office:value="0" calcext:value-type="float">
            <text:p>0</text:p>
          </table:table-cell>
          <table:table-cell table:style-name="ce159" table:formula="of:=COUNTIF([.K40:.AT40];&quot;P&quot;)*2" office:value-type="float" office:value="0" calcext:value-type="float">
            <text:p>0</text:p>
          </table:table-cell>
          <table:table-cell table:number-columns-repeated="975"/>
        </table:table-row>
        <table:table-row table:style-name="ro4" table:visibility="collapse">
          <table:table-cell table:style-name="ce16" table:formula="of:=[diario_classe.A41]" office:value-type="float" office:value="0" calcext:value-type="float">
            <text:p>0</text:p>
          </table:table-cell>
          <table:table-cell table:style-name="ce64"/>
          <table:table-cell table:style-name="ce71"/>
          <table:table-cell table:style-name="ce64"/>
          <table:table-cell table:style-name="ce71" table:formula="of:=[diario_classe.E41]" office:value-type="currency" office:currency="BRL" office:value="0" calcext:value-type="currency">
            <text:p>R$ 0,00</text:p>
          </table:table-cell>
          <table:table-cell table:style-name="ce78" table:formula="of:=[diario_classe.F41]" office:value-type="float" office:value="0" calcext:value-type="float">
            <text:p>0</text:p>
          </table:table-cell>
          <table:table-cell table:style-name="ce71"/>
          <table:table-cell table:style-name="ce64"/>
          <table:table-cell table:style-name="ce71"/>
          <table:table-cell table:style-name="ce80"/>
          <table:table-cell table:style-name="ce95"/>
          <table:table-cell table:style-name="ce103"/>
          <table:table-cell table:style-name="ce111" table:formula="of:=IF(OR([.L41]=&quot;I&quot;;[.L41]=&quot;i&quot;);40;(IF(OR([.L41]=&quot;R&quot;;[.L41]=&quot;r&quot;);60;IF(OR([.L41]=&quot;B&quot;;[.L41]=&quot;b&quot;);60;IF(OR([.L41]=&quot;MB&quot;;[.L41]=&quot;mb&quot;);80;IF(OR([.L41]=&quot;E&quot;;[.L41]=&quot;e&quot;);100;0))))))" office:value-type="float" office:value="0" calcext:value-type="float">
            <text:p>0</text:p>
          </table:table-cell>
          <table:table-cell table:style-name="ce95"/>
          <table:table-cell table:style-name="ce103"/>
          <table:table-cell table:style-name="ce111" table:formula="of:=IF(OR([.O41]=&quot;I&quot;;[.O41]=&quot;i&quot;);40;(IF(OR([.O41]=&quot;R&quot;;[.O41]=&quot;r&quot;);60;IF(OR([.O41]=&quot;B&quot;;[.O41]=&quot;b&quot;);60;IF(OR([.O41]=&quot;MB&quot;;[.O41]=&quot;mb&quot;);80;IF(OR([.O41]=&quot;E&quot;;[.O41]=&quot;e&quot;);100;0))))))" office:value-type="float" office:value="0" calcext:value-type="float">
            <text:p>0</text:p>
          </table:table-cell>
          <table:table-cell table:style-name="ce95"/>
          <table:table-cell table:style-name="ce103"/>
          <table:table-cell table:style-name="ce111" table:formula="of:=IF(OR([.R41]=&quot;I&quot;;[.R41]=&quot;i&quot;);40;(IF(OR([.R41]=&quot;R&quot;;[.R41]=&quot;r&quot;);60;IF(OR([.R41]=&quot;B&quot;;[.R41]=&quot;b&quot;);60;IF(OR([.R41]=&quot;MB&quot;;[.R41]=&quot;mb&quot;);80;IF(OR([.R41]=&quot;E&quot;;[.R41]=&quot;e&quot;);100;0))))))" office:value-type="float" office:value="0" calcext:value-type="float">
            <text:p>0</text:p>
          </table:table-cell>
          <table:table-cell table:style-name="ce95"/>
          <table:table-cell table:style-name="ce103"/>
          <table:table-cell table:style-name="ce111" table:formula="of:=IF(OR([.U41]=&quot;I&quot;;[.U41]=&quot;i&quot;);40;(IF(OR([.U41]=&quot;R&quot;;[.U41]=&quot;r&quot;);60;IF(OR([.U41]=&quot;B&quot;;[.U41]=&quot;b&quot;);60;IF(OR([.U41]=&quot;MB&quot;;[.U41]=&quot;mb&quot;);80;IF(OR([.U41]=&quot;E&quot;;[.U41]=&quot;e&quot;);100;0))))))" office:value-type="float" office:value="0" calcext:value-type="float">
            <text:p>0</text:p>
          </table:table-cell>
          <table:table-cell table:style-name="ce62"/>
          <table:table-cell table:style-name="ce126"/>
          <table:table-cell table:style-name="ce111" table:formula="of:=IF(OR([.X41]=&quot;I&quot;;[.X41]=&quot;i&quot;);40;(IF(OR([.X41]=&quot;R&quot;;[.X41]=&quot;r&quot;);60;IF(OR([.X41]=&quot;B&quot;;[.X41]=&quot;b&quot;);60;IF(OR([.X41]=&quot;MB&quot;;[.X41]=&quot;mb&quot;);80;IF(OR([.X41]=&quot;E&quot;;[.X41]=&quot;e&quot;);100;0))))))" office:value-type="float" office:value="0" calcext:value-type="float">
            <text:p>0</text:p>
          </table:table-cell>
          <table:table-cell table:style-name="ce62"/>
          <table:table-cell table:style-name="ce126"/>
          <table:table-cell table:style-name="ce111" table:formula="of:=IF(OR([.AA41]=&quot;I&quot;;[.AA41]=&quot;i&quot;);40;(IF(OR([.AA41]=&quot;R&quot;;[.AA41]=&quot;r&quot;);60;IF(OR([.AA41]=&quot;B&quot;;[.AA41]=&quot;b&quot;);60;IF(OR([.AA41]=&quot;MB&quot;;[.AA41]=&quot;mb&quot;);80;IF(OR([.AA41]=&quot;E&quot;;[.AA41]=&quot;e&quot;);100;0))))))" office:value-type="float" office:value="0" calcext:value-type="float">
            <text:p>0</text:p>
          </table:table-cell>
          <table:table-cell table:style-name="ce62"/>
          <table:table-cell table:style-name="ce126"/>
          <table:table-cell table:style-name="ce111" table:formula="of:=IF(OR([.AD41]=&quot;I&quot;;[.AD41]=&quot;i&quot;);40;(IF(OR([.AD41]=&quot;R&quot;;[.AD41]=&quot;r&quot;);60;IF(OR([.AD41]=&quot;B&quot;;[.AD41]=&quot;b&quot;);60;IF(OR([.AD41]=&quot;MB&quot;;[.AD41]=&quot;mb&quot;);80;IF(OR([.AD41]=&quot;E&quot;;[.AD41]=&quot;e&quot;);100;0))))))" office:value-type="float" office:value="0" calcext:value-type="float">
            <text:p>0</text:p>
          </table:table-cell>
          <table:table-cell table:style-name="ce62"/>
          <table:table-cell table:style-name="ce126"/>
          <table:table-cell table:style-name="ce111" table:formula="of:=IF(OR([.AG41]=&quot;I&quot;;[.AG41]=&quot;i&quot;);40;(IF(OR([.AG41]=&quot;R&quot;;[.AG41]=&quot;r&quot;);60;IF(OR([.AG41]=&quot;B&quot;;[.AG41]=&quot;b&quot;);60;IF(OR([.AG41]=&quot;MB&quot;;[.AG41]=&quot;mb&quot;);80;IF(OR([.AG41]=&quot;E&quot;;[.AG41]=&quot;e&quot;);100;0))))))" office:value-type="float" office:value="0" calcext:value-type="float">
            <text:p>0</text:p>
          </table:table-cell>
          <table:table-cell table:style-name="ce62"/>
          <table:table-cell table:style-name="ce126"/>
          <table:table-cell table:style-name="ce111" table:formula="of:=IF(OR([.AJ41]=&quot;I&quot;;[.AJ41]=&quot;i&quot;);40;(IF(OR([.AJ41]=&quot;R&quot;;[.AJ41]=&quot;r&quot;);60;IF(OR([.AJ41]=&quot;B&quot;;[.AJ41]=&quot;b&quot;);60;IF(OR([.AJ41]=&quot;MB&quot;;[.AJ41]=&quot;mb&quot;);80;IF(OR([.AJ41]=&quot;E&quot;;[.AJ41]=&quot;e&quot;);100;0))))))" office:value-type="float" office:value="0" calcext:value-type="float">
            <text:p>0</text:p>
          </table:table-cell>
          <table:table-cell table:style-name="ce62"/>
          <table:table-cell table:style-name="ce126"/>
          <table:table-cell table:style-name="ce111" table:formula="of:=IF(OR([.AM41]=&quot;I&quot;;[.AM41]=&quot;i&quot;);40;(IF(OR([.AM41]=&quot;R&quot;;[.AM41]=&quot;r&quot;);60;IF(OR([.AM41]=&quot;B&quot;;[.AM41]=&quot;b&quot;);60;IF(OR([.AM41]=&quot;MB&quot;;[.AM41]=&quot;mb&quot;);80;IF(OR([.AM41]=&quot;E&quot;;[.AM41]=&quot;e&quot;);100;0))))))" office:value-type="float" office:value="0" calcext:value-type="float">
            <text:p>0</text:p>
          </table:table-cell>
          <table:table-cell table:style-name="ce62"/>
          <table:table-cell table:style-name="ce126"/>
          <table:table-cell table:style-name="ce111" table:formula="of:=IF(OR([.AP41]=&quot;I&quot;;[.AP41]=&quot;i&quot;);40;(IF(OR([.AP41]=&quot;R&quot;;[.AP41]=&quot;r&quot;);60;IF(OR([.AP41]=&quot;B&quot;;[.AP41]=&quot;b&quot;);60;IF(OR([.AP41]=&quot;MB&quot;;[.AP41]=&quot;mb&quot;);80;IF(OR([.AP41]=&quot;E&quot;;[.AP41]=&quot;e&quot;);100;0))))))" office:value-type="float" office:value="0" calcext:value-type="float">
            <text:p>0</text:p>
          </table:table-cell>
          <table:table-cell table:style-name="ce62"/>
          <table:table-cell table:style-name="ce126"/>
          <table:table-cell table:style-name="ce111" table:formula="of:=IF(OR([.AS41]=&quot;I&quot;;[.AS41]=&quot;i&quot;);40;(IF(OR([.AS41]=&quot;R&quot;;[.AS41]=&quot;r&quot;);60;IF(OR([.AS41]=&quot;B&quot;;[.AS41]=&quot;b&quot;);60;IF(OR([.AS41]=&quot;MB&quot;;[.AS41]=&quot;mb&quot;);80;IF(OR([.AS41]=&quot;E&quot;;[.AS41]=&quot;e&quot;);100;0))))))" office:value-type="float" office:value="0" calcext:value-type="float">
            <text:p>0</text:p>
          </table:table-cell>
          <table:table-cell table:style-name="ce148" table:formula="of:=((([.M41]*[.K$6])+([.P41]*[.N$6])+([.S41]*[.Q$6])+([.V41]*[.T$6])+([.Y41]*[.W$6])+([.AB41]*[.Z$6])+([.AE41]*[.AC$6])+([.AH41]*[.AF$6])+([.AK41]*[.AI$6])+([.AN41]*[.AL$6])+([.AQ41]*[.AO$6])+([.AT41]*[.AR$6])))*(2/(100*[.AU$6]))" office:value-type="float" office:value="0" calcext:value-type="float">
            <text:p>0,0</text:p>
          </table:table-cell>
          <table:table-cell table:style-name="ce152" table:formula="of:=COUNTIF([.K41:.AT41];&quot;F&quot;)*2" office:value-type="float" office:value="0" calcext:value-type="float">
            <text:p>0</text:p>
          </table:table-cell>
          <table:table-cell table:style-name="ce159" table:formula="of:=COUNTIF([.K41:.AT41];&quot;P&quot;)*2" office:value-type="float" office:value="0" calcext:value-type="float">
            <text:p>0</text:p>
          </table:table-cell>
          <table:table-cell table:number-columns-repeated="975"/>
        </table:table-row>
        <table:table-row table:style-name="ro4" table:visibility="collapse">
          <table:table-cell table:style-name="ce16" table:formula="of:=[diario_classe.A42]" office:value-type="float" office:value="0" calcext:value-type="float">
            <text:p>0</text:p>
          </table:table-cell>
          <table:table-cell table:style-name="ce64"/>
          <table:table-cell table:style-name="ce71"/>
          <table:table-cell table:style-name="ce64"/>
          <table:table-cell table:style-name="ce71" table:formula="of:=[diario_classe.E42]" office:value-type="currency" office:currency="BRL" office:value="0" calcext:value-type="currency">
            <text:p>R$ 0,00</text:p>
          </table:table-cell>
          <table:table-cell table:style-name="ce78" table:formula="of:=[diario_classe.F42]" office:value-type="float" office:value="0" calcext:value-type="float">
            <text:p>0</text:p>
          </table:table-cell>
          <table:table-cell table:style-name="ce71"/>
          <table:table-cell table:style-name="ce64"/>
          <table:table-cell table:style-name="ce71"/>
          <table:table-cell table:style-name="ce80"/>
          <table:table-cell table:style-name="ce95"/>
          <table:table-cell table:style-name="ce103"/>
          <table:table-cell table:style-name="ce111" table:formula="of:=IF(OR([.L42]=&quot;I&quot;;[.L42]=&quot;i&quot;);40;(IF(OR([.L42]=&quot;R&quot;;[.L42]=&quot;r&quot;);60;IF(OR([.L42]=&quot;B&quot;;[.L42]=&quot;b&quot;);60;IF(OR([.L42]=&quot;MB&quot;;[.L42]=&quot;mb&quot;);80;IF(OR([.L42]=&quot;E&quot;;[.L42]=&quot;e&quot;);100;0))))))" office:value-type="float" office:value="0" calcext:value-type="float">
            <text:p>0</text:p>
          </table:table-cell>
          <table:table-cell table:style-name="ce95"/>
          <table:table-cell table:style-name="ce103"/>
          <table:table-cell table:style-name="ce111" table:formula="of:=IF(OR([.O42]=&quot;I&quot;;[.O42]=&quot;i&quot;);40;(IF(OR([.O42]=&quot;R&quot;;[.O42]=&quot;r&quot;);60;IF(OR([.O42]=&quot;B&quot;;[.O42]=&quot;b&quot;);60;IF(OR([.O42]=&quot;MB&quot;;[.O42]=&quot;mb&quot;);80;IF(OR([.O42]=&quot;E&quot;;[.O42]=&quot;e&quot;);100;0))))))" office:value-type="float" office:value="0" calcext:value-type="float">
            <text:p>0</text:p>
          </table:table-cell>
          <table:table-cell table:style-name="ce95"/>
          <table:table-cell table:style-name="ce103"/>
          <table:table-cell table:style-name="ce111" table:formula="of:=IF(OR([.R42]=&quot;I&quot;;[.R42]=&quot;i&quot;);40;(IF(OR([.R42]=&quot;R&quot;;[.R42]=&quot;r&quot;);60;IF(OR([.R42]=&quot;B&quot;;[.R42]=&quot;b&quot;);60;IF(OR([.R42]=&quot;MB&quot;;[.R42]=&quot;mb&quot;);80;IF(OR([.R42]=&quot;E&quot;;[.R42]=&quot;e&quot;);100;0))))))" office:value-type="float" office:value="0" calcext:value-type="float">
            <text:p>0</text:p>
          </table:table-cell>
          <table:table-cell table:style-name="ce95"/>
          <table:table-cell table:style-name="ce103"/>
          <table:table-cell table:style-name="ce111" table:formula="of:=IF(OR([.U42]=&quot;I&quot;;[.U42]=&quot;i&quot;);40;(IF(OR([.U42]=&quot;R&quot;;[.U42]=&quot;r&quot;);60;IF(OR([.U42]=&quot;B&quot;;[.U42]=&quot;b&quot;);60;IF(OR([.U42]=&quot;MB&quot;;[.U42]=&quot;mb&quot;);80;IF(OR([.U42]=&quot;E&quot;;[.U42]=&quot;e&quot;);100;0))))))" office:value-type="float" office:value="0" calcext:value-type="float">
            <text:p>0</text:p>
          </table:table-cell>
          <table:table-cell table:style-name="ce62"/>
          <table:table-cell table:style-name="ce126"/>
          <table:table-cell table:style-name="ce111" table:formula="of:=IF(OR([.X42]=&quot;I&quot;;[.X42]=&quot;i&quot;);40;(IF(OR([.X42]=&quot;R&quot;;[.X42]=&quot;r&quot;);60;IF(OR([.X42]=&quot;B&quot;;[.X42]=&quot;b&quot;);60;IF(OR([.X42]=&quot;MB&quot;;[.X42]=&quot;mb&quot;);80;IF(OR([.X42]=&quot;E&quot;;[.X42]=&quot;e&quot;);100;0))))))" office:value-type="float" office:value="0" calcext:value-type="float">
            <text:p>0</text:p>
          </table:table-cell>
          <table:table-cell table:style-name="ce62"/>
          <table:table-cell table:style-name="ce126"/>
          <table:table-cell table:style-name="ce111" table:formula="of:=IF(OR([.AA42]=&quot;I&quot;;[.AA42]=&quot;i&quot;);40;(IF(OR([.AA42]=&quot;R&quot;;[.AA42]=&quot;r&quot;);60;IF(OR([.AA42]=&quot;B&quot;;[.AA42]=&quot;b&quot;);60;IF(OR([.AA42]=&quot;MB&quot;;[.AA42]=&quot;mb&quot;);80;IF(OR([.AA42]=&quot;E&quot;;[.AA42]=&quot;e&quot;);100;0))))))" office:value-type="float" office:value="0" calcext:value-type="float">
            <text:p>0</text:p>
          </table:table-cell>
          <table:table-cell table:style-name="ce62"/>
          <table:table-cell table:style-name="ce126"/>
          <table:table-cell table:style-name="ce111" table:formula="of:=IF(OR([.AD42]=&quot;I&quot;;[.AD42]=&quot;i&quot;);40;(IF(OR([.AD42]=&quot;R&quot;;[.AD42]=&quot;r&quot;);60;IF(OR([.AD42]=&quot;B&quot;;[.AD42]=&quot;b&quot;);60;IF(OR([.AD42]=&quot;MB&quot;;[.AD42]=&quot;mb&quot;);80;IF(OR([.AD42]=&quot;E&quot;;[.AD42]=&quot;e&quot;);100;0))))))" office:value-type="float" office:value="0" calcext:value-type="float">
            <text:p>0</text:p>
          </table:table-cell>
          <table:table-cell table:style-name="ce62"/>
          <table:table-cell table:style-name="ce126"/>
          <table:table-cell table:style-name="ce111" table:formula="of:=IF(OR([.AG42]=&quot;I&quot;;[.AG42]=&quot;i&quot;);40;(IF(OR([.AG42]=&quot;R&quot;;[.AG42]=&quot;r&quot;);60;IF(OR([.AG42]=&quot;B&quot;;[.AG42]=&quot;b&quot;);60;IF(OR([.AG42]=&quot;MB&quot;;[.AG42]=&quot;mb&quot;);80;IF(OR([.AG42]=&quot;E&quot;;[.AG42]=&quot;e&quot;);100;0))))))" office:value-type="float" office:value="0" calcext:value-type="float">
            <text:p>0</text:p>
          </table:table-cell>
          <table:table-cell table:style-name="ce62"/>
          <table:table-cell table:style-name="ce126"/>
          <table:table-cell table:style-name="ce111" table:formula="of:=IF(OR([.AJ42]=&quot;I&quot;;[.AJ42]=&quot;i&quot;);40;(IF(OR([.AJ42]=&quot;R&quot;;[.AJ42]=&quot;r&quot;);60;IF(OR([.AJ42]=&quot;B&quot;;[.AJ42]=&quot;b&quot;);60;IF(OR([.AJ42]=&quot;MB&quot;;[.AJ42]=&quot;mb&quot;);80;IF(OR([.AJ42]=&quot;E&quot;;[.AJ42]=&quot;e&quot;);100;0))))))" office:value-type="float" office:value="0" calcext:value-type="float">
            <text:p>0</text:p>
          </table:table-cell>
          <table:table-cell table:style-name="ce62"/>
          <table:table-cell table:style-name="ce126"/>
          <table:table-cell table:style-name="ce111" table:formula="of:=IF(OR([.AM42]=&quot;I&quot;;[.AM42]=&quot;i&quot;);40;(IF(OR([.AM42]=&quot;R&quot;;[.AM42]=&quot;r&quot;);60;IF(OR([.AM42]=&quot;B&quot;;[.AM42]=&quot;b&quot;);60;IF(OR([.AM42]=&quot;MB&quot;;[.AM42]=&quot;mb&quot;);80;IF(OR([.AM42]=&quot;E&quot;;[.AM42]=&quot;e&quot;);100;0))))))" office:value-type="float" office:value="0" calcext:value-type="float">
            <text:p>0</text:p>
          </table:table-cell>
          <table:table-cell table:style-name="ce62"/>
          <table:table-cell table:style-name="ce126"/>
          <table:table-cell table:style-name="ce111" table:formula="of:=IF(OR([.AP42]=&quot;I&quot;;[.AP42]=&quot;i&quot;);40;(IF(OR([.AP42]=&quot;R&quot;;[.AP42]=&quot;r&quot;);60;IF(OR([.AP42]=&quot;B&quot;;[.AP42]=&quot;b&quot;);60;IF(OR([.AP42]=&quot;MB&quot;;[.AP42]=&quot;mb&quot;);80;IF(OR([.AP42]=&quot;E&quot;;[.AP42]=&quot;e&quot;);100;0))))))" office:value-type="float" office:value="0" calcext:value-type="float">
            <text:p>0</text:p>
          </table:table-cell>
          <table:table-cell table:style-name="ce62"/>
          <table:table-cell table:style-name="ce126"/>
          <table:table-cell table:style-name="ce111" table:formula="of:=IF(OR([.AS42]=&quot;I&quot;;[.AS42]=&quot;i&quot;);40;(IF(OR([.AS42]=&quot;R&quot;;[.AS42]=&quot;r&quot;);60;IF(OR([.AS42]=&quot;B&quot;;[.AS42]=&quot;b&quot;);60;IF(OR([.AS42]=&quot;MB&quot;;[.AS42]=&quot;mb&quot;);80;IF(OR([.AS42]=&quot;E&quot;;[.AS42]=&quot;e&quot;);100;0))))))" office:value-type="float" office:value="0" calcext:value-type="float">
            <text:p>0</text:p>
          </table:table-cell>
          <table:table-cell table:style-name="ce148" table:formula="of:=((([.M42]*[.K$6])+([.P42]*[.N$6])+([.S42]*[.Q$6])+([.V42]*[.T$6])+([.Y42]*[.W$6])+([.AB42]*[.Z$6])+([.AE42]*[.AC$6])+([.AH42]*[.AF$6])+([.AK42]*[.AI$6])+([.AN42]*[.AL$6])+([.AQ42]*[.AO$6])+([.AT42]*[.AR$6])))*(2/(100*[.AU$6]))" office:value-type="float" office:value="0" calcext:value-type="float">
            <text:p>0,0</text:p>
          </table:table-cell>
          <table:table-cell table:style-name="ce152" table:formula="of:=COUNTIF([.K42:.AT42];&quot;F&quot;)*2" office:value-type="float" office:value="0" calcext:value-type="float">
            <text:p>0</text:p>
          </table:table-cell>
          <table:table-cell table:style-name="ce159" table:formula="of:=COUNTIF([.K42:.AT42];&quot;P&quot;)*2" office:value-type="float" office:value="0" calcext:value-type="float">
            <text:p>0</text:p>
          </table:table-cell>
          <table:table-cell table:number-columns-repeated="975"/>
        </table:table-row>
        <table:table-row table:style-name="ro4" table:visibility="collapse">
          <table:table-cell table:style-name="ce16" table:formula="of:=[diario_classe.A43]" office:value-type="float" office:value="0" calcext:value-type="float">
            <text:p>0</text:p>
          </table:table-cell>
          <table:table-cell table:style-name="ce64"/>
          <table:table-cell table:style-name="ce71"/>
          <table:table-cell table:style-name="ce64"/>
          <table:table-cell table:style-name="ce71" table:formula="of:=[diario_classe.E43]" office:value-type="currency" office:currency="BRL" office:value="0" calcext:value-type="currency">
            <text:p>R$ 0,00</text:p>
          </table:table-cell>
          <table:table-cell table:style-name="ce78" table:formula="of:=[diario_classe.F43]" office:value-type="float" office:value="0" calcext:value-type="float">
            <text:p>0</text:p>
          </table:table-cell>
          <table:table-cell table:style-name="ce71"/>
          <table:table-cell table:style-name="ce64"/>
          <table:table-cell table:style-name="ce71"/>
          <table:table-cell table:style-name="ce80"/>
          <table:table-cell table:style-name="ce95"/>
          <table:table-cell table:style-name="ce103"/>
          <table:table-cell table:style-name="ce111" table:formula="of:=IF(OR([.L43]=&quot;I&quot;;[.L43]=&quot;i&quot;);40;(IF(OR([.L43]=&quot;R&quot;;[.L43]=&quot;r&quot;);60;IF(OR([.L43]=&quot;B&quot;;[.L43]=&quot;b&quot;);60;IF(OR([.L43]=&quot;MB&quot;;[.L43]=&quot;mb&quot;);80;IF(OR([.L43]=&quot;E&quot;;[.L43]=&quot;e&quot;);100;0))))))" office:value-type="float" office:value="0" calcext:value-type="float">
            <text:p>0</text:p>
          </table:table-cell>
          <table:table-cell table:style-name="ce95"/>
          <table:table-cell table:style-name="ce103"/>
          <table:table-cell table:style-name="ce111" table:formula="of:=IF(OR([.O43]=&quot;I&quot;;[.O43]=&quot;i&quot;);40;(IF(OR([.O43]=&quot;R&quot;;[.O43]=&quot;r&quot;);60;IF(OR([.O43]=&quot;B&quot;;[.O43]=&quot;b&quot;);60;IF(OR([.O43]=&quot;MB&quot;;[.O43]=&quot;mb&quot;);80;IF(OR([.O43]=&quot;E&quot;;[.O43]=&quot;e&quot;);100;0))))))" office:value-type="float" office:value="0" calcext:value-type="float">
            <text:p>0</text:p>
          </table:table-cell>
          <table:table-cell table:style-name="ce95"/>
          <table:table-cell table:style-name="ce103"/>
          <table:table-cell table:style-name="ce111" table:formula="of:=IF(OR([.R43]=&quot;I&quot;;[.R43]=&quot;i&quot;);40;(IF(OR([.R43]=&quot;R&quot;;[.R43]=&quot;r&quot;);60;IF(OR([.R43]=&quot;B&quot;;[.R43]=&quot;b&quot;);60;IF(OR([.R43]=&quot;MB&quot;;[.R43]=&quot;mb&quot;);80;IF(OR([.R43]=&quot;E&quot;;[.R43]=&quot;e&quot;);100;0))))))" office:value-type="float" office:value="0" calcext:value-type="float">
            <text:p>0</text:p>
          </table:table-cell>
          <table:table-cell table:style-name="ce95"/>
          <table:table-cell table:style-name="ce103"/>
          <table:table-cell table:style-name="ce111" table:formula="of:=IF(OR([.U43]=&quot;I&quot;;[.U43]=&quot;i&quot;);40;(IF(OR([.U43]=&quot;R&quot;;[.U43]=&quot;r&quot;);60;IF(OR([.U43]=&quot;B&quot;;[.U43]=&quot;b&quot;);60;IF(OR([.U43]=&quot;MB&quot;;[.U43]=&quot;mb&quot;);80;IF(OR([.U43]=&quot;E&quot;;[.U43]=&quot;e&quot;);100;0))))))" office:value-type="float" office:value="0" calcext:value-type="float">
            <text:p>0</text:p>
          </table:table-cell>
          <table:table-cell table:style-name="ce62"/>
          <table:table-cell table:style-name="ce126"/>
          <table:table-cell table:style-name="ce111" table:formula="of:=IF(OR([.X43]=&quot;I&quot;;[.X43]=&quot;i&quot;);40;(IF(OR([.X43]=&quot;R&quot;;[.X43]=&quot;r&quot;);60;IF(OR([.X43]=&quot;B&quot;;[.X43]=&quot;b&quot;);60;IF(OR([.X43]=&quot;MB&quot;;[.X43]=&quot;mb&quot;);80;IF(OR([.X43]=&quot;E&quot;;[.X43]=&quot;e&quot;);100;0))))))" office:value-type="float" office:value="0" calcext:value-type="float">
            <text:p>0</text:p>
          </table:table-cell>
          <table:table-cell table:style-name="ce62"/>
          <table:table-cell table:style-name="ce126"/>
          <table:table-cell table:style-name="ce111" table:formula="of:=IF(OR([.AA43]=&quot;I&quot;;[.AA43]=&quot;i&quot;);40;(IF(OR([.AA43]=&quot;R&quot;;[.AA43]=&quot;r&quot;);60;IF(OR([.AA43]=&quot;B&quot;;[.AA43]=&quot;b&quot;);60;IF(OR([.AA43]=&quot;MB&quot;;[.AA43]=&quot;mb&quot;);80;IF(OR([.AA43]=&quot;E&quot;;[.AA43]=&quot;e&quot;);100;0))))))" office:value-type="float" office:value="0" calcext:value-type="float">
            <text:p>0</text:p>
          </table:table-cell>
          <table:table-cell table:style-name="ce62"/>
          <table:table-cell table:style-name="ce126"/>
          <table:table-cell table:style-name="ce111" table:formula="of:=IF(OR([.AD43]=&quot;I&quot;;[.AD43]=&quot;i&quot;);40;(IF(OR([.AD43]=&quot;R&quot;;[.AD43]=&quot;r&quot;);60;IF(OR([.AD43]=&quot;B&quot;;[.AD43]=&quot;b&quot;);60;IF(OR([.AD43]=&quot;MB&quot;;[.AD43]=&quot;mb&quot;);80;IF(OR([.AD43]=&quot;E&quot;;[.AD43]=&quot;e&quot;);100;0))))))" office:value-type="float" office:value="0" calcext:value-type="float">
            <text:p>0</text:p>
          </table:table-cell>
          <table:table-cell table:style-name="ce62"/>
          <table:table-cell table:style-name="ce126"/>
          <table:table-cell table:style-name="ce111" table:formula="of:=IF(OR([.AG43]=&quot;I&quot;;[.AG43]=&quot;i&quot;);40;(IF(OR([.AG43]=&quot;R&quot;;[.AG43]=&quot;r&quot;);60;IF(OR([.AG43]=&quot;B&quot;;[.AG43]=&quot;b&quot;);60;IF(OR([.AG43]=&quot;MB&quot;;[.AG43]=&quot;mb&quot;);80;IF(OR([.AG43]=&quot;E&quot;;[.AG43]=&quot;e&quot;);100;0))))))" office:value-type="float" office:value="0" calcext:value-type="float">
            <text:p>0</text:p>
          </table:table-cell>
          <table:table-cell table:style-name="ce62"/>
          <table:table-cell table:style-name="ce126"/>
          <table:table-cell table:style-name="ce111" table:formula="of:=IF(OR([.AJ43]=&quot;I&quot;;[.AJ43]=&quot;i&quot;);40;(IF(OR([.AJ43]=&quot;R&quot;;[.AJ43]=&quot;r&quot;);60;IF(OR([.AJ43]=&quot;B&quot;;[.AJ43]=&quot;b&quot;);60;IF(OR([.AJ43]=&quot;MB&quot;;[.AJ43]=&quot;mb&quot;);80;IF(OR([.AJ43]=&quot;E&quot;;[.AJ43]=&quot;e&quot;);100;0))))))" office:value-type="float" office:value="0" calcext:value-type="float">
            <text:p>0</text:p>
          </table:table-cell>
          <table:table-cell table:style-name="ce62"/>
          <table:table-cell table:style-name="ce126"/>
          <table:table-cell table:style-name="ce111" table:formula="of:=IF(OR([.AM43]=&quot;I&quot;;[.AM43]=&quot;i&quot;);40;(IF(OR([.AM43]=&quot;R&quot;;[.AM43]=&quot;r&quot;);60;IF(OR([.AM43]=&quot;B&quot;;[.AM43]=&quot;b&quot;);60;IF(OR([.AM43]=&quot;MB&quot;;[.AM43]=&quot;mb&quot;);80;IF(OR([.AM43]=&quot;E&quot;;[.AM43]=&quot;e&quot;);100;0))))))" office:value-type="float" office:value="0" calcext:value-type="float">
            <text:p>0</text:p>
          </table:table-cell>
          <table:table-cell table:style-name="ce62"/>
          <table:table-cell table:style-name="ce126"/>
          <table:table-cell table:style-name="ce111" table:formula="of:=IF(OR([.AP43]=&quot;I&quot;;[.AP43]=&quot;i&quot;);40;(IF(OR([.AP43]=&quot;R&quot;;[.AP43]=&quot;r&quot;);60;IF(OR([.AP43]=&quot;B&quot;;[.AP43]=&quot;b&quot;);60;IF(OR([.AP43]=&quot;MB&quot;;[.AP43]=&quot;mb&quot;);80;IF(OR([.AP43]=&quot;E&quot;;[.AP43]=&quot;e&quot;);100;0))))))" office:value-type="float" office:value="0" calcext:value-type="float">
            <text:p>0</text:p>
          </table:table-cell>
          <table:table-cell table:style-name="ce62"/>
          <table:table-cell table:style-name="ce126"/>
          <table:table-cell table:style-name="ce111" table:formula="of:=IF(OR([.AS43]=&quot;I&quot;;[.AS43]=&quot;i&quot;);40;(IF(OR([.AS43]=&quot;R&quot;;[.AS43]=&quot;r&quot;);60;IF(OR([.AS43]=&quot;B&quot;;[.AS43]=&quot;b&quot;);60;IF(OR([.AS43]=&quot;MB&quot;;[.AS43]=&quot;mb&quot;);80;IF(OR([.AS43]=&quot;E&quot;;[.AS43]=&quot;e&quot;);100;0))))))" office:value-type="float" office:value="0" calcext:value-type="float">
            <text:p>0</text:p>
          </table:table-cell>
          <table:table-cell table:style-name="ce148" table:formula="of:=((([.M43]*[.K$6])+([.P43]*[.N$6])+([.S43]*[.Q$6])+([.V43]*[.T$6])+([.Y43]*[.W$6])+([.AB43]*[.Z$6])+([.AE43]*[.AC$6])+([.AH43]*[.AF$6])+([.AK43]*[.AI$6])+([.AN43]*[.AL$6])+([.AQ43]*[.AO$6])+([.AT43]*[.AR$6])))*(2/(100*[.AU$6]))" office:value-type="float" office:value="0" calcext:value-type="float">
            <text:p>0,0</text:p>
          </table:table-cell>
          <table:table-cell table:style-name="ce152" table:formula="of:=COUNTIF([.K43:.AT43];&quot;F&quot;)*2" office:value-type="float" office:value="0" calcext:value-type="float">
            <text:p>0</text:p>
          </table:table-cell>
          <table:table-cell table:style-name="ce159" table:formula="of:=COUNTIF([.K43:.AT43];&quot;P&quot;)*2" office:value-type="float" office:value="0" calcext:value-type="float">
            <text:p>0</text:p>
          </table:table-cell>
          <table:table-cell table:number-columns-repeated="975"/>
        </table:table-row>
        <table:table-row table:style-name="ro4" table:visibility="collapse">
          <table:table-cell table:style-name="ce16" table:formula="of:=[diario_classe.A44]" office:value-type="float" office:value="0" calcext:value-type="float">
            <text:p>0</text:p>
          </table:table-cell>
          <table:table-cell table:style-name="ce64"/>
          <table:table-cell table:style-name="ce71"/>
          <table:table-cell table:style-name="ce64"/>
          <table:table-cell table:style-name="ce71" table:formula="of:=[diario_classe.E44]" office:value-type="currency" office:currency="BRL" office:value="0" calcext:value-type="currency">
            <text:p>R$ 0,00</text:p>
          </table:table-cell>
          <table:table-cell table:style-name="ce78" table:formula="of:=[diario_classe.F44]" office:value-type="float" office:value="0" calcext:value-type="float">
            <text:p>0</text:p>
          </table:table-cell>
          <table:table-cell table:style-name="ce71"/>
          <table:table-cell table:style-name="ce64"/>
          <table:table-cell table:style-name="ce71"/>
          <table:table-cell table:style-name="ce80"/>
          <table:table-cell table:style-name="ce95"/>
          <table:table-cell table:style-name="ce103"/>
          <table:table-cell table:style-name="ce111" table:formula="of:=IF(OR([.L44]=&quot;I&quot;;[.L44]=&quot;i&quot;);40;(IF(OR([.L44]=&quot;R&quot;;[.L44]=&quot;r&quot;);60;IF(OR([.L44]=&quot;B&quot;;[.L44]=&quot;b&quot;);60;IF(OR([.L44]=&quot;MB&quot;;[.L44]=&quot;mb&quot;);80;IF(OR([.L44]=&quot;E&quot;;[.L44]=&quot;e&quot;);100;0))))))" office:value-type="float" office:value="0" calcext:value-type="float">
            <text:p>0</text:p>
          </table:table-cell>
          <table:table-cell table:style-name="ce95"/>
          <table:table-cell table:style-name="ce103"/>
          <table:table-cell table:style-name="ce111" table:formula="of:=IF(OR([.O44]=&quot;I&quot;;[.O44]=&quot;i&quot;);40;(IF(OR([.O44]=&quot;R&quot;;[.O44]=&quot;r&quot;);60;IF(OR([.O44]=&quot;B&quot;;[.O44]=&quot;b&quot;);60;IF(OR([.O44]=&quot;MB&quot;;[.O44]=&quot;mb&quot;);80;IF(OR([.O44]=&quot;E&quot;;[.O44]=&quot;e&quot;);100;0))))))" office:value-type="float" office:value="0" calcext:value-type="float">
            <text:p>0</text:p>
          </table:table-cell>
          <table:table-cell table:style-name="ce95"/>
          <table:table-cell table:style-name="ce103"/>
          <table:table-cell table:style-name="ce111" table:formula="of:=IF(OR([.R44]=&quot;I&quot;;[.R44]=&quot;i&quot;);40;(IF(OR([.R44]=&quot;R&quot;;[.R44]=&quot;r&quot;);60;IF(OR([.R44]=&quot;B&quot;;[.R44]=&quot;b&quot;);60;IF(OR([.R44]=&quot;MB&quot;;[.R44]=&quot;mb&quot;);80;IF(OR([.R44]=&quot;E&quot;;[.R44]=&quot;e&quot;);100;0))))))" office:value-type="float" office:value="0" calcext:value-type="float">
            <text:p>0</text:p>
          </table:table-cell>
          <table:table-cell table:style-name="ce95"/>
          <table:table-cell table:style-name="ce103"/>
          <table:table-cell table:style-name="ce111" table:formula="of:=IF(OR([.U44]=&quot;I&quot;;[.U44]=&quot;i&quot;);40;(IF(OR([.U44]=&quot;R&quot;;[.U44]=&quot;r&quot;);60;IF(OR([.U44]=&quot;B&quot;;[.U44]=&quot;b&quot;);60;IF(OR([.U44]=&quot;MB&quot;;[.U44]=&quot;mb&quot;);80;IF(OR([.U44]=&quot;E&quot;;[.U44]=&quot;e&quot;);100;0))))))" office:value-type="float" office:value="0" calcext:value-type="float">
            <text:p>0</text:p>
          </table:table-cell>
          <table:table-cell table:style-name="ce62"/>
          <table:table-cell table:style-name="ce126"/>
          <table:table-cell table:style-name="ce111" table:formula="of:=IF(OR([.X44]=&quot;I&quot;;[.X44]=&quot;i&quot;);40;(IF(OR([.X44]=&quot;R&quot;;[.X44]=&quot;r&quot;);60;IF(OR([.X44]=&quot;B&quot;;[.X44]=&quot;b&quot;);60;IF(OR([.X44]=&quot;MB&quot;;[.X44]=&quot;mb&quot;);80;IF(OR([.X44]=&quot;E&quot;;[.X44]=&quot;e&quot;);100;0))))))" office:value-type="float" office:value="0" calcext:value-type="float">
            <text:p>0</text:p>
          </table:table-cell>
          <table:table-cell table:style-name="ce62"/>
          <table:table-cell table:style-name="ce126"/>
          <table:table-cell table:style-name="ce111" table:formula="of:=IF(OR([.AA44]=&quot;I&quot;;[.AA44]=&quot;i&quot;);40;(IF(OR([.AA44]=&quot;R&quot;;[.AA44]=&quot;r&quot;);60;IF(OR([.AA44]=&quot;B&quot;;[.AA44]=&quot;b&quot;);60;IF(OR([.AA44]=&quot;MB&quot;;[.AA44]=&quot;mb&quot;);80;IF(OR([.AA44]=&quot;E&quot;;[.AA44]=&quot;e&quot;);100;0))))))" office:value-type="float" office:value="0" calcext:value-type="float">
            <text:p>0</text:p>
          </table:table-cell>
          <table:table-cell table:style-name="ce62"/>
          <table:table-cell table:style-name="ce126"/>
          <table:table-cell table:style-name="ce111" table:formula="of:=IF(OR([.AD44]=&quot;I&quot;;[.AD44]=&quot;i&quot;);40;(IF(OR([.AD44]=&quot;R&quot;;[.AD44]=&quot;r&quot;);60;IF(OR([.AD44]=&quot;B&quot;;[.AD44]=&quot;b&quot;);60;IF(OR([.AD44]=&quot;MB&quot;;[.AD44]=&quot;mb&quot;);80;IF(OR([.AD44]=&quot;E&quot;;[.AD44]=&quot;e&quot;);100;0))))))" office:value-type="float" office:value="0" calcext:value-type="float">
            <text:p>0</text:p>
          </table:table-cell>
          <table:table-cell table:style-name="ce62"/>
          <table:table-cell table:style-name="ce126"/>
          <table:table-cell table:style-name="ce111" table:formula="of:=IF(OR([.AG44]=&quot;I&quot;;[.AG44]=&quot;i&quot;);40;(IF(OR([.AG44]=&quot;R&quot;;[.AG44]=&quot;r&quot;);60;IF(OR([.AG44]=&quot;B&quot;;[.AG44]=&quot;b&quot;);60;IF(OR([.AG44]=&quot;MB&quot;;[.AG44]=&quot;mb&quot;);80;IF(OR([.AG44]=&quot;E&quot;;[.AG44]=&quot;e&quot;);100;0))))))" office:value-type="float" office:value="0" calcext:value-type="float">
            <text:p>0</text:p>
          </table:table-cell>
          <table:table-cell table:style-name="ce62"/>
          <table:table-cell table:style-name="ce126"/>
          <table:table-cell table:style-name="ce111" table:formula="of:=IF(OR([.AJ44]=&quot;I&quot;;[.AJ44]=&quot;i&quot;);40;(IF(OR([.AJ44]=&quot;R&quot;;[.AJ44]=&quot;r&quot;);60;IF(OR([.AJ44]=&quot;B&quot;;[.AJ44]=&quot;b&quot;);60;IF(OR([.AJ44]=&quot;MB&quot;;[.AJ44]=&quot;mb&quot;);80;IF(OR([.AJ44]=&quot;E&quot;;[.AJ44]=&quot;e&quot;);100;0))))))" office:value-type="float" office:value="0" calcext:value-type="float">
            <text:p>0</text:p>
          </table:table-cell>
          <table:table-cell table:style-name="ce62"/>
          <table:table-cell table:style-name="ce126"/>
          <table:table-cell table:style-name="ce111" table:formula="of:=IF(OR([.AM44]=&quot;I&quot;;[.AM44]=&quot;i&quot;);40;(IF(OR([.AM44]=&quot;R&quot;;[.AM44]=&quot;r&quot;);60;IF(OR([.AM44]=&quot;B&quot;;[.AM44]=&quot;b&quot;);60;IF(OR([.AM44]=&quot;MB&quot;;[.AM44]=&quot;mb&quot;);80;IF(OR([.AM44]=&quot;E&quot;;[.AM44]=&quot;e&quot;);100;0))))))" office:value-type="float" office:value="0" calcext:value-type="float">
            <text:p>0</text:p>
          </table:table-cell>
          <table:table-cell table:style-name="ce62"/>
          <table:table-cell table:style-name="ce126"/>
          <table:table-cell table:style-name="ce111" table:formula="of:=IF(OR([.AP44]=&quot;I&quot;;[.AP44]=&quot;i&quot;);40;(IF(OR([.AP44]=&quot;R&quot;;[.AP44]=&quot;r&quot;);60;IF(OR([.AP44]=&quot;B&quot;;[.AP44]=&quot;b&quot;);60;IF(OR([.AP44]=&quot;MB&quot;;[.AP44]=&quot;mb&quot;);80;IF(OR([.AP44]=&quot;E&quot;;[.AP44]=&quot;e&quot;);100;0))))))" office:value-type="float" office:value="0" calcext:value-type="float">
            <text:p>0</text:p>
          </table:table-cell>
          <table:table-cell table:style-name="ce62"/>
          <table:table-cell table:style-name="ce126"/>
          <table:table-cell table:style-name="ce111" table:formula="of:=IF(OR([.AS44]=&quot;I&quot;;[.AS44]=&quot;i&quot;);40;(IF(OR([.AS44]=&quot;R&quot;;[.AS44]=&quot;r&quot;);60;IF(OR([.AS44]=&quot;B&quot;;[.AS44]=&quot;b&quot;);60;IF(OR([.AS44]=&quot;MB&quot;;[.AS44]=&quot;mb&quot;);80;IF(OR([.AS44]=&quot;E&quot;;[.AS44]=&quot;e&quot;);100;0))))))" office:value-type="float" office:value="0" calcext:value-type="float">
            <text:p>0</text:p>
          </table:table-cell>
          <table:table-cell table:style-name="ce148" table:formula="of:=((([.M44]*[.K$6])+([.P44]*[.N$6])+([.S44]*[.Q$6])+([.V44]*[.T$6])+([.Y44]*[.W$6])+([.AB44]*[.Z$6])+([.AE44]*[.AC$6])+([.AH44]*[.AF$6])+([.AK44]*[.AI$6])+([.AN44]*[.AL$6])+([.AQ44]*[.AO$6])+([.AT44]*[.AR$6])))*(2/(100*[.AU$6]))" office:value-type="float" office:value="0" calcext:value-type="float">
            <text:p>0,0</text:p>
          </table:table-cell>
          <table:table-cell table:style-name="ce152" table:formula="of:=COUNTIF([.K44:.AT44];&quot;F&quot;)*2" office:value-type="float" office:value="0" calcext:value-type="float">
            <text:p>0</text:p>
          </table:table-cell>
          <table:table-cell table:style-name="ce159" table:formula="of:=COUNTIF([.K44:.AT44];&quot;P&quot;)*2" office:value-type="float" office:value="0" calcext:value-type="float">
            <text:p>0</text:p>
          </table:table-cell>
          <table:table-cell table:number-columns-repeated="975"/>
        </table:table-row>
        <table:table-row table:style-name="ro4" table:visibility="collapse">
          <table:table-cell table:style-name="ce16" table:formula="of:=[diario_classe.A45]" office:value-type="float" office:value="0" calcext:value-type="float">
            <text:p>0</text:p>
          </table:table-cell>
          <table:table-cell table:style-name="ce64"/>
          <table:table-cell table:style-name="ce71"/>
          <table:table-cell table:style-name="ce64"/>
          <table:table-cell table:style-name="ce71" table:formula="of:=[diario_classe.E45]" office:value-type="currency" office:currency="BRL" office:value="0" calcext:value-type="currency">
            <text:p>R$ 0,00</text:p>
          </table:table-cell>
          <table:table-cell table:style-name="ce78" table:formula="of:=[diario_classe.F45]" office:value-type="float" office:value="0" calcext:value-type="float">
            <text:p>0</text:p>
          </table:table-cell>
          <table:table-cell table:style-name="ce71"/>
          <table:table-cell table:style-name="ce64"/>
          <table:table-cell table:style-name="ce71"/>
          <table:table-cell table:style-name="ce80"/>
          <table:table-cell table:style-name="ce95"/>
          <table:table-cell table:style-name="ce103"/>
          <table:table-cell table:style-name="ce111" table:formula="of:=IF(OR([.L45]=&quot;I&quot;;[.L45]=&quot;i&quot;);40;(IF(OR([.L45]=&quot;R&quot;;[.L45]=&quot;r&quot;);60;IF(OR([.L45]=&quot;B&quot;;[.L45]=&quot;b&quot;);60;IF(OR([.L45]=&quot;MB&quot;;[.L45]=&quot;mb&quot;);80;IF(OR([.L45]=&quot;E&quot;;[.L45]=&quot;e&quot;);100;0))))))" office:value-type="float" office:value="0" calcext:value-type="float">
            <text:p>0</text:p>
          </table:table-cell>
          <table:table-cell table:style-name="ce95"/>
          <table:table-cell table:style-name="ce103"/>
          <table:table-cell table:style-name="ce111" table:formula="of:=IF(OR([.O45]=&quot;I&quot;;[.O45]=&quot;i&quot;);40;(IF(OR([.O45]=&quot;R&quot;;[.O45]=&quot;r&quot;);60;IF(OR([.O45]=&quot;B&quot;;[.O45]=&quot;b&quot;);60;IF(OR([.O45]=&quot;MB&quot;;[.O45]=&quot;mb&quot;);80;IF(OR([.O45]=&quot;E&quot;;[.O45]=&quot;e&quot;);100;0))))))" office:value-type="float" office:value="0" calcext:value-type="float">
            <text:p>0</text:p>
          </table:table-cell>
          <table:table-cell table:style-name="ce95"/>
          <table:table-cell table:style-name="ce103"/>
          <table:table-cell table:style-name="ce111" table:formula="of:=IF(OR([.R45]=&quot;I&quot;;[.R45]=&quot;i&quot;);40;(IF(OR([.R45]=&quot;R&quot;;[.R45]=&quot;r&quot;);60;IF(OR([.R45]=&quot;B&quot;;[.R45]=&quot;b&quot;);60;IF(OR([.R45]=&quot;MB&quot;;[.R45]=&quot;mb&quot;);80;IF(OR([.R45]=&quot;E&quot;;[.R45]=&quot;e&quot;);100;0))))))" office:value-type="float" office:value="0" calcext:value-type="float">
            <text:p>0</text:p>
          </table:table-cell>
          <table:table-cell table:style-name="ce95"/>
          <table:table-cell table:style-name="ce103"/>
          <table:table-cell table:style-name="ce111" table:formula="of:=IF(OR([.U45]=&quot;I&quot;;[.U45]=&quot;i&quot;);40;(IF(OR([.U45]=&quot;R&quot;;[.U45]=&quot;r&quot;);60;IF(OR([.U45]=&quot;B&quot;;[.U45]=&quot;b&quot;);60;IF(OR([.U45]=&quot;MB&quot;;[.U45]=&quot;mb&quot;);80;IF(OR([.U45]=&quot;E&quot;;[.U45]=&quot;e&quot;);100;0))))))" office:value-type="float" office:value="0" calcext:value-type="float">
            <text:p>0</text:p>
          </table:table-cell>
          <table:table-cell table:style-name="ce62"/>
          <table:table-cell table:style-name="ce126"/>
          <table:table-cell table:style-name="ce111" table:formula="of:=IF(OR([.X45]=&quot;I&quot;;[.X45]=&quot;i&quot;);40;(IF(OR([.X45]=&quot;R&quot;;[.X45]=&quot;r&quot;);60;IF(OR([.X45]=&quot;B&quot;;[.X45]=&quot;b&quot;);60;IF(OR([.X45]=&quot;MB&quot;;[.X45]=&quot;mb&quot;);80;IF(OR([.X45]=&quot;E&quot;;[.X45]=&quot;e&quot;);100;0))))))" office:value-type="float" office:value="0" calcext:value-type="float">
            <text:p>0</text:p>
          </table:table-cell>
          <table:table-cell table:style-name="ce62"/>
          <table:table-cell table:style-name="ce126"/>
          <table:table-cell table:style-name="ce111" table:formula="of:=IF(OR([.AA45]=&quot;I&quot;;[.AA45]=&quot;i&quot;);40;(IF(OR([.AA45]=&quot;R&quot;;[.AA45]=&quot;r&quot;);60;IF(OR([.AA45]=&quot;B&quot;;[.AA45]=&quot;b&quot;);60;IF(OR([.AA45]=&quot;MB&quot;;[.AA45]=&quot;mb&quot;);80;IF(OR([.AA45]=&quot;E&quot;;[.AA45]=&quot;e&quot;);100;0))))))" office:value-type="float" office:value="0" calcext:value-type="float">
            <text:p>0</text:p>
          </table:table-cell>
          <table:table-cell table:style-name="ce62"/>
          <table:table-cell table:style-name="ce126"/>
          <table:table-cell table:style-name="ce111" table:formula="of:=IF(OR([.AD45]=&quot;I&quot;;[.AD45]=&quot;i&quot;);40;(IF(OR([.AD45]=&quot;R&quot;;[.AD45]=&quot;r&quot;);60;IF(OR([.AD45]=&quot;B&quot;;[.AD45]=&quot;b&quot;);60;IF(OR([.AD45]=&quot;MB&quot;;[.AD45]=&quot;mb&quot;);80;IF(OR([.AD45]=&quot;E&quot;;[.AD45]=&quot;e&quot;);100;0))))))" office:value-type="float" office:value="0" calcext:value-type="float">
            <text:p>0</text:p>
          </table:table-cell>
          <table:table-cell table:style-name="ce62"/>
          <table:table-cell table:style-name="ce126"/>
          <table:table-cell table:style-name="ce111" table:formula="of:=IF(OR([.AG45]=&quot;I&quot;;[.AG45]=&quot;i&quot;);40;(IF(OR([.AG45]=&quot;R&quot;;[.AG45]=&quot;r&quot;);60;IF(OR([.AG45]=&quot;B&quot;;[.AG45]=&quot;b&quot;);60;IF(OR([.AG45]=&quot;MB&quot;;[.AG45]=&quot;mb&quot;);80;IF(OR([.AG45]=&quot;E&quot;;[.AG45]=&quot;e&quot;);100;0))))))" office:value-type="float" office:value="0" calcext:value-type="float">
            <text:p>0</text:p>
          </table:table-cell>
          <table:table-cell table:style-name="ce62"/>
          <table:table-cell table:style-name="ce126"/>
          <table:table-cell table:style-name="ce111" table:formula="of:=IF(OR([.AJ45]=&quot;I&quot;;[.AJ45]=&quot;i&quot;);40;(IF(OR([.AJ45]=&quot;R&quot;;[.AJ45]=&quot;r&quot;);60;IF(OR([.AJ45]=&quot;B&quot;;[.AJ45]=&quot;b&quot;);60;IF(OR([.AJ45]=&quot;MB&quot;;[.AJ45]=&quot;mb&quot;);80;IF(OR([.AJ45]=&quot;E&quot;;[.AJ45]=&quot;e&quot;);100;0))))))" office:value-type="float" office:value="0" calcext:value-type="float">
            <text:p>0</text:p>
          </table:table-cell>
          <table:table-cell table:style-name="ce62"/>
          <table:table-cell table:style-name="ce126"/>
          <table:table-cell table:style-name="ce111" table:formula="of:=IF(OR([.AM45]=&quot;I&quot;;[.AM45]=&quot;i&quot;);40;(IF(OR([.AM45]=&quot;R&quot;;[.AM45]=&quot;r&quot;);60;IF(OR([.AM45]=&quot;B&quot;;[.AM45]=&quot;b&quot;);60;IF(OR([.AM45]=&quot;MB&quot;;[.AM45]=&quot;mb&quot;);80;IF(OR([.AM45]=&quot;E&quot;;[.AM45]=&quot;e&quot;);100;0))))))" office:value-type="float" office:value="0" calcext:value-type="float">
            <text:p>0</text:p>
          </table:table-cell>
          <table:table-cell table:style-name="ce62"/>
          <table:table-cell table:style-name="ce126"/>
          <table:table-cell table:style-name="ce111" table:formula="of:=IF(OR([.AP45]=&quot;I&quot;;[.AP45]=&quot;i&quot;);40;(IF(OR([.AP45]=&quot;R&quot;;[.AP45]=&quot;r&quot;);60;IF(OR([.AP45]=&quot;B&quot;;[.AP45]=&quot;b&quot;);60;IF(OR([.AP45]=&quot;MB&quot;;[.AP45]=&quot;mb&quot;);80;IF(OR([.AP45]=&quot;E&quot;;[.AP45]=&quot;e&quot;);100;0))))))" office:value-type="float" office:value="0" calcext:value-type="float">
            <text:p>0</text:p>
          </table:table-cell>
          <table:table-cell table:style-name="ce62"/>
          <table:table-cell table:style-name="ce126"/>
          <table:table-cell table:style-name="ce111" table:formula="of:=IF(OR([.AS45]=&quot;I&quot;;[.AS45]=&quot;i&quot;);40;(IF(OR([.AS45]=&quot;R&quot;;[.AS45]=&quot;r&quot;);60;IF(OR([.AS45]=&quot;B&quot;;[.AS45]=&quot;b&quot;);60;IF(OR([.AS45]=&quot;MB&quot;;[.AS45]=&quot;mb&quot;);80;IF(OR([.AS45]=&quot;E&quot;;[.AS45]=&quot;e&quot;);100;0))))))" office:value-type="float" office:value="0" calcext:value-type="float">
            <text:p>0</text:p>
          </table:table-cell>
          <table:table-cell table:style-name="ce148" table:formula="of:=((([.M45]*[.K$6])+([.P45]*[.N$6])+([.S45]*[.Q$6])+([.V45]*[.T$6])+([.Y45]*[.W$6])+([.AB45]*[.Z$6])+([.AE45]*[.AC$6])+([.AH45]*[.AF$6])+([.AK45]*[.AI$6])+([.AN45]*[.AL$6])+([.AQ45]*[.AO$6])+([.AT45]*[.AR$6])))*(2/(100*[.AU$6]))" office:value-type="float" office:value="0" calcext:value-type="float">
            <text:p>0,0</text:p>
          </table:table-cell>
          <table:table-cell table:style-name="ce152" table:formula="of:=COUNTIF([.K45:.AT45];&quot;F&quot;)*2" office:value-type="float" office:value="0" calcext:value-type="float">
            <text:p>0</text:p>
          </table:table-cell>
          <table:table-cell table:style-name="ce159" table:formula="of:=COUNTIF([.K45:.AT45];&quot;P&quot;)*2" office:value-type="float" office:value="0" calcext:value-type="float">
            <text:p>0</text:p>
          </table:table-cell>
          <table:table-cell table:number-columns-repeated="975"/>
        </table:table-row>
        <table:table-row table:style-name="ro4" table:visibility="collapse">
          <table:table-cell table:style-name="ce16" table:formula="of:=[diario_classe.A46]" office:value-type="float" office:value="0" calcext:value-type="float">
            <text:p>0</text:p>
          </table:table-cell>
          <table:table-cell table:style-name="ce64"/>
          <table:table-cell table:style-name="ce71"/>
          <table:table-cell table:style-name="ce64"/>
          <table:table-cell table:style-name="ce71" table:formula="of:=[diario_classe.E46]" office:value-type="currency" office:currency="BRL" office:value="0" calcext:value-type="currency">
            <text:p>R$ 0,00</text:p>
          </table:table-cell>
          <table:table-cell table:style-name="ce78" table:formula="of:=[diario_classe.F46]" office:value-type="float" office:value="0" calcext:value-type="float">
            <text:p>0</text:p>
          </table:table-cell>
          <table:table-cell table:style-name="ce71"/>
          <table:table-cell table:style-name="ce64"/>
          <table:table-cell table:style-name="ce71"/>
          <table:table-cell table:style-name="ce80"/>
          <table:table-cell table:style-name="ce95"/>
          <table:table-cell table:style-name="ce103"/>
          <table:table-cell table:style-name="ce111" table:formula="of:=IF(OR([.L46]=&quot;I&quot;;[.L46]=&quot;i&quot;);40;(IF(OR([.L46]=&quot;R&quot;;[.L46]=&quot;r&quot;);60;IF(OR([.L46]=&quot;B&quot;;[.L46]=&quot;b&quot;);60;IF(OR([.L46]=&quot;MB&quot;;[.L46]=&quot;mb&quot;);80;IF(OR([.L46]=&quot;E&quot;;[.L46]=&quot;e&quot;);100;0))))))" office:value-type="float" office:value="0" calcext:value-type="float">
            <text:p>0</text:p>
          </table:table-cell>
          <table:table-cell table:style-name="ce95"/>
          <table:table-cell table:style-name="ce103"/>
          <table:table-cell table:style-name="ce111" table:formula="of:=IF(OR([.O46]=&quot;I&quot;;[.O46]=&quot;i&quot;);40;(IF(OR([.O46]=&quot;R&quot;;[.O46]=&quot;r&quot;);60;IF(OR([.O46]=&quot;B&quot;;[.O46]=&quot;b&quot;);60;IF(OR([.O46]=&quot;MB&quot;;[.O46]=&quot;mb&quot;);80;IF(OR([.O46]=&quot;E&quot;;[.O46]=&quot;e&quot;);100;0))))))" office:value-type="float" office:value="0" calcext:value-type="float">
            <text:p>0</text:p>
          </table:table-cell>
          <table:table-cell table:style-name="ce95"/>
          <table:table-cell table:style-name="ce103"/>
          <table:table-cell table:style-name="ce111" table:formula="of:=IF(OR([.R46]=&quot;I&quot;;[.R46]=&quot;i&quot;);40;(IF(OR([.R46]=&quot;R&quot;;[.R46]=&quot;r&quot;);60;IF(OR([.R46]=&quot;B&quot;;[.R46]=&quot;b&quot;);60;IF(OR([.R46]=&quot;MB&quot;;[.R46]=&quot;mb&quot;);80;IF(OR([.R46]=&quot;E&quot;;[.R46]=&quot;e&quot;);100;0))))))" office:value-type="float" office:value="0" calcext:value-type="float">
            <text:p>0</text:p>
          </table:table-cell>
          <table:table-cell table:style-name="ce95"/>
          <table:table-cell table:style-name="ce103"/>
          <table:table-cell table:style-name="ce111" table:formula="of:=IF(OR([.U46]=&quot;I&quot;;[.U46]=&quot;i&quot;);40;(IF(OR([.U46]=&quot;R&quot;;[.U46]=&quot;r&quot;);60;IF(OR([.U46]=&quot;B&quot;;[.U46]=&quot;b&quot;);60;IF(OR([.U46]=&quot;MB&quot;;[.U46]=&quot;mb&quot;);80;IF(OR([.U46]=&quot;E&quot;;[.U46]=&quot;e&quot;);100;0))))))" office:value-type="float" office:value="0" calcext:value-type="float">
            <text:p>0</text:p>
          </table:table-cell>
          <table:table-cell table:style-name="ce62"/>
          <table:table-cell table:style-name="ce126"/>
          <table:table-cell table:style-name="ce111" table:formula="of:=IF(OR([.X46]=&quot;I&quot;;[.X46]=&quot;i&quot;);40;(IF(OR([.X46]=&quot;R&quot;;[.X46]=&quot;r&quot;);60;IF(OR([.X46]=&quot;B&quot;;[.X46]=&quot;b&quot;);60;IF(OR([.X46]=&quot;MB&quot;;[.X46]=&quot;mb&quot;);80;IF(OR([.X46]=&quot;E&quot;;[.X46]=&quot;e&quot;);100;0))))))" office:value-type="float" office:value="0" calcext:value-type="float">
            <text:p>0</text:p>
          </table:table-cell>
          <table:table-cell table:style-name="ce62"/>
          <table:table-cell table:style-name="ce126"/>
          <table:table-cell table:style-name="ce111" table:formula="of:=IF(OR([.AA46]=&quot;I&quot;;[.AA46]=&quot;i&quot;);40;(IF(OR([.AA46]=&quot;R&quot;;[.AA46]=&quot;r&quot;);60;IF(OR([.AA46]=&quot;B&quot;;[.AA46]=&quot;b&quot;);60;IF(OR([.AA46]=&quot;MB&quot;;[.AA46]=&quot;mb&quot;);80;IF(OR([.AA46]=&quot;E&quot;;[.AA46]=&quot;e&quot;);100;0))))))" office:value-type="float" office:value="0" calcext:value-type="float">
            <text:p>0</text:p>
          </table:table-cell>
          <table:table-cell table:style-name="ce62"/>
          <table:table-cell table:style-name="ce126"/>
          <table:table-cell table:style-name="ce111" table:formula="of:=IF(OR([.AD46]=&quot;I&quot;;[.AD46]=&quot;i&quot;);40;(IF(OR([.AD46]=&quot;R&quot;;[.AD46]=&quot;r&quot;);60;IF(OR([.AD46]=&quot;B&quot;;[.AD46]=&quot;b&quot;);60;IF(OR([.AD46]=&quot;MB&quot;;[.AD46]=&quot;mb&quot;);80;IF(OR([.AD46]=&quot;E&quot;;[.AD46]=&quot;e&quot;);100;0))))))" office:value-type="float" office:value="0" calcext:value-type="float">
            <text:p>0</text:p>
          </table:table-cell>
          <table:table-cell table:style-name="ce62"/>
          <table:table-cell table:style-name="ce126"/>
          <table:table-cell table:style-name="ce111" table:formula="of:=IF(OR([.AG46]=&quot;I&quot;;[.AG46]=&quot;i&quot;);40;(IF(OR([.AG46]=&quot;R&quot;;[.AG46]=&quot;r&quot;);60;IF(OR([.AG46]=&quot;B&quot;;[.AG46]=&quot;b&quot;);60;IF(OR([.AG46]=&quot;MB&quot;;[.AG46]=&quot;mb&quot;);80;IF(OR([.AG46]=&quot;E&quot;;[.AG46]=&quot;e&quot;);100;0))))))" office:value-type="float" office:value="0" calcext:value-type="float">
            <text:p>0</text:p>
          </table:table-cell>
          <table:table-cell table:style-name="ce62"/>
          <table:table-cell table:style-name="ce126"/>
          <table:table-cell table:style-name="ce111" table:formula="of:=IF(OR([.AJ46]=&quot;I&quot;;[.AJ46]=&quot;i&quot;);40;(IF(OR([.AJ46]=&quot;R&quot;;[.AJ46]=&quot;r&quot;);60;IF(OR([.AJ46]=&quot;B&quot;;[.AJ46]=&quot;b&quot;);60;IF(OR([.AJ46]=&quot;MB&quot;;[.AJ46]=&quot;mb&quot;);80;IF(OR([.AJ46]=&quot;E&quot;;[.AJ46]=&quot;e&quot;);100;0))))))" office:value-type="float" office:value="0" calcext:value-type="float">
            <text:p>0</text:p>
          </table:table-cell>
          <table:table-cell table:style-name="ce62"/>
          <table:table-cell table:style-name="ce126"/>
          <table:table-cell table:style-name="ce111" table:formula="of:=IF(OR([.AM46]=&quot;I&quot;;[.AM46]=&quot;i&quot;);40;(IF(OR([.AM46]=&quot;R&quot;;[.AM46]=&quot;r&quot;);60;IF(OR([.AM46]=&quot;B&quot;;[.AM46]=&quot;b&quot;);60;IF(OR([.AM46]=&quot;MB&quot;;[.AM46]=&quot;mb&quot;);80;IF(OR([.AM46]=&quot;E&quot;;[.AM46]=&quot;e&quot;);100;0))))))" office:value-type="float" office:value="0" calcext:value-type="float">
            <text:p>0</text:p>
          </table:table-cell>
          <table:table-cell table:style-name="ce62"/>
          <table:table-cell table:style-name="ce126"/>
          <table:table-cell table:style-name="ce111" table:formula="of:=IF(OR([.AP46]=&quot;I&quot;;[.AP46]=&quot;i&quot;);40;(IF(OR([.AP46]=&quot;R&quot;;[.AP46]=&quot;r&quot;);60;IF(OR([.AP46]=&quot;B&quot;;[.AP46]=&quot;b&quot;);60;IF(OR([.AP46]=&quot;MB&quot;;[.AP46]=&quot;mb&quot;);80;IF(OR([.AP46]=&quot;E&quot;;[.AP46]=&quot;e&quot;);100;0))))))" office:value-type="float" office:value="0" calcext:value-type="float">
            <text:p>0</text:p>
          </table:table-cell>
          <table:table-cell table:style-name="ce62"/>
          <table:table-cell table:style-name="ce126"/>
          <table:table-cell table:style-name="ce111" table:formula="of:=IF(OR([.AS46]=&quot;I&quot;;[.AS46]=&quot;i&quot;);40;(IF(OR([.AS46]=&quot;R&quot;;[.AS46]=&quot;r&quot;);60;IF(OR([.AS46]=&quot;B&quot;;[.AS46]=&quot;b&quot;);60;IF(OR([.AS46]=&quot;MB&quot;;[.AS46]=&quot;mb&quot;);80;IF(OR([.AS46]=&quot;E&quot;;[.AS46]=&quot;e&quot;);100;0))))))" office:value-type="float" office:value="0" calcext:value-type="float">
            <text:p>0</text:p>
          </table:table-cell>
          <table:table-cell table:style-name="ce148" table:formula="of:=((([.M46]*[.K$6])+([.P46]*[.N$6])+([.S46]*[.Q$6])+([.V46]*[.T$6])+([.Y46]*[.W$6])+([.AB46]*[.Z$6])+([.AE46]*[.AC$6])+([.AH46]*[.AF$6])+([.AK46]*[.AI$6])+([.AN46]*[.AL$6])+([.AQ46]*[.AO$6])+([.AT46]*[.AR$6])))*(2/(100*[.AU$6]))" office:value-type="float" office:value="0" calcext:value-type="float">
            <text:p>0,0</text:p>
          </table:table-cell>
          <table:table-cell table:style-name="ce152" table:formula="of:=COUNTIF([.K46:.AT46];&quot;F&quot;)*2" office:value-type="float" office:value="0" calcext:value-type="float">
            <text:p>0</text:p>
          </table:table-cell>
          <table:table-cell table:style-name="ce159" table:formula="of:=COUNTIF([.K46:.AT46];&quot;P&quot;)*2" office:value-type="float" office:value="0" calcext:value-type="float">
            <text:p>0</text:p>
          </table:table-cell>
          <table:table-cell table:number-columns-repeated="975"/>
        </table:table-row>
        <table:table-row table:style-name="ro4" table:visibility="collapse">
          <table:table-cell table:style-name="ce16" table:formula="of:=[diario_classe.A47]" office:value-type="float" office:value="0" calcext:value-type="float">
            <text:p>0</text:p>
          </table:table-cell>
          <table:table-cell table:style-name="ce64"/>
          <table:table-cell table:style-name="ce71"/>
          <table:table-cell table:style-name="ce64"/>
          <table:table-cell table:style-name="ce71" table:formula="of:=[diario_classe.E47]" office:value-type="currency" office:currency="BRL" office:value="0" calcext:value-type="currency">
            <text:p>R$ 0,00</text:p>
          </table:table-cell>
          <table:table-cell table:style-name="ce78" table:formula="of:=[diario_classe.F47]" office:value-type="float" office:value="0" calcext:value-type="float">
            <text:p>0</text:p>
          </table:table-cell>
          <table:table-cell table:style-name="ce71"/>
          <table:table-cell table:style-name="ce64"/>
          <table:table-cell table:style-name="ce71"/>
          <table:table-cell table:style-name="ce80"/>
          <table:table-cell table:style-name="ce95"/>
          <table:table-cell table:style-name="ce103"/>
          <table:table-cell table:style-name="ce111" table:formula="of:=IF(OR([.L47]=&quot;I&quot;;[.L47]=&quot;i&quot;);40;(IF(OR([.L47]=&quot;R&quot;;[.L47]=&quot;r&quot;);60;IF(OR([.L47]=&quot;B&quot;;[.L47]=&quot;b&quot;);60;IF(OR([.L47]=&quot;MB&quot;;[.L47]=&quot;mb&quot;);80;IF(OR([.L47]=&quot;E&quot;;[.L47]=&quot;e&quot;);100;0))))))" office:value-type="float" office:value="0" calcext:value-type="float">
            <text:p>0</text:p>
          </table:table-cell>
          <table:table-cell table:style-name="ce95"/>
          <table:table-cell table:style-name="ce103"/>
          <table:table-cell table:style-name="ce111" table:formula="of:=IF(OR([.O47]=&quot;I&quot;;[.O47]=&quot;i&quot;);40;(IF(OR([.O47]=&quot;R&quot;;[.O47]=&quot;r&quot;);60;IF(OR([.O47]=&quot;B&quot;;[.O47]=&quot;b&quot;);60;IF(OR([.O47]=&quot;MB&quot;;[.O47]=&quot;mb&quot;);80;IF(OR([.O47]=&quot;E&quot;;[.O47]=&quot;e&quot;);100;0))))))" office:value-type="float" office:value="0" calcext:value-type="float">
            <text:p>0</text:p>
          </table:table-cell>
          <table:table-cell table:style-name="ce95"/>
          <table:table-cell table:style-name="ce103"/>
          <table:table-cell table:style-name="ce111" table:formula="of:=IF(OR([.R47]=&quot;I&quot;;[.R47]=&quot;i&quot;);40;(IF(OR([.R47]=&quot;R&quot;;[.R47]=&quot;r&quot;);60;IF(OR([.R47]=&quot;B&quot;;[.R47]=&quot;b&quot;);60;IF(OR([.R47]=&quot;MB&quot;;[.R47]=&quot;mb&quot;);80;IF(OR([.R47]=&quot;E&quot;;[.R47]=&quot;e&quot;);100;0))))))" office:value-type="float" office:value="0" calcext:value-type="float">
            <text:p>0</text:p>
          </table:table-cell>
          <table:table-cell table:style-name="ce95"/>
          <table:table-cell table:style-name="ce103"/>
          <table:table-cell table:style-name="ce111" table:formula="of:=IF(OR([.U47]=&quot;I&quot;;[.U47]=&quot;i&quot;);40;(IF(OR([.U47]=&quot;R&quot;;[.U47]=&quot;r&quot;);60;IF(OR([.U47]=&quot;B&quot;;[.U47]=&quot;b&quot;);60;IF(OR([.U47]=&quot;MB&quot;;[.U47]=&quot;mb&quot;);80;IF(OR([.U47]=&quot;E&quot;;[.U47]=&quot;e&quot;);100;0))))))" office:value-type="float" office:value="0" calcext:value-type="float">
            <text:p>0</text:p>
          </table:table-cell>
          <table:table-cell table:style-name="ce62"/>
          <table:table-cell table:style-name="ce126"/>
          <table:table-cell table:style-name="ce111" table:formula="of:=IF(OR([.X47]=&quot;I&quot;;[.X47]=&quot;i&quot;);40;(IF(OR([.X47]=&quot;R&quot;;[.X47]=&quot;r&quot;);60;IF(OR([.X47]=&quot;B&quot;;[.X47]=&quot;b&quot;);60;IF(OR([.X47]=&quot;MB&quot;;[.X47]=&quot;mb&quot;);80;IF(OR([.X47]=&quot;E&quot;;[.X47]=&quot;e&quot;);100;0))))))" office:value-type="float" office:value="0" calcext:value-type="float">
            <text:p>0</text:p>
          </table:table-cell>
          <table:table-cell table:style-name="ce62"/>
          <table:table-cell table:style-name="ce126"/>
          <table:table-cell table:style-name="ce111" table:formula="of:=IF(OR([.AA47]=&quot;I&quot;;[.AA47]=&quot;i&quot;);40;(IF(OR([.AA47]=&quot;R&quot;;[.AA47]=&quot;r&quot;);60;IF(OR([.AA47]=&quot;B&quot;;[.AA47]=&quot;b&quot;);60;IF(OR([.AA47]=&quot;MB&quot;;[.AA47]=&quot;mb&quot;);80;IF(OR([.AA47]=&quot;E&quot;;[.AA47]=&quot;e&quot;);100;0))))))" office:value-type="float" office:value="0" calcext:value-type="float">
            <text:p>0</text:p>
          </table:table-cell>
          <table:table-cell table:style-name="ce62"/>
          <table:table-cell table:style-name="ce126"/>
          <table:table-cell table:style-name="ce111" table:formula="of:=IF(OR([.AD47]=&quot;I&quot;;[.AD47]=&quot;i&quot;);40;(IF(OR([.AD47]=&quot;R&quot;;[.AD47]=&quot;r&quot;);60;IF(OR([.AD47]=&quot;B&quot;;[.AD47]=&quot;b&quot;);60;IF(OR([.AD47]=&quot;MB&quot;;[.AD47]=&quot;mb&quot;);80;IF(OR([.AD47]=&quot;E&quot;;[.AD47]=&quot;e&quot;);100;0))))))" office:value-type="float" office:value="0" calcext:value-type="float">
            <text:p>0</text:p>
          </table:table-cell>
          <table:table-cell table:style-name="ce62"/>
          <table:table-cell table:style-name="ce126"/>
          <table:table-cell table:style-name="ce111" table:formula="of:=IF(OR([.AG47]=&quot;I&quot;;[.AG47]=&quot;i&quot;);40;(IF(OR([.AG47]=&quot;R&quot;;[.AG47]=&quot;r&quot;);60;IF(OR([.AG47]=&quot;B&quot;;[.AG47]=&quot;b&quot;);60;IF(OR([.AG47]=&quot;MB&quot;;[.AG47]=&quot;mb&quot;);80;IF(OR([.AG47]=&quot;E&quot;;[.AG47]=&quot;e&quot;);100;0))))))" office:value-type="float" office:value="0" calcext:value-type="float">
            <text:p>0</text:p>
          </table:table-cell>
          <table:table-cell table:style-name="ce62"/>
          <table:table-cell table:style-name="ce126"/>
          <table:table-cell table:style-name="ce111" table:formula="of:=IF(OR([.AJ47]=&quot;I&quot;;[.AJ47]=&quot;i&quot;);40;(IF(OR([.AJ47]=&quot;R&quot;;[.AJ47]=&quot;r&quot;);60;IF(OR([.AJ47]=&quot;B&quot;;[.AJ47]=&quot;b&quot;);60;IF(OR([.AJ47]=&quot;MB&quot;;[.AJ47]=&quot;mb&quot;);80;IF(OR([.AJ47]=&quot;E&quot;;[.AJ47]=&quot;e&quot;);100;0))))))" office:value-type="float" office:value="0" calcext:value-type="float">
            <text:p>0</text:p>
          </table:table-cell>
          <table:table-cell table:style-name="ce62"/>
          <table:table-cell table:style-name="ce126"/>
          <table:table-cell table:style-name="ce111" table:formula="of:=IF(OR([.AM47]=&quot;I&quot;;[.AM47]=&quot;i&quot;);40;(IF(OR([.AM47]=&quot;R&quot;;[.AM47]=&quot;r&quot;);60;IF(OR([.AM47]=&quot;B&quot;;[.AM47]=&quot;b&quot;);60;IF(OR([.AM47]=&quot;MB&quot;;[.AM47]=&quot;mb&quot;);80;IF(OR([.AM47]=&quot;E&quot;;[.AM47]=&quot;e&quot;);100;0))))))" office:value-type="float" office:value="0" calcext:value-type="float">
            <text:p>0</text:p>
          </table:table-cell>
          <table:table-cell table:style-name="ce62"/>
          <table:table-cell table:style-name="ce126"/>
          <table:table-cell table:style-name="ce111" table:formula="of:=IF(OR([.AP47]=&quot;I&quot;;[.AP47]=&quot;i&quot;);40;(IF(OR([.AP47]=&quot;R&quot;;[.AP47]=&quot;r&quot;);60;IF(OR([.AP47]=&quot;B&quot;;[.AP47]=&quot;b&quot;);60;IF(OR([.AP47]=&quot;MB&quot;;[.AP47]=&quot;mb&quot;);80;IF(OR([.AP47]=&quot;E&quot;;[.AP47]=&quot;e&quot;);100;0))))))" office:value-type="float" office:value="0" calcext:value-type="float">
            <text:p>0</text:p>
          </table:table-cell>
          <table:table-cell table:style-name="ce62"/>
          <table:table-cell table:style-name="ce126"/>
          <table:table-cell table:style-name="ce111" table:formula="of:=IF(OR([.AS47]=&quot;I&quot;;[.AS47]=&quot;i&quot;);40;(IF(OR([.AS47]=&quot;R&quot;;[.AS47]=&quot;r&quot;);60;IF(OR([.AS47]=&quot;B&quot;;[.AS47]=&quot;b&quot;);60;IF(OR([.AS47]=&quot;MB&quot;;[.AS47]=&quot;mb&quot;);80;IF(OR([.AS47]=&quot;E&quot;;[.AS47]=&quot;e&quot;);100;0))))))" office:value-type="float" office:value="0" calcext:value-type="float">
            <text:p>0</text:p>
          </table:table-cell>
          <table:table-cell table:style-name="ce148" table:formula="of:=((([.M47]*[.K$6])+([.P47]*[.N$6])+([.S47]*[.Q$6])+([.V47]*[.T$6])+([.Y47]*[.W$6])+([.AB47]*[.Z$6])+([.AE47]*[.AC$6])+([.AH47]*[.AF$6])+([.AK47]*[.AI$6])+([.AN47]*[.AL$6])+([.AQ47]*[.AO$6])+([.AT47]*[.AR$6])))*(2/(100*[.AU$6]))" office:value-type="float" office:value="0" calcext:value-type="float">
            <text:p>0,0</text:p>
          </table:table-cell>
          <table:table-cell table:style-name="ce152" table:formula="of:=COUNTIF([.K47:.AT47];&quot;F&quot;)*2" office:value-type="float" office:value="0" calcext:value-type="float">
            <text:p>0</text:p>
          </table:table-cell>
          <table:table-cell table:style-name="ce159" table:formula="of:=COUNTIF([.K47:.AT47];&quot;P&quot;)*2" office:value-type="float" office:value="0" calcext:value-type="float">
            <text:p>0</text:p>
          </table:table-cell>
          <table:table-cell table:number-columns-repeated="975"/>
        </table:table-row>
        <table:table-row table:style-name="ro4" table:visibility="collapse">
          <table:table-cell table:style-name="ce16" table:formula="of:=[diario_classe.A48]" office:value-type="float" office:value="0" calcext:value-type="float">
            <text:p>0</text:p>
          </table:table-cell>
          <table:table-cell table:style-name="ce64"/>
          <table:table-cell table:style-name="ce71"/>
          <table:table-cell table:style-name="ce64"/>
          <table:table-cell table:style-name="ce71" table:formula="of:=[diario_classe.E48]" office:value-type="currency" office:currency="BRL" office:value="0" calcext:value-type="currency">
            <text:p>R$ 0,00</text:p>
          </table:table-cell>
          <table:table-cell table:style-name="ce78" table:formula="of:=[diario_classe.F48]" office:value-type="float" office:value="0" calcext:value-type="float">
            <text:p>0</text:p>
          </table:table-cell>
          <table:table-cell table:style-name="ce71"/>
          <table:table-cell table:style-name="ce64"/>
          <table:table-cell table:style-name="ce71"/>
          <table:table-cell table:style-name="ce80"/>
          <table:table-cell table:style-name="ce95"/>
          <table:table-cell table:style-name="ce103"/>
          <table:table-cell table:style-name="ce111" table:formula="of:=IF(OR([.L48]=&quot;I&quot;;[.L48]=&quot;i&quot;);40;(IF(OR([.L48]=&quot;R&quot;;[.L48]=&quot;r&quot;);60;IF(OR([.L48]=&quot;B&quot;;[.L48]=&quot;b&quot;);60;IF(OR([.L48]=&quot;MB&quot;;[.L48]=&quot;mb&quot;);80;IF(OR([.L48]=&quot;E&quot;;[.L48]=&quot;e&quot;);100;0))))))" office:value-type="float" office:value="0" calcext:value-type="float">
            <text:p>0</text:p>
          </table:table-cell>
          <table:table-cell table:style-name="ce62"/>
          <table:table-cell table:style-name="ce103"/>
          <table:table-cell table:style-name="ce111"/>
          <table:table-cell table:style-name="ce62"/>
          <table:table-cell table:style-name="ce126"/>
          <table:table-cell table:style-name="ce111"/>
          <table:table-cell table:style-name="ce62"/>
          <table:table-cell table:style-name="ce126"/>
          <table:table-cell table:style-name="ce111"/>
          <table:table-cell table:style-name="ce62"/>
          <table:table-cell table:style-name="ce126"/>
          <table:table-cell table:style-name="ce111"/>
          <table:table-cell table:style-name="ce62"/>
          <table:table-cell table:style-name="ce126"/>
          <table:table-cell table:style-name="ce111"/>
          <table:table-cell table:style-name="ce62"/>
          <table:table-cell table:style-name="ce126"/>
          <table:table-cell table:style-name="ce111"/>
          <table:table-cell table:style-name="ce62"/>
          <table:table-cell table:style-name="ce126"/>
          <table:table-cell table:style-name="ce111"/>
          <table:table-cell table:style-name="ce62"/>
          <table:table-cell table:style-name="ce126"/>
          <table:table-cell table:style-name="ce111"/>
          <table:table-cell table:style-name="ce62"/>
          <table:table-cell table:style-name="ce126"/>
          <table:table-cell table:style-name="ce111"/>
          <table:table-cell table:style-name="ce62"/>
          <table:table-cell table:style-name="ce126"/>
          <table:table-cell table:style-name="ce111"/>
          <table:table-cell table:style-name="ce62"/>
          <table:table-cell table:style-name="ce126"/>
          <table:table-cell table:style-name="ce111"/>
          <table:table-cell table:style-name="ce148" table:formula="of:=((([.M48]*[.K$6])+([.P48]*[.N$6])+([.S48]*[.Q$6])+([.V48]*[.T$6])+([.Y48]*[.W$6])+([.AB48]*[.Z$6])+([.AE48]*[.AC$6])+([.AH48]*[.AF$6])+([.AK48]*[.AI$6])+([.AN48]*[.AL$6])+([.AQ48]*[.AO$6])+([.AT48]*[.AR$6])))*(2/(100*[.AU$6]))" office:value-type="float" office:value="0" calcext:value-type="float">
            <text:p>0,0</text:p>
          </table:table-cell>
          <table:table-cell table:style-name="ce152" table:formula="of:=COUNTIF([.K48:.AT48];&quot;F&quot;)*2" office:value-type="float" office:value="0" calcext:value-type="float">
            <text:p>0</text:p>
          </table:table-cell>
          <table:table-cell table:style-name="ce159" table:formula="of:=COUNTIF([.K48:.AT48];&quot;P&quot;)*2" office:value-type="float" office:value="0" calcext:value-type="float">
            <text:p>0</text:p>
          </table:table-cell>
          <table:table-cell table:number-columns-repeated="975"/>
        </table:table-row>
        <table:table-row table:style-name="ro4" table:visibility="collapse">
          <table:table-cell table:style-name="ce16" table:formula="of:=[diario_classe.A49]" office:value-type="float" office:value="0" calcext:value-type="float">
            <text:p>0</text:p>
          </table:table-cell>
          <table:table-cell table:style-name="ce64"/>
          <table:table-cell table:style-name="ce71"/>
          <table:table-cell table:style-name="ce64"/>
          <table:table-cell table:style-name="ce71" table:formula="of:=[diario_classe.E49]" office:value-type="currency" office:currency="BRL" office:value="0" calcext:value-type="currency">
            <text:p>R$ 0,00</text:p>
          </table:table-cell>
          <table:table-cell table:style-name="ce78" table:formula="of:=[diario_classe.F49]" office:value-type="float" office:value="0" calcext:value-type="float">
            <text:p>0</text:p>
          </table:table-cell>
          <table:table-cell table:style-name="ce71"/>
          <table:table-cell table:style-name="ce64"/>
          <table:table-cell table:style-name="ce71"/>
          <table:table-cell table:style-name="ce80"/>
          <table:table-cell table:style-name="ce95"/>
          <table:table-cell table:style-name="ce103"/>
          <table:table-cell table:style-name="ce111" table:formula="of:=IF(OR([.L49]=&quot;I&quot;;[.L49]=&quot;i&quot;);40;(IF(OR([.L49]=&quot;R&quot;;[.L49]=&quot;r&quot;);60;IF(OR([.L49]=&quot;B&quot;;[.L49]=&quot;b&quot;);60;IF(OR([.L49]=&quot;MB&quot;;[.L49]=&quot;mb&quot;);80;IF(OR([.L49]=&quot;E&quot;;[.L49]=&quot;e&quot;);100;0))))))" office:value-type="float" office:value="0" calcext:value-type="float">
            <text:p>0</text:p>
          </table:table-cell>
          <table:table-cell table:style-name="ce62"/>
          <table:table-cell table:style-name="ce103"/>
          <table:table-cell table:style-name="ce111"/>
          <table:table-cell table:style-name="ce62"/>
          <table:table-cell table:style-name="ce126"/>
          <table:table-cell table:style-name="ce111"/>
          <table:table-cell table:style-name="ce62"/>
          <table:table-cell table:style-name="ce126"/>
          <table:table-cell table:style-name="ce111"/>
          <table:table-cell table:style-name="ce62"/>
          <table:table-cell table:style-name="ce126"/>
          <table:table-cell table:style-name="ce111"/>
          <table:table-cell table:style-name="ce62"/>
          <table:table-cell table:style-name="ce126"/>
          <table:table-cell table:style-name="ce111"/>
          <table:table-cell table:style-name="ce62"/>
          <table:table-cell table:style-name="ce126"/>
          <table:table-cell table:style-name="ce111"/>
          <table:table-cell table:style-name="ce62"/>
          <table:table-cell table:style-name="ce126"/>
          <table:table-cell table:style-name="ce111"/>
          <table:table-cell table:style-name="ce62"/>
          <table:table-cell table:style-name="ce126"/>
          <table:table-cell table:style-name="ce138"/>
          <table:table-cell table:style-name="ce62"/>
          <table:table-cell table:style-name="ce126"/>
          <table:table-cell table:style-name="ce138"/>
          <table:table-cell table:style-name="ce62"/>
          <table:table-cell table:style-name="ce126"/>
          <table:table-cell table:style-name="ce138"/>
          <table:table-cell table:style-name="ce62"/>
          <table:table-cell table:style-name="ce126"/>
          <table:table-cell table:style-name="ce138"/>
          <table:table-cell table:style-name="ce148" table:formula="of:=((([.M49]*[.K$6])+([.P49]*[.N$6])+([.S49]*[.Q$6])+([.V49]*[.T$6])+([.Y49]*[.W$6])+([.AB49]*[.Z$6])+([.AE49]*[.AC$6])+([.AH49]*[.AF$6])+([.AK49]*[.AI$6])+([.AN49]*[.AL$6])+([.AQ49]*[.AO$6])+([.AT49]*[.AR$6])))*(2/(100*[.AU$6]))" office:value-type="float" office:value="0" calcext:value-type="float">
            <text:p>0,0</text:p>
          </table:table-cell>
          <table:table-cell table:style-name="ce152" table:formula="of:=COUNTIF([.K49:.AT49];&quot;F&quot;)*2" office:value-type="float" office:value="0" calcext:value-type="float">
            <text:p>0</text:p>
          </table:table-cell>
          <table:table-cell table:style-name="ce159" table:formula="of:=COUNTIF([.K49:.AT49];&quot;P&quot;)*2" office:value-type="float" office:value="0" calcext:value-type="float">
            <text:p>0</text:p>
          </table:table-cell>
          <table:table-cell table:number-columns-repeated="975"/>
        </table:table-row>
        <table:table-row table:style-name="ro4" table:visibility="collapse">
          <table:table-cell table:style-name="ce17" table:formula="of:=[diario_classe.A50]" office:value-type="float" office:value="0" calcext:value-type="float">
            <text:p>0</text:p>
          </table:table-cell>
          <table:table-cell table:style-name="ce69"/>
          <table:table-cell table:style-name="ce72"/>
          <table:table-cell table:style-name="ce69"/>
          <table:table-cell table:style-name="ce71" table:formula="of:=[diario_classe.E50]" office:value-type="currency" office:currency="BRL" office:value="0" calcext:value-type="currency">
            <text:p>R$ 0,00</text:p>
          </table:table-cell>
          <table:table-cell table:style-name="ce78" table:formula="of:=[diario_classe.F50]" office:value-type="float" office:value="0" calcext:value-type="float">
            <text:p>0</text:p>
          </table:table-cell>
          <table:table-cell table:style-name="ce72"/>
          <table:table-cell table:style-name="ce69"/>
          <table:table-cell table:style-name="ce72"/>
          <table:table-cell table:style-name="ce85"/>
          <table:table-cell table:style-name="ce95"/>
          <table:table-cell table:style-name="ce103"/>
          <table:table-cell table:style-name="ce111" table:formula="of:=IF(OR([.L50]=&quot;I&quot;;[.L50]=&quot;i&quot;);40;(IF(OR([.L50]=&quot;R&quot;;[.L50]=&quot;r&quot;);60;IF(OR([.L50]=&quot;B&quot;;[.L50]=&quot;b&quot;);60;IF(OR([.L50]=&quot;MB&quot;;[.L50]=&quot;mb&quot;);80;IF(OR([.L50]=&quot;E&quot;;[.L50]=&quot;e&quot;);100;0))))))" office:value-type="float" office:value="0" calcext:value-type="float">
            <text:p>0</text:p>
          </table:table-cell>
          <table:table-cell table:style-name="ce114"/>
          <table:table-cell table:style-name="ce120"/>
          <table:table-cell table:style-name="ce122"/>
          <table:table-cell table:style-name="ce114"/>
          <table:table-cell table:style-name="ce127"/>
          <table:table-cell table:style-name="ce122"/>
          <table:table-cell table:style-name="ce114"/>
          <table:table-cell table:style-name="ce127"/>
          <table:table-cell table:style-name="ce122"/>
          <table:table-cell table:style-name="ce114"/>
          <table:table-cell table:style-name="ce127"/>
          <table:table-cell table:style-name="ce122"/>
          <table:table-cell table:style-name="ce114"/>
          <table:table-cell table:style-name="ce127"/>
          <table:table-cell table:style-name="ce122"/>
          <table:table-cell table:style-name="ce114"/>
          <table:table-cell table:style-name="ce127"/>
          <table:table-cell table:style-name="ce122"/>
          <table:table-cell table:style-name="ce114"/>
          <table:table-cell table:style-name="ce127"/>
          <table:table-cell table:style-name="ce122"/>
          <table:table-cell table:style-name="ce114"/>
          <table:table-cell table:style-name="ce127"/>
          <table:table-cell table:style-name="ce139"/>
          <table:table-cell table:style-name="ce114"/>
          <table:table-cell table:style-name="ce127"/>
          <table:table-cell table:style-name="ce139"/>
          <table:table-cell table:style-name="ce114"/>
          <table:table-cell table:style-name="ce127"/>
          <table:table-cell table:style-name="ce139"/>
          <table:table-cell table:style-name="ce114"/>
          <table:table-cell table:style-name="ce127"/>
          <table:table-cell table:style-name="ce139"/>
          <table:table-cell table:style-name="ce148" table:formula="of:=((([.M50]*[.K$6])+([.P50]*[.N$6])+([.S50]*[.Q$6])+([.V50]*[.T$6])+([.Y50]*[.W$6])+([.AB50]*[.Z$6])+([.AE50]*[.AC$6])+([.AH50]*[.AF$6])+([.AK50]*[.AI$6])+([.AN50]*[.AL$6])+([.AQ50]*[.AO$6])+([.AT50]*[.AR$6])))*(2/(100*[.AU$6]))" office:value-type="float" office:value="0" calcext:value-type="float">
            <text:p>0,0</text:p>
          </table:table-cell>
          <table:table-cell table:style-name="ce152" table:formula="of:=COUNTIF([.K50:.AT50];&quot;F&quot;)*2" office:value-type="float" office:value="0" calcext:value-type="float">
            <text:p>0</text:p>
          </table:table-cell>
          <table:table-cell table:style-name="ce159" table:formula="of:=COUNTIF([.K50:.AT50];&quot;P&quot;)*2" office:value-type="float" office:value="0" calcext:value-type="float">
            <text:p>0</text:p>
          </table:table-cell>
          <table:table-cell table:number-columns-repeated="975"/>
        </table:table-row>
        <table:table-row table:style-name="ro1" table:visibility="collapse">
          <table:table-cell/>
          <table:table-cell table:style-name="ce70" table:number-columns-repeated="11"/>
          <table:table-cell table:style-name="ce112"/>
          <table:table-cell table:style-name="ce70"/>
          <table:table-cell table:style-name="ce112" table:number-columns-repeated="2"/>
          <table:table-cell table:style-name="ce70" table:number-columns-repeated="2"/>
          <table:table-cell table:style-name="ce112"/>
          <table:table-cell table:style-name="ce70" table:number-columns-repeated="2"/>
          <table:table-cell table:style-name="ce112"/>
          <table:table-cell table:style-name="ce70" table:number-columns-repeated="2"/>
          <table:table-cell table:style-name="ce112"/>
          <table:table-cell table:style-name="ce70" table:number-columns-repeated="2"/>
          <table:table-cell table:style-name="ce112"/>
          <table:table-cell table:style-name="ce70" table:number-columns-repeated="2"/>
          <table:table-cell table:style-name="ce112"/>
          <table:table-cell table:style-name="ce70" table:number-columns-repeated="2"/>
          <table:table-cell table:style-name="ce112"/>
          <table:table-cell table:style-name="ce70" table:number-columns-repeated="13"/>
          <table:table-cell table:number-columns-repeated="977"/>
        </table:table-row>
        <table:table-row table:style-name="ro1" table:number-rows-repeated="5">
          <table:table-cell/>
          <table:table-cell table:style-name="ce70" table:number-columns-repeated="11"/>
          <table:table-cell table:style-name="ce112"/>
          <table:table-cell table:style-name="ce70"/>
          <table:table-cell table:style-name="ce112" table:number-columns-repeated="2"/>
          <table:table-cell table:style-name="ce70" table:number-columns-repeated="2"/>
          <table:table-cell table:style-name="ce112"/>
          <table:table-cell table:style-name="ce70" table:number-columns-repeated="2"/>
          <table:table-cell table:style-name="ce112"/>
          <table:table-cell table:style-name="ce70" table:number-columns-repeated="2"/>
          <table:table-cell table:style-name="ce112"/>
          <table:table-cell table:style-name="ce70" table:number-columns-repeated="2"/>
          <table:table-cell table:style-name="ce112"/>
          <table:table-cell table:style-name="ce70" table:number-columns-repeated="2"/>
          <table:table-cell table:style-name="ce112"/>
          <table:table-cell table:style-name="ce70" table:number-columns-repeated="2"/>
          <table:table-cell table:style-name="ce112"/>
          <table:table-cell table:style-name="ce70" table:number-columns-repeated="13"/>
          <table:table-cell table:number-columns-repeated="977"/>
        </table:table-row>
        <table:table-row table:style-name="ro1" table:number-rows-repeated="47">
          <table:table-cell table:number-columns-repeated="10"/>
          <table:table-cell table:style-name="ce70" table:number-columns-repeated="2"/>
          <table:table-cell table:style-name="ce112"/>
          <table:table-cell table:style-name="ce70"/>
          <table:table-cell table:style-name="ce112" table:number-columns-repeated="2"/>
          <table:table-cell table:style-name="ce70" table:number-columns-repeated="2"/>
          <table:table-cell table:style-name="ce112"/>
          <table:table-cell table:style-name="ce70" table:number-columns-repeated="2"/>
          <table:table-cell table:style-name="ce112"/>
          <table:table-cell table:style-name="ce70" table:number-columns-repeated="2"/>
          <table:table-cell table:style-name="ce112"/>
          <table:table-cell table:style-name="ce70" table:number-columns-repeated="2"/>
          <table:table-cell table:style-name="ce112"/>
          <table:table-cell table:style-name="ce70" table:number-columns-repeated="2"/>
          <table:table-cell table:style-name="ce112"/>
          <table:table-cell table:style-name="ce70" table:number-columns-repeated="2"/>
          <table:table-cell table:style-name="ce112"/>
          <table:table-cell table:style-name="ce70" table:number-columns-repeated="13"/>
          <table:table-cell table:number-columns-repeated="977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as" table:style-name="ta1">
        <office:forms form:automatic-focus="false" form:apply-design-mode="false"/>
        <table:table-column table:style-name="co40" table:visibility="collapse" table:default-cell-style-name="Default"/>
        <table:table-column table:style-name="co41" table:visibility="collapse" table:number-columns-repeated="4" table:default-cell-style-name="Default"/>
        <table:table-column table:style-name="co42" table:visibility="collapse" table:default-cell-style-name="Default"/>
        <table:table-column table:style-name="co43" table:default-cell-style-name="Default"/>
        <table:table-column table:style-name="co44" table:visibility="collapse" table:default-cell-style-name="Default"/>
        <table:table-column table:style-name="co45" table:visibility="collapse" table:default-cell-style-name="Default"/>
        <table:table-column table:style-name="co38" table:visibility="collapse" table:default-cell-style-name="Default"/>
        <table:table-column table:style-name="co46" table:visibility="collapse" table:default-cell-style-name="Default"/>
        <table:table-column table:style-name="co47" table:visibility="collapse" table:default-cell-style-name="Default"/>
        <table:table-column table:style-name="co48" table:visibility="collapse" table:default-cell-style-name="Default"/>
        <table:table-column table:style-name="co49" table:visibility="collapse" table:default-cell-style-name="Default"/>
        <table:table-column table:style-name="co50" table:visibility="collapse" table:default-cell-style-name="Default"/>
        <table:table-column table:style-name="co51" table:visibility="collapse" table:default-cell-style-name="Default"/>
        <table:table-column table:style-name="co52" table:visibility="collapse" table:default-cell-style-name="Default"/>
        <table:table-column table:style-name="co53" table:visibility="collapse" table:default-cell-style-name="Default"/>
        <table:table-column table:style-name="co11" table:default-cell-style-name="Default"/>
        <table:table-column table:style-name="co54" table:visibility="collapse" table:default-cell-style-name="Default"/>
        <table:table-column table:style-name="co55" table:visibility="collapse" table:default-cell-style-name="Default"/>
        <table:table-column table:style-name="co11" table:visibility="collapse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11" table:number-columns-repeated="2" table:default-cell-style-name="Default"/>
        <table:table-column table:style-name="co59" table:default-cell-style-name="Default"/>
        <table:table-column table:style-name="co11" table:default-cell-style-name="Default"/>
        <table:table-row table:style-name="ro3" table:visibility="collapse" table:number-rows-repeated="3">
          <table:table-cell table:number-columns-repeated="29"/>
        </table:table-row>
        <table:table-row table:style-name="ro5">
          <table:table-cell table:number-columns-repeated="6"/>
          <table:table-cell table:style-name="ce166" office:value-type="string" calcext:value-type="string">
            <text:p>Eletrotécnica Geral – CAT172: resultado final</text:p>
          </table:table-cell>
          <table:table-cell table:number-columns-repeated="3"/>
          <table:table-cell table:style-name="ce166" table:number-columns-repeated="6"/>
          <table:table-cell table:number-columns-repeated="13"/>
        </table:table-row>
        <table:table-row table:style-name="ro6">
          <table:table-cell table:style-name="ce162" table:formula="of:=[diario_classe.A8]" office:value-type="string" office:string-value="índice" calcext:value-type="string">
            <text:p>índice</text:p>
          </table:table-cell>
          <table:table-cell table:style-name="ce162" table:number-columns-repeated="4"/>
          <table:table-cell table:style-name="ce162" table:formula="of:=[diario_classe.F8]" office:value-type="string" office:string-value="NOME" calcext:value-type="string">
            <text:p>NOME</text:p>
          </table:table-cell>
          <table:table-cell table:style-name="ce167" table:formula="of:=[diario_classe.E8]" office:value-type="string" office:string-value="MATRICULA" calcext:value-type="string">
            <text:p>MATRICULA</text:p>
          </table:table-cell>
          <table:table-cell table:style-name="ce167" table:number-columns-repeated="2"/>
          <table:table-cell table:style-name="ce171" office:value-type="string" calcext:value-type="string">
            <text:p>Práticas</text:p>
          </table:table-cell>
          <table:table-cell table:style-name="ce167"/>
          <table:table-cell table:style-name="ce175" office:value-type="string" calcext:value-type="string">
            <text:p>Exercicio em grupo (04/08)</text:p>
          </table:table-cell>
          <table:table-cell table:style-name="ce179" office:value-type="string" calcext:value-type="string">
            <text:p>2P1</text:p>
          </table:table-cell>
          <table:table-cell table:style-name="ce179" office:value-type="string" calcext:value-type="string">
            <text:p>P1</text:p>
          </table:table-cell>
          <table:table-cell table:style-name="ce185" office:value-type="string" calcext:value-type="string">
            <text:p>2P2 </text:p>
          </table:table-cell>
          <table:table-cell table:style-name="ce186" office:value-type="string" calcext:value-type="string">
            <text:p>P2</text:p>
          </table:table-cell>
          <table:table-cell table:style-name="ce187" office:value-type="string" calcext:value-type="string">
            <text:p>Nota semestre</text:p>
          </table:table-cell>
          <table:table-cell table:style-name="ce189" office:value-type="string" calcext:value-type="string">
            <text:p>Exame especial</text:p>
          </table:table-cell>
          <table:table-cell table:style-name="ce190" office:value-type="string" calcext:value-type="string">
            <text:p>Nota Final</text:p>
          </table:table-cell>
          <table:table-cell table:style-name="ce189" office:value-type="string" calcext:value-type="string">
            <text:p>Faltas</text:p>
          </table:table-cell>
          <table:table-cell table:style-name="ce189" office:value-type="string" calcext:value-type="string">
            <text:p>Aulas dadas</text:p>
          </table:table-cell>
          <table:table-cell table:style-name="ce189" office:value-type="string" calcext:value-type="string">
            <text:p>Frequência</text:p>
          </table:table-cell>
          <table:table-cell table:style-name="ce193" office:value-type="string" calcext:value-type="string">
            <text:p>Situação</text:p>
          </table:table-cell>
          <table:table-cell table:number-columns-repeated="6"/>
        </table:table-row>
        <table:table-row table:style-name="ro7">
          <table:table-cell table:style-name="ce163" table:formula="of:=[diario_classe.A9]" office:value-type="float" office:value="1" calcext:value-type="float">
            <text:p>1</text:p>
          </table:table-cell>
          <table:table-cell table:style-name="ce163" table:number-columns-repeated="4"/>
          <table:table-cell table:style-name="ce164" table:formula="of:=[diario_classe.F9]" office:value-type="string" office:string-value="ANDREIA DE-LAZZARI BICALHO PEIXOTO RESENDE" calcext:value-type="string">
            <text:p>ANDREIA DE-LAZZARI BICALHO PEIXOTO RESENDE</text:p>
          </table:table-cell>
          <table:table-cell table:style-name="ce163" table:formula="of:=[diario_classe.E9]" office:value-type="string" office:string-value="14.1.1359" calcext:value-type="string">
            <text:p>14.1.1359</text:p>
          </table:table-cell>
          <table:table-cell table:style-name="ce163" table:number-columns-repeated="2"/>
          <table:table-cell table:style-name="ce172" table:formula="of:=MIN([Práticas.AU9];2)" office:value-type="float" office:value="0" calcext:value-type="float">
            <text:p>0,0</text:p>
          </table:table-cell>
          <table:table-cell table:style-name="ce174"/>
          <table:table-cell table:style-name="ce176"/>
          <table:table-cell table:style-name="ce172" table:number-columns-repeated="2"/>
          <table:table-cell table:style-name="ce178"/>
          <table:table-cell table:style-name="ce172"/>
          <table:table-cell table:style-name="ce188" table:formula="of:=[.J6]+[.L6]+[.K6]+[.N6]+[.P6]" office:value-type="float" office:value="0" calcext:value-type="float">
            <text:p>0,0</text:p>
          </table:table-cell>
          <table:table-cell table:style-name="ce180" office:value-type="string" calcext:value-type="string">
            <text:p>NC</text:p>
          </table:table-cell>
          <table:table-cell table:style-name="ce174" table:formula="of:=MAX([.Q6:.R6])" office:value-type="float" office:value="0" calcext:value-type="float">
            <text:p>0,0</text:p>
          </table:table-cell>
          <table:table-cell table:style-name="ce191" table:formula="of:=[Teóricas.Z9]+[Práticas.AV9]" office:value-type="float" office:value="0" calcext:value-type="float">
            <text:p>0</text:p>
          </table:table-cell>
          <table:table-cell table:style-name="ce191" table:formula="of:=26*2" office:value-type="float" office:value="52" calcext:value-type="float">
            <text:p>52</text:p>
          </table:table-cell>
          <table:table-cell table:style-name="ce192" table:formula="of:=1-([.T6]/[.U6])" office:value-type="percentage" office:value="1" calcext:value-type="percentage">
            <text:p>100%</text:p>
          </table:table-cell>
          <table:table-cell table:style-name="ce194" table:formula="of:=IF(MAX([.R6];[.Q6])&gt;=6;IF([.V6]&gt;=0.75;&quot;aprovado&quot;;&quot;reprovado por falta&quot;);IF(AND([.S6]&gt;=6;[.V6]&gt;=0.75);&quot;aprovado&quot;;&quot;não-aprovado&quot;))" office:value-type="string" office:string-value="não-aprovado" calcext:value-type="string">
            <text:p>não-aprovado</text:p>
          </table:table-cell>
          <table:table-cell table:number-columns-repeated="6"/>
        </table:table-row>
        <table:table-row table:style-name="ro7">
          <table:table-cell table:style-name="ce163" table:formula="of:=[diario_classe.A10]" office:value-type="float" office:value="2" calcext:value-type="float">
            <text:p>2</text:p>
          </table:table-cell>
          <table:table-cell table:style-name="ce163" table:number-columns-repeated="4"/>
          <table:table-cell table:style-name="ce165" table:formula="of:=[diario_classe.F10]" office:value-type="string" office:string-value="CARLOS HENRIQUE DA CUNHA" calcext:value-type="string">
            <text:p>CARLOS HENRIQUE DA CUNHA</text:p>
          </table:table-cell>
          <table:table-cell table:style-name="ce163" table:formula="of:=[diario_classe.E10]" office:value-type="string" office:string-value="13.1.4437" calcext:value-type="string">
            <text:p>13.1.4437</text:p>
          </table:table-cell>
          <table:table-cell table:style-name="ce163" table:number-columns-repeated="2"/>
          <table:table-cell table:style-name="ce173" table:formula="of:=MIN([Práticas.AU10];2)" office:value-type="float" office:value="0" calcext:value-type="float">
            <text:p>0,0</text:p>
          </table:table-cell>
          <table:table-cell table:style-name="ce174"/>
          <table:table-cell table:style-name="ce177" office:value-type="float" office:value="1" calcext:value-type="float">
            <text:p>1</text:p>
          </table:table-cell>
          <table:table-cell table:style-name="ce173" office:value-type="float" office:value="6" calcext:value-type="float">
            <text:p>6,0</text:p>
          </table:table-cell>
          <table:table-cell table:style-name="ce174" table:formula="of:=[.M7]/2" office:value-type="float" office:value="3" calcext:value-type="float">
            <text:p>3,0</text:p>
          </table:table-cell>
          <table:table-cell table:style-name="ce177" office:value-type="float" office:value="1" calcext:value-type="float">
            <text:p>1</text:p>
          </table:table-cell>
          <table:table-cell table:style-name="ce174" table:formula="of:=[.O7]/2" office:value-type="float" office:value="0.5" calcext:value-type="float">
            <text:p>0,5</text:p>
          </table:table-cell>
          <table:table-cell table:style-name="ce188" table:formula="of:=[.J7]+[.L7]+[.K7]+[.N7]+[.P7]" office:value-type="float" office:value="4.5" calcext:value-type="float">
            <text:p>4,5</text:p>
          </table:table-cell>
          <table:table-cell table:style-name="ce174"/>
          <table:table-cell table:style-name="ce174" table:formula="of:=MAX([.Q7:.R7])" office:value-type="float" office:value="4.5" calcext:value-type="float">
            <text:p>4,5</text:p>
          </table:table-cell>
          <table:table-cell table:style-name="ce191" office:value-type="float" office:value="8" calcext:value-type="float">
            <text:p>8</text:p>
          </table:table-cell>
          <table:table-cell table:style-name="ce191" table:formula="of:=26*2" office:value-type="float" office:value="52" calcext:value-type="float">
            <text:p>52</text:p>
          </table:table-cell>
          <table:table-cell table:style-name="ce192" table:formula="of:=1-([.T7]/[.U7])" office:value-type="percentage" office:value="0.846153846153846" calcext:value-type="percentage">
            <text:p>85%</text:p>
          </table:table-cell>
          <table:table-cell table:style-name="ce195" table:formula="of:=IF(MAX([.R7];[.Q7])&gt;=6;IF([.V7]&gt;=0.75;&quot;aprovado&quot;;&quot;reprovado por falta&quot;);IF(AND([.S7]&gt;=6;[.V7]&gt;=0.75);&quot;aprovado&quot;;&quot;não-aprovado&quot;))" office:value-type="string" office:string-value="não-aprovado" calcext:value-type="string">
            <text:p>não-aprovado</text:p>
          </table:table-cell>
          <table:table-cell table:number-columns-repeated="2"/>
          <table:table-cell table:style-name="ce208"/>
          <table:table-cell table:number-columns-repeated="3"/>
        </table:table-row>
        <table:table-row table:style-name="ro7">
          <table:table-cell table:style-name="ce163" table:formula="of:=[diario_classe.A11]" office:value-type="float" office:value="3" calcext:value-type="float">
            <text:p>3</text:p>
          </table:table-cell>
          <table:table-cell table:style-name="ce163" table:number-columns-repeated="4"/>
          <table:table-cell table:style-name="ce165" table:formula="of:=[diario_classe.F11]" office:value-type="string" office:string-value="FRANCINE FERREIRA DA SILVA" calcext:value-type="string">
            <text:p>FRANCINE FERREIRA DA SILVA</text:p>
          </table:table-cell>
          <table:table-cell table:style-name="ce163" table:formula="of:=[diario_classe.E11]" office:value-type="string" office:string-value="13.2.1575" calcext:value-type="string">
            <text:p>13.2.1575</text:p>
          </table:table-cell>
          <table:table-cell table:style-name="ce163" table:number-columns-repeated="2"/>
          <table:table-cell table:style-name="ce173" table:formula="of:=MIN([Práticas.AU11];2)" office:value-type="float" office:value="0" calcext:value-type="float">
            <text:p>0,0</text:p>
          </table:table-cell>
          <table:table-cell table:style-name="ce174"/>
          <table:table-cell table:style-name="ce177" office:value-type="float" office:value="1" calcext:value-type="float">
            <text:p>1</text:p>
          </table:table-cell>
          <table:table-cell table:style-name="ce173" office:value-type="float" office:value="2" calcext:value-type="float">
            <text:p>2,0</text:p>
          </table:table-cell>
          <table:table-cell table:style-name="ce174" table:formula="of:=[.M8]/2" office:value-type="float" office:value="1" calcext:value-type="float">
            <text:p>1,0</text:p>
          </table:table-cell>
          <table:table-cell table:style-name="ce177" office:value-type="float" office:value="2.5" calcext:value-type="float">
            <text:p>2,5</text:p>
          </table:table-cell>
          <table:table-cell table:style-name="ce174" table:formula="of:=[.O8]/2" office:value-type="float" office:value="1.25" calcext:value-type="float">
            <text:p>1,3</text:p>
          </table:table-cell>
          <table:table-cell table:style-name="ce188" table:formula="of:=[.J8]+[.L8]+[.K8]+[.N8]+[.P8]" office:value-type="float" office:value="3.25" calcext:value-type="float">
            <text:p>3,3</text:p>
          </table:table-cell>
          <table:table-cell table:style-name="ce174" office:value-type="float" office:value="6" calcext:value-type="float">
            <text:p>6,0</text:p>
          </table:table-cell>
          <table:table-cell table:style-name="ce174" table:formula="of:=MAX([.Q8:.R8])" office:value-type="float" office:value="6" calcext:value-type="float">
            <text:p>6,0</text:p>
          </table:table-cell>
          <table:table-cell table:style-name="ce191" office:value-type="float" office:value="0" calcext:value-type="float">
            <text:p>0</text:p>
          </table:table-cell>
          <table:table-cell table:style-name="ce191" table:formula="of:=26*2" office:value-type="float" office:value="52" calcext:value-type="float">
            <text:p>52</text:p>
          </table:table-cell>
          <table:table-cell table:style-name="ce192" table:formula="of:=1-([.T8]/[.U8])" office:value-type="percentage" office:value="1" calcext:value-type="percentage">
            <text:p>100%</text:p>
          </table:table-cell>
          <table:table-cell table:style-name="ce195" table:formula="of:=IF(MAX([.R8];[.Q8])&gt;=6;IF([.V8]&gt;=0.75;&quot;aprovado&quot;;&quot;reprovado por falta&quot;);IF(AND([.S8]&gt;=6;[.V8]&gt;=0.75);&quot;aprovado&quot;;&quot;não-aprovado&quot;))" office:value-type="string" office:string-value="aprovado" calcext:value-type="string">
            <text:p>aprovado</text:p>
          </table:table-cell>
          <table:table-cell table:number-columns-repeated="3"/>
          <table:table-cell table:style-name="ce209"/>
          <table:table-cell table:number-columns-repeated="2"/>
        </table:table-row>
        <table:table-row table:style-name="ro7">
          <table:table-cell table:style-name="ce163" table:formula="of:=[diario_classe.A12]" office:value-type="float" office:value="4" calcext:value-type="float">
            <text:p>4</text:p>
          </table:table-cell>
          <table:table-cell table:style-name="ce163" table:number-columns-repeated="4"/>
          <table:table-cell table:style-name="ce165" table:formula="of:=[diario_classe.F12]" office:value-type="string" office:string-value="GABRIELA ARAUJO GOIS" calcext:value-type="string">
            <text:p>GABRIELA ARAUJO GOIS</text:p>
          </table:table-cell>
          <table:table-cell table:style-name="ce163" table:formula="of:=[diario_classe.E12]" office:value-type="string" office:string-value="12.1.1757" calcext:value-type="string">
            <text:p>12.1.1757</text:p>
          </table:table-cell>
          <table:table-cell table:style-name="ce163" table:number-columns-repeated="2"/>
          <table:table-cell table:style-name="ce173" table:formula="of:=MIN([Práticas.AU12];2)" office:value-type="float" office:value="0" calcext:value-type="float">
            <text:p>0,0</text:p>
          </table:table-cell>
          <table:table-cell table:style-name="ce174"/>
          <table:table-cell table:style-name="ce177" office:value-type="float" office:value="1" calcext:value-type="float">
            <text:p>1</text:p>
          </table:table-cell>
          <table:table-cell table:style-name="ce173" office:value-type="float" office:value="6" calcext:value-type="float">
            <text:p>6,0</text:p>
          </table:table-cell>
          <table:table-cell table:style-name="ce174" table:formula="of:=[.M9]/2" office:value-type="float" office:value="3" calcext:value-type="float">
            <text:p>3,0</text:p>
          </table:table-cell>
          <table:table-cell table:style-name="ce177" office:value-type="float" office:value="4.5" calcext:value-type="float">
            <text:p>4,5</text:p>
          </table:table-cell>
          <table:table-cell table:style-name="ce174" table:formula="of:=[.O9]/2" office:value-type="float" office:value="2.25" calcext:value-type="float">
            <text:p>2,3</text:p>
          </table:table-cell>
          <table:table-cell table:style-name="ce188" table:formula="of:=[.J9]+[.L9]+[.K9]+[.N9]+[.P9]" office:value-type="float" office:value="6.25" calcext:value-type="float">
            <text:p>6,3</text:p>
          </table:table-cell>
          <table:table-cell table:style-name="ce174"/>
          <table:table-cell table:style-name="ce174" table:formula="of:=MAX([.Q9:.R9])" office:value-type="float" office:value="6.25" calcext:value-type="float">
            <text:p>6,3</text:p>
          </table:table-cell>
          <table:table-cell table:style-name="ce191" office:value-type="float" office:value="13" calcext:value-type="float">
            <text:p>13</text:p>
          </table:table-cell>
          <table:table-cell table:style-name="ce191" table:formula="of:=26*2" office:value-type="float" office:value="52" calcext:value-type="float">
            <text:p>52</text:p>
          </table:table-cell>
          <table:table-cell table:style-name="ce192" table:formula="of:=1-([.T9]/[.U9])" office:value-type="percentage" office:value="0.75" calcext:value-type="percentage">
            <text:p>75%</text:p>
          </table:table-cell>
          <table:table-cell table:style-name="ce196" table:formula="of:=IF(MAX([.R9];[.Q9])&gt;=6;IF([.V9]&gt;=0.75;&quot;aprovado&quot;;&quot;reprovado por falta&quot;);IF(AND([.S9]&gt;=6;[.V9]&gt;=0.75);&quot;aprovado&quot;;&quot;não-aprovado&quot;))" office:value-type="string" office:string-value="aprovado" calcext:value-type="string">
            <text:p>aprovado</text:p>
          </table:table-cell>
          <table:table-cell table:number-columns-repeated="6"/>
        </table:table-row>
        <table:table-row table:style-name="ro7">
          <table:table-cell table:style-name="ce163" table:formula="of:=[diario_classe.A13]" office:value-type="float" office:value="5" calcext:value-type="float">
            <text:p>5</text:p>
          </table:table-cell>
          <table:table-cell table:style-name="ce163" table:number-columns-repeated="4"/>
          <table:table-cell table:style-name="ce165" table:formula="of:=[diario_classe.F13]" office:value-type="string" office:string-value="GABRIELLE CHRISTINA DE CARVALHO CAMPOLINA" calcext:value-type="string">
            <text:p>GABRIELLE CHRISTINA DE CARVALHO CAMPOLINA</text:p>
          </table:table-cell>
          <table:table-cell table:style-name="ce163" table:formula="of:=[diario_classe.E13]" office:value-type="string" office:string-value="15.2.5901" calcext:value-type="string">
            <text:p>15.2.5901</text:p>
          </table:table-cell>
          <table:table-cell table:style-name="ce163" table:number-columns-repeated="2"/>
          <table:table-cell table:style-name="ce173" table:formula="of:=MIN([Práticas.AU13];2)" office:value-type="float" office:value="0" calcext:value-type="float">
            <text:p>0,0</text:p>
          </table:table-cell>
          <table:table-cell table:style-name="ce174"/>
          <table:table-cell table:style-name="ce177" office:value-type="float" office:value="1" calcext:value-type="float">
            <text:p>1</text:p>
          </table:table-cell>
          <table:table-cell table:style-name="ce173" office:value-type="float" office:value="3" calcext:value-type="float">
            <text:p>3,0</text:p>
          </table:table-cell>
          <table:table-cell table:style-name="ce174" table:formula="of:=[.M10]/2" office:value-type="float" office:value="1.5" calcext:value-type="float">
            <text:p>1,5</text:p>
          </table:table-cell>
          <table:table-cell table:style-name="ce177" office:value-type="float" office:value="1.8" calcext:value-type="float">
            <text:p>1,8</text:p>
          </table:table-cell>
          <table:table-cell table:style-name="ce174" table:formula="of:=[.O10]/2" office:value-type="float" office:value="0.9" calcext:value-type="float">
            <text:p>0,9</text:p>
          </table:table-cell>
          <table:table-cell table:style-name="ce188" table:formula="of:=[.J10]+[.L10]+[.K10]+[.N10]+[.P10]" office:value-type="float" office:value="3.4" calcext:value-type="float">
            <text:p>3,4</text:p>
          </table:table-cell>
          <table:table-cell table:style-name="ce174" office:value-type="float" office:value="6" calcext:value-type="float">
            <text:p>6,0</text:p>
          </table:table-cell>
          <table:table-cell table:style-name="ce174" table:formula="of:=MAX([.Q10:.R10])" office:value-type="float" office:value="6" calcext:value-type="float">
            <text:p>6,0</text:p>
          </table:table-cell>
          <table:table-cell table:style-name="ce191" office:value-type="float" office:value="8" calcext:value-type="float">
            <text:p>8</text:p>
          </table:table-cell>
          <table:table-cell table:style-name="ce191" table:formula="of:=26*2" office:value-type="float" office:value="52" calcext:value-type="float">
            <text:p>52</text:p>
          </table:table-cell>
          <table:table-cell table:style-name="ce192" table:formula="of:=1-([.T10]/[.U10])" office:value-type="percentage" office:value="0.846153846153846" calcext:value-type="percentage">
            <text:p>85%</text:p>
          </table:table-cell>
          <table:table-cell table:style-name="ce196" table:formula="of:=IF(MAX([.R10];[.Q10])&gt;=6;IF([.V10]&gt;=0.75;&quot;aprovado&quot;;&quot;reprovado por falta&quot;);IF(AND([.S10]&gt;=6;[.V10]&gt;=0.75);&quot;aprovado&quot;;&quot;não-aprovado&quot;))" office:value-type="string" office:string-value="aprovado" calcext:value-type="string">
            <text:p>aprovado</text:p>
          </table:table-cell>
          <table:table-cell table:number-columns-repeated="6"/>
        </table:table-row>
        <table:table-row table:style-name="ro7">
          <table:table-cell table:style-name="ce163" table:formula="of:=[diario_classe.A14]" office:value-type="float" office:value="6" calcext:value-type="float">
            <text:p>6</text:p>
          </table:table-cell>
          <table:table-cell table:style-name="ce163" table:number-columns-repeated="4"/>
          <table:table-cell table:style-name="ce165" table:formula="of:=[diario_classe.F14]" office:value-type="string" office:string-value="IAGO FERNANDES DE ABREU" calcext:value-type="string">
            <text:p>IAGO FERNANDES DE ABREU</text:p>
          </table:table-cell>
          <table:table-cell table:style-name="ce163" table:formula="of:=[diario_classe.E14]" office:value-type="string" office:string-value="15.1.5929" calcext:value-type="string">
            <text:p>15.1.5929</text:p>
          </table:table-cell>
          <table:table-cell table:style-name="ce163" table:number-columns-repeated="2"/>
          <table:table-cell table:style-name="ce173" table:formula="of:=MIN([Práticas.AU14];2)" office:value-type="float" office:value="0" calcext:value-type="float">
            <text:p>0,0</text:p>
          </table:table-cell>
          <table:table-cell table:style-name="ce174"/>
          <table:table-cell table:style-name="ce177" office:value-type="float" office:value="1" calcext:value-type="float">
            <text:p>1</text:p>
          </table:table-cell>
          <table:table-cell table:style-name="ce172" table:number-columns-repeated="2"/>
          <table:table-cell table:style-name="ce177" office:value-type="float" office:value="5.5" calcext:value-type="float">
            <text:p>5,5</text:p>
          </table:table-cell>
          <table:table-cell table:style-name="ce174" table:formula="of:=[.O11]/2" office:value-type="float" office:value="2.75" calcext:value-type="float">
            <text:p>2,8</text:p>
          </table:table-cell>
          <table:table-cell table:style-name="ce188" table:formula="of:=[.J11]+[.L11]+[.K11]+[.N11]+[.P11]" office:value-type="float" office:value="3.75" calcext:value-type="float">
            <text:p>3,8</text:p>
          </table:table-cell>
          <table:table-cell table:style-name="ce174" office:value-type="float" office:value="4.8" calcext:value-type="float">
            <text:p>4,8</text:p>
          </table:table-cell>
          <table:table-cell table:style-name="ce174" table:formula="of:=MAX([.Q11:.R11])" office:value-type="float" office:value="4.8" calcext:value-type="float">
            <text:p>4,8</text:p>
          </table:table-cell>
          <table:table-cell table:style-name="ce191" office:value-type="float" office:value="32" calcext:value-type="float">
            <text:p>32</text:p>
          </table:table-cell>
          <table:table-cell table:style-name="ce191" table:formula="of:=26*2" office:value-type="float" office:value="52" calcext:value-type="float">
            <text:p>52</text:p>
          </table:table-cell>
          <table:table-cell table:style-name="ce192" table:formula="of:=1-([.T11]/[.U11])" office:value-type="percentage" office:value="0.384615384615385" calcext:value-type="percentage">
            <text:p>38%</text:p>
          </table:table-cell>
          <table:table-cell table:style-name="ce196" table:formula="of:=IF(MAX([.R11];[.Q11])&gt;=6;IF([.V11]&gt;=0.75;&quot;aprovado&quot;;&quot;reprovado por falta&quot;);IF(AND([.S11]&gt;=6;[.V11]&gt;=0.75);&quot;aprovado&quot;;&quot;não-aprovado&quot;))" office:value-type="string" office:string-value="não-aprovado" calcext:value-type="string">
            <text:p>não-aprovado</text:p>
          </table:table-cell>
          <table:table-cell table:number-columns-repeated="6"/>
        </table:table-row>
        <table:table-row table:style-name="ro7">
          <table:table-cell table:style-name="ce163" table:formula="of:=[diario_classe.A15]" office:value-type="float" office:value="7" calcext:value-type="float">
            <text:p>7</text:p>
          </table:table-cell>
          <table:table-cell table:style-name="ce163" table:number-columns-repeated="4"/>
          <table:table-cell table:style-name="ce165" table:formula="of:=[diario_classe.F15]" office:value-type="string" office:string-value="MELAINE MOREIRA ZANDONADE" calcext:value-type="string">
            <text:p>MELAINE MOREIRA ZANDONADE</text:p>
          </table:table-cell>
          <table:table-cell table:style-name="ce163" table:formula="of:=[diario_classe.E15]" office:value-type="string" office:string-value="12.1.1539" calcext:value-type="string">
            <text:p>12.1.1539</text:p>
          </table:table-cell>
          <table:table-cell table:style-name="ce163" table:number-columns-repeated="2"/>
          <table:table-cell table:style-name="ce173" table:formula="of:=MIN([Práticas.AU15];2)" office:value-type="float" office:value="0" calcext:value-type="float">
            <text:p>0,0</text:p>
          </table:table-cell>
          <table:table-cell table:style-name="ce174"/>
          <table:table-cell table:style-name="ce178"/>
          <table:table-cell table:style-name="ce172" table:number-columns-repeated="2"/>
          <table:table-cell table:style-name="ce178"/>
          <table:table-cell table:style-name="ce172"/>
          <table:table-cell table:style-name="ce188" table:formula="of:=[.J12]+[.L12]+[.K12]+[.N12]+[.P12]" office:value-type="float" office:value="0" calcext:value-type="float">
            <text:p>0,0</text:p>
          </table:table-cell>
          <table:table-cell table:style-name="ce180" office:value-type="string" calcext:value-type="string">
            <text:p>NC</text:p>
          </table:table-cell>
          <table:table-cell table:style-name="ce174" table:formula="of:=MAX([.Q12:.R12])" office:value-type="float" office:value="0" calcext:value-type="float">
            <text:p>0,0</text:p>
          </table:table-cell>
          <table:table-cell table:style-name="ce191" office:value-type="float" office:value="4" calcext:value-type="float">
            <text:p>4</text:p>
          </table:table-cell>
          <table:table-cell table:style-name="ce191" table:formula="of:=26*2" office:value-type="float" office:value="52" calcext:value-type="float">
            <text:p>52</text:p>
          </table:table-cell>
          <table:table-cell table:style-name="ce192" table:formula="of:=1-([.T12]/[.U12])" office:value-type="percentage" office:value="0.923076923076923" calcext:value-type="percentage">
            <text:p>92%</text:p>
          </table:table-cell>
          <table:table-cell table:style-name="ce196" table:formula="of:=IF(MAX([.R12];[.Q12])&gt;=6;IF([.V12]&gt;=0.75;&quot;aprovado&quot;;&quot;reprovado por falta&quot;);IF(AND([.S12]&gt;=6;[.V12]&gt;=0.75);&quot;aprovado&quot;;&quot;não-aprovado&quot;))" office:value-type="string" office:string-value="não-aprovado" calcext:value-type="string">
            <text:p>não-aprovado</text:p>
          </table:table-cell>
          <table:table-cell table:number-columns-repeated="6"/>
        </table:table-row>
        <table:table-row table:style-name="ro7">
          <table:table-cell table:style-name="ce163" table:formula="of:=[diario_classe.A16]" office:value-type="float" office:value="8" calcext:value-type="float">
            <text:p>8</text:p>
          </table:table-cell>
          <table:table-cell table:style-name="ce163" table:number-columns-repeated="4"/>
          <table:table-cell table:style-name="ce165" table:formula="of:=[diario_classe.F16]" office:value-type="string" office:string-value="MELYNA LARA CAETANO" calcext:value-type="string">
            <text:p>MELYNA LARA CAETANO</text:p>
          </table:table-cell>
          <table:table-cell table:style-name="ce163" table:formula="of:=[diario_classe.E16]" office:value-type="string" office:string-value="14.1.1980" calcext:value-type="string">
            <text:p>14.1.1980</text:p>
          </table:table-cell>
          <table:table-cell table:style-name="ce163" table:number-columns-repeated="2"/>
          <table:table-cell table:style-name="ce173" table:formula="of:=MIN([Práticas.AU16];2)" office:value-type="float" office:value="0" calcext:value-type="float">
            <text:p>0,0</text:p>
          </table:table-cell>
          <table:table-cell table:style-name="ce174"/>
          <table:table-cell table:style-name="ce178"/>
          <table:table-cell table:style-name="ce172" table:number-columns-repeated="2"/>
          <table:table-cell table:style-name="ce178"/>
          <table:table-cell table:style-name="ce172"/>
          <table:table-cell table:style-name="ce188" table:formula="of:=[.J13]+[.L13]+[.K13]+[.N13]+[.P13]" office:value-type="float" office:value="0" calcext:value-type="float">
            <text:p>0,0</text:p>
          </table:table-cell>
          <table:table-cell table:style-name="ce180" office:value-type="string" calcext:value-type="string">
            <text:p>NC</text:p>
          </table:table-cell>
          <table:table-cell table:style-name="ce174" table:formula="of:=MAX([.Q13:.R13])" office:value-type="float" office:value="0" calcext:value-type="float">
            <text:p>0,0</text:p>
          </table:table-cell>
          <table:table-cell table:style-name="ce191" office:value-type="float" office:value="8" calcext:value-type="float">
            <text:p>8</text:p>
          </table:table-cell>
          <table:table-cell table:style-name="ce191" table:formula="of:=26*2" office:value-type="float" office:value="52" calcext:value-type="float">
            <text:p>52</text:p>
          </table:table-cell>
          <table:table-cell table:style-name="ce192" table:formula="of:=1-([.T13]/[.U13])" office:value-type="percentage" office:value="0.846153846153846" calcext:value-type="percentage">
            <text:p>85%</text:p>
          </table:table-cell>
          <table:table-cell table:style-name="ce196" table:formula="of:=IF(MAX([.R13];[.Q13])&gt;=6;IF([.V13]&gt;=0.75;&quot;aprovado&quot;;&quot;reprovado por falta&quot;);IF(AND([.S13]&gt;=6;[.V13]&gt;=0.75);&quot;aprovado&quot;;&quot;não-aprovado&quot;))" office:value-type="string" office:string-value="não-aprovado" calcext:value-type="string">
            <text:p>não-aprovado</text:p>
          </table:table-cell>
          <table:table-cell table:number-columns-repeated="6"/>
        </table:table-row>
        <table:table-row table:style-name="ro7">
          <table:table-cell table:style-name="ce163" table:formula="of:=[diario_classe.A17]" office:value-type="float" office:value="9" calcext:value-type="float">
            <text:p>9</text:p>
          </table:table-cell>
          <table:table-cell table:style-name="ce163" table:number-columns-repeated="4"/>
          <table:table-cell table:style-name="ce165" table:formula="of:=[diario_classe.F17]" office:value-type="string" office:string-value="PEDRO ANTONIO DE SOUZA" calcext:value-type="string">
            <text:p>PEDRO ANTONIO DE SOUZA</text:p>
          </table:table-cell>
          <table:table-cell table:style-name="ce163" table:formula="of:=[diario_classe.E17]" office:value-type="string" office:string-value="13.2.1664" calcext:value-type="string">
            <text:p>13.2.1664</text:p>
          </table:table-cell>
          <table:table-cell table:style-name="ce163" table:number-columns-repeated="2"/>
          <table:table-cell table:style-name="ce173" table:formula="of:=MIN([Práticas.AU17];2)" office:value-type="float" office:value="0" calcext:value-type="float">
            <text:p>0,0</text:p>
          </table:table-cell>
          <table:table-cell table:style-name="ce174"/>
          <table:table-cell table:style-name="ce177" office:value-type="float" office:value="1" calcext:value-type="float">
            <text:p>1</text:p>
          </table:table-cell>
          <table:table-cell table:style-name="ce173" office:value-type="float" office:value="4" calcext:value-type="float">
            <text:p>4,0</text:p>
          </table:table-cell>
          <table:table-cell table:style-name="ce174" table:formula="of:=[.M14]/2" office:value-type="float" office:value="2" calcext:value-type="float">
            <text:p>2,0</text:p>
          </table:table-cell>
          <table:table-cell table:style-name="ce177" office:value-type="float" office:value="5.8" calcext:value-type="float">
            <text:p>5,8</text:p>
          </table:table-cell>
          <table:table-cell table:style-name="ce174" table:formula="of:=[.O14]/2" office:value-type="float" office:value="2.9" calcext:value-type="float">
            <text:p>2,9</text:p>
          </table:table-cell>
          <table:table-cell table:style-name="ce188" table:formula="of:=[.J14]+[.L14]+[.K14]+[.N14]+[.P14]" office:value-type="float" office:value="5.9" calcext:value-type="float">
            <text:p>5,9</text:p>
          </table:table-cell>
          <table:table-cell table:style-name="ce174"/>
          <table:table-cell table:style-name="ce174" table:formula="of:=MAX([.Q14:.R14])" office:value-type="float" office:value="5.9" calcext:value-type="float">
            <text:p>5,9</text:p>
          </table:table-cell>
          <table:table-cell table:style-name="ce191" office:value-type="float" office:value="2" calcext:value-type="float">
            <text:p>2</text:p>
          </table:table-cell>
          <table:table-cell table:style-name="ce191" table:formula="of:=26*2" office:value-type="float" office:value="52" calcext:value-type="float">
            <text:p>52</text:p>
          </table:table-cell>
          <table:table-cell table:style-name="ce192" table:formula="of:=1-([.T14]/[.U14])" office:value-type="percentage" office:value="0.961538461538462" calcext:value-type="percentage">
            <text:p>96%</text:p>
          </table:table-cell>
          <table:table-cell table:style-name="ce195" table:formula="of:=IF(MAX([.R14];[.Q14])&gt;=6;IF([.V14]&gt;=0.75;&quot;aprovado&quot;;&quot;reprovado por falta&quot;);IF(AND([.S14]&gt;=6;[.V14]&gt;=0.75);&quot;aprovado&quot;;&quot;não-aprovado&quot;))" office:value-type="string" office:string-value="não-aprovado" calcext:value-type="string">
            <text:p>não-aprovado</text:p>
          </table:table-cell>
          <table:table-cell table:number-columns-repeated="6"/>
        </table:table-row>
        <table:table-row table:style-name="ro7">
          <table:table-cell table:style-name="ce163" table:formula="of:=[diario_classe.A18]" office:value-type="float" office:value="10" calcext:value-type="float">
            <text:p>10</text:p>
          </table:table-cell>
          <table:table-cell table:style-name="ce163" table:number-columns-repeated="4"/>
          <table:table-cell table:style-name="ce165" table:formula="of:=[diario_classe.F18]" office:value-type="string" office:string-value="THALES ALEXANDRE MARTINS LOPES DA COSTA" calcext:value-type="string">
            <text:p>THALES ALEXANDRE MARTINS LOPES DA COSTA</text:p>
          </table:table-cell>
          <table:table-cell table:style-name="ce163" table:formula="of:=[diario_classe.E18]" office:value-type="string" office:string-value="12.2.1601" calcext:value-type="string">
            <text:p>12.2.1601</text:p>
          </table:table-cell>
          <table:table-cell table:style-name="ce163" table:number-columns-repeated="2"/>
          <table:table-cell table:style-name="ce173" table:formula="of:=MIN([Práticas.AU18];2)" office:value-type="float" office:value="0" calcext:value-type="float">
            <text:p>0,0</text:p>
          </table:table-cell>
          <table:table-cell table:style-name="ce174"/>
          <table:table-cell table:style-name="ce177" office:value-type="float" office:value="1" calcext:value-type="float">
            <text:p>1</text:p>
          </table:table-cell>
          <table:table-cell table:style-name="ce180"/>
          <table:table-cell table:style-name="ce174" office:value-type="float" office:value="2" calcext:value-type="float">
            <text:p>2,0</text:p>
          </table:table-cell>
          <table:table-cell table:style-name="ce177" office:value-type="float" office:value="6" calcext:value-type="float">
            <text:p>6</text:p>
          </table:table-cell>
          <table:table-cell table:style-name="ce174" table:formula="of:=[.O15]/2" office:value-type="float" office:value="3" calcext:value-type="float">
            <text:p>3,0</text:p>
          </table:table-cell>
          <table:table-cell table:style-name="ce188" table:formula="of:=[.J15]+[.L15]+[.K15]+[.N15]+[.P15]" office:value-type="float" office:value="6" calcext:value-type="float">
            <text:p>6,0</text:p>
          </table:table-cell>
          <table:table-cell table:style-name="ce174"/>
          <table:table-cell table:style-name="ce174" table:formula="of:=MAX([.Q15:.R15])" office:value-type="float" office:value="6" calcext:value-type="float">
            <text:p>6,0</text:p>
          </table:table-cell>
          <table:table-cell table:style-name="ce191" table:formula="of:=[Teóricas.Z18]+[Práticas.AV18]" office:value-type="float" office:value="0" calcext:value-type="float">
            <text:p>0</text:p>
          </table:table-cell>
          <table:table-cell table:style-name="ce191" table:formula="of:=26*2" office:value-type="float" office:value="52" calcext:value-type="float">
            <text:p>52</text:p>
          </table:table-cell>
          <table:table-cell table:style-name="ce192" table:formula="of:=1-([.T15]/[.U15])" office:value-type="percentage" office:value="1" calcext:value-type="percentage">
            <text:p>100%</text:p>
          </table:table-cell>
          <table:table-cell table:style-name="ce195" table:formula="of:=IF(MAX([.R15];[.Q15])&gt;=6;IF([.V15]&gt;=0.75;&quot;aprovado&quot;;&quot;reprovado por falta&quot;);IF(AND([.S15]&gt;=6;[.V15]&gt;=0.75);&quot;aprovado&quot;;&quot;não-aprovado&quot;))" office:value-type="string" office:string-value="aprovado" calcext:value-type="string">
            <text:p>aprovado</text:p>
          </table:table-cell>
          <table:table-cell table:number-columns-repeated="6"/>
        </table:table-row>
        <table:table-row table:style-name="ro7">
          <table:table-cell table:style-name="ce163" table:formula="of:=[diario_classe.A19]" office:value-type="float" office:value="11" calcext:value-type="float">
            <text:p>11</text:p>
          </table:table-cell>
          <table:table-cell table:style-name="ce163" table:number-columns-repeated="4"/>
          <table:table-cell table:style-name="ce165" table:formula="of:=[diario_classe.F19]" office:value-type="string" office:string-value="AUGUSTO SILVA GARCIA" calcext:value-type="string">
            <text:p>AUGUSTO SILVA GARCIA</text:p>
          </table:table-cell>
          <table:table-cell table:style-name="ce163" table:formula="of:=[diario_classe.E19]" office:value-type="string" office:string-value="13.2.4572" calcext:value-type="string">
            <text:p>13.2.4572</text:p>
          </table:table-cell>
          <table:table-cell table:style-name="ce163" table:number-columns-repeated="2"/>
          <table:table-cell table:style-name="ce173" table:formula="of:=MIN([Práticas.AU19];2)" office:value-type="float" office:value="0" calcext:value-type="float">
            <text:p>0,0</text:p>
          </table:table-cell>
          <table:table-cell table:style-name="ce174"/>
          <table:table-cell table:style-name="ce177" office:value-type="float" office:value="1" calcext:value-type="float">
            <text:p>1</text:p>
          </table:table-cell>
          <table:table-cell table:style-name="ce181" office:value-type="float" office:value="4" calcext:value-type="float">
            <text:p>4,0</text:p>
          </table:table-cell>
          <table:table-cell table:style-name="ce184" table:formula="of:=[.M16]/2" office:value-type="float" office:value="2" calcext:value-type="float">
            <text:p>2,0</text:p>
          </table:table-cell>
          <table:table-cell table:style-name="ce177" office:value-type="float" office:value="5.5" calcext:value-type="float">
            <text:p>5,5</text:p>
          </table:table-cell>
          <table:table-cell table:style-name="ce174" table:formula="of:=[.O16]/2" office:value-type="float" office:value="2.75" calcext:value-type="float">
            <text:p>2,8</text:p>
          </table:table-cell>
          <table:table-cell table:style-name="ce188" table:formula="of:=[.J16]+[.L16]+[.K16]+[.N16]+[.P16]" office:value-type="float" office:value="5.75" calcext:value-type="float">
            <text:p>5,8</text:p>
          </table:table-cell>
          <table:table-cell table:style-name="ce174"/>
          <table:table-cell table:style-name="ce174" table:formula="of:=MAX([.Q16:.R16])" office:value-type="float" office:value="5.75" calcext:value-type="float">
            <text:p>5,8</text:p>
          </table:table-cell>
          <table:table-cell table:style-name="ce191" table:formula="of:=[Teóricas.Z19]+[Práticas.AV19]" office:value-type="float" office:value="0" calcext:value-type="float">
            <text:p>0</text:p>
          </table:table-cell>
          <table:table-cell table:style-name="ce191" table:formula="of:=26*2" office:value-type="float" office:value="52" calcext:value-type="float">
            <text:p>52</text:p>
          </table:table-cell>
          <table:table-cell table:style-name="ce192" table:formula="of:=1-([.T16]/[.U16])" office:value-type="percentage" office:value="1" calcext:value-type="percentage">
            <text:p>100%</text:p>
          </table:table-cell>
          <table:table-cell table:style-name="ce195" table:formula="of:=IF(MAX([.R16];[.Q16])&gt;=6;IF([.V16]&gt;=0.75;&quot;aprovado&quot;;&quot;reprovado por falta&quot;);IF(AND([.S16]&gt;=6;[.V16]&gt;=0.75);&quot;aprovado&quot;;&quot;não-aprovado&quot;))" office:value-type="string" office:string-value="não-aprovado" calcext:value-type="string">
            <text:p>não-aprovado</text:p>
          </table:table-cell>
          <table:table-cell table:number-columns-repeated="5"/>
          <table:table-cell table:style-name="ce210"/>
        </table:table-row>
        <table:table-row table:style-name="ro7">
          <table:table-cell table:style-name="ce163" table:formula="of:=[diario_classe.A20]" office:value-type="float" office:value="12" calcext:value-type="float">
            <text:p>12</text:p>
          </table:table-cell>
          <table:table-cell table:style-name="ce163" table:number-columns-repeated="4"/>
          <table:table-cell table:style-name="ce164" table:formula="of:=[diario_classe.F20]" office:value-type="string" office:string-value="BRUNO MENDES PALHARES REIS" calcext:value-type="string">
            <text:p>BRUNO MENDES PALHARES REIS</text:p>
          </table:table-cell>
          <table:table-cell table:style-name="ce163" table:formula="of:=[diario_classe.E20]" office:value-type="string" office:string-value="12.2.1637" calcext:value-type="string">
            <text:p>12.2.1637</text:p>
          </table:table-cell>
          <table:table-cell table:style-name="ce163" table:number-columns-repeated="2"/>
          <table:table-cell table:style-name="ce173" table:formula="of:=MIN([Práticas.AU20];2)" office:value-type="float" office:value="0" calcext:value-type="float">
            <text:p>0,0</text:p>
          </table:table-cell>
          <table:table-cell table:style-name="ce174"/>
          <table:table-cell table:style-name="ce176"/>
          <table:table-cell table:style-name="ce182"/>
          <table:table-cell table:style-name="ce172"/>
          <table:table-cell table:style-name="ce178"/>
          <table:table-cell table:style-name="ce174" table:formula="of:=[.O17]/2" office:value-type="float" office:value="0" calcext:value-type="float">
            <text:p>0,0</text:p>
          </table:table-cell>
          <table:table-cell table:style-name="ce188" table:formula="of:=[.J17]+[.L17]+[.K17]+[.N17]+[.P17]" office:value-type="float" office:value="0" calcext:value-type="float">
            <text:p>0,0</text:p>
          </table:table-cell>
          <table:table-cell table:style-name="ce180" office:value-type="string" calcext:value-type="string">
            <text:p>NC</text:p>
          </table:table-cell>
          <table:table-cell table:style-name="ce174" table:formula="of:=MAX([.Q17:.R17])" office:value-type="float" office:value="0" calcext:value-type="float">
            <text:p>0,0</text:p>
          </table:table-cell>
          <table:table-cell table:style-name="ce191" office:value-type="float" office:value="8" calcext:value-type="float">
            <text:p>8</text:p>
          </table:table-cell>
          <table:table-cell table:style-name="ce191" table:formula="of:=26*2" office:value-type="float" office:value="52" calcext:value-type="float">
            <text:p>52</text:p>
          </table:table-cell>
          <table:table-cell table:style-name="ce192" table:formula="of:=1-([.T17]/[.U17])" office:value-type="percentage" office:value="0.846153846153846" calcext:value-type="percentage">
            <text:p>85%</text:p>
          </table:table-cell>
          <table:table-cell table:style-name="ce197" table:formula="of:=IF(MAX([.R17];[.Q17])&gt;=6;IF([.V17]&gt;=0.75;&quot;aprovado&quot;;&quot;reprovado por falta&quot;);IF(AND([.S17]&gt;=6;[.V17]&gt;=0.75);&quot;aprovado&quot;;&quot;não-aprovado&quot;))" office:value-type="string" office:string-value="não-aprovado" calcext:value-type="string">
            <text:p>não-aprovado</text:p>
          </table:table-cell>
          <table:table-cell table:number-columns-repeated="5"/>
          <table:table-cell table:style-name="ce210"/>
        </table:table-row>
        <table:table-row table:style-name="ro7">
          <table:table-cell table:style-name="ce163" table:formula="of:=[diario_classe.A21]" office:value-type="float" office:value="13" calcext:value-type="float">
            <text:p>13</text:p>
          </table:table-cell>
          <table:table-cell table:style-name="ce163" table:number-columns-repeated="4"/>
          <table:table-cell table:style-name="ce165" table:formula="of:=[diario_classe.F21]" office:value-type="string" office:string-value="CAMILA DE CASTRO CAMPOS" calcext:value-type="string">
            <text:p>CAMILA DE CASTRO CAMPOS</text:p>
          </table:table-cell>
          <table:table-cell table:style-name="ce163" table:formula="of:=[diario_classe.E21]" office:value-type="string" office:string-value="14.2.1690" calcext:value-type="string">
            <text:p>14.2.1690</text:p>
          </table:table-cell>
          <table:table-cell table:style-name="ce163" table:number-columns-repeated="2"/>
          <table:table-cell table:style-name="ce173" table:formula="of:=MIN([Práticas.AU21];2)" office:value-type="float" office:value="0" calcext:value-type="float">
            <text:p>0,0</text:p>
          </table:table-cell>
          <table:table-cell table:style-name="ce174"/>
          <table:table-cell table:style-name="ce177" office:value-type="float" office:value="1" calcext:value-type="float">
            <text:p>1</text:p>
          </table:table-cell>
          <table:table-cell table:style-name="ce173" office:value-type="float" office:value="6" calcext:value-type="float">
            <text:p>6,0</text:p>
          </table:table-cell>
          <table:table-cell table:style-name="ce174" table:formula="of:=[.M18]/2" office:value-type="float" office:value="3" calcext:value-type="float">
            <text:p>3,0</text:p>
          </table:table-cell>
          <table:table-cell table:style-name="ce177" office:value-type="float" office:value="5" calcext:value-type="float">
            <text:p>5</text:p>
          </table:table-cell>
          <table:table-cell table:style-name="ce174" table:formula="of:=[.O18]/2" office:value-type="float" office:value="2.5" calcext:value-type="float">
            <text:p>2,5</text:p>
          </table:table-cell>
          <table:table-cell table:style-name="ce188" table:formula="of:=[.J18]+[.L18]+[.K18]+[.N18]+[.P18]" office:value-type="float" office:value="6.5" calcext:value-type="float">
            <text:p>6,5</text:p>
          </table:table-cell>
          <table:table-cell table:style-name="ce174"/>
          <table:table-cell table:style-name="ce174" table:formula="of:=MAX([.Q18:.R18])" office:value-type="float" office:value="6.5" calcext:value-type="float">
            <text:p>6,5</text:p>
          </table:table-cell>
          <table:table-cell table:style-name="ce191" office:value-type="float" office:value="4" calcext:value-type="float">
            <text:p>4</text:p>
          </table:table-cell>
          <table:table-cell table:style-name="ce191" table:formula="of:=26*2" office:value-type="float" office:value="52" calcext:value-type="float">
            <text:p>52</text:p>
          </table:table-cell>
          <table:table-cell table:style-name="ce192" table:formula="of:=1-([.T18]/[.U18])" office:value-type="percentage" office:value="0.923076923076923" calcext:value-type="percentage">
            <text:p>92%</text:p>
          </table:table-cell>
          <table:table-cell table:style-name="ce195" table:formula="of:=IF(MAX([.R18];[.Q18])&gt;=6;IF([.V18]&gt;=0.75;&quot;aprovado&quot;;&quot;reprovado por falta&quot;);IF(AND([.S18]&gt;=6;[.V18]&gt;=0.75);&quot;aprovado&quot;;&quot;não-aprovado&quot;))" office:value-type="string" office:string-value="aprovado" calcext:value-type="string">
            <text:p>aprovado</text:p>
          </table:table-cell>
          <table:table-cell table:number-columns-repeated="6"/>
        </table:table-row>
        <table:table-row table:style-name="ro7">
          <table:table-cell table:style-name="ce163" table:formula="of:=[diario_classe.A22]" office:value-type="float" office:value="14" calcext:value-type="float">
            <text:p>14</text:p>
          </table:table-cell>
          <table:table-cell table:style-name="ce163" table:number-columns-repeated="4"/>
          <table:table-cell table:style-name="ce165" table:formula="of:=[diario_classe.F22]" office:value-type="string" office:string-value="FELIPE AUGUSTO VILAS BOAS" calcext:value-type="string">
            <text:p>FELIPE AUGUSTO VILAS BOAS</text:p>
          </table:table-cell>
          <table:table-cell table:style-name="ce163" table:formula="of:=[diario_classe.E22]" office:value-type="string" office:string-value="15.1.1152" calcext:value-type="string">
            <text:p>15.1.1152</text:p>
          </table:table-cell>
          <table:table-cell table:style-name="ce163" table:number-columns-repeated="2"/>
          <table:table-cell table:style-name="ce173" table:formula="of:=MIN([Práticas.AU22];2)" office:value-type="float" office:value="0" calcext:value-type="float">
            <text:p>0,0</text:p>
          </table:table-cell>
          <table:table-cell table:style-name="ce174"/>
          <table:table-cell table:style-name="ce177" office:value-type="float" office:value="1" calcext:value-type="float">
            <text:p>1</text:p>
          </table:table-cell>
          <table:table-cell table:style-name="ce173" office:value-type="float" office:value="3.5" calcext:value-type="float">
            <text:p>3,5</text:p>
          </table:table-cell>
          <table:table-cell table:style-name="ce174" table:formula="of:=[.M19]/2" office:value-type="float" office:value="1.75" calcext:value-type="float">
            <text:p>1,8</text:p>
          </table:table-cell>
          <table:table-cell table:style-name="ce178"/>
          <table:table-cell table:style-name="ce172"/>
          <table:table-cell table:style-name="ce188" table:formula="of:=[.J19]+[.L19]+[.K19]+[.N19]+[.P19]" office:value-type="float" office:value="2.75" calcext:value-type="float">
            <text:p>2,8</text:p>
          </table:table-cell>
          <table:table-cell table:style-name="ce174" office:value-type="float" office:value="4.4" calcext:value-type="float">
            <text:p>4,4</text:p>
          </table:table-cell>
          <table:table-cell table:style-name="ce174" table:formula="of:=MAX([.Q19:.R19])" office:value-type="float" office:value="4.4" calcext:value-type="float">
            <text:p>4,4</text:p>
          </table:table-cell>
          <table:table-cell table:style-name="ce191" table:formula="of:=[Teóricas.Z22]+[Práticas.AV22]" office:value-type="float" office:value="0" calcext:value-type="float">
            <text:p>0</text:p>
          </table:table-cell>
          <table:table-cell table:style-name="ce191" table:formula="of:=26*2" office:value-type="float" office:value="52" calcext:value-type="float">
            <text:p>52</text:p>
          </table:table-cell>
          <table:table-cell table:style-name="ce192" table:formula="of:=1-([.T19]/[.U19])" office:value-type="percentage" office:value="1" calcext:value-type="percentage">
            <text:p>100%</text:p>
          </table:table-cell>
          <table:table-cell table:style-name="ce198" table:formula="of:=IF(MAX([.R19];[.Q19])&gt;=6;IF([.V19]&gt;=0.75;&quot;aprovado&quot;;&quot;reprovado por falta&quot;);IF(AND([.S19]&gt;=6;[.V19]&gt;=0.75);&quot;aprovado&quot;;&quot;não-aprovado&quot;))" office:value-type="string" office:string-value="não-aprovado" calcext:value-type="string">
            <text:p>não-aprovado</text:p>
          </table:table-cell>
          <table:table-cell table:number-columns-repeated="6"/>
        </table:table-row>
        <table:table-row table:style-name="ro7">
          <table:table-cell table:style-name="ce163" table:formula="of:=[diario_classe.A23]" office:value-type="float" office:value="15" calcext:value-type="float">
            <text:p>15</text:p>
          </table:table-cell>
          <table:table-cell table:style-name="ce163" table:number-columns-repeated="4"/>
          <table:table-cell table:style-name="ce165" table:formula="of:=[diario_classe.F23]" office:value-type="string" office:string-value="GABRIEL THADEU PEREIRA DE ALMEIDA" calcext:value-type="string">
            <text:p>GABRIEL THADEU PEREIRA DE ALMEIDA</text:p>
          </table:table-cell>
          <table:table-cell table:style-name="ce163" table:formula="of:=[diario_classe.E23]" office:value-type="string" office:string-value="14.1.1458" calcext:value-type="string">
            <text:p>14.1.1458</text:p>
          </table:table-cell>
          <table:table-cell table:style-name="ce163" table:number-columns-repeated="2"/>
          <table:table-cell table:style-name="ce173" table:formula="of:=MIN([Práticas.AU23];2)" office:value-type="float" office:value="0" calcext:value-type="float">
            <text:p>0,0</text:p>
          </table:table-cell>
          <table:table-cell table:style-name="ce174"/>
          <table:table-cell table:style-name="ce177" office:value-type="float" office:value="1" calcext:value-type="float">
            <text:p>1</text:p>
          </table:table-cell>
          <table:table-cell table:style-name="ce173" office:value-type="float" office:value="4" calcext:value-type="float">
            <text:p>4,0</text:p>
          </table:table-cell>
          <table:table-cell table:style-name="ce174" table:formula="of:=[.M20]/2" office:value-type="float" office:value="2" calcext:value-type="float">
            <text:p>2,0</text:p>
          </table:table-cell>
          <table:table-cell table:style-name="ce177" office:value-type="float" office:value="4" calcext:value-type="float">
            <text:p>4</text:p>
          </table:table-cell>
          <table:table-cell table:style-name="ce174" table:formula="of:=[.O20]/2" office:value-type="float" office:value="2" calcext:value-type="float">
            <text:p>2,0</text:p>
          </table:table-cell>
          <table:table-cell table:style-name="ce188" table:formula="of:=[.J20]+[.L20]+[.K20]+[.N20]+[.P20]" office:value-type="float" office:value="5" calcext:value-type="float">
            <text:p>5,0</text:p>
          </table:table-cell>
          <table:table-cell table:style-name="ce174"/>
          <table:table-cell table:style-name="ce174" table:formula="of:=MAX([.Q20:.R20])" office:value-type="float" office:value="5" calcext:value-type="float">
            <text:p>5,0</text:p>
          </table:table-cell>
          <table:table-cell table:style-name="ce191" office:value-type="float" office:value="13" calcext:value-type="float">
            <text:p>13</text:p>
          </table:table-cell>
          <table:table-cell table:style-name="ce191" table:formula="of:=26*2" office:value-type="float" office:value="52" calcext:value-type="float">
            <text:p>52</text:p>
          </table:table-cell>
          <table:table-cell table:style-name="ce192" table:formula="of:=1-([.T20]/[.U20])" office:value-type="percentage" office:value="0.75" calcext:value-type="percentage">
            <text:p>75%</text:p>
          </table:table-cell>
          <table:table-cell table:style-name="ce195" table:formula="of:=IF(MAX([.R20];[.Q20])&gt;=6;IF([.V20]&gt;=0.75;&quot;aprovado&quot;;&quot;reprovado por falta&quot;);IF(AND([.S20]&gt;=6;[.V20]&gt;=0.75);&quot;aprovado&quot;;&quot;não-aprovado&quot;))" office:value-type="string" office:string-value="não-aprovado" calcext:value-type="string">
            <text:p>não-aprovado</text:p>
          </table:table-cell>
          <table:table-cell table:number-columns-repeated="6"/>
        </table:table-row>
        <table:table-row table:style-name="ro1">
          <table:table-cell table:style-name="ce163" table:formula="of:=[diario_classe.A24]" office:value-type="float" office:value="16" calcext:value-type="float">
            <text:p>16</text:p>
          </table:table-cell>
          <table:table-cell table:style-name="ce163" table:number-columns-repeated="4"/>
          <table:table-cell table:style-name="ce165" table:formula="of:=[diario_classe.F24]" office:value-type="string" office:string-value="GUILHERME ARAUJO DO ESPIRITO SANTO" calcext:value-type="string">
            <text:p>GUILHERME ARAUJO DO ESPIRITO SANTO</text:p>
          </table:table-cell>
          <table:table-cell table:style-name="ce163" table:formula="of:=[diario_classe.E24]" office:value-type="string" office:string-value="12.2.1317" calcext:value-type="string">
            <text:p>12.2.1317</text:p>
          </table:table-cell>
          <table:table-cell table:style-name="ce163" table:number-columns-repeated="2"/>
          <table:table-cell table:style-name="ce173" table:formula="of:=MIN([Práticas.AU24];2)" office:value-type="float" office:value="0" calcext:value-type="float">
            <text:p>0,0</text:p>
          </table:table-cell>
          <table:table-cell table:style-name="ce174"/>
          <table:table-cell table:style-name="ce177" office:value-type="float" office:value="1" calcext:value-type="float">
            <text:p>1</text:p>
          </table:table-cell>
          <table:table-cell table:style-name="ce173" office:value-type="float" office:value="4" calcext:value-type="float">
            <text:p>4,0</text:p>
          </table:table-cell>
          <table:table-cell table:style-name="ce174" table:formula="of:=[.M21]/2" office:value-type="float" office:value="2" calcext:value-type="float">
            <text:p>2,0</text:p>
          </table:table-cell>
          <table:table-cell table:style-name="ce177" office:value-type="float" office:value="2.7" calcext:value-type="float">
            <text:p>2,7</text:p>
          </table:table-cell>
          <table:table-cell table:style-name="ce174" table:formula="of:=[.O21]/2" office:value-type="float" office:value="1.35" calcext:value-type="float">
            <text:p>1,4</text:p>
          </table:table-cell>
          <table:table-cell table:style-name="ce188" table:formula="of:=[.J21]+[.L21]+[.K21]+[.N21]+[.P21]" office:value-type="float" office:value="4.35" calcext:value-type="float">
            <text:p>4,4</text:p>
          </table:table-cell>
          <table:table-cell table:style-name="ce174"/>
          <table:table-cell table:style-name="ce174" table:formula="of:=MAX([.Q21:.R21])" office:value-type="float" office:value="4.35" calcext:value-type="float">
            <text:p>4,4</text:p>
          </table:table-cell>
          <table:table-cell table:style-name="ce191" office:value-type="float" office:value="10" calcext:value-type="float">
            <text:p>10</text:p>
          </table:table-cell>
          <table:table-cell table:style-name="ce191" table:formula="of:=26*2" office:value-type="float" office:value="52" calcext:value-type="float">
            <text:p>52</text:p>
          </table:table-cell>
          <table:table-cell table:style-name="ce192" table:formula="of:=1-([.T21]/[.U21])" office:value-type="percentage" office:value="0.807692307692308" calcext:value-type="percentage">
            <text:p>81%</text:p>
          </table:table-cell>
          <table:table-cell table:style-name="ce199" office:value-type="string" calcext:value-type="string">
            <text:p>aprovado</text:p>
          </table:table-cell>
          <table:table-cell table:number-columns-repeated="6"/>
        </table:table-row>
        <table:table-row table:style-name="ro7">
          <table:table-cell table:style-name="ce163" table:formula="of:=[diario_classe.A25]" office:value-type="float" office:value="17" calcext:value-type="float">
            <text:p>17</text:p>
          </table:table-cell>
          <table:table-cell table:style-name="ce163" table:number-columns-repeated="4"/>
          <table:table-cell table:style-name="ce165" table:formula="of:=[diario_classe.F25]" office:value-type="string" office:string-value="JADE DE DUTRA E FONSECA" calcext:value-type="string">
            <text:p>JADE DE DUTRA E FONSECA</text:p>
          </table:table-cell>
          <table:table-cell table:style-name="ce163" table:formula="of:=[diario_classe.E25]" office:value-type="string" office:string-value="12.2.1484" calcext:value-type="string">
            <text:p>12.2.1484</text:p>
          </table:table-cell>
          <table:table-cell table:style-name="ce163" table:number-columns-repeated="2"/>
          <table:table-cell table:style-name="ce173" table:formula="of:=MIN([Práticas.AU25];2)" office:value-type="float" office:value="0" calcext:value-type="float">
            <text:p>0,0</text:p>
          </table:table-cell>
          <table:table-cell table:style-name="ce174"/>
          <table:table-cell table:style-name="ce177" office:value-type="float" office:value="1" calcext:value-type="float">
            <text:p>1</text:p>
          </table:table-cell>
          <table:table-cell table:style-name="ce173" office:value-type="float" office:value="5" calcext:value-type="float">
            <text:p>5,0</text:p>
          </table:table-cell>
          <table:table-cell table:style-name="ce174" table:formula="of:=[.M22]/2" office:value-type="float" office:value="2.5" calcext:value-type="float">
            <text:p>2,5</text:p>
          </table:table-cell>
          <table:table-cell table:style-name="ce177" office:value-type="float" office:value="1.6" calcext:value-type="float">
            <text:p>1,6</text:p>
          </table:table-cell>
          <table:table-cell table:style-name="ce174" table:formula="of:=[.O22]/2" office:value-type="float" office:value="0.8" calcext:value-type="float">
            <text:p>0,8</text:p>
          </table:table-cell>
          <table:table-cell table:style-name="ce188" table:formula="of:=[.J22]+[.L22]+[.K22]+[.N22]+[.P22]" office:value-type="float" office:value="4.3" calcext:value-type="float">
            <text:p>4,3</text:p>
          </table:table-cell>
          <table:table-cell table:style-name="ce174" office:value-type="float" office:value="5.1" calcext:value-type="float">
            <text:p>5,1</text:p>
          </table:table-cell>
          <table:table-cell table:style-name="ce174" table:formula="of:=MAX([.Q22:.R22])" office:value-type="float" office:value="5.1" calcext:value-type="float">
            <text:p>5,1</text:p>
          </table:table-cell>
          <table:table-cell table:style-name="ce191" table:formula="of:=[Teóricas.Z25]+[Práticas.AV25]" office:value-type="float" office:value="0" calcext:value-type="float">
            <text:p>0</text:p>
          </table:table-cell>
          <table:table-cell table:style-name="ce191" table:formula="of:=26*2" office:value-type="float" office:value="52" calcext:value-type="float">
            <text:p>52</text:p>
          </table:table-cell>
          <table:table-cell table:style-name="ce192" table:formula="of:=1-([.T22]/[.U22])" office:value-type="percentage" office:value="1" calcext:value-type="percentage">
            <text:p>100%</text:p>
          </table:table-cell>
          <table:table-cell table:style-name="ce200" table:formula="of:=IF(MAX([.R22];[.Q22])&gt;=6;IF([.V22]&gt;=0.75;&quot;aprovado&quot;;&quot;reprovado por falta&quot;);IF(AND([.S22]&gt;=6;[.V22]&gt;=0.75);&quot;aprovado&quot;;&quot;não-aprovado&quot;))" office:value-type="string" office:string-value="não-aprovado" calcext:value-type="string">
            <text:p>não-aprovado</text:p>
          </table:table-cell>
          <table:table-cell table:number-columns-repeated="6"/>
        </table:table-row>
        <table:table-row table:style-name="ro7">
          <table:table-cell table:style-name="ce163" table:formula="of:=[diario_classe.A26]" office:value-type="float" office:value="18" calcext:value-type="float">
            <text:p>18</text:p>
          </table:table-cell>
          <table:table-cell table:style-name="ce163" table:number-columns-repeated="4"/>
          <table:table-cell table:style-name="ce165" table:formula="of:=[diario_classe.F26]" office:value-type="string" office:string-value="JOAN KAYK DE OLIVEIRA FERREIRA" calcext:value-type="string">
            <text:p>JOAN KAYK DE OLIVEIRA FERREIRA</text:p>
          </table:table-cell>
          <table:table-cell table:style-name="ce163" table:formula="of:=[diario_classe.E26]" office:value-type="string" office:string-value="14.2.1559" calcext:value-type="string">
            <text:p>14.2.1559</text:p>
          </table:table-cell>
          <table:table-cell table:style-name="ce163" table:number-columns-repeated="2"/>
          <table:table-cell table:style-name="ce173" table:formula="of:=MIN([Práticas.AU26];2)" office:value-type="float" office:value="0" calcext:value-type="float">
            <text:p>0,0</text:p>
          </table:table-cell>
          <table:table-cell table:style-name="ce174"/>
          <table:table-cell table:style-name="ce177" office:value-type="float" office:value="1" calcext:value-type="float">
            <text:p>1</text:p>
          </table:table-cell>
          <table:table-cell table:style-name="ce173" office:value-type="float" office:value="4" calcext:value-type="float">
            <text:p>4,0</text:p>
          </table:table-cell>
          <table:table-cell table:style-name="ce174" table:formula="of:=[.M23]/2" office:value-type="float" office:value="2" calcext:value-type="float">
            <text:p>2,0</text:p>
          </table:table-cell>
          <table:table-cell table:style-name="ce177" office:value-type="float" office:value="0.1" calcext:value-type="float">
            <text:p>0,1</text:p>
          </table:table-cell>
          <table:table-cell table:style-name="ce174" table:formula="of:=[.O23]/2" office:value-type="float" office:value="0.05" calcext:value-type="float">
            <text:p>0,1</text:p>
          </table:table-cell>
          <table:table-cell table:style-name="ce188" table:formula="of:=[.J23]+[.L23]+[.K23]+[.N23]+[.P23]" office:value-type="float" office:value="3.05" calcext:value-type="float">
            <text:p>3,1</text:p>
          </table:table-cell>
          <table:table-cell table:style-name="ce174" office:value-type="float" office:value="4.5" calcext:value-type="float">
            <text:p>4,5</text:p>
          </table:table-cell>
          <table:table-cell table:style-name="ce174" table:formula="of:=MAX([.Q23:.R23])" office:value-type="float" office:value="4.5" calcext:value-type="float">
            <text:p>4,5</text:p>
          </table:table-cell>
          <table:table-cell table:style-name="ce191" table:formula="of:=[Teóricas.Z26]+[Práticas.AV26]" office:value-type="float" office:value="0" calcext:value-type="float">
            <text:p>0</text:p>
          </table:table-cell>
          <table:table-cell table:style-name="ce191" table:formula="of:=26*2" office:value-type="float" office:value="52" calcext:value-type="float">
            <text:p>52</text:p>
          </table:table-cell>
          <table:table-cell table:style-name="ce192" table:formula="of:=1-([.T23]/[.U23])" office:value-type="percentage" office:value="1" calcext:value-type="percentage">
            <text:p>100%</text:p>
          </table:table-cell>
          <table:table-cell table:style-name="ce201" table:formula="of:=IF(MAX([.R23];[.Q23])&gt;=6;IF([.V23]&gt;=0.75;&quot;aprovado&quot;;&quot;reprovado por falta&quot;);IF(AND([.S23]&gt;=6;[.V23]&gt;=0.75);&quot;aprovado&quot;;&quot;não-aprovado&quot;))" office:value-type="string" office:string-value="não-aprovado" calcext:value-type="string">
            <text:p>não-aprovado</text:p>
          </table:table-cell>
          <table:table-cell table:number-columns-repeated="6"/>
        </table:table-row>
        <table:table-row table:style-name="ro7">
          <table:table-cell table:style-name="ce163" table:formula="of:=[diario_classe.A27]" office:value-type="float" office:value="19" calcext:value-type="float">
            <text:p>19</text:p>
          </table:table-cell>
          <table:table-cell table:style-name="ce163" table:number-columns-repeated="4"/>
          <table:table-cell table:style-name="ce165" table:formula="of:=[diario_classe.F27]" office:value-type="string" office:string-value="MATEUS ASSIS OLIVEIRA" calcext:value-type="string">
            <text:p>MATEUS ASSIS OLIVEIRA</text:p>
          </table:table-cell>
          <table:table-cell table:style-name="ce163" table:formula="of:=[diario_classe.E27]" office:value-type="string" office:string-value="14.2.1478" calcext:value-type="string">
            <text:p>14.2.1478</text:p>
          </table:table-cell>
          <table:table-cell table:style-name="ce163" table:number-columns-repeated="2"/>
          <table:table-cell table:style-name="ce173" table:formula="of:=MIN([Práticas.AU27];2)" office:value-type="float" office:value="0" calcext:value-type="float">
            <text:p>0,0</text:p>
          </table:table-cell>
          <table:table-cell table:style-name="ce174"/>
          <table:table-cell table:style-name="ce177" office:value-type="float" office:value="1" calcext:value-type="float">
            <text:p>1</text:p>
          </table:table-cell>
          <table:table-cell table:style-name="ce173" office:value-type="float" office:value="5" calcext:value-type="float">
            <text:p>5,0</text:p>
          </table:table-cell>
          <table:table-cell table:style-name="ce174" table:formula="of:=[.M24]/2" office:value-type="float" office:value="2.5" calcext:value-type="float">
            <text:p>2,5</text:p>
          </table:table-cell>
          <table:table-cell table:style-name="ce177" office:value-type="float" office:value="3.6" calcext:value-type="float">
            <text:p>3,6</text:p>
          </table:table-cell>
          <table:table-cell table:style-name="ce174" table:formula="of:=[.O24]/2" office:value-type="float" office:value="1.8" calcext:value-type="float">
            <text:p>1,8</text:p>
          </table:table-cell>
          <table:table-cell table:style-name="ce188" table:formula="of:=[.J24]+[.L24]+[.K24]+[.N24]+[.P24]" office:value-type="float" office:value="5.3" calcext:value-type="float">
            <text:p>5,3</text:p>
          </table:table-cell>
          <table:table-cell table:style-name="ce174"/>
          <table:table-cell table:style-name="ce174" table:formula="of:=MAX([.Q24:.R24])" office:value-type="float" office:value="5.3" calcext:value-type="float">
            <text:p>5,3</text:p>
          </table:table-cell>
          <table:table-cell table:style-name="ce191" office:value-type="float" office:value="16" calcext:value-type="float">
            <text:p>16</text:p>
          </table:table-cell>
          <table:table-cell table:style-name="ce191" table:formula="of:=26*2" office:value-type="float" office:value="52" calcext:value-type="float">
            <text:p>52</text:p>
          </table:table-cell>
          <table:table-cell table:style-name="ce192" table:formula="of:=1-([.T24]/[.U24])" office:value-type="percentage" office:value="0.692307692307692" calcext:value-type="percentage">
            <text:p>69%</text:p>
          </table:table-cell>
          <table:table-cell table:style-name="ce202" office:value-type="string" calcext:value-type="string">
            <text:p>aprovado</text:p>
          </table:table-cell>
          <table:table-cell table:number-columns-repeated="6"/>
        </table:table-row>
        <table:table-row table:style-name="ro7">
          <table:table-cell table:style-name="ce163" table:formula="of:=[diario_classe.A28]" office:value-type="float" office:value="20" calcext:value-type="float">
            <text:p>20</text:p>
          </table:table-cell>
          <table:table-cell table:style-name="ce163" table:number-columns-repeated="4"/>
          <table:table-cell table:style-name="ce165" table:formula="of:=[diario_classe.F28]" office:value-type="string" office:string-value="NATALIA LOPES ZINATO" calcext:value-type="string">
            <text:p>NATALIA LOPES ZINATO</text:p>
          </table:table-cell>
          <table:table-cell table:style-name="ce163" table:formula="of:=[diario_classe.E28]" office:value-type="string" office:string-value="15.2.1174" calcext:value-type="string">
            <text:p>15.2.1174</text:p>
          </table:table-cell>
          <table:table-cell table:style-name="ce163" table:number-columns-repeated="2"/>
          <table:table-cell table:style-name="ce173" table:formula="of:=MIN([Práticas.AU28];2)" office:value-type="float" office:value="0" calcext:value-type="float">
            <text:p>0,0</text:p>
          </table:table-cell>
          <table:table-cell table:style-name="ce174"/>
          <table:table-cell table:style-name="ce177" office:value-type="float" office:value="1" calcext:value-type="float">
            <text:p>1</text:p>
          </table:table-cell>
          <table:table-cell table:style-name="ce173" office:value-type="float" office:value="6" calcext:value-type="float">
            <text:p>6,0</text:p>
          </table:table-cell>
          <table:table-cell table:style-name="ce174" table:formula="of:=[.M25]/2" office:value-type="float" office:value="3" calcext:value-type="float">
            <text:p>3,0</text:p>
          </table:table-cell>
          <table:table-cell table:style-name="ce177" office:value-type="float" office:value="2.5" calcext:value-type="float">
            <text:p>2,5</text:p>
          </table:table-cell>
          <table:table-cell table:style-name="ce174" table:formula="of:=[.O25]/2" office:value-type="float" office:value="1.25" calcext:value-type="float">
            <text:p>1,3</text:p>
          </table:table-cell>
          <table:table-cell table:style-name="ce188" table:formula="of:=[.J25]+[.L25]+[.K25]+[.N25]+[.P25]" office:value-type="float" office:value="5.25" calcext:value-type="float">
            <text:p>5,3</text:p>
          </table:table-cell>
          <table:table-cell table:style-name="ce174"/>
          <table:table-cell table:style-name="ce174" table:formula="of:=MAX([.Q25:.R25])" office:value-type="float" office:value="5.25" calcext:value-type="float">
            <text:p>5,3</text:p>
          </table:table-cell>
          <table:table-cell table:style-name="ce191" office:value-type="float" office:value="10" calcext:value-type="float">
            <text:p>10</text:p>
          </table:table-cell>
          <table:table-cell table:style-name="ce191" table:formula="of:=26*2" office:value-type="float" office:value="52" calcext:value-type="float">
            <text:p>52</text:p>
          </table:table-cell>
          <table:table-cell table:style-name="ce192" table:formula="of:=1-([.T25]/[.U25])" office:value-type="percentage" office:value="0.807692307692308" calcext:value-type="percentage">
            <text:p>81%</text:p>
          </table:table-cell>
          <table:table-cell table:style-name="ce196" table:formula="of:=IF(MAX([.R25];[.Q25])&gt;=6;IF([.V25]&gt;=0.75;&quot;aprovado&quot;;&quot;reprovado por falta&quot;);IF(AND([.S25]&gt;=6;[.V25]&gt;=0.75);&quot;aprovado&quot;;&quot;não-aprovado&quot;))" office:value-type="string" office:string-value="não-aprovado" calcext:value-type="string">
            <text:p>não-aprovado</text:p>
          </table:table-cell>
          <table:table-cell table:number-columns-repeated="6"/>
        </table:table-row>
        <table:table-row table:style-name="ro7">
          <table:table-cell table:style-name="ce163" table:formula="of:=[diario_classe.A29]" office:value-type="float" office:value="21" calcext:value-type="float">
            <text:p>21</text:p>
          </table:table-cell>
          <table:table-cell table:style-name="ce163" table:number-columns-repeated="4"/>
          <table:table-cell table:style-name="ce165" table:formula="of:=[diario_classe.F29]" office:value-type="string" office:string-value="ROSEMBERG TRINDADE MAGALHAES DE FREITAS" calcext:value-type="string">
            <text:p>ROSEMBERG TRINDADE MAGALHAES DE FREITAS</text:p>
          </table:table-cell>
          <table:table-cell table:style-name="ce163" table:formula="of:=[diario_classe.E29]" office:value-type="string" office:string-value="12.2.1276" calcext:value-type="string">
            <text:p>12.2.1276</text:p>
          </table:table-cell>
          <table:table-cell table:style-name="ce163" table:number-columns-repeated="2"/>
          <table:table-cell table:style-name="ce173" table:formula="of:=MIN([Práticas.AU29];2)" office:value-type="float" office:value="0" calcext:value-type="float">
            <text:p>0,0</text:p>
          </table:table-cell>
          <table:table-cell table:style-name="ce174"/>
          <table:table-cell table:style-name="ce177" office:value-type="float" office:value="1" calcext:value-type="float">
            <text:p>1</text:p>
          </table:table-cell>
          <table:table-cell table:style-name="ce172" table:number-columns-repeated="2"/>
          <table:table-cell table:style-name="ce177" office:value-type="float" office:value="2.4" calcext:value-type="float">
            <text:p>2,4</text:p>
          </table:table-cell>
          <table:table-cell table:style-name="ce174" table:formula="of:=[.O26]/2" office:value-type="float" office:value="1.2" calcext:value-type="float">
            <text:p>1,2</text:p>
          </table:table-cell>
          <table:table-cell table:style-name="ce188" table:formula="of:=[.J26]+[.L26]+[.K26]+[.N26]+[.P26]" office:value-type="float" office:value="2.2" calcext:value-type="float">
            <text:p>2,2</text:p>
          </table:table-cell>
          <table:table-cell table:style-name="ce174" office:value-type="float" office:value="3.6" calcext:value-type="float">
            <text:p>3,6</text:p>
          </table:table-cell>
          <table:table-cell table:style-name="ce174" table:formula="of:=MAX([.Q26:.R26])" office:value-type="float" office:value="3.6" calcext:value-type="float">
            <text:p>3,6</text:p>
          </table:table-cell>
          <table:table-cell table:style-name="ce191" office:value-type="float" office:value="6" calcext:value-type="float">
            <text:p>6</text:p>
          </table:table-cell>
          <table:table-cell table:style-name="ce191" table:formula="of:=26*2" office:value-type="float" office:value="52" calcext:value-type="float">
            <text:p>52</text:p>
          </table:table-cell>
          <table:table-cell table:style-name="ce192" table:formula="of:=1-([.T26]/[.U26])" office:value-type="percentage" office:value="0.884615384615385" calcext:value-type="percentage">
            <text:p>88%</text:p>
          </table:table-cell>
          <table:table-cell table:style-name="ce203" table:formula="of:=IF(MAX([.R26];[.Q26])&gt;=6;IF([.V26]&gt;=0.75;&quot;aprovado&quot;;&quot;reprovado por falta&quot;);IF(AND([.S26]&gt;=6;[.V26]&gt;=0.75);&quot;aprovado&quot;;&quot;não-aprovado&quot;))" office:value-type="string" office:string-value="não-aprovado" calcext:value-type="string">
            <text:p>não-aprovado</text:p>
          </table:table-cell>
          <table:table-cell table:number-columns-repeated="6"/>
        </table:table-row>
        <table:table-row table:style-name="ro7">
          <table:table-cell table:style-name="ce163" table:formula="of:=[diario_classe.A30]" office:value-type="float" office:value="0" calcext:value-type="float">
            <text:p>0</text:p>
          </table:table-cell>
          <table:table-cell table:style-name="ce163" table:number-columns-repeated="4"/>
          <table:table-cell table:style-name="ce165" table:formula="of:=[diario_classe.F30]" office:value-type="float" office:value="0" calcext:value-type="float">
            <text:p>0</text:p>
          </table:table-cell>
          <table:table-cell table:style-name="ce163" table:formula="of:=[diario_classe.E30]" office:value-type="float" office:value="0" calcext:value-type="float">
            <text:p>0</text:p>
          </table:table-cell>
          <table:table-cell table:style-name="ce163" table:number-columns-repeated="2"/>
          <table:table-cell table:style-name="ce173" table:formula="of:=MIN([Práticas.AU30];2)" office:value-type="float" office:value="0" calcext:value-type="float">
            <text:p>0,0</text:p>
          </table:table-cell>
          <table:table-cell table:style-name="ce174"/>
          <table:table-cell table:style-name="ce177" office:value-type="float" office:value="1" calcext:value-type="float">
            <text:p>1</text:p>
          </table:table-cell>
          <table:table-cell table:style-name="ce173" office:value-type="float" office:value="6" calcext:value-type="float">
            <text:p>6,0</text:p>
          </table:table-cell>
          <table:table-cell table:style-name="ce174" table:formula="of:=[.M27]/2" office:value-type="float" office:value="3" calcext:value-type="float">
            <text:p>3,0</text:p>
          </table:table-cell>
          <table:table-cell table:style-name="ce177" office:value-type="float" office:value="7.3" calcext:value-type="float">
            <text:p>7,3</text:p>
          </table:table-cell>
          <table:table-cell table:style-name="ce174" table:formula="of:=[.O27]/2" office:value-type="float" office:value="3.65" calcext:value-type="float">
            <text:p>3,7</text:p>
          </table:table-cell>
          <table:table-cell table:style-name="ce188" table:formula="of:=[.J27]+[.L27]+[.K27]+[.N27]+[.P27]" office:value-type="float" office:value="7.65" calcext:value-type="float">
            <text:p>7,7</text:p>
          </table:table-cell>
          <table:table-cell table:style-name="ce174"/>
          <table:table-cell table:style-name="ce174" table:formula="of:=MAX([.Q27:.R27])" office:value-type="float" office:value="7.65" calcext:value-type="float">
            <text:p>7,7</text:p>
          </table:table-cell>
          <table:table-cell table:style-name="ce191" office:value-type="float" office:value="8" calcext:value-type="float">
            <text:p>8</text:p>
          </table:table-cell>
          <table:table-cell table:style-name="ce191" table:formula="of:=26*2" office:value-type="float" office:value="52" calcext:value-type="float">
            <text:p>52</text:p>
          </table:table-cell>
          <table:table-cell table:style-name="ce192" table:formula="of:=1-([.T27]/[.U27])" office:value-type="percentage" office:value="0.846153846153846" calcext:value-type="percentage">
            <text:p>85%</text:p>
          </table:table-cell>
          <table:table-cell table:style-name="ce195" table:formula="of:=IF(MAX([.R27];[.Q27])&gt;=6;IF([.V27]&gt;=0.75;&quot;aprovado&quot;;&quot;reprovado por falta&quot;);IF(AND([.S27]&gt;=6;[.V27]&gt;=0.75);&quot;aprovado&quot;;&quot;não-aprovado&quot;))" office:value-type="string" office:string-value="aprovado" calcext:value-type="string">
            <text:p>aprovado</text:p>
          </table:table-cell>
          <table:table-cell table:number-columns-repeated="6"/>
        </table:table-row>
        <table:table-row table:style-name="ro7">
          <table:table-cell table:style-name="ce163" table:formula="of:=[diario_classe.A31]" office:value-type="float" office:value="0" calcext:value-type="float">
            <text:p>0</text:p>
          </table:table-cell>
          <table:table-cell table:style-name="ce163" table:number-columns-repeated="4"/>
          <table:table-cell table:style-name="ce165" table:formula="of:=[diario_classe.F31]" office:value-type="float" office:value="0" calcext:value-type="float">
            <text:p>0</text:p>
          </table:table-cell>
          <table:table-cell table:style-name="ce163" table:formula="of:=[diario_classe.E31]" office:value-type="float" office:value="0" calcext:value-type="float">
            <text:p>0</text:p>
          </table:table-cell>
          <table:table-cell table:style-name="ce163" table:number-columns-repeated="2"/>
          <table:table-cell table:style-name="ce173" table:formula="of:=MIN([Práticas.AU31];2)" office:value-type="float" office:value="0" calcext:value-type="float">
            <text:p>0,0</text:p>
          </table:table-cell>
          <table:table-cell table:style-name="ce174"/>
          <table:table-cell table:style-name="ce177" office:value-type="float" office:value="1" calcext:value-type="float">
            <text:p>1</text:p>
          </table:table-cell>
          <table:table-cell table:style-name="ce173" office:value-type="float" office:value="4" calcext:value-type="float">
            <text:p>4,0</text:p>
          </table:table-cell>
          <table:table-cell table:style-name="ce174" table:formula="of:=[.M28]/2" office:value-type="float" office:value="2" calcext:value-type="float">
            <text:p>2,0</text:p>
          </table:table-cell>
          <table:table-cell table:style-name="ce177" office:value-type="float" office:value="5.3" calcext:value-type="float">
            <text:p>5,3</text:p>
          </table:table-cell>
          <table:table-cell table:style-name="ce174" table:formula="of:=[.O28]/2" office:value-type="float" office:value="2.65" calcext:value-type="float">
            <text:p>2,7</text:p>
          </table:table-cell>
          <table:table-cell table:style-name="ce188" table:formula="of:=[.J28]+[.L28]+[.K28]+[.N28]+[.P28]" office:value-type="float" office:value="5.65" calcext:value-type="float">
            <text:p>5,7</text:p>
          </table:table-cell>
          <table:table-cell table:style-name="ce174"/>
          <table:table-cell table:style-name="ce174" table:formula="of:=MAX([.Q28:.R28])" office:value-type="float" office:value="5.65" calcext:value-type="float">
            <text:p>5,7</text:p>
          </table:table-cell>
          <table:table-cell table:style-name="ce191" office:value-type="float" office:value="13" calcext:value-type="float">
            <text:p>13</text:p>
          </table:table-cell>
          <table:table-cell table:style-name="ce191" table:formula="of:=26*2" office:value-type="float" office:value="52" calcext:value-type="float">
            <text:p>52</text:p>
          </table:table-cell>
          <table:table-cell table:style-name="ce192" table:formula="of:=1-([.T28]/[.U28])" office:value-type="percentage" office:value="0.75" calcext:value-type="percentage">
            <text:p>75%</text:p>
          </table:table-cell>
          <table:table-cell table:style-name="ce195" table:formula="of:=IF(MAX([.R28];[.Q28])&gt;=6;IF([.V28]&gt;=0.75;&quot;aprovado&quot;;&quot;reprovado por falta&quot;);IF(AND([.S28]&gt;=6;[.V28]&gt;=0.75);&quot;aprovado&quot;;&quot;não-aprovado&quot;))" office:value-type="string" office:string-value="não-aprovado" calcext:value-type="string">
            <text:p>não-aprovado</text:p>
          </table:table-cell>
          <table:table-cell table:number-columns-repeated="6"/>
        </table:table-row>
        <table:table-row table:style-name="ro7">
          <table:table-cell table:style-name="ce163" table:formula="of:=[diario_classe.A32]" office:value-type="float" office:value="0" calcext:value-type="float">
            <text:p>0</text:p>
          </table:table-cell>
          <table:table-cell table:style-name="ce163" table:number-columns-repeated="4"/>
          <table:table-cell table:style-name="ce165" table:formula="of:=[diario_classe.F32]" office:value-type="float" office:value="0" calcext:value-type="float">
            <text:p>0</text:p>
          </table:table-cell>
          <table:table-cell table:style-name="ce163" table:formula="of:=[diario_classe.E32]" office:value-type="float" office:value="0" calcext:value-type="float">
            <text:p>0</text:p>
          </table:table-cell>
          <table:table-cell table:style-name="ce163" table:number-columns-repeated="2"/>
          <table:table-cell table:style-name="ce173" table:formula="of:=MIN([Práticas.AU32];2)" office:value-type="float" office:value="0" calcext:value-type="float">
            <text:p>0,0</text:p>
          </table:table-cell>
          <table:table-cell table:style-name="ce174"/>
          <table:table-cell table:style-name="ce177" office:value-type="float" office:value="1" calcext:value-type="float">
            <text:p>1</text:p>
          </table:table-cell>
          <table:table-cell table:style-name="ce173" office:value-type="float" office:value="5" calcext:value-type="float">
            <text:p>5,0</text:p>
          </table:table-cell>
          <table:table-cell table:style-name="ce174" table:formula="of:=[.M29]/2" office:value-type="float" office:value="2.5" calcext:value-type="float">
            <text:p>2,5</text:p>
          </table:table-cell>
          <table:table-cell table:style-name="ce177" office:value-type="float" office:value="5.5" calcext:value-type="float">
            <text:p>5,5</text:p>
          </table:table-cell>
          <table:table-cell table:style-name="ce174" table:formula="of:=[.O29]/2" office:value-type="float" office:value="2.75" calcext:value-type="float">
            <text:p>2,8</text:p>
          </table:table-cell>
          <table:table-cell table:style-name="ce188" table:formula="of:=[.J29]+[.L29]+[.K29]+[.N29]+[.P29]" office:value-type="float" office:value="6.25" calcext:value-type="float">
            <text:p>6,3</text:p>
          </table:table-cell>
          <table:table-cell table:style-name="ce174"/>
          <table:table-cell table:style-name="ce174" table:formula="of:=MAX([.Q29:.R29])" office:value-type="float" office:value="6.25" calcext:value-type="float">
            <text:p>6,3</text:p>
          </table:table-cell>
          <table:table-cell table:style-name="ce191" office:value-type="float" office:value="12" calcext:value-type="float">
            <text:p>12</text:p>
          </table:table-cell>
          <table:table-cell table:style-name="ce191" table:formula="of:=26*2" office:value-type="float" office:value="52" calcext:value-type="float">
            <text:p>52</text:p>
          </table:table-cell>
          <table:table-cell table:style-name="ce192" table:formula="of:=1-([.T29]/[.U29])" office:value-type="percentage" office:value="0.769230769230769" calcext:value-type="percentage">
            <text:p>77%</text:p>
          </table:table-cell>
          <table:table-cell table:style-name="ce196" table:formula="of:=IF(MAX([.R29];[.Q29])&gt;=6;IF([.V29]&gt;=0.75;&quot;aprovado&quot;;&quot;reprovado por falta&quot;);IF(AND([.S29]&gt;=6;[.V29]&gt;=0.75);&quot;aprovado&quot;;&quot;não-aprovado&quot;))" office:value-type="string" office:string-value="aprovado" calcext:value-type="string">
            <text:p>aprovado</text:p>
          </table:table-cell>
          <table:table-cell table:number-columns-repeated="6"/>
        </table:table-row>
        <table:table-row table:style-name="ro7">
          <table:table-cell table:style-name="ce163" table:formula="of:=[diario_classe.A33]" office:value-type="float" office:value="0" calcext:value-type="float">
            <text:p>0</text:p>
          </table:table-cell>
          <table:table-cell table:style-name="ce163" table:number-columns-repeated="4"/>
          <table:table-cell table:style-name="ce165" table:formula="of:=[diario_classe.F33]" office:value-type="float" office:value="0" calcext:value-type="float">
            <text:p>0</text:p>
          </table:table-cell>
          <table:table-cell table:style-name="ce163" table:formula="of:=[diario_classe.E33]" office:value-type="float" office:value="0" calcext:value-type="float">
            <text:p>0</text:p>
          </table:table-cell>
          <table:table-cell table:style-name="ce163" table:number-columns-repeated="2"/>
          <table:table-cell table:style-name="ce173" table:formula="of:=MIN([Práticas.AU33];2)" office:value-type="float" office:value="0" calcext:value-type="float">
            <text:p>0,0</text:p>
          </table:table-cell>
          <table:table-cell table:style-name="ce174"/>
          <table:table-cell table:style-name="ce177" office:value-type="float" office:value="1" calcext:value-type="float">
            <text:p>1</text:p>
          </table:table-cell>
          <table:table-cell table:style-name="ce173" office:value-type="float" office:value="4" calcext:value-type="float">
            <text:p>4,0</text:p>
          </table:table-cell>
          <table:table-cell table:style-name="ce174" table:formula="of:=[.M30]/2" office:value-type="float" office:value="2" calcext:value-type="float">
            <text:p>2,0</text:p>
          </table:table-cell>
          <table:table-cell table:style-name="ce177" office:value-type="float" office:value="4.8" calcext:value-type="float">
            <text:p>4,8</text:p>
          </table:table-cell>
          <table:table-cell table:style-name="ce174" table:formula="of:=[.O30]/2" office:value-type="float" office:value="2.4" calcext:value-type="float">
            <text:p>2,4</text:p>
          </table:table-cell>
          <table:table-cell table:style-name="ce188" table:formula="of:=[.J30]+[.L30]+[.K30]+[.N30]+[.P30]" office:value-type="float" office:value="5.4" calcext:value-type="float">
            <text:p>5,4</text:p>
          </table:table-cell>
          <table:table-cell table:style-name="ce174"/>
          <table:table-cell table:style-name="ce174" table:formula="of:=MAX([.Q30:.R30])" office:value-type="float" office:value="5.4" calcext:value-type="float">
            <text:p>5,4</text:p>
          </table:table-cell>
          <table:table-cell table:style-name="ce191" office:value-type="float" office:value="10" calcext:value-type="float">
            <text:p>10</text:p>
          </table:table-cell>
          <table:table-cell table:style-name="ce191" table:formula="of:=26*2" office:value-type="float" office:value="52" calcext:value-type="float">
            <text:p>52</text:p>
          </table:table-cell>
          <table:table-cell table:style-name="ce192" table:formula="of:=1-([.T30]/[.U30])" office:value-type="percentage" office:value="0.807692307692308" calcext:value-type="percentage">
            <text:p>81%</text:p>
          </table:table-cell>
          <table:table-cell table:style-name="ce195" table:formula="of:=IF(MAX([.R30];[.Q30])&gt;=6;IF([.V30]&gt;=0.75;&quot;aprovado&quot;;&quot;reprovado por falta&quot;);IF(AND([.S30]&gt;=6;[.V30]&gt;=0.75);&quot;aprovado&quot;;&quot;não-aprovado&quot;))" office:value-type="string" office:string-value="não-aprovado" calcext:value-type="string">
            <text:p>não-aprovado</text:p>
          </table:table-cell>
          <table:table-cell table:number-columns-repeated="6"/>
        </table:table-row>
        <table:table-row table:style-name="ro7">
          <table:table-cell table:style-name="ce163" table:formula="of:=[diario_classe.A34]" office:value-type="float" office:value="0" calcext:value-type="float">
            <text:p>0</text:p>
          </table:table-cell>
          <table:table-cell table:style-name="ce163" table:number-columns-repeated="4"/>
          <table:table-cell table:style-name="ce165" table:formula="of:=[diario_classe.F34]" office:value-type="float" office:value="0" calcext:value-type="float">
            <text:p>0</text:p>
          </table:table-cell>
          <table:table-cell table:style-name="ce163" table:formula="of:=[diario_classe.E34]" office:value-type="float" office:value="0" calcext:value-type="float">
            <text:p>0</text:p>
          </table:table-cell>
          <table:table-cell table:style-name="ce163" table:number-columns-repeated="2"/>
          <table:table-cell table:style-name="ce173" table:formula="of:=MIN([Práticas.AU34];2)" office:value-type="float" office:value="0" calcext:value-type="float">
            <text:p>0,0</text:p>
          </table:table-cell>
          <table:table-cell table:style-name="ce174"/>
          <table:table-cell table:style-name="ce177" office:value-type="float" office:value="1" calcext:value-type="float">
            <text:p>1</text:p>
          </table:table-cell>
          <table:table-cell table:style-name="ce173" office:value-type="float" office:value="2" calcext:value-type="float">
            <text:p>2,0</text:p>
          </table:table-cell>
          <table:table-cell table:style-name="ce174" table:formula="of:=[.M31]/2" office:value-type="float" office:value="1" calcext:value-type="float">
            <text:p>1,0</text:p>
          </table:table-cell>
          <table:table-cell table:style-name="ce177" office:value-type="float" office:value="0.1" calcext:value-type="float">
            <text:p>0,1</text:p>
          </table:table-cell>
          <table:table-cell table:style-name="ce174" table:formula="of:=[.O31]/2" office:value-type="float" office:value="0.05" calcext:value-type="float">
            <text:p>0,1</text:p>
          </table:table-cell>
          <table:table-cell table:style-name="ce188" table:formula="of:=[.J31]+[.L31]+[.K31]+[.N31]+[.P31]" office:value-type="float" office:value="2.05" calcext:value-type="float">
            <text:p>2,1</text:p>
          </table:table-cell>
          <table:table-cell table:style-name="ce180" office:value-type="string" calcext:value-type="string">
            <text:p>NC</text:p>
          </table:table-cell>
          <table:table-cell table:style-name="ce174" table:formula="of:=MAX([.Q31:.R31])" office:value-type="float" office:value="2.05" calcext:value-type="float">
            <text:p>2,1</text:p>
          </table:table-cell>
          <table:table-cell table:style-name="ce191" office:value-type="float" office:value="10" calcext:value-type="float">
            <text:p>10</text:p>
          </table:table-cell>
          <table:table-cell table:style-name="ce191" table:formula="of:=26*2" office:value-type="float" office:value="52" calcext:value-type="float">
            <text:p>52</text:p>
          </table:table-cell>
          <table:table-cell table:style-name="ce192" table:formula="of:=1-([.T31]/[.U31])" office:value-type="percentage" office:value="0.807692307692308" calcext:value-type="percentage">
            <text:p>81%</text:p>
          </table:table-cell>
          <table:table-cell table:style-name="ce196" table:formula="of:=IF(MAX([.R31];[.Q31])&gt;=6;IF([.V31]&gt;=0.75;&quot;aprovado&quot;;&quot;reprovado por falta&quot;);IF(AND([.S31]&gt;=6;[.V31]&gt;=0.75);&quot;aprovado&quot;;&quot;não-aprovado&quot;))" office:value-type="string" office:string-value="não-aprovado" calcext:value-type="string">
            <text:p>não-aprovado</text:p>
          </table:table-cell>
          <table:table-cell table:number-columns-repeated="5"/>
          <table:table-cell table:style-name="ce210"/>
        </table:table-row>
        <table:table-row table:style-name="ro1">
          <table:table-cell table:style-name="ce163" table:formula="of:=[diario_classe.A35]" office:value-type="float" office:value="0" calcext:value-type="float">
            <text:p>0</text:p>
          </table:table-cell>
          <table:table-cell table:style-name="ce163" table:number-columns-repeated="4"/>
          <table:table-cell table:style-name="ce165" table:formula="of:=[diario_classe.F35]" office:value-type="float" office:value="0" calcext:value-type="float">
            <text:p>0</text:p>
          </table:table-cell>
          <table:table-cell table:style-name="ce163" table:formula="of:=[diario_classe.E35]" office:value-type="float" office:value="0" calcext:value-type="float">
            <text:p>0</text:p>
          </table:table-cell>
          <table:table-cell table:style-name="ce163" table:number-columns-repeated="2"/>
          <table:table-cell table:style-name="ce173" table:formula="of:=MIN([Práticas.AU35];2)" office:value-type="float" office:value="0" calcext:value-type="float">
            <text:p>0,0</text:p>
          </table:table-cell>
          <table:table-cell table:style-name="ce174"/>
          <table:table-cell table:style-name="ce177" office:value-type="float" office:value="1" calcext:value-type="float">
            <text:p>1</text:p>
          </table:table-cell>
          <table:table-cell table:style-name="ce174" office:value-type="float" office:value="5" calcext:value-type="float">
            <text:p>5,0</text:p>
          </table:table-cell>
          <table:table-cell table:style-name="ce174" table:formula="of:=[.M32]/2" office:value-type="float" office:value="2.5" calcext:value-type="float">
            <text:p>2,5</text:p>
          </table:table-cell>
          <table:table-cell table:style-name="ce177" office:value-type="float" office:value="1.7" calcext:value-type="float">
            <text:p>1,7</text:p>
          </table:table-cell>
          <table:table-cell table:style-name="ce174" table:formula="of:=[.O32]/2" office:value-type="float" office:value="0.85" calcext:value-type="float">
            <text:p>0,9</text:p>
          </table:table-cell>
          <table:table-cell table:style-name="ce188" table:formula="of:=[.J32]+[.L32]+[.K32]+[.N32]+[.P32]" office:value-type="float" office:value="4.35" calcext:value-type="float">
            <text:p>4,4</text:p>
          </table:table-cell>
          <table:table-cell table:style-name="ce174"/>
          <table:table-cell table:style-name="ce174" table:formula="of:=MAX([.Q32:.R32])" office:value-type="float" office:value="4.35" calcext:value-type="float">
            <text:p>4,4</text:p>
          </table:table-cell>
          <table:table-cell table:style-name="ce191" office:value-type="float" office:value="20" calcext:value-type="float">
            <text:p>20</text:p>
          </table:table-cell>
          <table:table-cell table:style-name="ce191" table:formula="of:=26*2" office:value-type="float" office:value="52" calcext:value-type="float">
            <text:p>52</text:p>
          </table:table-cell>
          <table:table-cell table:style-name="ce192" table:formula="of:=1-([.T32]/[.U32])" office:value-type="percentage" office:value="0.615384615384615" calcext:value-type="percentage">
            <text:p>62%</text:p>
          </table:table-cell>
          <table:table-cell table:style-name="ce204" office:value-type="string" calcext:value-type="string">
            <text:p>aprovado</text:p>
          </table:table-cell>
          <table:table-cell table:number-columns-repeated="5"/>
          <table:table-cell table:style-name="ce210"/>
        </table:table-row>
        <table:table-row table:style-name="ro1">
          <table:table-cell table:style-name="ce163" table:formula="of:=[diario_classe.A36]" office:value-type="float" office:value="0" calcext:value-type="float">
            <text:p>0</text:p>
          </table:table-cell>
          <table:table-cell table:style-name="ce163" table:number-columns-repeated="4"/>
          <table:table-cell table:style-name="ce165" table:formula="of:=[diario_classe.F36]" office:value-type="float" office:value="0" calcext:value-type="float">
            <text:p>0</text:p>
          </table:table-cell>
          <table:table-cell table:style-name="ce163" table:formula="of:=[diario_classe.E36]" office:value-type="float" office:value="0" calcext:value-type="float">
            <text:p>0</text:p>
          </table:table-cell>
          <table:table-cell table:style-name="ce163" table:number-columns-repeated="2"/>
          <table:table-cell table:style-name="ce173" table:formula="of:=MIN([Práticas.AU36];2)" office:value-type="float" office:value="0" calcext:value-type="float">
            <text:p>0,0</text:p>
          </table:table-cell>
          <table:table-cell table:style-name="ce174"/>
          <table:table-cell table:style-name="ce177" office:value-type="float" office:value="1" calcext:value-type="float">
            <text:p>1</text:p>
          </table:table-cell>
          <table:table-cell table:style-name="ce173" office:value-type="float" office:value="4" calcext:value-type="float">
            <text:p>4,0</text:p>
          </table:table-cell>
          <table:table-cell table:style-name="ce174" table:formula="of:=[.M33]/2" office:value-type="float" office:value="2" calcext:value-type="float">
            <text:p>2,0</text:p>
          </table:table-cell>
          <table:table-cell table:style-name="ce177" office:value-type="float" office:value="4" calcext:value-type="float">
            <text:p>4</text:p>
          </table:table-cell>
          <table:table-cell table:style-name="ce174" table:formula="of:=[.O33]/2" office:value-type="float" office:value="2" calcext:value-type="float">
            <text:p>2,0</text:p>
          </table:table-cell>
          <table:table-cell table:style-name="ce188" table:formula="of:=[.J33]+[.L33]+[.K33]+[.N33]+[.P33]" office:value-type="float" office:value="5" calcext:value-type="float">
            <text:p>5,0</text:p>
          </table:table-cell>
          <table:table-cell table:style-name="ce174"/>
          <table:table-cell table:style-name="ce174" table:formula="of:=MAX([.Q33:.R33])" office:value-type="float" office:value="5" calcext:value-type="float">
            <text:p>5,0</text:p>
          </table:table-cell>
          <table:table-cell table:style-name="ce191" office:value-type="float" office:value="8" calcext:value-type="float">
            <text:p>8</text:p>
          </table:table-cell>
          <table:table-cell table:style-name="ce191" table:formula="of:=26*2" office:value-type="float" office:value="52" calcext:value-type="float">
            <text:p>52</text:p>
          </table:table-cell>
          <table:table-cell table:style-name="ce192" table:formula="of:=1-([.T33]/[.U33])" office:value-type="percentage" office:value="0.846153846153846" calcext:value-type="percentage">
            <text:p>85%</text:p>
          </table:table-cell>
          <table:table-cell table:style-name="ce196" table:formula="of:=IF(MAX([.R33];[.Q33])&gt;=6;IF([.V33]&gt;=0.75;&quot;aprovado&quot;;&quot;reprovado por falta&quot;);IF(AND([.S33]&gt;=6;[.V33]&gt;=0.75);&quot;aprovado&quot;;&quot;não-aprovado&quot;))" office:value-type="string" office:string-value="não-aprovado" calcext:value-type="string">
            <text:p>não-aprovado</text:p>
          </table:table-cell>
          <table:table-cell table:number-columns-repeated="5"/>
          <table:table-cell table:style-name="ce210"/>
        </table:table-row>
        <table:table-row table:style-name="ro7">
          <table:table-cell table:style-name="ce163" table:formula="of:=[diario_classe.A37]" office:value-type="float" office:value="0" calcext:value-type="float">
            <text:p>0</text:p>
          </table:table-cell>
          <table:table-cell table:style-name="ce163" table:number-columns-repeated="4"/>
          <table:table-cell table:style-name="ce165" table:formula="of:=[diario_classe.F37]" office:value-type="float" office:value="0" calcext:value-type="float">
            <text:p>0</text:p>
          </table:table-cell>
          <table:table-cell table:style-name="ce163" table:formula="of:=[diario_classe.E37]" office:value-type="float" office:value="0" calcext:value-type="float">
            <text:p>0</text:p>
          </table:table-cell>
          <table:table-cell table:style-name="ce163" table:number-columns-repeated="2"/>
          <table:table-cell table:style-name="ce173" table:formula="of:=MIN([Práticas.AU37];2)" office:value-type="float" office:value="0" calcext:value-type="float">
            <text:p>0,0</text:p>
          </table:table-cell>
          <table:table-cell table:style-name="ce174"/>
          <table:table-cell table:style-name="ce177" office:value-type="float" office:value="1" calcext:value-type="float">
            <text:p>1</text:p>
          </table:table-cell>
          <table:table-cell table:style-name="ce173" office:value-type="float" office:value="6" calcext:value-type="float">
            <text:p>6,0</text:p>
          </table:table-cell>
          <table:table-cell table:style-name="ce174" table:formula="of:=[.M34]/2" office:value-type="float" office:value="3" calcext:value-type="float">
            <text:p>3,0</text:p>
          </table:table-cell>
          <table:table-cell table:style-name="ce177" office:value-type="float" office:value="6.5" calcext:value-type="float">
            <text:p>6,5</text:p>
          </table:table-cell>
          <table:table-cell table:style-name="ce174" table:formula="of:=[.O34]/2" office:value-type="float" office:value="3.25" calcext:value-type="float">
            <text:p>3,3</text:p>
          </table:table-cell>
          <table:table-cell table:style-name="ce188" table:formula="of:=[.J34]+[.L34]+[.K34]+[.N34]+[.P34]" office:value-type="float" office:value="7.25" calcext:value-type="float">
            <text:p>7,3</text:p>
          </table:table-cell>
          <table:table-cell table:style-name="ce174"/>
          <table:table-cell table:style-name="ce174" table:formula="of:=MAX([.Q34:.R34])" office:value-type="float" office:value="7.25" calcext:value-type="float">
            <text:p>7,3</text:p>
          </table:table-cell>
          <table:table-cell table:style-name="ce191" table:formula="of:=[Teóricas.Z37]+[Práticas.AV37]" office:value-type="float" office:value="0" calcext:value-type="float">
            <text:p>0</text:p>
          </table:table-cell>
          <table:table-cell table:style-name="ce191" table:formula="of:=26*2" office:value-type="float" office:value="52" calcext:value-type="float">
            <text:p>52</text:p>
          </table:table-cell>
          <table:table-cell table:style-name="ce192" table:formula="of:=1-([.T34]/[.U34])" office:value-type="percentage" office:value="1" calcext:value-type="percentage">
            <text:p>100%</text:p>
          </table:table-cell>
          <table:table-cell table:style-name="ce195" table:formula="of:=IF(MAX([.R34];[.Q34])&gt;=6;IF([.V34]&gt;=0.75;&quot;aprovado&quot;;&quot;reprovado por falta&quot;);IF(AND([.S34]&gt;=6;[.V34]&gt;=0.75);&quot;aprovado&quot;;&quot;não-aprovado&quot;))" office:value-type="string" office:string-value="aprovado" calcext:value-type="string">
            <text:p>aprovado</text:p>
          </table:table-cell>
          <table:table-cell table:style-name="ce207"/>
          <table:table-cell table:number-columns-repeated="5"/>
        </table:table-row>
        <table:table-row table:style-name="ro7">
          <table:table-cell table:style-name="ce163" table:formula="of:=[diario_classe.A38]" office:value-type="float" office:value="0" calcext:value-type="float">
            <text:p>0</text:p>
          </table:table-cell>
          <table:table-cell table:style-name="ce163" table:number-columns-repeated="4"/>
          <table:table-cell table:style-name="ce165" table:formula="of:=[diario_classe.F38]" office:value-type="float" office:value="0" calcext:value-type="float">
            <text:p>0</text:p>
          </table:table-cell>
          <table:table-cell table:style-name="ce163" table:formula="of:=[diario_classe.E38]" office:value-type="float" office:value="0" calcext:value-type="float">
            <text:p>0</text:p>
          </table:table-cell>
          <table:table-cell table:style-name="ce163" table:number-columns-repeated="2"/>
          <table:table-cell table:style-name="ce173" table:formula="of:=MIN([Práticas.AU38];2)" office:value-type="float" office:value="0" calcext:value-type="float">
            <text:p>0,0</text:p>
          </table:table-cell>
          <table:table-cell table:style-name="ce174"/>
          <table:table-cell table:style-name="ce177" office:value-type="float" office:value="1" calcext:value-type="float">
            <text:p>1</text:p>
          </table:table-cell>
          <table:table-cell table:style-name="ce173" office:value-type="float" office:value="5.6" calcext:value-type="float">
            <text:p>5,6</text:p>
          </table:table-cell>
          <table:table-cell table:style-name="ce174" table:formula="of:=[.M35]/2" office:value-type="float" office:value="2.8" calcext:value-type="float">
            <text:p>2,8</text:p>
          </table:table-cell>
          <table:table-cell table:style-name="ce177" office:value-type="float" office:value="2.5" calcext:value-type="float">
            <text:p>2,5</text:p>
          </table:table-cell>
          <table:table-cell table:style-name="ce174" table:formula="of:=[.O35]/2" office:value-type="float" office:value="1.25" calcext:value-type="float">
            <text:p>1,3</text:p>
          </table:table-cell>
          <table:table-cell table:style-name="ce188" table:formula="of:=[.J35]+[.L35]+[.K35]+[.N35]+[.P35]" office:value-type="float" office:value="5.05" calcext:value-type="float">
            <text:p>5,1</text:p>
          </table:table-cell>
          <table:table-cell table:style-name="ce174"/>
          <table:table-cell table:style-name="ce174" table:formula="of:=MAX([.Q35:.R35])" office:value-type="float" office:value="5.05" calcext:value-type="float">
            <text:p>5,1</text:p>
          </table:table-cell>
          <table:table-cell table:style-name="ce191" table:formula="of:=[Teóricas.Z38]+[Práticas.AV38]" office:value-type="float" office:value="0" calcext:value-type="float">
            <text:p>0</text:p>
          </table:table-cell>
          <table:table-cell table:style-name="ce191" table:formula="of:=26*2" office:value-type="float" office:value="52" calcext:value-type="float">
            <text:p>52</text:p>
          </table:table-cell>
          <table:table-cell table:style-name="ce192" table:formula="of:=1-([.T35]/[.U35])" office:value-type="percentage" office:value="1" calcext:value-type="percentage">
            <text:p>100%</text:p>
          </table:table-cell>
          <table:table-cell table:style-name="ce195" table:formula="of:=IF(MAX([.R35];[.Q35])&gt;=6;IF([.V35]&gt;=0.75;&quot;aprovado&quot;;&quot;reprovado por falta&quot;);IF(AND([.S35]&gt;=6;[.V35]&gt;=0.75);&quot;aprovado&quot;;&quot;não-aprovado&quot;))" office:value-type="string" office:string-value="não-aprovado" calcext:value-type="string">
            <text:p>não-aprovado</text:p>
          </table:table-cell>
          <table:table-cell table:number-columns-repeated="6"/>
        </table:table-row>
        <table:table-row table:style-name="ro7">
          <table:table-cell table:style-name="ce163" table:formula="of:=[diario_classe.A39]" office:value-type="float" office:value="0" calcext:value-type="float">
            <text:p>0</text:p>
          </table:table-cell>
          <table:table-cell table:style-name="ce163" table:number-columns-repeated="4"/>
          <table:table-cell table:style-name="ce165" table:formula="of:=[diario_classe.F39]" office:value-type="float" office:value="0" calcext:value-type="float">
            <text:p>0</text:p>
          </table:table-cell>
          <table:table-cell table:style-name="ce163" table:formula="of:=[diario_classe.E39]" office:value-type="float" office:value="0" calcext:value-type="float">
            <text:p>0</text:p>
          </table:table-cell>
          <table:table-cell table:style-name="ce163" table:number-columns-repeated="2"/>
          <table:table-cell table:style-name="ce173" table:formula="of:=MIN([Práticas.AU39];2)" office:value-type="float" office:value="0" calcext:value-type="float">
            <text:p>0,0</text:p>
          </table:table-cell>
          <table:table-cell table:style-name="ce174"/>
          <table:table-cell table:style-name="ce177" office:value-type="float" office:value="1" calcext:value-type="float">
            <text:p>1</text:p>
          </table:table-cell>
          <table:table-cell table:style-name="ce173" office:value-type="float" office:value="3.5" calcext:value-type="float">
            <text:p>3,5</text:p>
          </table:table-cell>
          <table:table-cell table:style-name="ce174" table:formula="of:=[.M36]/2" office:value-type="float" office:value="1.75" calcext:value-type="float">
            <text:p>1,8</text:p>
          </table:table-cell>
          <table:table-cell table:style-name="ce177" office:value-type="float" office:value="5" calcext:value-type="float">
            <text:p>5</text:p>
          </table:table-cell>
          <table:table-cell table:style-name="ce174" table:formula="of:=[.O36]/2" office:value-type="float" office:value="2.5" calcext:value-type="float">
            <text:p>2,5</text:p>
          </table:table-cell>
          <table:table-cell table:style-name="ce188" table:formula="of:=[.J36]+[.L36]+[.K36]+[.N36]+[.P36]" office:value-type="float" office:value="5.25" calcext:value-type="float">
            <text:p>5,3</text:p>
          </table:table-cell>
          <table:table-cell table:style-name="ce174"/>
          <table:table-cell table:style-name="ce174" table:formula="of:=MAX([.Q36:.R36])" office:value-type="float" office:value="5.25" calcext:value-type="float">
            <text:p>5,3</text:p>
          </table:table-cell>
          <table:table-cell table:style-name="ce191" office:value-type="float" office:value="8" calcext:value-type="float">
            <text:p>8</text:p>
          </table:table-cell>
          <table:table-cell table:style-name="ce191" table:formula="of:=26*2" office:value-type="float" office:value="52" calcext:value-type="float">
            <text:p>52</text:p>
          </table:table-cell>
          <table:table-cell table:style-name="ce192" table:formula="of:=1-([.T36]/[.U36])" office:value-type="percentage" office:value="0.846153846153846" calcext:value-type="percentage">
            <text:p>85%</text:p>
          </table:table-cell>
          <table:table-cell table:style-name="ce195" table:formula="of:=IF(MAX([.R36];[.Q36])&gt;=6;IF([.V36]&gt;=0.75;&quot;aprovado&quot;;&quot;reprovado por falta&quot;);IF(AND([.S36]&gt;=6;[.V36]&gt;=0.75);&quot;aprovado&quot;;&quot;não-aprovado&quot;))" office:value-type="string" office:string-value="não-aprovado" calcext:value-type="string">
            <text:p>não-aprovado</text:p>
          </table:table-cell>
          <table:table-cell table:number-columns-repeated="6"/>
        </table:table-row>
        <table:table-row table:style-name="ro7">
          <table:table-cell table:style-name="ce163" table:formula="of:=[diario_classe.A40]" office:value-type="float" office:value="0" calcext:value-type="float">
            <text:p>0</text:p>
          </table:table-cell>
          <table:table-cell table:style-name="ce163" table:number-columns-repeated="4"/>
          <table:table-cell table:style-name="ce165" table:formula="of:=[diario_classe.F40]" office:value-type="float" office:value="0" calcext:value-type="float">
            <text:p>0</text:p>
          </table:table-cell>
          <table:table-cell table:style-name="ce163" table:formula="of:=[diario_classe.E40]" office:value-type="float" office:value="0" calcext:value-type="float">
            <text:p>0</text:p>
          </table:table-cell>
          <table:table-cell table:style-name="ce163" table:number-columns-repeated="2"/>
          <table:table-cell table:style-name="ce173" table:formula="of:=MIN([Práticas.AU40];2)" office:value-type="float" office:value="0" calcext:value-type="float">
            <text:p>0,0</text:p>
          </table:table-cell>
          <table:table-cell table:style-name="ce174"/>
          <table:table-cell table:style-name="ce177" office:value-type="float" office:value="1" calcext:value-type="float">
            <text:p>1</text:p>
          </table:table-cell>
          <table:table-cell table:style-name="ce173" office:value-type="float" office:value="5.5" calcext:value-type="float">
            <text:p>5,5</text:p>
          </table:table-cell>
          <table:table-cell table:style-name="ce174" table:formula="of:=[.M37]/2" office:value-type="float" office:value="2.75" calcext:value-type="float">
            <text:p>2,8</text:p>
          </table:table-cell>
          <table:table-cell table:style-name="ce177" office:value-type="float" office:value="3.3" calcext:value-type="float">
            <text:p>3,3</text:p>
          </table:table-cell>
          <table:table-cell table:style-name="ce174" table:formula="of:=[.O37]/2" office:value-type="float" office:value="1.65" calcext:value-type="float">
            <text:p>1,7</text:p>
          </table:table-cell>
          <table:table-cell table:style-name="ce188" table:formula="of:=[.J37]+[.L37]+[.K37]+[.N37]+[.P37]" office:value-type="float" office:value="5.4" calcext:value-type="float">
            <text:p>5,4</text:p>
          </table:table-cell>
          <table:table-cell table:style-name="ce174"/>
          <table:table-cell table:style-name="ce174" table:formula="of:=MAX([.Q37:.R37])" office:value-type="float" office:value="5.4" calcext:value-type="float">
            <text:p>5,4</text:p>
          </table:table-cell>
          <table:table-cell table:style-name="ce191" office:value-type="float" office:value="13" calcext:value-type="float">
            <text:p>13</text:p>
          </table:table-cell>
          <table:table-cell table:style-name="ce191" table:formula="of:=26*2" office:value-type="float" office:value="52" calcext:value-type="float">
            <text:p>52</text:p>
          </table:table-cell>
          <table:table-cell table:style-name="ce192" table:formula="of:=1-([.T37]/[.U37])" office:value-type="percentage" office:value="0.75" calcext:value-type="percentage">
            <text:p>75%</text:p>
          </table:table-cell>
          <table:table-cell table:style-name="ce195" table:formula="of:=IF(MAX([.R37];[.Q37])&gt;=6;IF([.V37]&gt;=0.75;&quot;aprovado&quot;;&quot;reprovado por falta&quot;);IF(AND([.S37]&gt;=6;[.V37]&gt;=0.75);&quot;aprovado&quot;;&quot;não-aprovado&quot;))" office:value-type="string" office:string-value="não-aprovado" calcext:value-type="string">
            <text:p>não-aprovado</text:p>
          </table:table-cell>
          <table:table-cell table:number-columns-repeated="6"/>
        </table:table-row>
        <table:table-row table:style-name="ro7">
          <table:table-cell table:style-name="ce163" table:formula="of:=[diario_classe.A41]" office:value-type="float" office:value="0" calcext:value-type="float">
            <text:p>0</text:p>
          </table:table-cell>
          <table:table-cell table:style-name="ce163" table:number-columns-repeated="4"/>
          <table:table-cell table:style-name="ce165" table:formula="of:=[diario_classe.F41]" office:value-type="float" office:value="0" calcext:value-type="float">
            <text:p>0</text:p>
          </table:table-cell>
          <table:table-cell table:style-name="ce163" table:formula="of:=[diario_classe.E41]" office:value-type="float" office:value="0" calcext:value-type="float">
            <text:p>0</text:p>
          </table:table-cell>
          <table:table-cell table:style-name="ce163" table:number-columns-repeated="2"/>
          <table:table-cell table:style-name="ce173" table:formula="of:=MIN([Práticas.AU41];2)" office:value-type="float" office:value="0" calcext:value-type="float">
            <text:p>0,0</text:p>
          </table:table-cell>
          <table:table-cell table:style-name="ce174"/>
          <table:table-cell table:style-name="ce177" office:value-type="float" office:value="1" calcext:value-type="float">
            <text:p>1</text:p>
          </table:table-cell>
          <table:table-cell table:style-name="ce173" office:value-type="float" office:value="4" calcext:value-type="float">
            <text:p>4,0</text:p>
          </table:table-cell>
          <table:table-cell table:style-name="ce174" table:formula="of:=[.M38]/2" office:value-type="float" office:value="2" calcext:value-type="float">
            <text:p>2,0</text:p>
          </table:table-cell>
          <table:table-cell table:style-name="ce177" office:value-type="float" office:value="2" calcext:value-type="float">
            <text:p>2</text:p>
          </table:table-cell>
          <table:table-cell table:style-name="ce174" table:formula="of:=[.O38]/2" office:value-type="float" office:value="1" calcext:value-type="float">
            <text:p>1,0</text:p>
          </table:table-cell>
          <table:table-cell table:style-name="ce188" table:formula="of:=[.J38]+[.L38]+[.K38]+[.N38]+[.P38]" office:value-type="float" office:value="4" calcext:value-type="float">
            <text:p>4,0</text:p>
          </table:table-cell>
          <table:table-cell table:style-name="ce174"/>
          <table:table-cell table:style-name="ce174" table:formula="of:=MAX([.Q38:.R38])" office:value-type="float" office:value="4" calcext:value-type="float">
            <text:p>4,0</text:p>
          </table:table-cell>
          <table:table-cell table:style-name="ce191" table:formula="of:=[Teóricas.Z41]+[Práticas.AV41]" office:value-type="float" office:value="0" calcext:value-type="float">
            <text:p>0</text:p>
          </table:table-cell>
          <table:table-cell table:style-name="ce191" table:formula="of:=26*2" office:value-type="float" office:value="52" calcext:value-type="float">
            <text:p>52</text:p>
          </table:table-cell>
          <table:table-cell table:style-name="ce192" table:formula="of:=1-([.T38]/[.U38])" office:value-type="percentage" office:value="1" calcext:value-type="percentage">
            <text:p>100%</text:p>
          </table:table-cell>
          <table:table-cell table:style-name="ce195" table:formula="of:=IF(MAX([.R38];[.Q38])&gt;=6;IF([.V38]&gt;=0.75;&quot;aprovado&quot;;&quot;reprovado por falta&quot;);IF(AND([.S38]&gt;=6;[.V38]&gt;=0.75);&quot;aprovado&quot;;&quot;não-aprovado&quot;))" office:value-type="string" office:string-value="não-aprovado" calcext:value-type="string">
            <text:p>não-aprovado</text:p>
          </table:table-cell>
          <table:table-cell table:number-columns-repeated="6"/>
        </table:table-row>
        <table:table-row table:style-name="ro7">
          <table:table-cell table:style-name="ce163" table:formula="of:=[diario_classe.A42]" office:value-type="float" office:value="0" calcext:value-type="float">
            <text:p>0</text:p>
          </table:table-cell>
          <table:table-cell table:style-name="ce163" table:number-columns-repeated="4"/>
          <table:table-cell table:style-name="ce165" table:formula="of:=[diario_classe.F42]" office:value-type="float" office:value="0" calcext:value-type="float">
            <text:p>0</text:p>
          </table:table-cell>
          <table:table-cell table:style-name="ce163" table:formula="of:=[diario_classe.E42]" office:value-type="float" office:value="0" calcext:value-type="float">
            <text:p>0</text:p>
          </table:table-cell>
          <table:table-cell table:style-name="ce163" table:number-columns-repeated="2"/>
          <table:table-cell table:style-name="ce173" table:formula="of:=MIN([Práticas.AU42];2)" office:value-type="float" office:value="0" calcext:value-type="float">
            <text:p>0,0</text:p>
          </table:table-cell>
          <table:table-cell table:style-name="ce174"/>
          <table:table-cell table:style-name="ce177" office:value-type="float" office:value="1" calcext:value-type="float">
            <text:p>1</text:p>
          </table:table-cell>
          <table:table-cell table:style-name="ce173" office:value-type="float" office:value="2" calcext:value-type="float">
            <text:p>2,0</text:p>
          </table:table-cell>
          <table:table-cell table:style-name="ce174" table:formula="of:=[.M39]/2" office:value-type="float" office:value="1" calcext:value-type="float">
            <text:p>1,0</text:p>
          </table:table-cell>
          <table:table-cell table:style-name="ce177" office:value-type="float" office:value="6" calcext:value-type="float">
            <text:p>6</text:p>
          </table:table-cell>
          <table:table-cell table:style-name="ce174" table:formula="of:=[.O39]/2" office:value-type="float" office:value="3" calcext:value-type="float">
            <text:p>3,0</text:p>
          </table:table-cell>
          <table:table-cell table:style-name="ce188" table:formula="of:=[.J39]+[.L39]+[.K39]+[.N39]+[.P39]" office:value-type="float" office:value="5" calcext:value-type="float">
            <text:p>5,0</text:p>
          </table:table-cell>
          <table:table-cell table:style-name="ce174"/>
          <table:table-cell table:style-name="ce174" table:formula="of:=MAX([.Q39:.R39])" office:value-type="float" office:value="5" calcext:value-type="float">
            <text:p>5,0</text:p>
          </table:table-cell>
          <table:table-cell table:style-name="ce191" office:value-type="float" office:value="8" calcext:value-type="float">
            <text:p>8</text:p>
          </table:table-cell>
          <table:table-cell table:style-name="ce191" table:formula="of:=26*2" office:value-type="float" office:value="52" calcext:value-type="float">
            <text:p>52</text:p>
          </table:table-cell>
          <table:table-cell table:style-name="ce192" table:formula="of:=1-([.T39]/[.U39])" office:value-type="percentage" office:value="0.846153846153846" calcext:value-type="percentage">
            <text:p>85%</text:p>
          </table:table-cell>
          <table:table-cell table:style-name="ce195" table:formula="of:=IF(MAX([.R39];[.Q39])&gt;=6;IF([.V39]&gt;=0.75;&quot;aprovado&quot;;&quot;reprovado por falta&quot;);IF(AND([.S39]&gt;=6;[.V39]&gt;=0.75);&quot;aprovado&quot;;&quot;não-aprovado&quot;))" office:value-type="string" office:string-value="não-aprovado" calcext:value-type="string">
            <text:p>não-aprovado</text:p>
          </table:table-cell>
          <table:table-cell table:number-columns-repeated="6"/>
        </table:table-row>
        <table:table-row table:style-name="ro7">
          <table:table-cell table:style-name="ce163" table:formula="of:=[diario_classe.A43]" office:value-type="float" office:value="0" calcext:value-type="float">
            <text:p>0</text:p>
          </table:table-cell>
          <table:table-cell table:style-name="ce163" table:number-columns-repeated="4"/>
          <table:table-cell table:style-name="ce165" table:formula="of:=[diario_classe.F43]" office:value-type="float" office:value="0" calcext:value-type="float">
            <text:p>0</text:p>
          </table:table-cell>
          <table:table-cell table:style-name="ce163" table:formula="of:=[diario_classe.E43]" office:value-type="float" office:value="0" calcext:value-type="float">
            <text:p>0</text:p>
          </table:table-cell>
          <table:table-cell table:style-name="ce163" table:number-columns-repeated="2"/>
          <table:table-cell table:style-name="ce173" table:formula="of:=MIN([Práticas.AU43];2)" office:value-type="float" office:value="0" calcext:value-type="float">
            <text:p>0,0</text:p>
          </table:table-cell>
          <table:table-cell table:style-name="ce174"/>
          <table:table-cell table:style-name="ce177" office:value-type="float" office:value="1" calcext:value-type="float">
            <text:p>1</text:p>
          </table:table-cell>
          <table:table-cell table:style-name="ce173" office:value-type="float" office:value="2" calcext:value-type="float">
            <text:p>2,0</text:p>
          </table:table-cell>
          <table:table-cell table:style-name="ce174" table:formula="of:=[.M40]/2" office:value-type="float" office:value="1" calcext:value-type="float">
            <text:p>1,0</text:p>
          </table:table-cell>
          <table:table-cell table:style-name="ce177" office:value-type="float" office:value="0.8" calcext:value-type="float">
            <text:p>0,8</text:p>
          </table:table-cell>
          <table:table-cell table:style-name="ce174" table:formula="of:=[.O40]/2" office:value-type="float" office:value="0.4" calcext:value-type="float">
            <text:p>0,4</text:p>
          </table:table-cell>
          <table:table-cell table:style-name="ce188" table:formula="of:=[.J40]+[.L40]+[.K40]+[.N40]+[.P40]" office:value-type="float" office:value="2.4" calcext:value-type="float">
            <text:p>2,4</text:p>
          </table:table-cell>
          <table:table-cell table:style-name="ce174" office:value-type="float" office:value="4.4" calcext:value-type="float">
            <text:p>4,4</text:p>
          </table:table-cell>
          <table:table-cell table:style-name="ce174" table:formula="of:=MAX([.Q40:.R40])" office:value-type="float" office:value="4.4" calcext:value-type="float">
            <text:p>4,4</text:p>
          </table:table-cell>
          <table:table-cell table:style-name="ce191" table:formula="of:=[Teóricas.Z43]+[Práticas.AV43]" office:value-type="float" office:value="0" calcext:value-type="float">
            <text:p>0</text:p>
          </table:table-cell>
          <table:table-cell table:style-name="ce191" table:formula="of:=26*2" office:value-type="float" office:value="52" calcext:value-type="float">
            <text:p>52</text:p>
          </table:table-cell>
          <table:table-cell table:style-name="ce192" table:formula="of:=1-([.T40]/[.U40])" office:value-type="percentage" office:value="1" calcext:value-type="percentage">
            <text:p>100%</text:p>
          </table:table-cell>
          <table:table-cell table:style-name="ce205" table:formula="of:=IF(MAX([.R40];[.Q40])&gt;=6;IF([.V40]&gt;=0.75;&quot;aprovado&quot;;&quot;reprovado por falta&quot;);IF(AND([.S40]&gt;=6;[.V40]&gt;=0.75);&quot;aprovado&quot;;&quot;não-aprovado&quot;))" office:value-type="string" office:string-value="não-aprovado" calcext:value-type="string">
            <text:p>não-aprovado</text:p>
          </table:table-cell>
          <table:table-cell table:number-columns-repeated="6"/>
        </table:table-row>
        <table:table-row table:style-name="ro7">
          <table:table-cell table:style-name="ce163" table:formula="of:=[diario_classe.A44]" office:value-type="float" office:value="0" calcext:value-type="float">
            <text:p>0</text:p>
          </table:table-cell>
          <table:table-cell table:style-name="ce163" table:number-columns-repeated="4"/>
          <table:table-cell table:style-name="ce165" table:formula="of:=[diario_classe.F44]" office:value-type="float" office:value="0" calcext:value-type="float">
            <text:p>0</text:p>
          </table:table-cell>
          <table:table-cell table:style-name="ce163" table:formula="of:=[diario_classe.E44]" office:value-type="float" office:value="0" calcext:value-type="float">
            <text:p>0</text:p>
          </table:table-cell>
          <table:table-cell table:style-name="ce163" table:number-columns-repeated="2"/>
          <table:table-cell table:style-name="ce173" table:formula="of:=MIN([Práticas.AU44];2)" office:value-type="float" office:value="0" calcext:value-type="float">
            <text:p>0,0</text:p>
          </table:table-cell>
          <table:table-cell table:style-name="ce174"/>
          <table:table-cell table:style-name="ce176"/>
          <table:table-cell table:style-name="ce173" office:value-type="float" office:value="1.8" calcext:value-type="float">
            <text:p>1,8</text:p>
          </table:table-cell>
          <table:table-cell table:style-name="ce174" table:formula="of:=[.M41]/2" office:value-type="float" office:value="0.9" calcext:value-type="float">
            <text:p>0,9</text:p>
          </table:table-cell>
          <table:table-cell table:style-name="ce177" office:value-type="float" office:value="2" calcext:value-type="float">
            <text:p>2</text:p>
          </table:table-cell>
          <table:table-cell table:style-name="ce174" table:formula="of:=[.O41]/2" office:value-type="float" office:value="1" calcext:value-type="float">
            <text:p>1,0</text:p>
          </table:table-cell>
          <table:table-cell table:style-name="ce188" table:formula="of:=[.J41]+[.L41]+[.K41]+[.N41]+[.P41]" office:value-type="float" office:value="1.9" calcext:value-type="float">
            <text:p>1,9</text:p>
          </table:table-cell>
          <table:table-cell table:style-name="ce174" office:value-type="float" office:value="3.9" calcext:value-type="float">
            <text:p>3,9</text:p>
          </table:table-cell>
          <table:table-cell table:style-name="ce174" table:formula="of:=MAX([.Q41:.R41])" office:value-type="float" office:value="3.9" calcext:value-type="float">
            <text:p>3,9</text:p>
          </table:table-cell>
          <table:table-cell table:style-name="ce191" office:value-type="float" office:value="6" calcext:value-type="float">
            <text:p>6</text:p>
          </table:table-cell>
          <table:table-cell table:style-name="ce191" table:formula="of:=26*2" office:value-type="float" office:value="52" calcext:value-type="float">
            <text:p>52</text:p>
          </table:table-cell>
          <table:table-cell table:style-name="ce192" table:formula="of:=1-([.T41]/[.U41])" office:value-type="percentage" office:value="0.884615384615385" calcext:value-type="percentage">
            <text:p>88%</text:p>
          </table:table-cell>
          <table:table-cell table:style-name="ce206" table:formula="of:=IF(MAX([.R41];[.Q41])&gt;=6;IF([.V41]&gt;=0.75;&quot;aprovado&quot;;&quot;reprovado por falta&quot;);IF(AND([.S41]&gt;=6;[.V41]&gt;=0.75);&quot;aprovado&quot;;&quot;não-aprovado&quot;))" office:value-type="string" office:string-value="não-aprovado" calcext:value-type="string">
            <text:p>não-aprovado</text:p>
          </table:table-cell>
          <table:table-cell table:number-columns-repeated="6"/>
        </table:table-row>
        <table:table-row table:style-name="ro7">
          <table:table-cell table:style-name="ce163" table:formula="of:=[diario_classe.A45]" office:value-type="float" office:value="0" calcext:value-type="float">
            <text:p>0</text:p>
          </table:table-cell>
          <table:table-cell table:style-name="ce163" table:number-columns-repeated="4"/>
          <table:table-cell table:style-name="ce165" table:formula="of:=[diario_classe.F45]" office:value-type="float" office:value="0" calcext:value-type="float">
            <text:p>0</text:p>
          </table:table-cell>
          <table:table-cell table:style-name="ce163" table:formula="of:=[diario_classe.E45]" office:value-type="float" office:value="0" calcext:value-type="float">
            <text:p>0</text:p>
          </table:table-cell>
          <table:table-cell table:style-name="ce163" table:number-columns-repeated="2"/>
          <table:table-cell table:style-name="ce173" table:formula="of:=MIN([Práticas.AU45];2)" office:value-type="float" office:value="0" calcext:value-type="float">
            <text:p>0,0</text:p>
          </table:table-cell>
          <table:table-cell table:style-name="ce174"/>
          <table:table-cell table:style-name="ce177" office:value-type="float" office:value="1" calcext:value-type="float">
            <text:p>1</text:p>
          </table:table-cell>
          <table:table-cell table:style-name="ce173" office:value-type="float" office:value="5" calcext:value-type="float">
            <text:p>5,0</text:p>
          </table:table-cell>
          <table:table-cell table:style-name="ce174" table:formula="of:=[.M42]/2" office:value-type="float" office:value="2.5" calcext:value-type="float">
            <text:p>2,5</text:p>
          </table:table-cell>
          <table:table-cell table:style-name="ce177" office:value-type="float" office:value="2.4" calcext:value-type="float">
            <text:p>2,4</text:p>
          </table:table-cell>
          <table:table-cell table:style-name="ce174" table:formula="of:=[.O42]/2" office:value-type="float" office:value="1.2" calcext:value-type="float">
            <text:p>1,2</text:p>
          </table:table-cell>
          <table:table-cell table:style-name="ce188" table:formula="of:=[.J42]+[.L42]+[.K42]+[.N42]+[.P42]" office:value-type="float" office:value="4.7" calcext:value-type="float">
            <text:p>4,7</text:p>
          </table:table-cell>
          <table:table-cell table:style-name="ce174"/>
          <table:table-cell table:style-name="ce174" table:formula="of:=MAX([.Q42:.R42])" office:value-type="float" office:value="4.7" calcext:value-type="float">
            <text:p>4,7</text:p>
          </table:table-cell>
          <table:table-cell table:style-name="ce191" office:value-type="float" office:value="8" calcext:value-type="float">
            <text:p>8</text:p>
          </table:table-cell>
          <table:table-cell table:style-name="ce191" table:formula="of:=26*2" office:value-type="float" office:value="52" calcext:value-type="float">
            <text:p>52</text:p>
          </table:table-cell>
          <table:table-cell table:style-name="ce192" table:formula="of:=1-([.T42]/[.U42])" office:value-type="percentage" office:value="0.846153846153846" calcext:value-type="percentage">
            <text:p>85%</text:p>
          </table:table-cell>
          <table:table-cell table:style-name="ce195" table:formula="of:=IF(MAX([.R42];[.Q42])&gt;=6;IF([.V42]&gt;=0.75;&quot;aprovado&quot;;&quot;reprovado por falta&quot;);IF(AND([.S42]&gt;=6;[.V42]&gt;=0.75);&quot;aprovado&quot;;&quot;não-aprovado&quot;))" office:value-type="string" office:string-value="não-aprovado" calcext:value-type="string">
            <text:p>não-aprovado</text:p>
          </table:table-cell>
          <table:table-cell table:number-columns-repeated="6"/>
        </table:table-row>
        <table:table-row table:style-name="ro8" table:visibility="collapse">
          <table:table-cell table:style-name="ce163" table:formula="of:=[diario_classe.A46]" office:value-type="float" office:value="0" calcext:value-type="float">
            <text:p>0</text:p>
          </table:table-cell>
          <table:table-cell table:style-name="ce163" table:number-columns-repeated="4"/>
          <table:table-cell table:style-name="ce165" table:formula="of:=[diario_classe.F46]" office:value-type="float" office:value="0" calcext:value-type="float">
            <text:p>0</text:p>
          </table:table-cell>
          <table:table-cell table:style-name="ce163" table:formula="of:=[diario_classe.E46]" office:value-type="float" office:value="0" calcext:value-type="float">
            <text:p>0</text:p>
          </table:table-cell>
          <table:table-cell table:style-name="ce163" table:number-columns-repeated="2"/>
          <table:table-cell table:style-name="ce173" table:formula="of:=MIN([Práticas.AU46];2)" office:value-type="float" office:value="0" calcext:value-type="float">
            <text:p>0,0</text:p>
          </table:table-cell>
          <table:table-cell table:style-name="ce174"/>
          <table:table-cell table:style-name="ce177"/>
          <table:table-cell table:style-name="ce173"/>
          <table:table-cell table:style-name="ce174" table:formula="of:=[.M43]/2" office:value-type="float" office:value="0" calcext:value-type="float">
            <text:p>0,0</text:p>
          </table:table-cell>
          <table:table-cell table:style-name="ce177"/>
          <table:table-cell table:style-name="ce174" table:formula="of:=[.O43]/2" office:value-type="float" office:value="0" calcext:value-type="float">
            <text:p>0,0</text:p>
          </table:table-cell>
          <table:table-cell table:style-name="ce174" table:formula="of:=[.J43]+[.L43]+[.K43]+[.N43]+[.P43]" office:value-type="float" office:value="0" calcext:value-type="float">
            <text:p>0,0</text:p>
          </table:table-cell>
          <table:table-cell table:style-name="ce174"/>
          <table:table-cell table:style-name="ce174" table:formula="of:=MAX([.Q43:.R43])" office:value-type="float" office:value="0" calcext:value-type="float">
            <text:p>0,0</text:p>
          </table:table-cell>
          <table:table-cell table:style-name="ce191" office:value-type="float" office:value="12" calcext:value-type="float">
            <text:p>12</text:p>
          </table:table-cell>
          <table:table-cell table:style-name="ce191" table:formula="of:=26*2" office:value-type="float" office:value="52" calcext:value-type="float">
            <text:p>52</text:p>
          </table:table-cell>
          <table:table-cell table:style-name="ce192" table:formula="of:=1-([.T43]/[.U43])" office:value-type="percentage" office:value="0.769230769230769" calcext:value-type="percentage">
            <text:p>77%</text:p>
          </table:table-cell>
          <table:table-cell table:style-name="ce195" table:formula="of:=IF(MAX([.R43];[.Q43])&gt;=6;IF([.V43]&gt;=0.75;&quot;aprovado&quot;;&quot;reprovado por falta&quot;);IF(AND([.S43]&gt;=6;[.V43]&gt;=0.75);&quot;aprovado&quot;;&quot;não-aprovado&quot;))" office:value-type="string" office:string-value="não-aprovado" calcext:value-type="string">
            <text:p>não-aprovado</text:p>
          </table:table-cell>
          <table:table-cell table:number-columns-repeated="6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number-columns-repeated="6"/>
          <table:table-cell table:style-name="ce168" table:number-columns-spanned="4" table:number-rows-spanned="1"/>
          <table:covered-table-cell table:number-columns-repeated="3" table:style-name="ce170"/>
          <table:table-cell table:style-name="ce170"/>
          <table:table-cell table:style-name="ce168" table:number-columns-spanned="2" table:number-rows-spanned="1"/>
          <table:covered-table-cell table:style-name="ce183"/>
          <table:table-cell table:style-name="ce183" table:number-columns-repeated="2"/>
          <table:table-cell table:number-columns-repeated="14"/>
        </table:table-row>
        <table:table-row table:style-name="ro1">
          <table:table-cell table:number-columns-repeated="6"/>
          <table:table-cell table:style-name="ce169" table:number-columns-spanned="4" table:number-rows-spanned="1"/>
          <table:covered-table-cell table:number-columns-repeated="3" table:style-name="ce170"/>
          <table:table-cell table:style-name="ce170"/>
          <table:table-cell table:style-name="ce168" table:number-columns-spanned="2" table:number-rows-spanned="1"/>
          <table:covered-table-cell table:style-name="ce183"/>
          <table:table-cell table:style-name="ce183" table:number-columns-repeated="2"/>
          <table:table-cell table:number-columns-repeated="14"/>
        </table:table-row>
        <table:table-row table:style-name="ro1" table:number-rows-repeated="16">
          <table:table-cell table:number-columns-repeated="29"/>
        </table:table-row>
        <table:table-row table:style-name="ro3" table:number-rows-repeated="1048506">
          <table:table-cell table:number-columns-repeated="29"/>
        </table:table-row>
        <table:table-row table:style-name="ro3">
          <table:table-cell table:number-columns-repeated="29"/>
        </table:table-row>
        <table:named-expressions>
          <table:named-range table:name="NomeAluno" table:base-cell-address="$cartao_aluno_2.$A$4" table:cell-range-address="$cartao_aluno_2.$K$1"/>
          <table:named-range table:name="praticas_listas" table:base-cell-address="$Teóricas.$B$9" table:cell-range-address="$Práticas.$F$9:.$AW$50"/>
        </table:named-expressions>
        <calcext:conditional-formats>
          <calcext:conditional-format calcext:target-range-address="notas.V6:notas.V43">
            <calcext:condition calcext:apply-style-name="Sem título1" calcext:value="&gt;=0.75" calcext:base-cell-address="notas.V6"/>
            <calcext:condition calcext:apply-style-name="Sem título3" calcext:value="&lt;0.75" calcext:base-cell-address="notas.V6"/>
          </calcext:conditional-format>
          <calcext:conditional-format calcext:target-range-address="notas.W42:notas.W43 notas.W7:notas.W16 notas.W18:notas.W18 notas.W20:notas.W20 notas.W25:notas.W25 notas.W33:notas.W39 notas.W27:notas.W31">
            <calcext:condition calcext:apply-style-name="Sem título1" calcext:value="=&quot;aprovado&quot;" calcext:base-cell-address="notas.W7"/>
            <calcext:condition calcext:apply-style-name="Sem título2" calcext:value="=&quot;reprovado&quot;" calcext:base-cell-address="notas.W7"/>
            <calcext:condition calcext:apply-style-name="Sem título3" calcext:value="=&quot;final total&quot;" calcext:base-cell-address="notas.W7"/>
            <calcext:condition calcext:apply-style-name="Sem título3" calcext:value="=&quot;final parcial ou total&quot;" calcext:base-cell-address="notas.W7"/>
          </calcext:conditional-format>
          <calcext:conditional-format calcext:target-range-address="notas.W17:notas.W17">
            <calcext:condition calcext:apply-style-name="Sem título1" calcext:value="=&quot;aprovado&quot;" calcext:base-cell-address="notas.W17"/>
            <calcext:condition calcext:apply-style-name="Sem título2" calcext:value="=&quot;reprovado&quot;" calcext:base-cell-address="notas.W17"/>
            <calcext:condition calcext:apply-style-name="Sem título3" calcext:value="=&quot;final total&quot;" calcext:base-cell-address="notas.W17"/>
            <calcext:condition calcext:apply-style-name="Sem título3" calcext:value="=&quot;final parcial ou total&quot;" calcext:base-cell-address="notas.W17"/>
          </calcext:conditional-format>
          <calcext:conditional-format calcext:target-range-address="notas.W19:notas.W19">
            <calcext:condition calcext:apply-style-name="Sem título1" calcext:value="=&quot;aprovado&quot;" calcext:base-cell-address="notas.W19"/>
            <calcext:condition calcext:apply-style-name="Sem título2" calcext:value="=&quot;reprovado&quot;" calcext:base-cell-address="notas.W19"/>
            <calcext:condition calcext:apply-style-name="Sem título3" calcext:value="=&quot;final total&quot;" calcext:base-cell-address="notas.W19"/>
            <calcext:condition calcext:apply-style-name="Sem título3" calcext:value="=&quot;final parcial ou total&quot;" calcext:base-cell-address="notas.W19"/>
          </calcext:conditional-format>
          <calcext:conditional-format calcext:target-range-address="notas.W21:notas.W21">
            <calcext:condition calcext:apply-style-name="Sem título1" calcext:value="=&quot;aprovado&quot;" calcext:base-cell-address="notas.W21"/>
            <calcext:condition calcext:apply-style-name="Sem título2" calcext:value="=&quot;reprovado&quot;" calcext:base-cell-address="notas.W21"/>
            <calcext:condition calcext:apply-style-name="Sem título3" calcext:value="=&quot;final total&quot;" calcext:base-cell-address="notas.W21"/>
            <calcext:condition calcext:apply-style-name="Sem título3" calcext:value="=&quot;final parcial ou total&quot;" calcext:base-cell-address="notas.W21"/>
          </calcext:conditional-format>
          <calcext:conditional-format calcext:target-range-address="notas.W22:notas.W22">
            <calcext:condition calcext:apply-style-name="Sem título1" calcext:value="=&quot;aprovado&quot;" calcext:base-cell-address="notas.W22"/>
            <calcext:condition calcext:apply-style-name="Sem título2" calcext:value="=&quot;reprovado&quot;" calcext:base-cell-address="notas.W22"/>
            <calcext:condition calcext:apply-style-name="Sem título3" calcext:value="=&quot;final total&quot;" calcext:base-cell-address="notas.W22"/>
            <calcext:condition calcext:apply-style-name="Sem título3" calcext:value="=&quot;final parcial ou total&quot;" calcext:base-cell-address="notas.W22"/>
          </calcext:conditional-format>
          <calcext:conditional-format calcext:target-range-address="notas.W23:notas.W23">
            <calcext:condition calcext:apply-style-name="Sem título1" calcext:value="=&quot;aprovado&quot;" calcext:base-cell-address="notas.W23"/>
            <calcext:condition calcext:apply-style-name="Sem título2" calcext:value="=&quot;reprovado&quot;" calcext:base-cell-address="notas.W23"/>
            <calcext:condition calcext:apply-style-name="Sem título3" calcext:value="=&quot;final total&quot;" calcext:base-cell-address="notas.W23"/>
            <calcext:condition calcext:apply-style-name="Sem título3" calcext:value="=&quot;final parcial ou total&quot;" calcext:base-cell-address="notas.W23"/>
          </calcext:conditional-format>
          <calcext:conditional-format calcext:target-range-address="notas.W26:notas.W26">
            <calcext:condition calcext:apply-style-name="Sem título1" calcext:value="=&quot;aprovado&quot;" calcext:base-cell-address="notas.W26"/>
            <calcext:condition calcext:apply-style-name="Sem título2" calcext:value="=&quot;reprovado&quot;" calcext:base-cell-address="notas.W26"/>
            <calcext:condition calcext:apply-style-name="Sem título3" calcext:value="=&quot;final total&quot;" calcext:base-cell-address="notas.W26"/>
            <calcext:condition calcext:apply-style-name="Sem título3" calcext:value="=&quot;final parcial ou total&quot;" calcext:base-cell-address="notas.W26"/>
          </calcext:conditional-format>
          <calcext:conditional-format calcext:target-range-address="notas.W40:notas.W40">
            <calcext:condition calcext:apply-style-name="Sem título1" calcext:value="=&quot;aprovado&quot;" calcext:base-cell-address="notas.W40"/>
            <calcext:condition calcext:apply-style-name="Sem título2" calcext:value="=&quot;reprovado&quot;" calcext:base-cell-address="notas.W40"/>
            <calcext:condition calcext:apply-style-name="Sem título3" calcext:value="=&quot;final total&quot;" calcext:base-cell-address="notas.W40"/>
            <calcext:condition calcext:apply-style-name="Sem título3" calcext:value="=&quot;final parcial ou total&quot;" calcext:base-cell-address="notas.W40"/>
          </calcext:conditional-format>
          <calcext:conditional-format calcext:target-range-address="notas.W41:notas.W41">
            <calcext:condition calcext:apply-style-name="Sem título1" calcext:value="=&quot;aprovado&quot;" calcext:base-cell-address="notas.W41"/>
            <calcext:condition calcext:apply-style-name="Sem título2" calcext:value="=&quot;reprovado&quot;" calcext:base-cell-address="notas.W41"/>
            <calcext:condition calcext:apply-style-name="Sem título3" calcext:value="=&quot;final total&quot;" calcext:base-cell-address="notas.W41"/>
            <calcext:condition calcext:apply-style-name="Sem título3" calcext:value="=&quot;final parcial ou total&quot;" calcext:base-cell-address="notas.W41"/>
          </calcext:conditional-format>
          <calcext:conditional-format calcext:target-range-address="notas.W24:notas.W24">
            <calcext:condition calcext:apply-style-name="Sem título1" calcext:value="=&quot;aprovado&quot;" calcext:base-cell-address="notas.W24"/>
            <calcext:condition calcext:apply-style-name="Sem título2" calcext:value="=&quot;reprovado&quot;" calcext:base-cell-address="notas.W24"/>
            <calcext:condition calcext:apply-style-name="Sem título3" calcext:value="=&quot;final total&quot;" calcext:base-cell-address="notas.W24"/>
            <calcext:condition calcext:apply-style-name="Sem título3" calcext:value="=&quot;final parcial ou total&quot;" calcext:base-cell-address="notas.W24"/>
          </calcext:conditional-format>
          <calcext:conditional-format calcext:target-range-address="notas.W6:notas.W6">
            <calcext:condition calcext:apply-style-name="Sem título1" calcext:value="=&quot;aprovado&quot;" calcext:base-cell-address="notas.W6"/>
            <calcext:condition calcext:apply-style-name="Sem título2" calcext:value="=&quot;reprovado&quot;" calcext:base-cell-address="notas.W6"/>
            <calcext:condition calcext:apply-style-name="Sem título3" calcext:value="=&quot;final total&quot;" calcext:base-cell-address="notas.W6"/>
            <calcext:condition calcext:apply-style-name="Sem título3" calcext:value="=&quot;final parcial ou total&quot;" calcext:base-cell-address="notas.W6"/>
          </calcext:conditional-format>
          <calcext:conditional-format calcext:target-range-address="notas.W32:notas.W32">
            <calcext:condition calcext:apply-style-name="Sem título1" calcext:value="=&quot;aprovado&quot;" calcext:base-cell-address="notas.W32"/>
            <calcext:condition calcext:apply-style-name="Sem título2" calcext:value="=&quot;reprovado&quot;" calcext:base-cell-address="notas.W32"/>
            <calcext:condition calcext:apply-style-name="Sem título3" calcext:value="=&quot;final total&quot;" calcext:base-cell-address="notas.W32"/>
            <calcext:condition calcext:apply-style-name="Sem título3" calcext:value="=&quot;final parcial ou total&quot;" calcext:base-cell-address="notas.W32"/>
          </calcext:conditional-format>
        </calcext:conditional-formats>
      </table:table>
      <table:table table:name="cartao_aluno_2" table:style-name="ta1">
        <table:table-column table:style-name="co60" table:number-columns-repeated="2" table:default-cell-style-name="Default"/>
        <table:table-column table:style-name="co61" table:default-cell-style-name="Default"/>
        <table:table-column table:style-name="co60" table:number-columns-repeated="3" table:default-cell-style-name="Default"/>
        <table:table-column table:style-name="co62" table:default-cell-style-name="Default"/>
        <table:table-column table:style-name="co60" table:number-columns-repeated="9" table:default-cell-style-name="Default"/>
        <table:table-column table:style-name="co63" table:default-cell-style-name="Default"/>
        <table:table-column table:style-name="co60" table:number-columns-repeated="8" table:default-cell-style-name="Default"/>
        <table:table-row table:style-name="ro9">
          <table:table-cell table:style-name="ce211" table:formula="of:=&quot;Cartão de acompanhamento de &quot;" office:value-type="string" office:string-value="Cartão de acompanhamento de " calcext:value-type="string">
            <text:p>Cartão de acompanhamento de </text:p>
          </table:table-cell>
          <table:table-cell table:style-name="ce220"/>
          <table:table-cell table:style-name="ce226" table:number-columns-repeated="6"/>
          <table:table-cell table:style-name="ce234" table:number-columns-repeated="2"/>
          <table:table-cell table:style-name="ce237" table:content-validation-name="val2" office:value-type="string" calcext:value-type="string" table:number-columns-spanned="5" table:number-rows-spanned="1">
            <text:p>JESSICA FAGUNDES VIEIRA BARBOSA</text:p>
          </table:table-cell>
          <table:covered-table-cell table:number-columns-repeated="4" table:style-name="ce238"/>
          <table:table-cell table:style-name="ce240" table:number-columns-repeated="2"/>
          <table:table-cell table:style-name="ce243" table:number-columns-repeated="7"/>
          <table:table-cell/>
        </table:table-row>
        <table:table-row table:style-name="ro3">
          <table:table-cell table:style-name="ce212" table:number-columns-repeated="24"/>
          <table:table-cell/>
        </table:table-row>
        <table:table-row table:style-name="ro3">
          <table:table-cell table:style-name="ce213" office:value-type="string" calcext:value-type="string" table:number-columns-spanned="9" table:number-rows-spanned="1">
            <text:p>Nome do Aluno</text:p>
          </table:table-cell>
          <table:covered-table-cell table:number-columns-repeated="8" table:style-name="ce221"/>
          <table:table-cell table:style-name="ce221" office:value-type="string" calcext:value-type="string" table:number-columns-spanned="3" table:number-rows-spanned="1">
            <text:p>Matrícula</text:p>
          </table:table-cell>
          <table:covered-table-cell table:number-columns-repeated="2" table:style-name="ce221"/>
          <table:table-cell table:style-name="ce221" office:value-type="string" calcext:value-type="string" table:number-columns-spanned="2" table:number-rows-spanned="1">
            <text:p>Curso</text:p>
          </table:table-cell>
          <table:covered-table-cell table:style-name="ce221"/>
          <table:table-cell table:style-name="ce221" office:value-type="string" calcext:value-type="string" table:number-columns-spanned="2" table:number-rows-spanned="1">
            <text:p>Turma</text:p>
          </table:table-cell>
          <table:covered-table-cell table:style-name="ce221"/>
          <table:table-cell table:style-name="ce241" office:value-type="string" calcext:value-type="string" table:number-columns-spanned="8" table:number-rows-spanned="1">
            <text:p>Email</text:p>
          </table:table-cell>
          <table:covered-table-cell table:number-columns-repeated="6" table:style-name="ce221"/>
          <table:covered-table-cell table:style-name="ce241"/>
          <table:table-cell/>
        </table:table-row>
        <table:table-row table:style-name="ro3">
          <table:table-cell table:style-name="ce214" table:formula="of:=[.K1]" office:value-type="string" office:string-value="JESSICA FAGUNDES VIEIRA BARBOSA" calcext:value-type="string" table:number-columns-spanned="9" table:number-rows-spanned="1">
            <text:p>JESSICA FAGUNDES VIEIRA BARBOSA</text:p>
          </table:table-cell>
          <table:covered-table-cell table:number-columns-repeated="8" table:style-name="ce222"/>
          <table:table-cell table:style-name="ce236" table:content-validation-name="val1" table:formula="of:=VLOOKUP(NomeAluno;lista_alunos;2)" office:value-type="string" office:string-value="" calcext:value-type="error" table:number-columns-spanned="3" table:number-rows-spanned="1">
            <text:p>Erro:502</text:p>
          </table:table-cell>
          <table:covered-table-cell table:style-name="ce236" table:content-validation-name="val1" table:formula="of:=VLOOKUP(NomeAluno;lista_alunos;2)" office:value-type="string" office:string-value="" calcext:value-type="error">
            <text:p>Erro:502</text:p>
          </table:covered-table-cell>
          <table:covered-table-cell table:style-name="ce236" table:content-validation-name="val1" table:formula="of:=VLOOKUP(NomeAluno;lista_alunos;2)" office:value-type="string" office:string-value="" calcext:value-type="error">
            <text:p>Erro:502</text:p>
          </table:covered-table-cell>
          <table:table-cell table:style-name="ce236" table:content-validation-name="val1" table:formula="of:=VLOOKUP(NomeAluno;lista_alunos;3)" office:value-type="string" office:string-value="" calcext:value-type="error">
            <text:p>Erro:502</text:p>
          </table:table-cell>
          <table:table-cell table:style-name="ce236" table:content-validation-name="val1"/>
          <table:table-cell table:style-name="ce236" table:content-validation-name="val1" table:formula="of:=VLOOKUP(NomeAluno;lista_alunos;4)" office:value-type="string" office:string-value="" calcext:value-type="error">
            <text:p>Erro:502</text:p>
          </table:table-cell>
          <table:table-cell table:style-name="ce236" table:content-validation-name="val1"/>
          <table:table-cell table:style-name="ce242" table:content-validation-name="val1" table:formula="of:=VLOOKUP(NomeAluno;lista_alunos;5)" office:value-type="string" office:string-value="" calcext:value-type="error" table:number-columns-spanned="4" table:number-rows-spanned="1">
            <text:p>Erro:502</text:p>
          </table:table-cell>
          <table:covered-table-cell table:number-columns-repeated="3" table:style-name="ce244"/>
          <table:table-cell table:style-name="ce244" table:number-columns-repeated="3"/>
          <table:table-cell table:style-name="ce245"/>
          <table:table-cell/>
        </table:table-row>
        <table:table-row table:style-name="ro10">
          <table:table-cell table:style-name="ce215" office:value-type="string" calcext:value-type="string" table:number-columns-spanned="3" table:number-rows-spanned="1">
            <text:p>ATIVIDADES</text:p>
          </table:table-cell>
          <table:covered-table-cell table:number-columns-repeated="2" table:style-name="ce215"/>
          <table:table-cell table:style-name="ce215" office:value-type="string" calcext:value-type="string" table:number-columns-spanned="2" table:number-rows-spanned="1">
            <text:p>VALOR</text:p>
          </table:table-cell>
          <table:covered-table-cell table:style-name="ce215"/>
          <table:table-cell table:style-name="ce215" office:value-type="string" calcext:value-type="string" table:number-columns-spanned="2" table:number-rows-spanned="1">
            <text:p>NOTA</text:p>
          </table:table-cell>
          <table:covered-table-cell table:style-name="ce215"/>
          <table:table-cell/>
          <table:table-cell table:style-name="ce235"/>
          <table:table-cell table:style-name="ce215" office:value-type="string" calcext:value-type="string" table:number-columns-spanned="3" table:number-rows-spanned="1">
            <text:p>LISTAS/PRÁTICAS</text:p>
          </table:table-cell>
          <table:covered-table-cell table:number-columns-repeated="2" table:style-name="ce215"/>
          <table:table-cell table:style-name="ce215" office:value-type="string" calcext:value-type="string" table:number-columns-spanned="2" table:number-rows-spanned="1">
            <text:p>PESO</text:p>
          </table:table-cell>
          <table:covered-table-cell table:style-name="ce215"/>
          <table:table-cell table:style-name="ce215" office:value-type="string" calcext:value-type="string" table:number-columns-spanned="2" table:number-rows-spanned="1">
            <text:p>CONCEITO</text:p>
          </table:table-cell>
          <table:covered-table-cell table:style-name="ce215"/>
          <table:table-cell table:style-name="ce235"/>
          <table:table-cell table:style-name="ce215" office:value-type="string" calcext:value-type="string" table:number-columns-spanned="3" table:number-rows-spanned="1">
            <text:p>LISTAS/PRÁTICAS</text:p>
          </table:table-cell>
          <table:covered-table-cell table:number-columns-repeated="2" table:style-name="ce215"/>
          <table:table-cell table:style-name="ce215" office:value-type="string" calcext:value-type="string" table:number-columns-spanned="2" table:number-rows-spanned="1">
            <text:p>PESO</text:p>
          </table:table-cell>
          <table:covered-table-cell table:style-name="ce215"/>
          <table:table-cell table:style-name="ce215" office:value-type="string" calcext:value-type="string" table:number-columns-spanned="2" table:number-rows-spanned="1">
            <text:p>CONCEITO</text:p>
          </table:table-cell>
          <table:covered-table-cell table:style-name="ce215"/>
          <table:table-cell/>
        </table:table-row>
        <table:table-row table:style-name="ro11">
          <table:table-cell table:style-name="ce216" table:number-columns-spanned="3" table:number-rows-spanned="1"/>
          <table:covered-table-cell table:number-columns-repeated="2" table:style-name="ce223"/>
          <table:table-cell table:style-name="ce227" table:number-columns-spanned="2" table:number-rows-spanned="1"/>
          <table:covered-table-cell table:style-name="ce229"/>
          <table:table-cell table:style-name="ce227" table:number-columns-spanned="2" table:number-rows-spanned="1"/>
          <table:covered-table-cell table:style-name="ce229"/>
          <table:table-cell/>
          <table:table-cell table:style-name="ce235"/>
          <table:table-cell table:style-name="ce216" table:formula="of:=[Práticas.K8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23"/>
          <table:table-cell table:style-name="ce227" table:formula="of:=[Práticas.K6]" office:value-type="float" office:value="0" calcext:value-type="float" table:number-columns-spanned="2" table:number-rows-spanned="1">
            <text:p>0,0</text:p>
          </table:table-cell>
          <table:covered-table-cell table:style-name="ce229"/>
          <table:table-cell table:style-name="ce227" table:formula="of:=VLOOKUP(NomeAluno;praticas_listas;6)" office:value-type="float" office:value="0" calcext:value-type="float" table:number-columns-spanned="2" table:number-rows-spanned="1">
            <text:p/>
          </table:table-cell>
          <table:covered-table-cell table:style-name="ce229"/>
          <table:table-cell table:style-name="ce235"/>
          <table:table-cell table:style-name="ce216" table:formula="of:=[Práticas.AC8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23"/>
          <table:table-cell table:style-name="ce227" table:formula="of:=[Práticas.AC6]" office:value-type="float" office:value="1" calcext:value-type="float" table:number-columns-spanned="2" table:number-rows-spanned="1">
            <text:p>1,0</text:p>
          </table:table-cell>
          <table:covered-table-cell table:style-name="ce229"/>
          <table:table-cell table:style-name="ce227" table:formula="of:=VLOOKUP(NomeAluno;praticas_listas;24)" office:value-type="float" office:value="0" calcext:value-type="float" table:number-columns-spanned="2" table:number-rows-spanned="1">
            <text:p/>
          </table:table-cell>
          <table:covered-table-cell table:style-name="ce229"/>
          <table:table-cell/>
        </table:table-row>
        <table:table-row table:style-name="ro11">
          <table:table-cell table:style-name="ce216" office:value-type="string" calcext:value-type="string" table:number-columns-spanned="3" table:number-rows-spanned="1">
            <text:p>PRÁTICAS/LISTAS</text:p>
          </table:table-cell>
          <table:covered-table-cell table:number-columns-repeated="2" table:style-name="ce223"/>
          <table:table-cell table:style-name="ce227" office:value-type="float" office:value="3" calcext:value-type="float" table:number-columns-spanned="2" table:number-rows-spanned="1">
            <text:p>3,0</text:p>
          </table:table-cell>
          <table:covered-table-cell table:style-name="ce229"/>
          <table:table-cell table:style-name="ce227" table:formula="of:=VLOOKUP(NomeAluno;notas_alunos;6)" office:value-type="float" office:value="0" calcext:value-type="float">
            <text:p/>
          </table:table-cell>
          <table:table-cell table:style-name="ce229"/>
          <table:table-cell/>
          <table:table-cell table:style-name="ce235"/>
          <table:table-cell table:style-name="ce216" table:formula="of:=[Práticas.N8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23"/>
          <table:table-cell table:style-name="ce227" table:formula="of:=[Práticas.N6]" office:value-type="float" office:value="2" calcext:value-type="float" table:number-columns-spanned="2" table:number-rows-spanned="1">
            <text:p>2,0</text:p>
          </table:table-cell>
          <table:covered-table-cell table:style-name="ce229"/>
          <table:table-cell table:style-name="ce227" table:formula="of:=VLOOKUP(NomeAluno;praticas_listas;9)" office:value-type="float" office:value="0" calcext:value-type="float" table:number-columns-spanned="2" table:number-rows-spanned="1">
            <text:p/>
          </table:table-cell>
          <table:covered-table-cell table:style-name="ce229"/>
          <table:table-cell table:style-name="ce235"/>
          <table:table-cell table:style-name="ce216" office:value-type="string" calcext:value-type="string" table:number-columns-spanned="3" table:number-rows-spanned="1">
            <text:p>Prática 8</text:p>
          </table:table-cell>
          <table:covered-table-cell table:number-columns-repeated="2" table:style-name="ce223"/>
          <table:table-cell table:style-name="ce227" table:formula="of:=[Práticas.AI6]" office:value-type="float" office:value="0" calcext:value-type="float" table:number-columns-spanned="2" table:number-rows-spanned="1">
            <text:p>0,0</text:p>
          </table:table-cell>
          <table:covered-table-cell table:style-name="ce229"/>
          <table:table-cell table:style-name="ce227" table:formula="of:=VLOOKUP(NomeAluno;praticas_listas;27)" office:value-type="float" office:value="0" calcext:value-type="float" table:number-columns-spanned="2" table:number-rows-spanned="1">
            <text:p/>
          </table:table-cell>
          <table:covered-table-cell table:style-name="ce229"/>
          <table:table-cell/>
        </table:table-row>
        <table:table-row table:style-name="ro11">
          <table:table-cell table:style-name="ce216" office:value-type="string" calcext:value-type="string" table:number-columns-spanned="3" table:number-rows-spanned="1">
            <text:p>PROVA 1</text:p>
          </table:table-cell>
          <table:covered-table-cell table:number-columns-repeated="2" table:style-name="ce223"/>
          <table:table-cell table:style-name="ce227" office:value-type="float" office:value="3.5" calcext:value-type="float" table:number-columns-spanned="2" table:number-rows-spanned="1">
            <text:p>3,5</text:p>
          </table:table-cell>
          <table:covered-table-cell table:style-name="ce229"/>
          <table:table-cell table:style-name="ce227" table:formula="of:=VLOOKUP(NomeAluno;notas_alunos;6)" office:value-type="float" office:value="0" calcext:value-type="float" table:number-columns-spanned="2" table:number-rows-spanned="1">
            <text:p/>
          </table:table-cell>
          <table:covered-table-cell table:style-name="ce229"/>
          <table:table-cell/>
          <table:table-cell table:style-name="ce235"/>
          <table:table-cell table:style-name="ce216" table:formula="of:=[Práticas.Q8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23"/>
          <table:table-cell table:style-name="ce227" table:formula="of:=[Práticas.Q6]" office:value-type="float" office:value="1" calcext:value-type="float" table:number-columns-spanned="2" table:number-rows-spanned="1">
            <text:p>1,0</text:p>
          </table:table-cell>
          <table:covered-table-cell table:style-name="ce229"/>
          <table:table-cell table:style-name="ce227" table:formula="of:=VLOOKUP(NomeAluno;praticas_listas;12)" office:value-type="float" office:value="0" calcext:value-type="float" table:number-columns-spanned="2" table:number-rows-spanned="1">
            <text:p/>
          </table:table-cell>
          <table:covered-table-cell table:style-name="ce229"/>
          <table:table-cell table:style-name="ce235"/>
          <table:table-cell table:style-name="ce216" office:value-type="string" calcext:value-type="string" table:number-columns-spanned="3" table:number-rows-spanned="1">
            <text:p>Prática 9</text:p>
          </table:table-cell>
          <table:covered-table-cell table:number-columns-repeated="2" table:style-name="ce223"/>
          <table:table-cell table:style-name="ce227" table:formula="of:=[Práticas.AL6]" office:value-type="float" office:value="0" calcext:value-type="float" table:number-columns-spanned="2" table:number-rows-spanned="1">
            <text:p>0,0</text:p>
          </table:table-cell>
          <table:covered-table-cell table:style-name="ce229"/>
          <table:table-cell table:style-name="ce227" table:formula="of:=VLOOKUP(NomeAluno;praticas_listas;30)" office:value-type="float" office:value="0" calcext:value-type="float" table:number-columns-spanned="2" table:number-rows-spanned="1">
            <text:p/>
          </table:table-cell>
          <table:covered-table-cell table:style-name="ce229"/>
          <table:table-cell/>
        </table:table-row>
        <table:table-row table:style-name="ro12">
          <table:table-cell table:style-name="ce216" office:value-type="string" calcext:value-type="string" table:number-columns-spanned="3" table:number-rows-spanned="1">
            <text:p>PROVA 2</text:p>
          </table:table-cell>
          <table:covered-table-cell table:number-columns-repeated="2" table:style-name="ce223"/>
          <table:table-cell table:style-name="ce227" office:value-type="float" office:value="3" calcext:value-type="float" table:number-columns-spanned="2" table:number-rows-spanned="1">
            <text:p>3,0</text:p>
          </table:table-cell>
          <table:covered-table-cell table:style-name="ce229"/>
          <table:table-cell table:style-name="ce227" table:formula="of:=VLOOKUP(NomeAluno;notas_alunos;9)" office:value-type="float" office:value="0" calcext:value-type="float" table:number-columns-spanned="2" table:number-rows-spanned="1">
            <text:p/>
          </table:table-cell>
          <table:covered-table-cell table:style-name="ce229"/>
          <table:table-cell/>
          <table:table-cell table:style-name="ce235"/>
          <table:table-cell table:style-name="ce216" table:formula="of:=[Práticas.T8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23"/>
          <table:table-cell table:style-name="ce227" table:formula="of:=[Práticas.T6]" office:value-type="float" office:value="1" calcext:value-type="float" table:number-columns-spanned="2" table:number-rows-spanned="1">
            <text:p>1,0</text:p>
          </table:table-cell>
          <table:covered-table-cell table:style-name="ce229"/>
          <table:table-cell table:style-name="ce227" table:formula="of:=VLOOKUP(NomeAluno;praticas_listas;15)" office:value-type="float" office:value="0" calcext:value-type="float" table:number-columns-spanned="2" table:number-rows-spanned="1">
            <text:p/>
          </table:table-cell>
          <table:covered-table-cell table:style-name="ce229"/>
          <table:table-cell table:style-name="ce235"/>
          <table:table-cell table:style-name="ce216" office:value-type="string" calcext:value-type="string" table:number-columns-spanned="3" table:number-rows-spanned="1">
            <text:p>Prática 10</text:p>
          </table:table-cell>
          <table:covered-table-cell table:number-columns-repeated="2" table:style-name="ce223"/>
          <table:table-cell table:style-name="ce227" table:formula="of:=[Práticas.AM6]" office:value-type="float" office:value="0" calcext:value-type="float" table:number-columns-spanned="2" table:number-rows-spanned="1">
            <text:p>0,0</text:p>
          </table:table-cell>
          <table:covered-table-cell table:style-name="ce229"/>
          <table:table-cell table:style-name="ce227" table:formula="of:=VLOOKUP(NomeAluno;praticas_listas;33)" office:value-type="float" office:value="0" calcext:value-type="float" table:number-columns-spanned="2" table:number-rows-spanned="1">
            <text:p/>
          </table:table-cell>
          <table:covered-table-cell table:style-name="ce229"/>
          <table:table-cell/>
        </table:table-row>
        <table:table-row table:style-name="ro11">
          <table:table-cell table:style-name="ce216" table:number-columns-spanned="3" table:number-rows-spanned="1"/>
          <table:covered-table-cell table:number-columns-repeated="2" table:style-name="ce223"/>
          <table:table-cell table:style-name="ce227" table:number-columns-spanned="2" table:number-rows-spanned="1"/>
          <table:covered-table-cell table:style-name="ce229"/>
          <table:table-cell table:style-name="ce227" table:number-columns-spanned="2" table:number-rows-spanned="1"/>
          <table:covered-table-cell table:style-name="ce229"/>
          <table:table-cell/>
          <table:table-cell table:style-name="ce235"/>
          <table:table-cell table:style-name="ce216" table:formula="of:=[Práticas.W8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23"/>
          <table:table-cell table:style-name="ce227" table:formula="of:=[Práticas.W6]" office:value-type="float" office:value="1" calcext:value-type="float" table:number-columns-spanned="2" table:number-rows-spanned="1">
            <text:p>1,0</text:p>
          </table:table-cell>
          <table:covered-table-cell table:style-name="ce229"/>
          <table:table-cell table:style-name="ce227" table:formula="of:=VLOOKUP(NomeAluno;praticas_listas;18)" office:value-type="float" office:value="0" calcext:value-type="float" table:number-columns-spanned="2" table:number-rows-spanned="1">
            <text:p/>
          </table:table-cell>
          <table:covered-table-cell table:style-name="ce229"/>
          <table:table-cell table:style-name="ce235"/>
          <table:table-cell table:style-name="ce216" office:value-type="string" calcext:value-type="string" table:number-columns-spanned="3" table:number-rows-spanned="1">
            <text:p>Prática 11</text:p>
          </table:table-cell>
          <table:covered-table-cell table:number-columns-repeated="2" table:style-name="ce223"/>
          <table:table-cell table:style-name="ce227" table:formula="of:=[Práticas.AP6]" office:value-type="float" office:value="0" calcext:value-type="float" table:number-columns-spanned="2" table:number-rows-spanned="1">
            <text:p>0,0</text:p>
          </table:table-cell>
          <table:covered-table-cell table:style-name="ce229"/>
          <table:table-cell table:style-name="ce227" table:formula="of:=VLOOKUP(NomeAluno;praticas_listas;36)" office:value-type="float" office:value="0" calcext:value-type="float" table:number-columns-spanned="2" table:number-rows-spanned="1">
            <text:p/>
          </table:table-cell>
          <table:covered-table-cell table:style-name="ce229"/>
          <table:table-cell/>
        </table:table-row>
        <table:table-row table:style-name="ro10">
          <table:table-cell table:style-name="ce217" office:value-type="string" calcext:value-type="string" table:number-columns-spanned="3" table:number-rows-spanned="1">
            <text:p>Média final</text:p>
          </table:table-cell>
          <table:covered-table-cell table:number-columns-repeated="2" table:style-name="ce224"/>
          <table:table-cell table:style-name="ce228" office:value-type="float" office:value="10" calcext:value-type="float" table:number-columns-spanned="2" table:number-rows-spanned="1">
            <text:p>10,0</text:p>
          </table:table-cell>
          <table:covered-table-cell table:style-name="ce230"/>
          <table:table-cell table:style-name="ce232" table:formula="of:=VLOOKUP(NomeAluno;notas_alunos;11)" office:value-type="float" office:value="2.75" calcext:value-type="float" table:number-columns-spanned="2" table:number-rows-spanned="1">
            <text:p>2,8</text:p>
          </table:table-cell>
          <table:covered-table-cell table:style-name="ce230"/>
          <table:table-cell/>
          <table:table-cell table:style-name="ce235"/>
          <table:table-cell table:style-name="ce216" table:formula="of:=[Práticas.Z8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23"/>
          <table:table-cell table:style-name="ce227" table:formula="of:=[Práticas.Z6]" office:value-type="float" office:value="2" calcext:value-type="float" table:number-columns-spanned="2" table:number-rows-spanned="1">
            <text:p>2,0</text:p>
          </table:table-cell>
          <table:covered-table-cell table:style-name="ce229"/>
          <table:table-cell table:style-name="ce227" table:formula="of:=VLOOKUP(NomeAluno;praticas_listas;21)" office:value-type="float" office:value="0" calcext:value-type="float" table:number-columns-spanned="2" table:number-rows-spanned="1">
            <text:p/>
          </table:table-cell>
          <table:covered-table-cell table:style-name="ce229"/>
          <table:table-cell table:style-name="ce235"/>
          <table:table-cell table:style-name="ce216" table:number-columns-spanned="3" table:number-rows-spanned="1"/>
          <table:covered-table-cell table:number-columns-repeated="2" table:style-name="ce223"/>
          <table:table-cell table:style-name="ce227" table:number-columns-spanned="2" table:number-rows-spanned="1"/>
          <table:covered-table-cell table:style-name="ce229"/>
          <table:table-cell table:style-name="ce227" table:number-columns-spanned="2" table:number-rows-spanned="1"/>
          <table:covered-table-cell table:style-name="ce229"/>
          <table:table-cell/>
        </table:table-row>
        <table:table-row table:style-name="ro10">
          <table:table-cell table:style-name="ce212" table:number-columns-repeated="8"/>
          <table:table-cell table:style-name="ce235"/>
          <table:table-cell table:style-name="ce217" table:number-columns-spanned="3" table:number-rows-spanned="1"/>
          <table:covered-table-cell table:number-columns-repeated="2" table:style-name="ce224"/>
          <table:table-cell table:style-name="ce239" table:number-columns-spanned="2" table:number-rows-spanned="1"/>
          <table:covered-table-cell table:style-name="ce230"/>
          <table:table-cell table:style-name="ce239" table:number-columns-spanned="2" table:number-rows-spanned="1"/>
          <table:covered-table-cell table:style-name="ce230"/>
          <table:table-cell table:style-name="ce235"/>
          <table:table-cell table:style-name="ce217" table:number-columns-spanned="3" table:number-rows-spanned="1"/>
          <table:covered-table-cell table:number-columns-repeated="2" table:style-name="ce224"/>
          <table:table-cell table:style-name="ce239" table:number-columns-spanned="2" table:number-rows-spanned="1"/>
          <table:covered-table-cell table:style-name="ce230"/>
          <table:table-cell table:style-name="ce239" table:number-columns-spanned="2" table:number-rows-spanned="1"/>
          <table:covered-table-cell table:style-name="ce230"/>
          <table:table-cell/>
        </table:table-row>
        <table:table-row table:style-name="ro10">
          <table:table-cell table:style-name="ce215" office:value-type="string" calcext:value-type="string">
            <text:p>Aulas</text:p>
          </table:table-cell>
          <table:table-cell table:style-name="ce215" office:value-type="string" calcext:value-type="string" table:number-columns-spanned="2" table:number-rows-spanned="1">
            <text:p>Faltas(T)</text:p>
          </table:table-cell>
          <table:covered-table-cell table:style-name="ce212"/>
          <table:table-cell table:style-name="ce215" office:value-type="string" calcext:value-type="string" table:number-columns-spanned="2" table:number-rows-spanned="1">
            <text:p>Faltas(P)</text:p>
          </table:table-cell>
          <table:covered-table-cell table:style-name="ce212"/>
          <table:table-cell table:style-name="ce212" office:value-type="string" calcext:value-type="string">
            <text:p>situação do aluno</text:p>
          </table:table-cell>
          <table:table-cell table:style-name="ce212" table:number-columns-repeated="18"/>
          <table:table-cell/>
        </table:table-row>
        <table:table-row table:style-name="ro11">
          <table:table-cell table:style-name="ce218" table:formula="of:=[Teóricas.Z7]" office:value-type="float" office:value="0" calcext:value-type="float">
            <text:p>0</text:p>
          </table:table-cell>
          <table:table-cell table:style-name="ce225" table:formula="of:=VLOOKUP(NomeAluno;teoricas;18)" office:value-type="float" office:value="0" calcext:value-type="float" table:number-columns-spanned="2" table:number-rows-spanned="1">
            <text:p/>
          </table:table-cell>
          <table:covered-table-cell table:style-name="ce218"/>
          <table:table-cell table:style-name="ce225" table:formula="of:=VLOOKUP(NomeAluno;praticas_listas;61)" office:value-type="string" office:string-value="" calcext:value-type="error" table:number-columns-spanned="2" table:number-rows-spanned="1">
            <text:p>Erro:502</text:p>
          </table:table-cell>
          <table:covered-table-cell table:style-name="ce218"/>
          <table:table-cell table:style-name="ce233" table:formula="of:=VLOOKUP([.A11];notas_alunos;16)" office:value-type="string" office:string-value="" calcext:value-type="error" table:number-columns-spanned="2" table:number-rows-spanned="1">
            <text:p>#N/DISP</text:p>
          </table:table-cell>
          <table:covered-table-cell/>
          <table:table-cell table:number-columns-repeated="18"/>
        </table:table-row>
        <table:table-row table:style-name="ro3" table:number-rows-repeated="2">
          <table:table-cell table:number-columns-repeated="25"/>
        </table:table-row>
        <table:table-row table:style-name="ro3">
          <table:table-cell table:number-columns-repeated="14"/>
          <table:table-cell table:content-validation-name="val3"/>
          <table:table-cell table:number-columns-repeated="10"/>
        </table:table-row>
        <table:table-row table:style-name="ro3" table:number-rows-repeated="12">
          <table:table-cell table:number-columns-repeated="25"/>
        </table:table-row>
        <table:table-row table:style-name="ro3">
          <table:table-cell table:style-name="ce219" table:number-columns-repeated="2"/>
          <table:table-cell table:number-columns-repeated="23"/>
        </table:table-row>
        <table:table-row table:style-name="ro3">
          <table:table-cell table:style-name="ce219" office:value-type="string" calcext:value-type="string">
            <text:p>i</text:p>
          </table:table-cell>
          <table:table-cell table:style-name="ce219" office:value-type="string" calcext:value-type="string">
            <text:p>insatisfatório</text:p>
          </table:table-cell>
          <table:table-cell table:number-columns-repeated="23"/>
        </table:table-row>
        <table:table-row table:style-name="ro3">
          <table:table-cell table:style-name="ce219" office:value-type="string" calcext:value-type="string">
            <text:p>r</text:p>
          </table:table-cell>
          <table:table-cell table:style-name="ce219" office:value-type="string" calcext:value-type="string">
            <text:p>regular</text:p>
          </table:table-cell>
          <table:table-cell table:number-columns-repeated="23"/>
        </table:table-row>
        <table:table-row table:style-name="ro3">
          <table:table-cell table:style-name="ce219" office:value-type="string" calcext:value-type="string">
            <text:p>b</text:p>
          </table:table-cell>
          <table:table-cell table:style-name="ce219" office:value-type="string" calcext:value-type="string">
            <text:p>bom</text:p>
          </table:table-cell>
          <table:table-cell table:number-columns-repeated="23"/>
        </table:table-row>
        <table:table-row table:style-name="ro11">
          <table:table-cell table:style-name="ce219" office:value-type="string" calcext:value-type="string">
            <text:p>mb</text:p>
          </table:table-cell>
          <table:table-cell table:style-name="ce219" office:value-type="string" calcext:value-type="string">
            <text:p>muito bom</text:p>
          </table:table-cell>
          <table:table-cell table:number-columns-repeated="2"/>
          <table:table-cell table:style-name="ce231"/>
          <table:table-cell table:number-columns-repeated="20"/>
        </table:table-row>
        <table:table-row table:style-name="ro3">
          <table:table-cell table:style-name="ce219" office:value-type="string" calcext:value-type="string">
            <text:p>e</text:p>
          </table:table-cell>
          <table:table-cell table:style-name="ce219" office:value-type="string" calcext:value-type="string">
            <text:p>excelente</text:p>
          </table:table-cell>
          <table:table-cell table:number-columns-repeated="23"/>
        </table:table-row>
        <table:table-row table:style-name="ro3" table:number-rows-repeated="1048540">
          <table:table-cell table:number-columns-repeated="25"/>
        </table:table-row>
        <table:table-row table:style-name="ro3">
          <table:table-cell table:number-columns-repeated="25"/>
        </table:table-row>
        <table:named-expressions>
          <table:named-range table:name="NomeAluno" table:base-cell-address="$cartao_aluno_2.$A$4" table:cell-range-address="$cartao_aluno_2.$K$1"/>
          <table:named-range table:name="praticas_listas" table:base-cell-address="$Teóricas.$B$9" table:cell-range-address="$Práticas.$F$9:.$AW$50"/>
        </table:named-expressions>
      </table:table>
      <table:table table:name="Conteúdo" table:style-name="ta1">
        <table:table-column table:style-name="co64" table:default-cell-style-name="Default"/>
        <table:table-column table:style-name="co65" table:default-cell-style-name="Default"/>
        <table:table-column table:style-name="co11" table:number-columns-repeated="2" table:default-cell-style-name="Default"/>
        <table:table-column table:style-name="co66" table:default-cell-style-name="Default"/>
        <table:table-column table:style-name="co67" table:default-cell-style-name="Default"/>
        <table:table-row table:style-name="ro3">
          <table:table-cell table:formula="of:=#REF!" office:value-type="string" office:string-value="" calcext:value-type="error">
            <text:p>#REF!</text:p>
          </table:table-cell>
          <table:table-cell table:style-name="ce42"/>
          <table:table-cell table:number-columns-repeated="4"/>
        </table:table-row>
        <table:table-row table:style-name="ro3">
          <table:table-cell table:formula="of:=#REF!" office:value-type="string" office:string-value="" calcext:value-type="error">
            <text:p>#REF!</text:p>
          </table:table-cell>
          <table:table-cell table:style-name="ce42"/>
          <table:table-cell table:number-columns-repeated="4"/>
        </table:table-row>
        <table:table-row table:style-name="ro3">
          <table:table-cell table:formula="of:=#REF!" office:value-type="string" office:string-value="" calcext:value-type="error">
            <text:p>#REF!</text:p>
          </table:table-cell>
          <table:table-cell table:style-name="ce42"/>
          <table:table-cell table:number-columns-repeated="4"/>
        </table:table-row>
        <table:table-row table:style-name="ro3">
          <table:table-cell table:formula="of:=#REF!" office:value-type="string" office:string-value="" calcext:value-type="error">
            <text:p>#REF!</text:p>
          </table:table-cell>
          <table:table-cell table:style-name="ce42"/>
          <table:table-cell table:number-columns-repeated="4"/>
        </table:table-row>
        <table:table-row table:style-name="ro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3">
          <table:table-cell/>
          <table:table-cell table:style-name="ce42"/>
          <table:table-cell table:number-columns-repeated="4"/>
        </table:table-row>
        <table:table-row table:style-name="ro13">
          <table:table-cell table:style-name="ce246" office:value-type="string" calcext:value-type="string">
            <text:p>Aula Nº</text:p>
          </table:table-cell>
          <table:table-cell table:style-name="ce246" office:value-type="string" calcext:value-type="string">
            <text:p>Data</text:p>
          </table:table-cell>
          <table:table-cell table:style-name="ce255" office:value-type="string" calcext:value-type="string">
            <text:p>Tipo(T/P)</text:p>
          </table:table-cell>
          <table:table-cell table:style-name="ce246" office:value-type="string" calcext:value-type="string">
            <text:p>Horário</text:p>
          </table:table-cell>
          <table:table-cell table:style-name="ce259" office:value-type="string" calcext:value-type="string" table:number-columns-spanned="2" table:number-rows-spanned="1">
            <text:p>Conteúdo ministrado</text:p>
          </table:table-cell>
          <table:covered-table-cell/>
        </table:table-row>
        <table:table-row table:style-name="ro3">
          <table:table-cell table:style-name="ce247"/>
          <table:table-cell table:style-name="ce249"/>
          <table:table-cell table:style-name="ce256"/>
          <table:table-cell table:style-name="ce258"/>
          <table:table-cell table:style-name="ce260" office:value-type="string" calcext:value-type="string">
            <text:p>Turma 21</text:p>
          </table:table-cell>
          <table:table-cell table:style-name="ce260" office:value-type="string" calcext:value-type="string">
            <text:p>turma22</text:p>
          </table:table-cell>
        </table:table-row>
        <table:table-row table:style-name="ro3">
          <table:table-cell table:number-columns-repeated="4"/>
          <table:table-cell table:style-name="ce261" office:value-type="string" calcext:value-type="string" table:number-columns-spanned="2" table:number-rows-spanned="1">
            <text:p>AULAS TEÓRICAS</text:p>
          </table:table-cell>
          <table:covered-table-cell/>
        </table:table-row>
        <table:table-row table:style-name="ro3">
          <table:table-cell table:style-name="ce248"/>
          <table:table-cell table:style-name="ce250"/>
          <table:table-cell table:style-name="ce42"/>
          <table:table-cell/>
          <table:table-cell table:style-name="ce262" table:number-columns-spanned="2" table:number-rows-spanned="1"/>
          <table:covered-table-cell table:style-name="ce42"/>
        </table:table-row>
        <table:table-row table:style-name="ro3">
          <table:table-cell table:style-name="ce248"/>
          <table:table-cell table:style-name="ce250"/>
          <table:table-cell table:style-name="ce42"/>
          <table:table-cell/>
          <table:table-cell table:style-name="ce262" table:number-columns-spanned="2" table:number-rows-spanned="1"/>
          <table:covered-table-cell table:style-name="ce42"/>
        </table:table-row>
        <table:table-row table:style-name="ro3">
          <table:table-cell table:style-name="ce248"/>
          <table:table-cell table:style-name="ce250"/>
          <table:table-cell table:style-name="ce42"/>
          <table:table-cell/>
          <table:table-cell table:style-name="ce262" table:number-columns-spanned="2" table:number-rows-spanned="1"/>
          <table:covered-table-cell table:style-name="ce42"/>
        </table:table-row>
        <table:table-row table:style-name="ro3">
          <table:table-cell table:style-name="ce248"/>
          <table:table-cell table:style-name="ce250"/>
          <table:table-cell table:style-name="ce42"/>
          <table:table-cell/>
          <table:table-cell table:style-name="ce262" table:number-columns-spanned="2" table:number-rows-spanned="1"/>
          <table:covered-table-cell table:style-name="ce42"/>
        </table:table-row>
        <table:table-row table:style-name="ro3">
          <table:table-cell table:style-name="ce248"/>
          <table:table-cell table:style-name="ce250"/>
          <table:table-cell table:style-name="ce42"/>
          <table:table-cell/>
          <table:table-cell table:style-name="ce262" table:number-columns-spanned="2" table:number-rows-spanned="1"/>
          <table:covered-table-cell table:style-name="ce42"/>
        </table:table-row>
        <table:table-row table:style-name="ro3">
          <table:table-cell/>
          <table:table-cell table:style-name="ce251"/>
          <table:table-cell table:style-name="ce42"/>
          <table:table-cell/>
          <table:table-cell table:style-name="ce261" table:number-columns-spanned="2" table:number-rows-spanned="1"/>
          <table:covered-table-cell table:style-name="ce42"/>
        </table:table-row>
        <table:table-row table:style-name="ro3">
          <table:table-cell/>
          <table:table-cell table:style-name="ce250"/>
          <table:table-cell table:style-name="ce42"/>
          <table:table-cell/>
          <table:table-cell table:style-name="ce262" office:value-type="string" calcext:value-type="string" table:number-columns-spanned="2" table:number-rows-spanned="1">
            <text:p>Programação até o fim de 2014/01</text:p>
          </table:table-cell>
          <table:covered-table-cell table:style-name="ce42"/>
        </table:table-row>
        <table:table-row table:style-name="ro3">
          <table:table-cell/>
          <table:table-cell table:style-name="ce250"/>
          <table:table-cell table:style-name="ce42"/>
          <table:table-cell/>
          <table:table-cell table:style-name="ce262" table:number-columns-spanned="2" table:number-rows-spanned="1"/>
          <table:covered-table-cell table:style-name="ce42"/>
        </table:table-row>
        <table:table-row table:style-name="ro3">
          <table:table-cell/>
          <table:table-cell table:style-name="ce250"/>
          <table:table-cell table:style-name="ce42"/>
          <table:table-cell/>
          <table:table-cell table:style-name="ce155" table:number-columns-spanned="2" table:number-rows-spanned="1"/>
          <table:covered-table-cell table:style-name="ce42"/>
        </table:table-row>
        <table:table-row table:style-name="ro3">
          <table:table-cell/>
          <table:table-cell table:style-name="ce250" office:value-type="date" office:date-value="2014-06-05" calcext:value-type="date">
            <text:p>05/jun</text:p>
          </table:table-cell>
          <table:table-cell table:style-name="ce42" office:value-type="string" calcext:value-type="string">
            <text:p>T</text:p>
          </table:table-cell>
          <table:table-cell office:value-type="string" calcext:value-type="string">
            <text:p>normal </text:p>
          </table:table-cell>
          <table:table-cell table:style-name="ce262" office:value-type="string" calcext:value-type="string" table:number-columns-spanned="2" table:number-rows-spanned="1">
            <text:p>Circuitos de Corrente Alternada + exercícios</text:p>
          </table:table-cell>
          <table:covered-table-cell table:style-name="ce42"/>
        </table:table-row>
        <table:table-row table:style-name="ro3">
          <table:table-cell/>
          <table:table-cell table:style-name="ce250" office:value-type="date" office:date-value="2014-06-06" calcext:value-type="date">
            <text:p>06/jun</text:p>
          </table:table-cell>
          <table:table-cell table:style-name="ce42" office:value-type="string" calcext:value-type="string">
            <text:p>T</text:p>
          </table:table-cell>
          <table:table-cell office:value-type="string" calcext:value-type="string">
            <text:p>normal </text:p>
          </table:table-cell>
          <table:table-cell table:style-name="ce263" office:value-type="string" calcext:value-type="string" table:number-columns-spanned="2" table:number-rows-spanned="1">
            <text:p>Potência CA e correção do fator de potência</text:p>
          </table:table-cell>
          <table:covered-table-cell table:style-name="ce272"/>
        </table:table-row>
        <table:table-row table:style-name="ro3">
          <table:table-cell/>
          <table:table-cell table:style-name="ce252" office:value-type="date" office:date-value="2014-06-13" calcext:value-type="date">
            <text:p>13/jun</text:p>
          </table:table-cell>
          <table:table-cell table:style-name="ce257" office:value-type="string" calcext:value-type="string">
            <text:p>T</text:p>
          </table:table-cell>
          <table:table-cell office:value-type="string" calcext:value-type="string">
            <text:p>normal </text:p>
          </table:table-cell>
          <table:table-cell table:style-name="ce264" office:value-type="string" calcext:value-type="string" table:number-columns-spanned="2" table:number-rows-spanned="1">
            <text:p>Alternadores</text:p>
          </table:table-cell>
          <table:covered-table-cell table:style-name="ce273"/>
        </table:table-row>
        <table:table-row table:style-name="ro11">
          <table:table-cell/>
          <table:table-cell table:style-name="ce250" office:value-type="date" office:date-value="2014-06-19" calcext:value-type="date">
            <text:p>19/jun</text:p>
          </table:table-cell>
          <table:table-cell table:style-name="ce42" office:value-type="string" calcext:value-type="string">
            <text:p>P</text:p>
          </table:table-cell>
          <table:table-cell office:value-type="string" calcext:value-type="string">
            <text:p>normal </text:p>
          </table:table-cell>
          <table:table-cell table:style-name="ce265" office:value-type="string" calcext:value-type="string" table:number-columns-spanned="2" table:number-rows-spanned="1">
            <text:p>recesso corpus cristi</text:p>
          </table:table-cell>
          <table:covered-table-cell table:style-name="ce272"/>
        </table:table-row>
        <table:table-row table:style-name="ro11">
          <table:table-cell/>
          <table:table-cell table:style-name="ce250" office:value-type="date" office:date-value="2014-06-20" calcext:value-type="date">
            <text:p>20/jun</text:p>
          </table:table-cell>
          <table:table-cell table:style-name="ce42" office:value-type="string" calcext:value-type="string">
            <text:p>T</text:p>
          </table:table-cell>
          <table:table-cell office:value-type="string" calcext:value-type="string">
            <text:p>normal </text:p>
          </table:table-cell>
          <table:table-cell table:style-name="ce265" office:value-type="string" calcext:value-type="string" table:number-columns-spanned="2" table:number-rows-spanned="1">
            <text:p>recesso corpus cristi</text:p>
          </table:table-cell>
          <table:covered-table-cell table:style-name="ce42"/>
        </table:table-row>
        <table:table-row table:style-name="ro3">
          <table:table-cell/>
          <table:table-cell table:style-name="ce250" office:value-type="date" office:date-value="2014-06-26" calcext:value-type="date">
            <text:p>26/jun</text:p>
          </table:table-cell>
          <table:table-cell table:style-name="ce42" office:value-type="string" calcext:value-type="string">
            <text:p>P</text:p>
          </table:table-cell>
          <table:table-cell office:value-type="string" calcext:value-type="string">
            <text:p>normal </text:p>
          </table:table-cell>
          <table:table-cell table:style-name="ce155" office:value-type="string" calcext:value-type="string" table:number-columns-spanned="2" table:number-rows-spanned="1">
            <text:p>Prática</text:p>
          </table:table-cell>
          <table:covered-table-cell/>
        </table:table-row>
        <table:table-row table:style-name="ro3">
          <table:table-cell/>
          <table:table-cell table:style-name="ce250" office:value-type="date" office:date-value="2014-06-27" calcext:value-type="date">
            <text:p>27/jun</text:p>
          </table:table-cell>
          <table:table-cell table:style-name="ce42" office:value-type="string" calcext:value-type="string">
            <text:p>T</text:p>
          </table:table-cell>
          <table:table-cell office:value-type="string" calcext:value-type="string">
            <text:p>normal </text:p>
          </table:table-cell>
          <table:table-cell table:style-name="ce262" office:value-type="string" calcext:value-type="string" table:number-columns-spanned="2" table:number-rows-spanned="1">
            <text:p>Sistemas polifásicos</text:p>
          </table:table-cell>
          <table:covered-table-cell/>
        </table:table-row>
        <table:table-row table:style-name="ro3">
          <table:table-cell/>
          <table:table-cell table:style-name="ce250" office:value-type="date" office:date-value="2014-07-03" calcext:value-type="date">
            <text:p>03/jul</text:p>
          </table:table-cell>
          <table:table-cell table:style-name="ce42" office:value-type="string" calcext:value-type="string">
            <text:p>P</text:p>
          </table:table-cell>
          <table:table-cell office:value-type="string" calcext:value-type="string">
            <text:p>normal </text:p>
          </table:table-cell>
          <table:table-cell table:style-name="ce262" office:value-type="string" calcext:value-type="string" table:number-columns-spanned="2" table:number-rows-spanned="1">
            <text:p>Exercícios Sistemas polifásicos</text:p>
          </table:table-cell>
          <table:covered-table-cell table:style-name="ce42"/>
        </table:table-row>
        <table:table-row table:style-name="ro3">
          <table:table-cell/>
          <table:table-cell table:style-name="ce250" office:value-type="date" office:date-value="2014-07-04" calcext:value-type="date">
            <text:p>04/jul</text:p>
          </table:table-cell>
          <table:table-cell table:style-name="ce42" office:value-type="string" calcext:value-type="string">
            <text:p>T</text:p>
          </table:table-cell>
          <table:table-cell office:value-type="string" calcext:value-type="string">
            <text:p>normal </text:p>
          </table:table-cell>
          <table:table-cell table:style-name="ce155" office:value-type="string" calcext:value-type="string" table:number-columns-spanned="2" table:number-rows-spanned="1">
            <text:p>Motores CA</text:p>
          </table:table-cell>
          <table:covered-table-cell table:style-name="ce42"/>
        </table:table-row>
        <table:table-row table:style-name="ro3">
          <table:table-cell/>
          <table:table-cell table:style-name="ce252" office:value-type="date" office:date-value="2014-07-10" calcext:value-type="date">
            <text:p>10/jul</text:p>
          </table:table-cell>
          <table:table-cell table:style-name="ce42" office:value-type="string" calcext:value-type="string">
            <text:p>P</text:p>
          </table:table-cell>
          <table:table-cell office:value-type="string" calcext:value-type="string">
            <text:p>normal </text:p>
          </table:table-cell>
          <table:table-cell table:style-name="ce262" office:value-type="string" calcext:value-type="string" table:number-columns-spanned="2" table:number-rows-spanned="1">
            <text:p>Exercícios – preparação para a prova 2</text:p>
          </table:table-cell>
          <table:covered-table-cell table:style-name="ce42"/>
        </table:table-row>
        <table:table-row table:style-name="ro3">
          <table:table-cell/>
          <table:table-cell table:style-name="ce252" office:value-type="date" office:date-value="2014-07-11" calcext:value-type="date">
            <text:p>11/jul</text:p>
          </table:table-cell>
          <table:table-cell table:style-name="ce42" office:value-type="string" calcext:value-type="string">
            <text:p>T</text:p>
          </table:table-cell>
          <table:table-cell office:value-type="string" calcext:value-type="string">
            <text:p>normal </text:p>
          </table:table-cell>
          <table:table-cell table:style-name="ce266" office:value-type="string" calcext:value-type="string" table:number-columns-spanned="2" table:number-rows-spanned="1">
            <text:p>PROVA 2</text:p>
          </table:table-cell>
          <table:covered-table-cell table:style-name="ce42"/>
        </table:table-row>
        <table:table-row table:style-name="ro3">
          <table:table-cell/>
          <table:table-cell table:style-name="ce252" office:value-type="date" office:date-value="2014-07-17" calcext:value-type="date">
            <text:p>17/jul</text:p>
          </table:table-cell>
          <table:table-cell table:style-name="ce42" office:value-type="string" calcext:value-type="string">
            <text:p>P</text:p>
          </table:table-cell>
          <table:table-cell office:value-type="string" calcext:value-type="string">
            <text:p>normal </text:p>
          </table:table-cell>
          <table:table-cell table:style-name="ce155" office:value-type="string" calcext:value-type="string" table:number-columns-spanned="2" table:number-rows-spanned="1">
            <text:p>Entrega e discussão da prova 2</text:p>
          </table:table-cell>
          <table:covered-table-cell table:style-name="ce42"/>
        </table:table-row>
        <table:table-row table:style-name="ro3">
          <table:table-cell/>
          <table:table-cell table:style-name="ce252" office:value-type="date" office:date-value="2014-07-18" calcext:value-type="date">
            <text:p>18/jul</text:p>
          </table:table-cell>
          <table:table-cell table:style-name="ce42" office:value-type="string" calcext:value-type="string">
            <text:p>T</text:p>
          </table:table-cell>
          <table:table-cell office:value-type="string" calcext:value-type="string">
            <text:p>normal </text:p>
          </table:table-cell>
          <table:table-cell table:style-name="ce267" office:value-type="string" calcext:value-type="string" table:number-columns-spanned="2" table:number-rows-spanned="1">
            <text:p>EXAME ESPECIAL (proposta de data)</text:p>
          </table:table-cell>
          <table:covered-table-cell table:style-name="ce42"/>
        </table:table-row>
        <table:table-row table:style-name="ro3">
          <table:table-cell/>
          <table:table-cell table:style-name="ce252" office:value-type="date" office:date-value="2014-07-21" calcext:value-type="date">
            <text:p>21/jul</text:p>
          </table:table-cell>
          <table:table-cell table:style-name="ce42"/>
          <table:table-cell office:value-type="string" calcext:value-type="string">
            <text:p>a combinar</text:p>
          </table:table-cell>
          <table:table-cell table:style-name="ce268" office:value-type="string" calcext:value-type="string" table:number-columns-spanned="2" table:number-rows-spanned="1">
            <text:p>EXAME ESPECIAL</text:p>
          </table:table-cell>
          <table:covered-table-cell table:style-name="ce42"/>
        </table:table-row>
        <table:table-row table:style-name="ro3">
          <table:table-cell/>
          <table:table-cell table:style-name="ce252"/>
          <table:table-cell table:style-name="ce42"/>
          <table:table-cell/>
          <table:table-cell table:style-name="ce262" table:number-columns-spanned="2" table:number-rows-spanned="1"/>
          <table:covered-table-cell table:style-name="ce42"/>
        </table:table-row>
        <table:table-row table:style-name="ro3">
          <table:table-cell/>
          <table:table-cell table:style-name="ce252"/>
          <table:table-cell table:style-name="ce42"/>
          <table:table-cell/>
          <table:table-cell table:style-name="ce262" table:number-columns-spanned="2" table:number-rows-spanned="1"/>
          <table:covered-table-cell table:style-name="ce42"/>
        </table:table-row>
        <table:table-row table:style-name="ro3">
          <table:table-cell/>
          <table:table-cell table:style-name="ce250"/>
          <table:table-cell table:style-name="ce42"/>
          <table:table-cell/>
          <table:table-cell table:style-name="ce262" table:number-columns-spanned="2" table:number-rows-spanned="1"/>
          <table:covered-table-cell table:style-name="ce42"/>
        </table:table-row>
        <table:table-row table:style-name="ro3">
          <table:table-cell/>
          <table:table-cell table:style-name="ce250"/>
          <table:table-cell table:style-name="ce42"/>
          <table:table-cell/>
          <table:table-cell table:style-name="ce262" table:number-columns-spanned="2" table:number-rows-spanned="1"/>
          <table:covered-table-cell table:style-name="ce42"/>
        </table:table-row>
        <table:table-row table:style-name="ro3">
          <table:table-cell/>
          <table:table-cell table:style-name="ce250"/>
          <table:table-cell table:style-name="ce42"/>
          <table:table-cell/>
          <table:table-cell table:style-name="ce262" table:number-columns-spanned="2" table:number-rows-spanned="1"/>
          <table:covered-table-cell table:style-name="ce42"/>
        </table:table-row>
        <table:table-row table:style-name="ro3">
          <table:table-cell/>
          <table:table-cell table:style-name="ce250"/>
          <table:table-cell table:style-name="ce42"/>
          <table:table-cell/>
          <table:table-cell table:style-name="ce262" table:number-columns-spanned="2" table:number-rows-spanned="1"/>
          <table:covered-table-cell table:style-name="ce42"/>
        </table:table-row>
        <table:table-row table:style-name="ro3">
          <table:table-cell/>
          <table:table-cell table:style-name="ce250"/>
          <table:table-cell table:style-name="ce42"/>
          <table:table-cell/>
          <table:table-cell table:style-name="ce262" table:number-columns-spanned="2" table:number-rows-spanned="1"/>
          <table:covered-table-cell table:style-name="ce42"/>
        </table:table-row>
        <table:table-row table:style-name="ro3">
          <table:table-cell/>
          <table:table-cell table:style-name="ce250"/>
          <table:table-cell table:style-name="ce42"/>
          <table:table-cell/>
          <table:table-cell table:style-name="ce262" table:number-columns-spanned="2" table:number-rows-spanned="1"/>
          <table:covered-table-cell table:style-name="ce42"/>
        </table:table-row>
        <table:table-row table:style-name="ro3">
          <table:table-cell/>
          <table:table-cell table:style-name="ce250"/>
          <table:table-cell table:style-name="ce42"/>
          <table:table-cell/>
          <table:table-cell table:style-name="ce262" table:number-columns-spanned="2" table:number-rows-spanned="1"/>
          <table:covered-table-cell table:style-name="ce42"/>
        </table:table-row>
        <table:table-row table:style-name="ro3">
          <table:table-cell/>
          <table:table-cell table:style-name="ce251"/>
          <table:table-cell table:style-name="ce42"/>
          <table:table-cell/>
          <table:table-cell table:style-name="ce261" table:number-columns-spanned="2" table:number-rows-spanned="1"/>
          <table:covered-table-cell table:style-name="ce42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50" office:value-type="date" office:date-value="2013-01-09" calcext:value-type="date">
            <text:p>09/jan</text:p>
          </table:table-cell>
          <table:table-cell table:style-name="ce42" office:value-type="string" calcext:value-type="string">
            <text:p>P</text:p>
          </table:table-cell>
          <table:table-cell/>
          <table:table-cell table:style-name="ce269" office:value-type="string" calcext:value-type="string" table:number-columns-spanned="2" table:number-rows-spanned="1">
            <text:p>LUTO</text:p>
          </table:table-cell>
          <table:covered-table-cell table:style-name="ce274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250" office:value-type="date" office:date-value="2013-01-16" calcext:value-type="date">
            <text:p>16/jan</text:p>
          </table:table-cell>
          <table:table-cell table:style-name="ce42" office:value-type="string" calcext:value-type="string">
            <text:p>P</text:p>
          </table:table-cell>
          <table:table-cell/>
          <table:table-cell table:style-name="ce262" office:value-type="string" calcext:value-type="string" table:number-columns-spanned="2" table:number-rows-spanned="1">
            <text:p>Elementos CA, defasagem, fator de potência/ Entrega e discussão prova 1</text:p>
          </table:table-cell>
          <table:covered-table-cell table:style-name="ce42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250" office:value-type="date" office:date-value="2013-01-23" calcext:value-type="date">
            <text:p>23/jan</text:p>
          </table:table-cell>
          <table:table-cell table:style-name="ce42" office:value-type="string" calcext:value-type="string">
            <text:p>P</text:p>
          </table:table-cell>
          <table:table-cell/>
          <table:table-cell table:style-name="ce262" office:value-type="string" calcext:value-type="string" table:number-columns-spanned="2" table:number-rows-spanned="1">
            <text:p>Circuitos RLC / Determinação experimental Indutância</text:p>
          </table:table-cell>
          <table:covered-table-cell table:style-name="ce42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250" office:value-type="date" office:date-value="2013-01-30" calcext:value-type="date">
            <text:p>30/jan</text:p>
          </table:table-cell>
          <table:table-cell table:style-name="ce42" office:value-type="string" calcext:value-type="string">
            <text:p>P</text:p>
          </table:table-cell>
          <table:table-cell/>
          <table:table-cell table:style-name="ce262" office:value-type="string" calcext:value-type="string" table:number-columns-spanned="2" table:number-rows-spanned="1">
            <text:p>Exercícios de Corrente Alternada</text:p>
          </table:table-cell>
          <table:covered-table-cell table:style-name="ce42"/>
        </table:table-row>
        <table:table-row table:style-name="ro3">
          <table:table-cell office:value-type="float" office:value="32" calcext:value-type="float">
            <text:p>32</text:p>
          </table:table-cell>
          <table:table-cell table:style-name="ce250" office:value-type="date" office:date-value="2013-02-06" calcext:value-type="date">
            <text:p>06/fev</text:p>
          </table:table-cell>
          <table:table-cell table:style-name="ce42" office:value-type="string" calcext:value-type="string">
            <text:p>P</text:p>
          </table:table-cell>
          <table:table-cell/>
          <table:table-cell table:style-name="ce262" office:value-type="string" calcext:value-type="string" table:number-columns-spanned="2" table:number-rows-spanned="1">
            <text:p>Exercícios Sistemas polifásicos</text:p>
          </table:table-cell>
          <table:covered-table-cell table:style-name="ce42"/>
        </table:table-row>
        <table:table-row table:style-name="ro3">
          <table:table-cell office:value-type="float" office:value="33" calcext:value-type="float">
            <text:p>33</text:p>
          </table:table-cell>
          <table:table-cell table:style-name="ce250" office:value-type="date" office:date-value="2013-02-13" calcext:value-type="date">
            <text:p>13/fev</text:p>
          </table:table-cell>
          <table:table-cell table:style-name="ce42" office:value-type="string" calcext:value-type="string">
            <text:p>P</text:p>
          </table:table-cell>
          <table:table-cell/>
          <table:table-cell table:style-name="ce262" office:value-type="string" calcext:value-type="string" table:number-columns-spanned="2" table:number-rows-spanned="1">
            <text:p>Partida e Inversão de Motores de CA</text:p>
          </table:table-cell>
          <table:covered-table-cell table:style-name="ce42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253" office:value-type="date" office:date-value="2013-02-20" calcext:value-type="date">
            <text:p>20/fev</text:p>
          </table:table-cell>
          <table:table-cell table:style-name="ce42" office:value-type="string" calcext:value-type="string">
            <text:p>P</text:p>
          </table:table-cell>
          <table:table-cell/>
          <table:table-cell table:style-name="ce270" office:value-type="string" calcext:value-type="string" table:number-columns-spanned="2" table:number-rows-spanned="1">
            <text:p>Entrega e discussão da prova 2</text:p>
          </table:table-cell>
          <table:covered-table-cell table:style-name="ce42"/>
        </table:table-row>
        <table:table-row table:style-name="ro3">
          <table:table-cell/>
          <table:table-cell table:style-name="ce251" office:value-type="date" office:date-value="2013-02-22" calcext:value-type="date">
            <text:p>22/fev</text:p>
          </table:table-cell>
          <table:table-cell table:style-name="ce42" office:value-type="string" calcext:value-type="string">
            <text:p>P</text:p>
          </table:table-cell>
          <table:table-cell/>
          <table:table-cell table:style-name="ce271" office:value-type="string" calcext:value-type="string">
            <text:p>Fim do semestre</text:p>
          </table:table-cell>
          <table:table-cell table:style-name="ce42"/>
        </table:table-row>
        <table:table-row table:style-name="ro3">
          <table:table-cell/>
          <table:table-cell table:style-name="ce254"/>
          <table:table-cell table:style-name="ce42"/>
          <table:table-cell/>
          <table:table-cell table:style-name="ce42" table:number-columns-repeated="2"/>
        </table:table-row>
        <table:table-row table:style-name="ro3" table:number-rows-repeated="5">
          <table:table-cell table:number-columns-repeated="6"/>
        </table:table-row>
        <table:table-row table:style-name="ro3" table:number-rows-repeated="2">
          <table:table-cell/>
          <table:table-cell table:style-name="ce254"/>
          <table:table-cell table:style-name="ce42"/>
          <table:table-cell/>
          <table:table-cell table:style-name="ce42" table:number-columns-repeated="2"/>
        </table:table-row>
        <table:table-row table:style-name="ro3" table:number-rows-repeated="2">
          <table:table-cell/>
          <table:table-cell table:style-name="ce254"/>
          <table:table-cell table:number-columns-repeated="2"/>
          <table:table-cell table:style-name="ce42" table:number-columns-repeated="2"/>
        </table:table-row>
        <table:table-row table:style-name="ro3" table:number-rows-repeated="4">
          <table:table-cell table:number-columns-repeated="4"/>
          <table:table-cell table:style-name="ce42" table:number-columns-repeated="2"/>
        </table:table-row>
        <table:table-row table:style-name="ro3" table:number-rows-repeated="1048510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Planilha7" table:style-name="ta1">
        <table:table-column table:style-name="co54" table:default-cell-style-name="ce276"/>
        <table:table-column table:style-name="co68" table:default-cell-style-name="ce277"/>
        <table:table-column table:style-name="co69" table:default-cell-style-name="ce275"/>
        <table:table-row table:style-name="ro3">
          <table:table-cell table:style-name="Default" office:value-type="string" calcext:value-type="string">
            <text:p>Prova 2 – CAT172 – 11/07/2014</text:p>
          </table:table-cell>
          <table:table-cell table:style-name="Default" table:number-columns-repeated="2"/>
        </table:table-row>
        <table:table-row table:style-name="ro3">
          <table:table-cell table:style-name="ce275" office:value-type="string" calcext:value-type="string">
            <text:p>MAT</text:p>
          </table:table-cell>
          <table:table-cell table:style-name="ce275" office:value-type="string" calcext:value-type="string">
            <text:p>NOME</text:p>
          </table:table-cell>
          <table:table-cell table:style-name="ce163" office:value-type="string" calcext:value-type="string">
            <text:p>Assinatura</text:p>
          </table:table-cell>
        </table:table-row>
        <table:table-row table:style-name="ro3">
          <table:table-cell office:value-type="string" calcext:value-type="string">
            <text:p>13.2.0935</text:p>
          </table:table-cell>
          <table:table-cell office:value-type="string" calcext:value-type="string">
            <text:p>ALLAN ASSIS</text:p>
          </table:table-cell>
          <table:table-cell/>
        </table:table-row>
        <table:table-row table:style-name="ro3">
          <table:table-cell office:value-type="string" calcext:value-type="string">
            <text:p>10.2.1197</text:p>
          </table:table-cell>
          <table:table-cell office:value-type="string" calcext:value-type="string">
            <text:p>ANGELO FREDERICO FONTES JUNIOR</text:p>
          </table:table-cell>
          <table:table-cell/>
        </table:table-row>
        <table:table-row table:style-name="ro3">
          <table:table-cell office:value-type="string" calcext:value-type="string">
            <text:p>11.2.4195</text:p>
          </table:table-cell>
          <table:table-cell office:value-type="string" calcext:value-type="string">
            <text:p>ARIEL CHAVES CARVALHO GUERRA</text:p>
          </table:table-cell>
          <table:table-cell/>
        </table:table-row>
        <table:table-row table:style-name="ro3">
          <table:table-cell office:value-type="string" calcext:value-type="string">
            <text:p>12.1.4022</text:p>
          </table:table-cell>
          <table:table-cell office:value-type="string" calcext:value-type="string">
            <text:p>BRUNA ANSELMO BARBOSA</text:p>
          </table:table-cell>
          <table:table-cell/>
        </table:table-row>
        <table:table-row table:style-name="ro3">
          <table:table-cell office:value-type="string" calcext:value-type="string">
            <text:p>11.2.1994</text:p>
          </table:table-cell>
          <table:table-cell office:value-type="string" calcext:value-type="string">
            <text:p>CRISTIANO SIMPLICIO GUIMARAES DE ALMEIDA</text:p>
          </table:table-cell>
          <table:table-cell/>
        </table:table-row>
        <table:table-row table:style-name="ro3">
          <table:table-cell office:value-type="string" calcext:value-type="string">
            <text:p>12.2.1469</text:p>
          </table:table-cell>
          <table:table-cell office:value-type="string" calcext:value-type="string">
            <text:p>FERNANDA BARROS BARONY</text:p>
          </table:table-cell>
          <table:table-cell/>
        </table:table-row>
        <table:table-row table:style-name="ro3">
          <table:table-cell office:value-type="string" calcext:value-type="string">
            <text:p>12.1.4208</text:p>
          </table:table-cell>
          <table:table-cell office:value-type="string" calcext:value-type="string">
            <text:p>GABRIELA BERSAN MOREIRA CAMPOS</text:p>
          </table:table-cell>
          <table:table-cell/>
        </table:table-row>
        <table:table-row table:style-name="ro3">
          <table:table-cell office:value-type="string" calcext:value-type="string">
            <text:p>12.2.1042</text:p>
          </table:table-cell>
          <table:table-cell office:value-type="string" calcext:value-type="string">
            <text:p>GUSTAVO ANTONIO PEREIRA</text:p>
          </table:table-cell>
          <table:table-cell/>
        </table:table-row>
        <table:table-row table:style-name="ro3">
          <table:table-cell office:value-type="string" calcext:value-type="string">
            <text:p>10.1.1456</text:p>
          </table:table-cell>
          <table:table-cell office:value-type="string" calcext:value-type="string">
            <text:p>HUDSON RAFAEL DE SOUZA</text:p>
          </table:table-cell>
          <table:table-cell/>
        </table:table-row>
        <table:table-row table:style-name="ro3">
          <table:table-cell office:value-type="string" calcext:value-type="string">
            <text:p>12.1.4352</text:p>
          </table:table-cell>
          <table:table-cell office:value-type="string" calcext:value-type="string">
            <text:p>IAN EIRAS VERSIANI PASSOS</text:p>
          </table:table-cell>
          <table:table-cell/>
        </table:table-row>
        <table:table-row table:style-name="ro3">
          <table:table-cell office:value-type="string" calcext:value-type="string">
            <text:p>11.2.1107</text:p>
          </table:table-cell>
          <table:table-cell office:value-type="string" calcext:value-type="string">
            <text:p>JOAO PAULO DE OLIVEIRA PASCHOAL</text:p>
          </table:table-cell>
          <table:table-cell/>
        </table:table-row>
        <table:table-row table:style-name="ro3">
          <table:table-cell office:value-type="string" calcext:value-type="string">
            <text:p>12.2.1672</text:p>
          </table:table-cell>
          <table:table-cell office:value-type="string" calcext:value-type="string">
            <text:p>KARINE GOMES SALLES TIBURCIO</text:p>
          </table:table-cell>
          <table:table-cell/>
        </table:table-row>
        <table:table-row table:style-name="ro3">
          <table:table-cell office:value-type="string" calcext:value-type="string">
            <text:p>12.2.1008</text:p>
          </table:table-cell>
          <table:table-cell office:value-type="string" calcext:value-type="string">
            <text:p>LUIZ FERNANDO NASCIMENTO SERRA</text:p>
          </table:table-cell>
          <table:table-cell/>
        </table:table-row>
        <table:table-row table:style-name="ro3">
          <table:table-cell office:value-type="string" calcext:value-type="string">
            <text:p>12.1.1172</text:p>
          </table:table-cell>
          <table:table-cell office:value-type="string" calcext:value-type="string">
            <text:p>MATEUS BARBOSA DE MORAES RODRIGUES</text:p>
          </table:table-cell>
          <table:table-cell/>
        </table:table-row>
        <table:table-row table:style-name="ro3">
          <table:table-cell office:value-type="string" calcext:value-type="string">
            <text:p>12.1.1680</text:p>
          </table:table-cell>
          <table:table-cell office:value-type="string" calcext:value-type="string">
            <text:p>MATEUS RODRIGUES DA SILVA</text:p>
          </table:table-cell>
          <table:table-cell/>
        </table:table-row>
        <table:table-row table:style-name="ro3">
          <table:table-cell office:value-type="string" calcext:value-type="string">
            <text:p>12.1.4306</text:p>
          </table:table-cell>
          <table:table-cell office:value-type="string" calcext:value-type="string">
            <text:p>MATHEUS FARIA FRANCA</text:p>
          </table:table-cell>
          <table:table-cell/>
        </table:table-row>
        <table:table-row table:style-name="ro3">
          <table:table-cell office:value-type="string" calcext:value-type="string">
            <text:p>12.2.1409</text:p>
          </table:table-cell>
          <table:table-cell office:value-type="string" calcext:value-type="string">
            <text:p>MICHEL DURAN AMBROSIO</text:p>
          </table:table-cell>
          <table:table-cell/>
        </table:table-row>
        <table:table-row table:style-name="ro3">
          <table:table-cell office:value-type="string" calcext:value-type="string">
            <text:p>13.2.0928</text:p>
          </table:table-cell>
          <table:table-cell office:value-type="string" calcext:value-type="string">
            <text:p>RAFAEL TEIXEIRA MENDES</text:p>
          </table:table-cell>
          <table:table-cell/>
        </table:table-row>
        <table:table-row table:style-name="ro3">
          <table:table-cell office:value-type="string" calcext:value-type="string">
            <text:p>13.1.1776</text:p>
          </table:table-cell>
          <table:table-cell office:value-type="string" calcext:value-type="string">
            <text:p>TATIANNA RAMOS LYRA</text:p>
          </table:table-cell>
          <table:table-cell/>
        </table:table-row>
        <table:table-row table:style-name="ro3">
          <table:table-cell office:value-type="string" calcext:value-type="string">
            <text:p>11.2.1121</text:p>
          </table:table-cell>
          <table:table-cell office:value-type="string" calcext:value-type="string">
            <text:p>THIAGO AUGUSTO DOS SANTOS</text:p>
          </table:table-cell>
          <table:table-cell/>
        </table:table-row>
        <table:table-row table:style-name="ro3">
          <table:table-cell office:value-type="string" calcext:value-type="string">
            <text:p>12.1.1535</text:p>
          </table:table-cell>
          <table:table-cell office:value-type="string" calcext:value-type="string">
            <text:p>BRUNO FONSECA ALVES</text:p>
          </table:table-cell>
          <table:table-cell/>
        </table:table-row>
        <table:table-row table:style-name="ro3">
          <table:table-cell office:value-type="string" calcext:value-type="string">
            <text:p>12.2.4163</text:p>
          </table:table-cell>
          <table:table-cell office:value-type="string" calcext:value-type="string">
            <text:p>DANIEL LOURENCO PEIXOTO</text:p>
          </table:table-cell>
          <table:table-cell/>
        </table:table-row>
        <table:table-row table:style-name="ro3">
          <table:table-cell office:value-type="string" calcext:value-type="string">
            <text:p>12.2.1039</text:p>
          </table:table-cell>
          <table:table-cell office:value-type="string" calcext:value-type="string">
            <text:p>GABRIEL FRANCISCO ALVES MATEUS</text:p>
          </table:table-cell>
          <table:table-cell/>
        </table:table-row>
        <table:table-row table:style-name="ro3">
          <table:table-cell office:value-type="string" calcext:value-type="string">
            <text:p>13.1.1260</text:p>
          </table:table-cell>
          <table:table-cell office:value-type="string" calcext:value-type="string">
            <text:p>IRLEI ALVES DA CUNHA</text:p>
          </table:table-cell>
          <table:table-cell/>
        </table:table-row>
        <table:table-row table:style-name="ro3">
          <table:table-cell office:value-type="string" calcext:value-type="string">
            <text:p>11.2.1297</text:p>
          </table:table-cell>
          <table:table-cell office:value-type="string" calcext:value-type="string">
            <text:p>JESSICA FAGUNDES VIEIRA BARBOSA</text:p>
          </table:table-cell>
          <table:table-cell/>
        </table:table-row>
        <table:table-row table:style-name="ro3">
          <table:table-cell office:value-type="string" calcext:value-type="string">
            <text:p>12.2.1464</text:p>
          </table:table-cell>
          <table:table-cell office:value-type="string" calcext:value-type="string">
            <text:p>LAIS LOPES SALLES</text:p>
          </table:table-cell>
          <table:table-cell/>
        </table:table-row>
        <table:table-row table:style-name="ro3">
          <table:table-cell office:value-type="string" calcext:value-type="string">
            <text:p>12.2.1111</text:p>
          </table:table-cell>
          <table:table-cell office:value-type="string" calcext:value-type="string">
            <text:p>MARCELLA BARBOSA SOUZA E SILVA</text:p>
          </table:table-cell>
          <table:table-cell/>
        </table:table-row>
        <table:table-row table:style-name="ro3">
          <table:table-cell office:value-type="string" calcext:value-type="string">
            <text:p>12.2.1646</text:p>
          </table:table-cell>
          <table:table-cell office:value-type="string" calcext:value-type="string">
            <text:p>MATHEUS ARAUJO CASTRO</text:p>
          </table:table-cell>
          <table:table-cell/>
        </table:table-row>
        <table:table-row table:style-name="ro3">
          <table:table-cell office:value-type="string" calcext:value-type="string">
            <text:p>13.2.0930</text:p>
          </table:table-cell>
          <table:table-cell office:value-type="string" calcext:value-type="string">
            <text:p>MAURICIO FARIA SILVA</text:p>
          </table:table-cell>
          <table:table-cell/>
        </table:table-row>
        <table:table-row table:style-name="ro3">
          <table:table-cell office:value-type="string" calcext:value-type="string">
            <text:p>14.1.1974</text:p>
          </table:table-cell>
          <table:table-cell office:value-type="string" calcext:value-type="string">
            <text:p>SANDRA MARA DE SOUZA ALVES</text:p>
          </table:table-cell>
          <table:table-cell/>
        </table:table-row>
        <table:table-row table:style-name="ro3">
          <table:table-cell office:value-type="string" calcext:value-type="string">
            <text:p>12.2.1664</text:p>
          </table:table-cell>
          <table:table-cell office:value-type="string" calcext:value-type="string">
            <text:p>TAMARA COSTA NEVES FERNANDES</text:p>
          </table:table-cell>
          <table:table-cell/>
        </table:table-row>
        <table:table-row table:style-name="ro3">
          <table:table-cell office:value-type="string" calcext:value-type="string">
            <text:p>11.2.1284</text:p>
          </table:table-cell>
          <table:table-cell office:value-type="string" calcext:value-type="string">
            <text:p>THIAGO PEREIRA DA SILVA</text:p>
          </table:table-cell>
          <table:table-cell/>
        </table:table-row>
        <table:table-row table:style-name="ro3">
          <table:table-cell office:value-type="string" calcext:value-type="string">
            <text:p>14.1.1990</text:p>
          </table:table-cell>
          <table:table-cell table:style-name="ce275" office:value-type="string" calcext:value-type="string">
            <text:p>CAMILO VINICIUS CARNOG GOMES</text:p>
          </table:table-cell>
          <table:table-cell/>
        </table:table-row>
      </table:table>
      <table:named-expressions>
        <table:named-range table:name="lista_alunos" table:base-cell-address="$cartao_aluno_2.$K$1" table:cell-range-address="$diario_classe.$F$9:.$F$40"/>
        <table:named-range table:name="notas_alunos" table:base-cell-address="$notas.$F$9" table:cell-range-address="$notas.$F$6:.$X$43"/>
        <table:named-range table:name="teoricas" table:base-cell-address="$cartao_aluno_2.$E$18" table:cell-range-address="$Teóricas.$F$9:.$AA$50"/>
      </table:named-expressions>
      <table:database-ranges>
        <table:database-range table:name="aluno_nome" table:target-range-address="diario_classe.F9:diario_classe.F40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2" loext:min-decimal-places="2" number:min-integer-digits="1" number:grouping="true"/>
      <number:text> </number:text>
    </number:number-style>
    <number:number-style style:name="N11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1P2" style:volatile="true">
      <number:text>-</number:text>
      <number:number number:decimal-places="0" loext:min-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0000" number:language="pt" number:country="BR">
      <number:number number:min-integer-digits="1"/>
    </number:number-style>
    <number:date-style style:name="N112">
      <number:day number:style="long"/>
      <number:text>/</number:text>
      <number:month number:style="long"/>
    </number:date-style>
    <number:number-style style:name="N113">
      <number:number number:decimal-places="1" loext:min-decimal-places="1" number:min-integer-digits="1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3P0" style:volatile="true">
      <number:day/>
      <number:text>/</number:text>
      <number:month/>
    </number:date-style>
    <number:text-style style:name="N123">
      <number:text-content/>
      <style:map style:condition="value()&lt;=1.79769313486232E+308" style:apply-style-name="N123P0"/>
    </number:text-style>
    <number:date-style style:name="N124">
      <number:day-of-week/>
      <number:text> </number:text>
      <number:day number:style="long"/>
      <number:text>/</number:text>
      <number:month number:textual="true"/>
    </number:date-style>
    <number:number-style style:name="N126P0" style:volatile="true">
      <number:text>R$ </number:text>
      <number:number number:decimal-places="0" loext:min-decimal-places="0" number:min-integer-digits="1" number:grouping="true"/>
    </number:number-style>
    <number:number-style style:name="N126">
      <number:text>-R$ 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text>R$ </number:text>
      <number:number number:decimal-places="0" loext:min-decimal-places="0" number:min-integer-digits="1" number:grouping="true"/>
    </number:number-style>
    <number:number-style style:name="N127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9P0" style:volatile="true">
      <number:text>R$ </number:text>
      <number:number number:decimal-places="2" loext:min-decimal-places="2" number:min-integer-digits="1" number:grouping="true"/>
    </number:number-style>
    <number:number-style style:name="N129">
      <number:text>-R$ 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0P0" style:volatile="true">
      <number:text>R$ </number:text>
      <number:number number:decimal-places="2" loext:min-decimal-places="2" number:min-integer-digits="1" number:grouping="true"/>
    </number:number-style>
    <number:number-style style:name="N130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138P1" style:volatile="true">
      <number:text>-R$ </number:text>
      <number:number number:decimal-places="0" loext:min-decimal-places="0" number:min-integer-digits="1" number:grouping="true"/>
      <number:text> </number:text>
    </number:number-style>
    <number:number-style style:name="N138P2" style:volatile="true">
      <number:text> R$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2" loext:min-decimal-places="2" number:min-integer-digits="1" number:grouping="true"/>
      <number:text> </number:text>
    </number:number-style>
    <number:number-style style:name="N14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0P2" style:volatile="true">
      <number:text> -</number:text>
      <number:number number:decimal-places="0" loext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144P1" style:volatile="true">
      <number:text>-R$ </number:text>
      <number:number number:decimal-places="2" loext:min-decimal-places="2" number:min-integer-digits="1" number:grouping="true"/>
      <number:text> </number:text>
    </number:number-style>
    <number:number-style style:name="N144P2" style:volatile="true">
      <number:text> R$ 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46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47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4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5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152P1" style:volatile="true">
      <number:text> R$ 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number:text> R$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loext:min-decimal-places="0" number:min-integer-digits="1" number:grouping="true"/>
      <number:text> </number:text>
    </number:number-style>
    <number:number-style style:name="N154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156P1" style:volatile="true">
      <number:text> R$ 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number:text> R$ -</number:text>
      <number:number number:decimal-places="0" loext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2" loext:min-decimal-places="2" number:min-integer-digits="1" number:grouping="true"/>
      <number:text> </number:text>
    </number:number-style>
    <number:number-style style:name="N158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8P2" style:volatile="true">
      <number:text> -</number:text>
      <number:number number:decimal-places="0" loext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date-style style:name="N159">
      <number:month number:textual="true"/>
      <number:text>/</number:text>
      <number:year number:style="long"/>
    </number:date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number number:decimal-places="0" loext:min-decimal-places="0" number:min-integer-digits="0" number:grouping="true"/>
    </number:number-style>
    <number:date-style style:name="N162">
      <number:year/>
      <number:text>.a.</number:text>
      <number:year number:style="long"/>
    </number:date-style>
    <number:text-style style:name="N163">
      <number:text-content/>
      <number:text-content/>
      <number:text>.</number:text>
      <number:text-content/>
      <number:text>.</number:text>
      <number:text-content/>
      <number:text-content/>
      <number:text-content/>
      <number:text-content/>
    </number:text-style>
    <number:number-style style:name="N164">
      <number:text>xx.x.xxxx</number:text>
    </number:number-style>
    <number:number-style style:name="N165P0" style:volatile="true">
      <number:number number:decimal-places="0" loext:min-decimal-places="0" number:min-integer-digits="1"/>
    </number:number-style>
    <number:number-style style:name="N165">
      <number:number number:decimal-places="0" loext:min-decimal-places="0" number:min-integer-digits="1"/>
      <style:map style:condition="value()&gt;=0" style:apply-style-name="N165P0"/>
    </number:number-style>
    <number:date-style style:name="N167P0" style:volatile="true">
      <number:month number:style="long"/>
      <number:text>/</number:text>
      <number:day number:style="long"/>
      <number:text>/</number:text>
      <number:year/>
    </number:date-style>
    <number:text-style style:name="N167">
      <number:text-content/>
      <style:map style:condition="value()&lt;=1.79769313486232E+308" style:apply-style-name="N167P0"/>
    </number:text-style>
    <number:number-style style:name="N169P0" style:volatile="true">
      <number:number number:decimal-places="0" loext:min-decimal-places="0" number:min-integer-digits="0">
        <number:embedded-text number:position="4">-</number:embedded-text>
      </number:number>
    </number:number-style>
    <number:number-style style:name="N169">
      <number:text>(</number:text>
      <number:number number:decimal-places="0" loext:min-decimal-places="0" number:min-integer-digits="0">
        <number:embedded-text number:position="7">) </number:embedded-text>
        <number:embedded-text number:position="4">-</number:embedded-text>
      </number:number>
      <style:map style:condition="value()&lt;=9999999" style:apply-style-name="N169P0"/>
    </number:number-style>
    <number:number-style style:name="N171P0" style:volatile="true">
      <number:number number:decimal-places="0" loext:min-decimal-places="0" number:min-integer-digits="1"/>
    </number:number-style>
    <number:number-style style:name="N171P1" style:volatile="true">
      <number:number number:decimal-places="0" loext:min-decimal-places="0" number:min-integer-digits="1"/>
    </number:number-style>
    <number:number-style style:name="N171P2" style:volatile="true">
      <number:text/>
    </number:number-style>
    <number:text-style style:name="N171">
      <number:text-content/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number number:decimal-places="1" loext:min-decimal-places="1" number:min-integer-digits="1"/>
    </number:number-style>
    <number:number-style style:name="N172">
      <number:number number:decimal-places="1" loext:min-decimal-places="1" number:min-integer-digits="1"/>
      <style:map style:condition="value()&gt;=0" style:apply-style-name="N172P0"/>
    </number:number-style>
    <number:number-style style:name="N173P0" style:volatile="true">
      <number:number number:decimal-places="1" loext:min-decimal-places="1" number:min-integer-digits="1"/>
    </number:number-style>
    <number:number-style style:name="N173">
      <number:number number:decimal-places="0" loext:min-decimal-places="0" number:min-integer-digits="1"/>
      <style:map style:condition="value()&gt;=0" style:apply-style-name="N173P0"/>
    </number:number-style>
    <number:percentage-style style:name="N174">
      <number:number number:decimal-places="0" loext:min-decimal-places="0" number:min-integer-digits="0"/>
      <number:text>%</number:text>
    </number:percentage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pt" number:country="BR">
      <number:text>(</number:text>
      <number:number number:decimal-places="0" loext:min-decimal-places="0" number:min-integer-digits="1" number:grouping="true"/>
      <number:text>)</number:text>
    </number:number-style>
    <number:number-style style:name="N10128P2" style:volatile="true" number:language="pt" number:country="BR">
      <number:text>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number:text> R$ </number:text>
      <number:number number:decimal-places="0" loext:min-decimal-places="0" number:min-integer-digits="1" number:grouping="true"/>
      <number:text> </number:text>
    </number:number-style>
    <number:number-style style:name="N10132P1" style:volatile="true" number:language="pt" number:country="BR">
      <number:text> R$ (</number:text>
      <number:number number:decimal-places="0" loext:min-decimal-places="0" number:min-integer-digits="1" number:grouping="true"/>
      <number:text>)</number:text>
    </number:number-style>
    <number:number-style style:name="N10132P2" style:volatile="true" number:language="pt" number:country="BR">
      <number:text> R$ -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t" number:country="BR">
      <number:text> R$ </number:text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pt" number:country="BR">
      <number:text> R$ (</number:text>
      <number:number number:decimal-places="2" loext:min-decimal-places="2" number:min-integer-digits="1" number:grouping="true"/>
      <number:text>)</number:text>
    </number:number-style>
    <number:number-style style:name="N10136P2" style:volatile="true" number:language="pt" number:country="BR">
      <number:text> R$ -</number:text>
      <number:number number:decimal-places="0" loext:min-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pt" number:country="BR">
      <number:minutes number:style="long"/>
      <number:text>:</number:text>
      <number:seconds number:style="long"/>
    </number:time-style>
    <number:time-style style:name="N10138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pt" number:country="BR">
      <number:minutes number:style="long"/>
      <number:text>:</number:text>
      <number:seconds number:style="long" number:decimal-places="1"/>
    </number:time-style>
    <number:number-style style:name="N10140" number:language="pt" number:country="BR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Title" style:display-name="Excel Built-in Title" style:family="table-cell" style:parent-style-name="Default">
      <style:text-properties fo:color="#ffffff" style:text-outline="false" style:text-line-through-style="none" style:text-line-through-type="none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Student_20_Information" style:display-name="Student Information" style:family="table-cell" style:parent-style-name="Default" style:data-style-name="N10000">
      <style:table-cell-properties fo:background-color="#dbeef4" style:cell-protect="protected" style:print-content="true" style:diagonal-bl-tr="none" style:diagonal-tl-br="none" style:text-align-source="value-type" style:repeat-content="false" fo:wrap-option="no-wrap" fo:border="0.99pt solid #a6a6a6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262626" style:text-outline="false" style:text-line-through-style="none" style:text-line-through-type="non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Student_20_Information_20_-_20_user_20_entered" style:display-name="Student Information - user entered" style:family="table-cell" style:parent-style-name="Default" style:data-style-name="N10000">
      <style:table-cell-properties style:cell-protect="none" style:print-content="true" style:diagonal-bl-tr="none" style:diagonal-tl-br="none" style:text-align-source="fix" style:repeat-content="false" fo:background-color="transparent" fo:wrap-option="wrap" fo:border="0.99pt solid #a6a6a6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none" style:diagonal-bl-tr="none" style:diagonal-tl-br="none" fo:border-left="none" fo:border-right="none" fo:border-top="0.99pt solid #4bacc6"/>
      <style:text-properties fo:color="#000000"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omma" style:display-name="Excel Built-in Comma" style:family="table-cell" style:parent-style-name="Default" style:data-style-name="N111"/>
    <style:style style:name="Sem_20_título1" style:display-name="Sem título1" style:family="table-cell" style:parent-style-name="Default">
      <style:text-properties fo:color="#000080" fo:font-weight="bold"/>
    </style:style>
    <style:style style:name="Sem_20_título2" style:display-name="Sem título2" style:family="table-cell" style:parent-style-name="Default">
      <style:table-cell-properties fo:background-color="#c0c0c0"/>
      <style:text-properties fo:color="#ff3333" fo:font-weight="bold"/>
    </style:style>
    <style:style style:name="Sem_20_título3" style:display-name="Sem título3" style:family="table-cell" style:parent-style-name="Default">
      <style:text-properties fo:color="#ff0000" fo:font-weight="bold"/>
    </style:style>
    <style:style style:name="Canto_20_da_20_tabela_20_dinâmica" style:display-name="Canto da tabela dinâmica" style:family="table-cell" style:parent-style-name="Default"/>
    <style:style style:name="Valor_20_da_20_tabela_20_dinâmica" style:display-name="Valor da tabela dinâmica" style:family="table-cell" style:parent-style-name="Default"/>
    <style:style style:name="Campo_20_da_20_tabela_20_dinâmica" style:display-name="Campo da tabela dinâmica" style:family="table-cell" style:parent-style-name="Default"/>
    <style:style style:name="Categoria_20_da_20_tabela_20_dinâmica" style:display-name="Categoria da tabela dinâmica" style:family="table-cell" style:parent-style-name="Default">
      <style:table-cell-properties style:text-align-source="fix" style:repeat-content="false"/>
      <style:paragraph-properties fo:text-align="start"/>
    </style:style>
    <style:style style:name="Título_20_da_20_tabela_20_dinâmica" style:display-name="Título da tabela dinâmica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esultado_20_da_20_tabela_20_dinâmica" style:display-name="Resultado da tabela dinâmica" style:family="table-cell" style:parent-style-name="Default">
      <style:text-properties fo:font-weight="bold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first-page-number="continue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/00/0000</text:date>, <text:time style:data-style-name="N2" text:time-value="08:19:32.10997793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4T11:42:34</meta:creation-date>
    <dc:date>2016-09-26T08:50:26.791356399</dc:date>
    <meta:editing-duration>P6DT4H11M27S</meta:editing-duration>
    <meta:editing-cycles>540</meta:editing-cycles>
    <meta:generator>LibreOffice/5.1.4.2$Linux_X86_64 LibreOffice_project/10m0$Build-2</meta:generator>
    <meta:print-date>2014-12-11T08:20:56.989609403</meta:print-date>
    <meta:document-statistic meta:table-count="7" meta:cell-count="2061" meta:object-count="0"/>
  </office:meta>
</office:document-meta>
</file>